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Inconsolata" svg:font-family="Inconsolata"/>
    <style:font-face style:name="Oswald" svg:font-family="Oswald"/>
    <style:font-face style:name="Verdana" svg:font-family="Verdan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2.45mm"/>
    </style:style>
    <style:style style:name="co2" style:family="table-column">
      <style:table-column-properties fo:break-before="auto" style:column-width="81.23mm"/>
    </style:style>
    <style:style style:name="co3" style:family="table-column">
      <style:table-column-properties fo:break-before="auto" style:column-width="75.94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83.61mm"/>
    </style:style>
    <style:style style:name="co6" style:family="table-column">
      <style:table-column-properties fo:break-before="auto" style:column-width="84.67mm"/>
    </style:style>
    <style:style style:name="co7" style:family="table-column">
      <style:table-column-properties fo:break-before="auto" style:column-width="68.26mm"/>
    </style:style>
    <style:style style:name="co8" style:family="table-column">
      <style:table-column-properties fo:break-before="auto" style:column-width="121.97mm"/>
    </style:style>
    <style:style style:name="co9" style:family="table-column">
      <style:table-column-properties fo:break-before="auto" style:column-width="131.23mm"/>
    </style:style>
    <style:style style:name="co10" style:family="table-column">
      <style:table-column-properties fo:break-before="auto" style:column-width="82.81mm"/>
    </style:style>
    <style:style style:name="co11" style:family="table-column">
      <style:table-column-properties fo:break-before="auto" style:column-width="23.28mm"/>
    </style:style>
    <style:style style:name="co12" style:family="table-column">
      <style:table-column-properties fo:break-before="auto" style:column-width="55.56mm"/>
    </style:style>
    <style:style style:name="co13" style:family="table-column">
      <style:table-column-properties fo:break-before="auto" style:column-width="18.26mm"/>
    </style:style>
    <style:style style:name="co14" style:family="table-column">
      <style:table-column-properties fo:break-before="auto" style:column-width="21.17mm"/>
    </style:style>
    <style:style style:name="co15" style:family="table-column">
      <style:table-column-properties fo:break-before="auto" style:column-width="16.4mm"/>
    </style:style>
    <style:style style:name="co16" style:family="table-column">
      <style:table-column-properties fo:break-before="auto" style:column-width="14.29mm"/>
    </style:style>
    <style:style style:name="co17" style:family="table-column">
      <style:table-column-properties fo:break-before="auto" style:column-width="14.55mm"/>
    </style:style>
    <style:style style:name="co18" style:family="table-column">
      <style:table-column-properties fo:break-before="auto" style:column-width="19.05mm"/>
    </style:style>
    <style:style style:name="co19" style:family="table-column">
      <style:table-column-properties fo:break-before="auto" style:column-width="15.08mm"/>
    </style:style>
    <style:style style:name="co20" style:family="table-column">
      <style:table-column-properties fo:break-before="auto" style:column-width="24.87mm"/>
    </style:style>
    <style:style style:name="co21" style:family="table-column">
      <style:table-column-properties fo:break-before="auto" style:column-width="21.43mm"/>
    </style:style>
    <style:style style:name="co22" style:family="table-column">
      <style:table-column-properties fo:break-before="auto" style:column-width="23.81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42.33mm"/>
    </style:style>
    <style:style style:name="co25" style:family="table-column">
      <style:table-column-properties fo:break-before="auto" style:column-width="58.47mm"/>
    </style:style>
    <style:style style:name="co26" style:family="table-column">
      <style:table-column-properties fo:break-before="auto" style:column-width="16.67mm"/>
    </style:style>
    <style:style style:name="co27" style:family="table-column">
      <style:table-column-properties fo:break-before="auto" style:column-width="51.86mm"/>
    </style:style>
    <style:style style:name="co28" style:family="table-column">
      <style:table-column-properties fo:break-before="auto" style:column-width="198.17mm"/>
    </style:style>
    <style:style style:name="co29" style:family="table-column">
      <style:table-column-properties fo:break-before="auto" style:column-width="209.0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7.6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0" style:family="table-cell" style:parent-style-name="Default" style:data-style-name="N0">
      <style:table-cell-properties fo:background-color="#f1c232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35" style:family="table-cell" style:parent-style-name="Default" style:data-style-name="N0">
      <style:table-cell-properties fo:background-color="#ffff00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47" style:family="table-cell" style:parent-style-name="Default" style:data-style-name="N0">
      <style:table-cell-properties fo:background-color="transparent" style:vertical-align="automatic"/>
      <style:text-properties style:font-name="Verdana" style:font-name-asian="Verdana" style:font-name-complex="Verdana"/>
    </style:style>
    <style:style style:name="ce50" style:family="table-cell" style:parent-style-name="Default" style:data-style-name="N0">
      <style:table-cell-properties fo:background-color="transparent" style:vertical-align="automatic"/>
      <style:text-properties fo:color="#1d2129" style:font-name="Verdana" style:font-name-asian="Verdana" style:font-name-complex="Verdana"/>
    </style:style>
    <style:style style:name="ce56" style:family="table-cell" style:parent-style-name="Default" style:data-style-name="N0">
      <style:table-cell-properties fo:background-color="transparent" style:vertical-align="automatic"/>
      <style:text-properties fo:color="#444444" style:font-name="Verdana" style:font-name-asian="Verdana" style:font-name-complex="Verdana"/>
    </style:style>
    <style:style style:name="ce55" style:family="table-cell" style:parent-style-name="Default" style:data-style-name="N0">
      <style:table-cell-properties fo:background-color="transparent" fo:wrap-option="wrap" style:vertical-align="automatic"/>
      <style:text-properties fo:color="#1d2129" style:font-name="Verdana" style:font-name-asian="Verdana" style:font-name-complex="Verdana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Verdana" style:font-name-asian="Verdana" style:font-name-complex="Verdana"/>
    </style:style>
    <style:style style:name="ce57" style:family="table-cell" style:parent-style-name="Default" style:data-style-name="N0">
      <style:table-cell-properties fo:background-color="transparent" style:vertical-align="automatic"/>
      <style:text-properties fo:color="#0a0a0a" style:font-name="Verdana" style:font-name-asian="Verdana" style:font-name-complex="Verdana"/>
    </style:style>
    <style:style style:name="ce92" style:family="table-cell" style:parent-style-name="Default" style:data-style-name="N0">
      <style:table-cell-properties fo:background-color="transparent" style:vertical-align="automatic"/>
      <style:text-properties fo:color="#000000" style:font-name="Verdana" style:font-name-asian="Verdana" style:font-name-complex="Verdana"/>
    </style:style>
    <style:style style:name="ce51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/>
    </style:style>
    <style:style style:name="ce33" style:family="table-cell" style:parent-style-name="Default" style:data-style-name="N0">
      <style:text-properties style:font-name="Verdana" style:font-name-asian="Verdana" style:font-name-complex="Verdana"/>
    </style:style>
    <style:style style:name="ce41" style:family="table-cell" style:parent-style-name="Default" style:data-style-name="N0">
      <style:table-cell-properties fo:background-color="#00ff00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48" style:family="table-cell" style:parent-style-name="Default" style:data-style-name="N0">
      <style:table-cell-properties fo:background-color="transparent" style:vertical-align="automatic"/>
      <style:text-properties fo:color="#0000ff" style:font-name="Verdana" style:text-underline-style="solid" style:text-underline-width="auto" style:text-underline-color="font-color" style:font-name-asian="Verdana" style:font-name-complex="Verdana"/>
    </style:style>
    <style:style style:name="ce52" style:family="table-cell" style:parent-style-name="Default" style:data-style-name="N0">
      <style:table-cell-properties fo:background-color="transparent"/>
      <style:text-properties fo:color="#0000ff" style:font-name="Verdana" style:text-underline-style="solid" style:text-underline-width="auto" style:text-underline-color="font-color" style:font-name-asian="Verdana" style:font-name-complex="Verdana"/>
    </style:style>
    <style:style style:name="ce59" style:family="table-cell" style:parent-style-name="Default" style:data-style-name="N0">
      <style:table-cell-properties fo:background-color="transparent" style:vertical-align="automatic"/>
      <style:text-properties fo:color="#1155cc" style:font-name="Verdana" style:font-name-asian="Verdana" style:font-name-complex="Verdana"/>
    </style:style>
    <style:style style:name="ce53" style:family="table-cell" style:parent-style-name="Default" style:data-style-name="N0">
      <style:table-cell-properties fo:background-color="transparent" style:vertical-align="automatic"/>
      <style:text-properties fo:color="#1155cc" style:font-name="Verdana" style:text-underline-style="solid" style:text-underline-width="auto" style:text-underline-color="font-color" style:font-name-asian="Verdana" style:font-name-complex="Verdana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1155cc" style:font-name="Verdana" style:font-name-asian="Verdana" style:font-name-complex="Verdana"/>
    </style:style>
    <style:style style:name="ce36" style:family="table-cell" style:parent-style-name="Default" style:data-style-name="N0">
      <style:table-cell-properties fo:background-color="#d9d2e9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6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style:font-name-asian="Verdana" style:font-name-complex="Verdana"/>
    </style:style>
    <style:style style:name="ce60" style:family="table-cell" style:parent-style-name="Default" style:data-style-name="N0">
      <style:table-cell-properties fo:background-color="transparent" style:vertical-align="automatic"/>
      <style:text-properties style:font-name="Verdana" style:text-underline-style="solid" style:text-underline-width="auto" style:text-underline-color="font-color" style:font-name-asian="Verdana" style:font-name-complex="Verdana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32323d" style:font-name="Verdana" style:font-name-asian="Verdana" style:font-name-complex="Verdana"/>
    </style:style>
    <style:style style:name="ce7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4444" style:font-name="Verdana" style:font-name-asian="Verdana" style:font-name-complex="Verdana"/>
    </style:style>
    <style:style style:name="ce81" style:family="table-cell" style:parent-style-name="Default" style:data-style-name="N0">
      <style:table-cell-properties fo:background-color="transparent" style:vertical-align="automatic"/>
      <style:text-properties fo:color="#666666" style:font-name="Verdana" style:font-name-asian="Verdana" style:font-name-complex="Verdana"/>
    </style:style>
    <style:style style:name="ce82" style:family="table-cell" style:parent-style-name="Default" style:data-style-name="N0">
      <style:table-cell-properties fo:background-color="transparent" style:vertical-align="automatic"/>
      <style:text-properties fo:color="#333333" style:font-name="Verdana" style:font-name-asian="Verdana" style:font-name-complex="Verdana"/>
    </style:style>
    <style:style style:name="ce31" style:family="table-cell" style:parent-style-name="Default" style:data-style-name="N0">
      <style:table-cell-properties fo:background-color="#fff2cc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46" style:family="table-cell" style:parent-style-name="Default" style:data-style-name="N0">
      <style:table-cell-properties fo:background-color="#fff2cc" fo:wrap-option="wrap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49" style:family="table-cell" style:parent-style-name="Lien_20_hypertexte" style:data-style-name="N0">
      <style:table-cell-properties fo:background-color="transparent" style:vertical-align="automatic"/>
      <style:text-properties fo:color="#0563c1" style:font-name="Verdana" style:text-underline-style="solid" style:text-underline-width="auto" style:text-underline-color="font-color" style:font-name-asian="Verdana" style:font-name-complex="Verdana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0000ff" style:font-name="Verdana" style:text-underline-style="solid" style:text-underline-width="auto" style:text-underline-color="font-color" style:font-name-asian="Verdana" style:font-name-complex="Verdana"/>
    </style:style>
    <style:style style:name="ce37" style:family="table-cell" style:parent-style-name="Default" style:data-style-name="N0">
      <style:table-cell-properties fo:background-color="#ffffff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42" style:family="table-cell" style:parent-style-name="Default" style:data-style-name="N0">
      <style:table-cell-properties fo:background-color="#f4cccc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63" style:family="table-cell" style:parent-style-name="Default" style:data-style-name="N0">
      <style:table-cell-properties fo:background-color="transparent" style:vertical-align="automatic"/>
      <style:text-properties fo:color="#1d2129" style:font-name="Verdana" style:text-underline-style="solid" style:text-underline-width="auto" style:text-underline-color="font-color" style:font-name-asian="Verdana" style:font-name-complex="Verdana"/>
    </style:style>
    <style:style style:name="ce64" style:family="table-cell" style:parent-style-name="Default" style:data-style-name="N0">
      <style:table-cell-properties fo:background-color="transparent" style:vertical-align="automatic"/>
      <style:text-properties fo:color="#444444" style:font-name="Verdana" style:text-underline-style="solid" style:text-underline-width="auto" style:text-underline-color="font-color" style:font-name-asian="Verdana" style:font-name-complex="Verdana"/>
    </style:style>
    <style:style style:name="ce66" style:family="table-cell" style:parent-style-name="Default" style:data-style-name="N0">
      <style:table-cell-properties fo:background-color="transparent" style:vertical-align="automatic"/>
      <style:text-properties fo:color="#111111" style:font-name="Verdana" style:text-underline-style="solid" style:text-underline-width="auto" style:text-underline-color="font-color" style:font-name-asian="Verdana" style:font-name-complex="Verdana"/>
    </style:style>
    <style:style style:name="ce76" style:family="table-cell" style:parent-style-name="Default" style:data-style-name="N0">
      <style:table-cell-properties fo:background-color="transparent" style:vertical-align="automatic"/>
      <style:text-properties fo:color="#0a0a0a" style:font-name="Verdana" style:text-underline-style="solid" style:text-underline-width="auto" style:text-underline-color="font-color" style:font-name-asian="Verdana" style:font-name-complex="Verdana"/>
    </style:style>
    <style:style style:name="ce7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333333" style:font-name="Verdana" style:font-name-asian="Verdana" style:font-name-complex="Verdana"/>
    </style:style>
    <style:style style:name="ce32" style:family="table-cell" style:parent-style-name="Default" style:data-style-name="N0">
      <style:table-cell-properties fo:background-color="#dd7e6b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1155cc" style:font-name="Verdana" style:text-underline-style="solid" style:text-underline-width="auto" style:text-underline-color="font-color" style:font-name-asian="Verdana" style:font-name-complex="Verdana"/>
    </style:style>
    <style:style style:name="ce43" style:family="table-cell" style:parent-style-name="Default" style:data-style-name="N100">
      <style:table-cell-properties fo:background-color="#a4c2f4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30" style:family="table-cell" style:parent-style-name="Lien_20_hypertexte" style:data-style-name="N100">
      <style:table-cell-properties fo:background-color="transparent" style:vertical-align="automatic"/>
      <style:text-properties fo:color="#0563c1" style:font-name="Verdana" style:text-underline-style="solid" style:text-underline-width="auto" style:text-underline-color="font-color" style:font-name-asian="Verdana" style:font-name-complex="Verdana"/>
    </style:style>
    <style:style style:name="ce54" style:family="table-cell" style:parent-style-name="Lien_20_hypertexte" style:data-style-name="N100">
      <style:table-cell-properties fo:background-color="transparent"/>
      <style:text-properties fo:color="#0563c1" style:font-name="Verdana" style:text-underline-style="solid" style:text-underline-width="auto" style:text-underline-color="font-color" style:font-name-asian="Verdana" style:font-name-complex="Verdana"/>
    </style:style>
    <style:style style:name="ce58" style:family="table-cell" style:parent-style-name="Lien_20_hypertexte" style:data-style-name="N0">
      <style:table-cell-properties fo:background-color="transparent"/>
      <style:text-properties fo:color="#0563c1" style:font-name="Verdana" style:text-underline-style="solid" style:text-underline-width="auto" style:text-underline-color="font-color" style:font-name-asian="Verdana" style:font-name-complex="Verdana"/>
    </style:style>
    <style:style style:name="ce65" style:family="table-cell" style:parent-style-name="Default" style:data-style-name="N100">
      <style:table-cell-properties fo:background-color="transparent" style:vertical-align="automatic"/>
      <style:text-properties fo:color="#0000ff" style:font-name="Verdana" style:text-underline-style="solid" style:text-underline-width="auto" style:text-underline-color="font-color" style:font-name-asian="Verdana" style:font-name-complex="Verdana"/>
    </style:style>
    <style:style style:name="ce72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1155cc" style:font-name="Verdana" style:font-name-asian="Verdana" style:font-name-complex="Verdana"/>
    </style:style>
    <style:style style:name="ce67" style:family="table-cell" style:parent-style-name="Default" style:data-style-name="N100">
      <style:table-cell-properties fo:background-color="transparent" style:vertical-align="automatic"/>
      <style:text-properties fo:color="#1155cc" style:font-name="Verdana" style:font-name-asian="Verdana" style:font-name-complex="Verdana"/>
    </style:style>
    <style:style style:name="ce73" style:family="table-cell" style:parent-style-name="Default" style:data-style-name="N100">
      <style:table-cell-properties fo:background-color="transparent"/>
      <style:text-properties fo:color="#0000ff" style:font-name="Verdana" style:text-underline-style="solid" style:text-underline-width="auto" style:text-underline-color="font-color" style:font-name-asian="Verdana" style:font-name-complex="Verdana"/>
    </style:style>
    <style:style style:name="ce80" style:family="table-cell" style:parent-style-name="Default" style:data-style-name="N100">
      <style:table-cell-properties fo:background-color="transparent" style:vertical-align="automatic"/>
      <style:text-properties fo:color="#0000ff" style:font-name="Verdana" style:font-name-asian="Verdana" style:font-name-complex="Verdana"/>
    </style:style>
    <style:style style:name="ce83" style:family="table-cell" style:parent-style-name="Default" style:data-style-name="N100">
      <style:table-cell-properties fo:background-color="transparent"/>
      <style:text-properties style:font-name="Verdana" style:font-name-asian="Verdana" style:font-name-complex="Verdana"/>
    </style:style>
    <style:style style:name="ce39" style:family="table-cell" style:parent-style-name="Default" style:data-style-name="N100">
      <style:text-properties style:font-name="Verdana" style:font-name-asian="Verdana" style:font-name-complex="Verdana"/>
    </style:style>
    <style:style style:name="ce44" style:family="table-cell" style:parent-style-name="Default" style:data-style-name="N0">
      <style:table-cell-properties fo:background-color="#6aa84f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61" style:family="table-cell" style:parent-style-name="Default" style:data-style-name="N0">
      <style:table-cell-properties fo:background-color="transparent" fo:wrap-option="wrap" style:vertical-align="automatic"/>
      <style:text-properties style:font-name="Verdana" style:text-underline-style="solid" style:text-underline-width="auto" style:text-underline-color="font-color" style:font-name-asian="Verdana" style:font-name-complex="Verdana"/>
    </style:style>
    <style:style style:name="ce68" style:family="table-cell" style:parent-style-name="Default" style:data-style-name="N0">
      <style:table-cell-properties fo:background-color="transparent" style:vertical-align="automatic"/>
      <style:text-properties fo:color="#151515" style:font-name="Verdana" style:font-name-asian="Verdana" style:font-name-complex="Verdana"/>
    </style:style>
    <style:style style:name="ce78" style:family="table-cell" style:parent-style-name="Default" style:data-style-name="N0">
      <style:table-cell-properties fo:background-color="transparent" fo:wrap-option="wrap" style:vertical-align="automatic"/>
      <style:text-properties fo:color="#365899" style:font-name="Verdana" style:text-underline-style="solid" style:text-underline-width="auto" style:text-underline-color="font-color" style:font-name-asian="Verdana" style:font-name-complex="Verdana"/>
    </style:style>
    <style:style style:name="ce45" style:family="table-cell" style:parent-style-name="Default" style:data-style-name="N0">
      <style:table-cell-properties fo:background-color="#b4a7d6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38" style:family="table-cell" style:parent-style-name="Default" style:data-style-name="N0">
      <style:table-cell-properties fo:background-color="#ff9900" style:vertical-align="automatic"/>
      <style:text-properties style:font-name="Verdana" fo:font-weight="bold" style:font-name-asian="Verdana" style:font-weight-asian="bold" style:font-name-complex="Verdana" style:font-weight-complex="bold"/>
    </style:style>
    <style:style style:name="ce34" style:family="table-cell" style:parent-style-name="Default" style:data-style-name="N0">
      <style:text-properties style:font-name="Verdana" fo:font-weight="bold" style:font-name-asian="Verdana" style:font-weight-asian="bold" style:font-name-complex="Verdana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#c9daf8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2" style:family="table-cell" style:parent-style-name="Default" style:data-style-name="N0">
      <style:table-cell-properties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5" style:family="table-cell" style:parent-style-name="Default" style:data-style-name="N0">
      <style:text-properties style:font-name="Cambria" fo:font-weight="bold" style:font-name-asian="Cambria1" style:font-weight-asian="bold" style:font-name-complex="Cambria1" style:font-weight-complex="bold"/>
    </style:style>
    <style:style style:name="ce17" style:family="table-cell" style:parent-style-name="Default" style:data-style-name="N0">
      <style:table-cell-properties fo:background-color="#ffd966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3" style:family="table-cell" style:parent-style-name="Default" style:data-style-name="N0">
      <style:table-cell-properties fo:background-color="#ffff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8" style:family="table-cell" style:parent-style-name="Default" style:data-style-name="N0">
      <style:table-cell-properties fo:background-color="#e06666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24" style:family="table-cell" style:parent-style-name="Default" style:data-style-name="N0">
      <style:table-cell-properties fo:background-color="#cfe2f3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4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  <style:style style:name="ce15" style:family="table-cell" style:parent-style-name="Default" style:data-style-name="N0">
      <style:table-cell-properties fo:background-color="#ffffff" style:vertical-align="automatic"/>
      <style:text-properties style:font-name="Cambria" style:font-name-asian="Cambria1" style:font-name-complex="Cambria1"/>
    </style:style>
    <style:style style:name="ce18" style:family="table-cell" style:parent-style-name="Default" style:data-style-name="N0">
      <style:table-cell-properties fo:background-color="#ffd966" style:vertical-align="automatic"/>
      <style:text-properties style:font-name="Cambria" style:font-name-asian="Cambria1" style:font-name-complex="Cambria1"/>
    </style:style>
    <style:style style:name="ce10" style:family="table-cell" style:parent-style-name="Default" style:data-style-name="N0">
      <style:table-cell-properties fo:background-color="#ffff00" style:vertical-align="automatic"/>
      <style:text-properties style:font-name="Cambria" style:font-name-asian="Cambria1" style:font-name-complex="Cambria1"/>
    </style:style>
    <style:style style:name="ce20" style:family="table-cell" style:parent-style-name="Default" style:data-style-name="N0">
      <style:table-cell-properties fo:background-color="#e06666" style:vertical-align="automatic"/>
      <style:text-properties style:font-name="Cambria" style:font-name-asian="Cambria1" style:font-name-complex="Cambria1"/>
    </style:style>
    <style:style style:name="ce12" style:family="table-cell" style:parent-style-name="Default" style:data-style-name="N0">
      <style:table-cell-properties fo:background-color="#ffff00"/>
      <style:text-properties style:font-name="Cambria" style:font-name-asian="Cambria1" style:font-name-complex="Cambria1"/>
    </style:style>
    <style:style style:name="ce11" style:family="table-cell" style:parent-style-name="Default" style:data-style-name="N0">
      <style:table-cell-properties fo:background-color="#e06666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ffd966"/>
      <style:text-properties style:font-name="Cambria" style:font-name-asian="Cambria1" style:font-name-complex="Cambria1"/>
    </style:style>
    <style:style style:name="ce7" style:family="table-cell" style:parent-style-name="Default" style:data-style-name="N0">
      <style:table-cell-properties fo:background-color="#93c47d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9" style:family="table-cell" style:parent-style-name="Default" style:data-style-name="N0">
      <style:table-cell-properties fo:background-color="#93c47d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Inconsolata" style:font-name-asian="Inconsolata" style:font-name-complex="Inconsolata"/>
    </style:style>
    <style:style style:name="ce13" style:family="table-cell" style:parent-style-name="Default" style:data-style-name="N0">
      <style:table-cell-properties fo:background-color="#93c47d" style:vertical-align="automatic"/>
      <style:text-properties style:font-name="Cambria" style:font-name-asian="Cambria1" style:font-name-complex="Cambria1"/>
    </style:style>
    <style:style style:name="ce14" style:family="table-cell" style:parent-style-name="Default" style:data-style-name="N0">
      <style:table-cell-properties fo:background-color="#93c47d"/>
      <style:text-properties style:font-name="Cambria" style:font-name-asian="Cambria1" style:font-name-complex="Cambria1"/>
    </style:style>
    <style:style style:name="ce16" style:family="table-cell" style:parent-style-name="Default" style:data-style-name="N0">
      <style:table-cell-properties fo:background-color="#ffffff"/>
      <style:text-properties style:font-name="Cambria" style:font-name-asian="Cambria1" style:font-name-complex="Cambria1"/>
    </style:style>
    <style:style style:name="ce19" style:family="table-cell" style:parent-style-name="Default" style:data-style-name="N0">
      <style:table-cell-properties fo:background-color="#38761d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21" style:family="table-cell" style:parent-style-name="Default" style:data-style-name="N0">
      <style:table-cell-properties fo:background-color="#ff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38761d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00ffff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26" style:family="table-cell" style:parent-style-name="Default" style:data-style-name="N0">
      <style:table-cell-properties fo:background-color="#6d9eeb" style:vertical-align="automatic"/>
      <style:text-properties fo:color="#f5f5f5" style:font-name="Oswald" fo:font-size="17pt" style:text-underline-style="solid" style:text-underline-width="auto" style:text-underline-color="font-color" style:font-name-asian="Oswald" style:font-size-asian="17pt" style:font-name-complex="Oswald" style:font-size-complex="17pt"/>
    </style:style>
    <style:style style:name="ce29" style:family="table-cell" style:parent-style-name="Default" style:data-style-name="N0">
      <style:table-cell-properties fo:background-color="#6d9eeb" style:vertical-align="automatic"/>
      <style:text-properties fo:color="#f4bf31" style:font-name="Oswald" fo:font-size="17pt" style:text-underline-style="solid" style:text-underline-width="auto" style:text-underline-color="font-color" style:font-name-asian="Oswald" style:font-size-asian="17pt" style:font-name-complex="Oswald" style:font-size-complex="17pt"/>
    </style:style>
    <style:style style:name="ce27" style:family="table-cell" style:parent-style-name="Default" style:data-style-name="N0">
      <style:table-cell-properties fo:background-color="#ffe599" style:vertical-align="automatic"/>
      <style:text-properties fo:color="#800000" style:font-name="Oswald" fo:font-size="17pt" style:text-underline-style="solid" style:text-underline-width="auto" style:text-underline-color="font-color" style:font-name-asian="Oswald" style:font-size-asian="17pt" style:font-name-complex="Oswald" style:font-size-complex="17pt"/>
    </style:style>
    <style:style style:name="ce28" style:family="table-cell" style:parent-style-name="Default" style:data-style-name="N0">
      <style:table-cell-properties fo:background-color="#ffe599" style:vertical-align="automatic"/>
      <style:text-properties style:font-name="Oswald" fo:font-size="17pt" style:text-underline-style="solid" style:text-underline-width="auto" style:text-underline-color="font-color" style:font-name-asian="Oswald" style:font-size-asian="17pt" style:font-name-complex="Oswald" style:font-size-complex="17pt"/>
    </style:style>
    <style:style style:name="T1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ANCE_METAL_AWARDS_2018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3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9"/>
        <table:table-column table:style-name="co9" table:default-cell-style-name="ce33"/>
        <table:table-column table:style-name="co10" table:default-cell-style-name="ce33"/>
        <table:table-column table:style-name="co4" table:number-columns-repeated="1011" table:default-cell-style-name="ce33"/>
        <table:table-column table:style-name="co11" table:default-cell-style-name="ce33"/>
        <table:table-row table:style-name="ro1">
          <table:table-cell table:style-name="ce40" office:value-type="string" calcext:value-type="string">
            <text:p>STYLE <text:s/>METAL EXTREME</text:p>
          </table:table-cell>
          <table:table-cell table:style-name="ce41" office:value-type="string" calcext:value-type="string">
            <text:p>BAND</text:p>
          </table:table-cell>
          <table:table-cell table:style-name="ce36" office:value-type="string" calcext:value-type="string">
            <text:p>NOM + DATE SORTIE</text:p>
          </table:table-cell>
          <table:table-cell table:style-name="ce31"/>
          <table:table-cell table:style-name="ce31" office:value-type="string" calcext:value-type="string">
            <text:p>LIEN d'écoute</text:p>
          </table:table-cell>
          <table:table-cell table:style-name="ce31"/>
          <table:table-cell table:style-name="ce42" office:value-type="string" calcext:value-type="string">
            <text:p>LABEL ou AUTOPROD</text:p>
          </table:table-cell>
          <table:table-cell table:style-name="ce32" office:value-type="string" calcext:value-type="string">
            <text:p>CLIP</text:p>
          </table:table-cell>
          <table:table-cell table:style-name="ce32"/>
          <table:table-cell table:style-name="ce43" office:value-type="string" calcext:value-type="string">
            <text:p>FACEBOOK - Site</text:p>
          </table:table-cell>
          <table:table-cell table:style-name="ce44" office:value-type="string" calcext:value-type="string">
            <text:p>MAIL</text:p>
          </table:table-cell>
          <table:table-cell table:style-name="ce45" office:value-type="string" calcext:value-type="string">
            <text:p>REGION DEPARTEMENT</text:p>
          </table:table-cell>
          <table:table-cell table:style-name="ce38" office:value-type="string" calcext:value-type="string">
            <text:p>TELEPHONE</text:p>
          </table:table-cell>
          <table:table-cell table:style-name="ce34" table:number-columns-repeated="1011"/>
        </table:table-row>
        <table:table-row table:style-name="ro1">
          <table:table-cell table:style-name="ce35" office:value-type="string" calcext:value-type="string">
            <text:p>DEATH METAL + BLACK METAL <text:s/>(melodique, technique, Brutal) + Grind</text:p>
          </table:table-cell>
          <table:table-cell table:style-name="ce41" office:value-type="string" calcext:value-type="string">
            <text:p>Nom du groupe</text:p>
          </table:table-cell>
          <table:table-cell table:style-name="ce36" office:value-type="string" calcext:value-type="string">
            <text:p>Nom EP ou albums <text:s/>+ Date de sortie</text:p>
          </table:table-cell>
          <table:table-cell table:style-name="ce46" office:value-type="string" calcext:value-type="string">
            <text:p>Soundcloud</text:p>
          </table:table-cell>
          <table:table-cell table:style-name="ce46" office:value-type="string" calcext:value-type="string">
            <text:p>Bandcamp</text:p>
          </table:table-cell>
          <table:table-cell table:style-name="ce46" office:value-type="string" calcext:value-type="string">
            <text:p>Youtube</text:p>
          </table:table-cell>
          <table:table-cell table:style-name="ce42" office:value-type="string" calcext:value-type="string">
            <text:p>Nom label ou autoprod</text:p>
          </table:table-cell>
          <table:table-cell table:style-name="ce32" office:value-type="string" calcext:value-type="string">
            <text:p>Nom du clip + lien</text:p>
          </table:table-cell>
          <table:table-cell table:style-name="ce32" office:value-type="string" calcext:value-type="string">
            <text:p>2 clip</text:p>
          </table:table-cell>
          <table:table-cell table:style-name="ce43" office:value-type="string" calcext:value-type="string">
            <text:p>LIEN facebook</text:p>
          </table:table-cell>
          <table:table-cell table:style-name="ce44" office:value-type="string" calcext:value-type="string">
            <text:p>mail</text:p>
          </table:table-cell>
          <table:table-cell table:style-name="ce45" office:value-type="string" calcext:value-type="string">
            <text:p>région, département</text:p>
          </table:table-cell>
          <table:table-cell table:style-name="ce38" office:value-type="string" calcext:value-type="string">
            <text:p>phone</text:p>
          </table:table-cell>
          <table:table-cell table:style-name="ce34" table:number-columns-repeated="1011"/>
        </table:table-row>
        <table:table-row table:style-name="ro2">
          <table:table-cell table:style-name="ce47" office:value-type="string" calcext:value-type="string">
            <text:p>Technical Death Metal</text:p>
          </table:table-cell>
          <table:table-cell table:style-name="ce48" office:value-type="string" calcext:value-type="string">
            <text:p><text:a xlink:href="https://www.facebook.com/dysmorphicband/" xlink:type="simple">DYSMORPHIC</text:a></text:p>
          </table:table-cell>
          <table:table-cell table:style-name="ce47" office:value-type="string" calcext:value-type="string">
            <text:p>Album" The Diving Mask" Octobre 2018</text:p>
          </table:table-cell>
          <table:table-cell table:style-name="ce49" office:value-type="string" calcext:value-type="string">
            <text:p><text:a xlink:href="https://www.instagram.com/uniqueleade…" xlink:type="simple">https://www.instagram.com/uniqueleade…</text:a></text:p>
          </table:table-cell>
          <table:table-cell table:style-name="ce48" table:formula="of:=HYPERLINK(&quot;https://dysmorphicmetal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watch?v=kpHVEhb-H_8&amp;list=RDEM_8DgNI8I4RqPyzJGlqf4og&amp;start_radio=1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Unique Leader Records</text:p>
          </table:table-cell>
          <table:table-cell table:style-name="ce48" table:formula="of:=HYPERLINK(&quot;https://youtu.be/2xEcBxCTzaQ&quot;;&quot;The Diving Mask&quot;)" office:value-type="string" office:string-value="The Diving Mask" calcext:value-type="string">
            <text:p>The Diving Mask</text:p>
          </table:table-cell>
          <table:table-cell table:style-name="ce48" table:formula="of:=HYPERLINK(&quot;https://youtu.be/kpHVEhb-H_8&quot;;&quot;Bathos&quot;)" office:value-type="string" office:string-value="Bathos" calcext:value-type="string">
            <text:p>Bathos</text:p>
          </table:table-cell>
          <table:table-cell table:style-name="ce30" office:value-type="string" calcext:value-type="string">
            <text:p><text:a xlink:href="https://www.facebook.com/dysmorphicband" xlink:type="simple">https://www.facebook.com/dysmorphicband</text:a></text:p>
          </table:table-cell>
          <table:table-cell table:style-name="ce47" office:value-type="string" calcext:value-type="string">
            <text:p>dysmorphic@hotmail.fr</text:p>
          </table:table-cell>
          <table:table-cell table:style-name="ce50" office:value-type="string" calcext:value-type="string">
            <text:p>Tours et Toulouse</text:p>
          </table:table-cell>
          <table:table-cell table:style-name="ce51" table:number-columns-repeated="1012"/>
        </table:table-row>
        <table:table-row table:style-name="ro3">
          <table:table-cell table:style-name="ce47" office:value-type="string" calcext:value-type="string">
            <text:p>Brutal Death/Grind</text:p>
          </table:table-cell>
          <table:table-cell table:style-name="ce48" table:formula="of:=HYPERLINK(&quot;https://www.facebook.com/brutalbenighted&quot;;&quot;Benighted&quot;)" office:value-type="string" office:string-value="Benighted" calcext:value-type="string">
            <text:p>Benighted</text:p>
          </table:table-cell>
          <table:table-cell table:style-name="ce47" office:value-type="string" calcext:value-type="string">
            <text:p>Necrobreed ( fevrier 2017)</text:p>
          </table:table-cell>
          <table:table-cell table:style-name="ce48" table:formula="of:=HYPERLINK(&quot;http://brutalbenighted.com/&quot;;&quot;Website&quot;)" office:value-type="string" office:string-value="Website" calcext:value-type="string">
            <text:p>Website</text:p>
          </table:table-cell>
          <table:table-cell table:style-name="ce48" table:formula="of:=HYPERLINK(&quot; http://benighted.band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BisgB-4zTJBjCjdvkLVgOw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Season Of Mist</text:p>
          </table:table-cell>
          <table:table-cell table:style-name="ce48" table:formula="of:=HYPERLINK(&quot;https://youtu.be/oPDH83tFa9o&quot;;&quot;Benighted - Leatherface&quot;)" office:value-type="string" office:string-value="Benighted - Leatherface" calcext:value-type="string">
            <text:p>Benighted - Leatherface</text:p>
          </table:table-cell>
          <table:table-cell table:style-name="ce48" table:formula="of:=HYPERLINK(&quot;https://youtu.be/eiGPTltI_PA&quot;;&quot;Reptilian&quot;)" office:value-type="string" office:string-value="Reptilian" calcext:value-type="string">
            <text:p>Reptilian</text:p>
          </table:table-cell>
          <table:table-cell table:style-name="ce30" office:value-type="string" calcext:value-type="string">
            <text:p><text:a xlink:href="https://www.facebook.com/brutalbenighted" xlink:type="simple">https://www.facebook.com/brutalbenighted</text:a></text:p>
          </table:table-cell>
          <table:table-cell table:style-name="ce47" office:value-type="string" calcext:value-type="string">
            <text:p>ronny@redback-promotion.com</text:p>
            <text:p/>
          </table:table-cell>
          <table:table-cell table:style-name="ce47" office:value-type="string" calcext:value-type="string">
            <text:p>Rhône alpes (St Etienne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Death</text:p>
          </table:table-cell>
          <table:table-cell table:style-name="ce52" table:formula="of:=HYPERLINK(&quot;https://www.facebook.com/pg/Defenestration44/about/?ref=page_internal&quot;;&quot;Defenestration&quot;)" office:value-type="string" office:string-value="Defenestration" calcext:value-type="string">
            <text:p>Defenestration</text:p>
          </table:table-cell>
          <table:table-cell table:style-name="ce47" office:value-type="string" calcext:value-type="string">
            <text:p>Gutter Perdition (Fevrier 2018)</text:p>
          </table:table-cell>
          <table:table-cell table:style-name="ce53" table:formula="of:=HYPERLINK(&quot;https://www.instagram.com/defenestration_official/&quot;;&quot;Instagram&quot;)" office:value-type="string" office:string-value="Instagram" calcext:value-type="string">
            <text:p>Instagram</text:p>
          </table:table-cell>
          <table:table-cell table:style-name="ce52" table:formula="of:=HYPERLINK(&quot;https://defenestration44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l-RyYyps2yrGvv9C_hNXpg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XenoKorp</text:p>
          </table:table-cell>
          <table:table-cell table:style-name="ce48" table:formula="of:=HYPERLINK(&quot;https://youtu.be/N8nEqmNMQUQ&quot;;&quot;Gutter Perdition&quot;)" office:value-type="string" office:string-value="Gutter Perdition" calcext:value-type="string">
            <text:p>Gutter Perdition</text:p>
          </table:table-cell>
          <table:table-cell table:style-name="ce48" table:formula="of:=HYPERLINK(&quot;https://youtu.be/LoBDPYcTDLs&quot;;&quot;Blinding Sublimation&quot;)" office:value-type="string" office:string-value="Blinding Sublimation" calcext:value-type="string">
            <text:p>Blinding Sublimation</text:p>
          </table:table-cell>
          <table:table-cell table:style-name="ce54" office:value-type="string" calcext:value-type="string">
            <text:p><text:a xlink:href="https://www.facebook.com/pg/Defenestration44" xlink:type="simple">https://www.facebook.com/pg/Defenestration44</text:a></text:p>
          </table:table-cell>
          <table:table-cell table:style-name="ce51"/>
          <table:table-cell table:style-name="ce47" office:value-type="string" calcext:value-type="string">
            <text:p>Pays de La Loire (Nante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Death</text:p>
          </table:table-cell>
          <table:table-cell table:style-name="ce52" table:formula="of:=HYPERLINK(&quot;https://www.facebook.com/IronFlesh/&quot;;&quot;Iron Flesh&quot;)" office:value-type="string" office:string-value="Iron Flesh" calcext:value-type="string">
            <text:p>Iron Flesh</text:p>
          </table:table-cell>
          <table:table-cell table:style-name="ce47" office:value-type="string" calcext:value-type="string">
            <text:p>Scourge Of Demonic Incantations (Avril 2018)</text:p>
          </table:table-cell>
          <table:table-cell table:style-name="ce48" table:formula="of:=HYPERLINK(&quot;https://ironflesh.bandcamp.com/&quot;;&quot;Fnac&quot;)" office:value-type="string" office:string-value="Fnac" calcext:value-type="string">
            <text:p>Fnac</text:p>
          </table:table-cell>
          <table:table-cell table:style-name="ce52" table:formula="of:=HYPERLINK(&quot;https://ironflesh.bandcamp.com/merch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user/harm0ni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ekY4614rngw&quot;;&quot;Obscure Paranoid Visions&quot;)" office:value-type="string" office:string-value="Obscure Paranoid Visions" calcext:value-type="string">
            <text:p>Obscure Paranoid Visions</text:p>
          </table:table-cell>
          <table:table-cell table:style-name="ce48" table:formula="of:=HYPERLINK(&quot;https://youtu.be/wQXye8-h9jY&quot;;&quot;The Nameless Fog&quot;)" office:value-type="string" office:string-value="The Nameless Fog" calcext:value-type="string">
            <text:p>The Nameless Fog</text:p>
          </table:table-cell>
          <table:table-cell table:style-name="ce54" office:value-type="string" calcext:value-type="string">
            <text:p><text:a xlink:href="https://www.facebook.com/pg/IronFlesh" xlink:type="simple">https://www.facebook.com/pg/IronFlesh</text:a></text:p>
          </table:table-cell>
          <table:table-cell table:style-name="ce47" office:value-type="string" calcext:value-type="string">
            <text:p>diskarial@msn.com</text:p>
          </table:table-cell>
          <table:table-cell table:style-name="ce47" office:value-type="string" calcext:value-type="string">
            <text:p>Aquitaine (Bordeaux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Cavernous and Deep Black Metal</text:p>
          </table:table-cell>
          <table:table-cell table:style-name="ce52" table:formula="of:=HYPERLINK(&quot;https://www.facebook.com/pg/AbyssalVacuum/about/?ref=page_internal&quot;;&quot;Abyssal Vacuum&quot;)" office:value-type="string" office:string-value="Abyssal Vacuum" calcext:value-type="string">
            <text:p>Abyssal Vacuum</text:p>
          </table:table-cell>
          <table:table-cell table:style-name="ce47" office:value-type="string" calcext:value-type="string">
            <text:p>MMXVII" (Février 2018)</text:p>
          </table:table-cell>
          <table:table-cell table:style-name="ce48" table:formula="of:=HYPERLINK(&quot;https://www.deezer.com/fr/track/390426681&quot;;&quot;Deezer&quot;)" office:value-type="string" office:string-value="Deezer" calcext:value-type="string">
            <text:p>Deezer</text:p>
          </table:table-cell>
          <table:table-cell table:style-name="ce52" table:formula="of:=HYPERLINK(&quot;https://abyssalvacuum.bandcamp.com/releases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results?search_query=abyssal+vacuum+officiel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qGHYpG0ebp0&quot;;&quot;MMXVII&quot;)" office:value-type="string" office:string-value="MMXVII" calcext:value-type="string">
            <text:p>MMXVII</text:p>
          </table:table-cell>
          <table:table-cell table:style-name="ce48" table:formula="of:=HYPERLINK(&quot;https://youtu.be/jJLsrxaRov8&quot;;&quot;II&quot;)" office:value-type="string" office:string-value="II" calcext:value-type="string">
            <text:p>II</text:p>
          </table:table-cell>
          <table:table-cell table:style-name="ce54" office:value-type="string" calcext:value-type="string">
            <text:p><text:a xlink:href="https://www.facebook.com/pg/AbyssalVacuum" xlink:type="simple">https://www.facebook.com/pg/AbyssalVacuum</text:a></text:p>
          </table:table-cell>
          <table:table-cell table:style-name="ce51"/>
          <table:table-cell table:style-name="ce47" office:value-type="string" calcext:value-type="string">
            <text:p>Rhône Alpes (Lyon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Black Metal</text:p>
          </table:table-cell>
          <table:table-cell table:style-name="ce48" table:formula="of:=HYPERLINK(&quot;https://www.facebook.com/Aorlhac/&quot;;&quot;Aorlhac&quot;)" office:value-type="string" office:string-value="Aorlhac" calcext:value-type="string">
            <text:p>Aorlhac</text:p>
          </table:table-cell>
          <table:table-cell table:style-name="ce47" office:value-type="string" calcext:value-type="string">
            <text:p>L' esprit Des Vents (Mars 2018)</text:p>
          </table:table-cell>
          <table:table-cell table:style-name="ce48" table:formula="of:=HYPERLINK(&quot;https://www.deezer.com/fr/artist/7197220&quot;;&quot;Deezer&quot;)" office:value-type="string" office:string-value="Deezer" calcext:value-type="string">
            <text:p>Deezer</text:p>
          </table:table-cell>
          <table:table-cell table:style-name="ce52" table:formula="of:=HYPERLINK(&quot;https://thoseopposedrecords.bandcamp.com/album/la-cit-des-vents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user/AORLHAC&quot;;&quot;Youtube&quot;)" office:value-type="string" office:string-value="Youtube" calcext:value-type="string">
            <text:p>Youtube</text:p>
          </table:table-cell>
          <table:table-cell table:style-name="ce55" office:value-type="string" calcext:value-type="string">
            <text:p>Les Acteurs de l'Ombre Productions</text:p>
          </table:table-cell>
          <table:table-cell table:style-name="ce48" table:formula="of:=HYPERLINK(&quot;https://youtu.be/sRtk6dm1IS0&quot;;&quot;L'Esprit des Vents&quot;)" office:value-type="string" office:string-value="L'Esprit des Vents" calcext:value-type="string">
            <text:p>L'Esprit des Vents</text:p>
          </table:table-cell>
          <table:table-cell table:style-name="ce48" table:formula="of:=HYPERLINK(&quot;https://youtu.be/ss9uMxXht9U&quot;;&quot;Les Feux De Beltane&quot;)" office:value-type="string" office:string-value="Les Feux De Beltane" calcext:value-type="string">
            <text:p>Les Feux De Beltane</text:p>
          </table:table-cell>
          <table:table-cell table:style-name="ce54" office:value-type="string" calcext:value-type="string">
            <text:p><text:a xlink:href="https://www.facebook.com/Aorlhac" xlink:type="simple">https://www.facebook.com/Aorlhac</text:a></text:p>
          </table:table-cell>
          <table:table-cell table:style-name="ce55" office:value-type="string" calcext:value-type="string">
            <text:p>aorlhac@hotmail.fr</text:p>
          </table:table-cell>
          <table:table-cell table:style-name="ce47" office:value-type="string" calcext:value-type="string">
            <text:p>Auvergne (Aurillac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Black Metal</text:p>
          </table:table-cell>
          <table:table-cell table:style-name="ce48" table:formula="of:=HYPERLINK(&quot;http://www.mortismutilati.com/&quot;;&quot;Mortis Mutilati&quot;)" office:value-type="string" office:string-value="Mortis Mutilati" calcext:value-type="string">
            <text:p>Mortis Mutilati</text:p>
          </table:table-cell>
          <table:table-cell table:style-name="ce47" office:value-type="string" calcext:value-type="string">
            <text:p>The Stench Of Death ( janvier 2018)</text:p>
          </table:table-cell>
          <table:table-cell table:style-name="ce52" table:formula="of:=HYPERLINK(&quot;https://soundcloud.com/solsticepromotion&quot;;&quot;soundcloud&quot;)" office:value-type="string" office:string-value="soundcloud" calcext:value-type="string">
            <text:p>soundcloud</text:p>
          </table:table-cell>
          <table:table-cell table:style-name="ce48" table:formula="of:=HYPERLINK(&quot;https://www.spirit-of-metal.com/fr/band/Mortis_Mutilati&quot;;&quot;Spirit Metal&quot;)" office:value-type="string" office:string-value="Spirit Metal" calcext:value-type="string">
            <text:p>Spirit Metal</text:p>
          </table:table-cell>
          <table:table-cell table:style-name="ce52" table:formula="of:=HYPERLINK(&quot;https://youtu.be/1UhPTjd300c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Solstice Promotion</text:p>
          </table:table-cell>
          <table:table-cell table:style-name="ce48" table:formula="of:=HYPERLINK(&quot;https://youtu.be/rrBUFqjOsC0&quot;;&quot;Invocation A La Momie&quot;)" office:value-type="string" office:string-value="Invocation A La Momie" calcext:value-type="string">
            <text:p>Invocation A La Momie</text:p>
          </table:table-cell>
          <table:table-cell table:style-name="ce48" table:formula="of:=HYPERLINK(&quot;https://youtu.be/r9RqiNP4WsM&quot;;&quot;self shot video live in Torreon, Mexico&quot;)" office:value-type="string" office:string-value="self shot video live in Torreon, Mexico" calcext:value-type="string">
            <text:p>self shot video live in Torreon, Mexico</text:p>
          </table:table-cell>
          <table:table-cell table:style-name="ce30" office:value-type="string" calcext:value-type="string">
            <text:p><text:a xlink:href="https://www.facebook.com/Mortis.Mutilati.Official" xlink:type="simple">https://www.facebook.com/Mortis.Mutilati.Official</text:a></text:p>
          </table:table-cell>
          <table:table-cell table:style-name="ce47" office:value-type="string" calcext:value-type="string">
            <text:p>contact.mortismutilati@gmail.com</text:p>
          </table:table-cell>
          <table:table-cell table:style-name="ce47" office:value-type="string" calcext:value-type="string">
            <text:p>Paris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Death / Hardcore</text:p>
          </table:table-cell>
          <table:table-cell table:style-name="ce48" table:formula="of:=HYPERLINK(&quot;https://www.facebook.com/pg/BTK.bind.torture.kill.metal/about/?ref=page_internal&quot;;&quot;BTK (Bind Torture Kill)&quot;)" office:value-type="string" office:string-value="BTK (Bind Torture Kill)" calcext:value-type="string">
            <text:p>BTK (Bind Torture Kill)</text:p>
          </table:table-cell>
          <table:table-cell table:style-name="ce47" office:value-type="string" calcext:value-type="string">
            <text:p>Viscères (Janvier 2017)</text:p>
          </table:table-cell>
          <table:table-cell table:style-name="ce48" table:formula="of:=HYPERLINK(&quot;https://www.deezer.com/en/album/10681538?app_id=100023&quot;;&quot;Deezer&quot;)" office:value-type="string" office:string-value="Deezer" calcext:value-type="string">
            <text:p>Deezer</text:p>
          </table:table-cell>
          <table:table-cell table:style-name="ce52" table:formula="of:=HYPERLINK(&quot;https://btkmetal.bandcamp.com/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hc4kAsH-OfBgteP8pYwX8w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Wooaaargh, Troffea records et HELL-J Industries.</text:p>
          </table:table-cell>
          <table:table-cell table:style-name="ce52" table:formula="of:=HYPERLINK(&quot;https://www.youtube.com/watch?v=AiRWar-Q_8E&amp;feature=youtu.be&quot;;&quot;BTK (Bind Torture Kill) - Nourrir le Singe&quot;)" office:value-type="string" office:string-value="BTK (Bind Torture Kill) - Nourrir le Singe" calcext:value-type="string">
            <text:p>BTK (Bind Torture Kill) - Nourrir le Singe</text:p>
          </table:table-cell>
          <table:table-cell table:style-name="ce48" table:formula="of:=HYPERLINK(&quot;https://youtu.be/WZUQTZ_-UFs&quot;;&quot;TOXOPLASMOSE Festival 2018&quot;)" office:value-type="string" office:string-value="TOXOPLASMOSE Festival 2018" calcext:value-type="string">
            <text:p>TOXOPLASMOSE Festival 2018</text:p>
          </table:table-cell>
          <table:table-cell table:style-name="ce30" office:value-type="string" calcext:value-type="string">
            <text:p><text:a xlink:href="https://www.facebook.com/pg/BTK.bind.torture.kill.metal" xlink:type="simple">https://www.facebook.com/pg/BTK.bind.torture.kill.metal</text:a></text:p>
          </table:table-cell>
          <table:table-cell table:style-name="ce55" office:value-type="string" calcext:value-type="string">
            <text:p>btk.bindtorturekill@hotmail.fr</text:p>
          </table:table-cell>
          <table:table-cell table:style-name="ce47" office:value-type="string" calcext:value-type="string">
            <text:p>Rhône Alpes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Modern melodic death metal</text:p>
          </table:table-cell>
          <table:table-cell table:style-name="ce48" office:value-type="string" calcext:value-type="string">
            <text:p><text:a xlink:href="https://www.facebook.com/SWRMGDDN/" xlink:type="simple">Swarmageddon</text:a></text:p>
          </table:table-cell>
          <table:table-cell table:style-name="ce47" office:value-type="string" calcext:value-type="string">
            <text:p>1er EP "AN INFINITE LANDSCAPE" oct 2018</text:p>
          </table:table-cell>
          <table:table-cell table:style-name="ce48" table:formula="of:=HYPERLINK(&quot;https://www.instagram.com/swarmageddon/&quot;;&quot;Instagram&quot;)" office:value-type="string" office:string-value="Instagram" calcext:value-type="string">
            <text:p>Instagram</text:p>
          </table:table-cell>
          <table:table-cell table:style-name="ce48" table:formula="of:=HYPERLINK(&quot; https://swarmageddon.bandcamp.com/alb...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hMW78ZtpYAaz6jgBNhu5iQ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Unsigned</text:p>
          </table:table-cell>
          <table:table-cell table:style-name="ce48" table:formula="of:=HYPERLINK(&quot;https://youtu.be/ypCa24RBjKs&quot;;&quot;An infinite Landscape&quot;)" office:value-type="string" office:string-value="An infinite Landscape" calcext:value-type="string">
            <text:p>An infinite Landscape</text:p>
          </table:table-cell>
          <table:table-cell table:style-name="ce48" table:formula="of:=HYPERLINK(&quot;https://youtu.be/aH-rudLK-oI&quot;;&quot;The Last Escape&quot;)" office:value-type="string" office:string-value="The Last Escape" calcext:value-type="string">
            <text:p>The Last Escape</text:p>
          </table:table-cell>
          <table:table-cell table:style-name="ce30" office:value-type="string" calcext:value-type="string">
            <text:p><text:a xlink:href="https://www.facebook.com/SWRMGDDN" xlink:type="simple">https://www.facebook.com/SWRMGDDN</text:a></text:p>
          </table:table-cell>
          <table:table-cell table:style-name="ce47" office:value-type="string" calcext:value-type="string">
            <text:p>swarmageddon.band@gmail.com</text:p>
          </table:table-cell>
          <table:table-cell table:style-name="ce50" office:value-type="string" calcext:value-type="string">
            <text:p>Besançon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Black/Death/Oriental/Progressif</text:p>
          </table:table-cell>
          <table:table-cell table:style-name="ce48" office:value-type="string" calcext:value-type="string">
            <text:p><text:a xlink:href="https://www.facebook.com/AeonPatronist/" xlink:type="simple">Aeon Patronist</text:a></text:p>
          </table:table-cell>
          <table:table-cell table:style-name="ce47" office:value-type="string" calcext:value-type="string">
            <text:p>Album" Mortal Prosternation" Octobre 2018</text:p>
          </table:table-cell>
          <table:table-cell table:style-name="ce48" table:formula="of:=HYPERLINK(&quot;https://www.darkfaeryrecords.com/project/aeon-patronist/&quot;;&quot;Dark Faery records&quot;)" office:value-type="string" office:string-value="Dark Faery records" calcext:value-type="string">
            <text:p>Dark Faery records</text:p>
          </table:table-cell>
          <table:table-cell table:style-name="ce48" table:formula="of:=HYPERLINK(&quot;https://aeonpatronist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B3KI7P1uW1jsp4LzbkeJSQ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EljpnrtwhaI?list=PL98pjkq1XS9awi0LGLPuw5_zi_yG1HPCf&quot;;&quot;Mortal Prosternation&quot;)" office:value-type="string" office:string-value="Mortal Prosternation" calcext:value-type="string">
            <text:p>Mortal Prosternation</text:p>
          </table:table-cell>
          <table:table-cell table:style-name="ce48" table:formula="of:=HYPERLINK(&quot;https://youtu.be/A3uHxDL4xOw?list=PL98pjkq1XS9awi0LGLPuw5_zi_yG1HPCf&quot;;&quot;Katadesmos&quot;)" office:value-type="string" office:string-value="Katadesmos" calcext:value-type="string">
            <text:p>Katadesmos</text:p>
          </table:table-cell>
          <table:table-cell table:style-name="ce30" office:value-type="string" calcext:value-type="string">
            <text:p><text:a xlink:href="https://www.facebook.com/AeonPatronist" xlink:type="simple">https://www.facebook.com/AeonPatronist</text:a></text:p>
          </table:table-cell>
          <table:table-cell table:style-name="ce47" office:value-type="string" calcext:value-type="string">
            <text:p>aeonpatronist@gmail.com</text:p>
          </table:table-cell>
          <table:table-cell table:style-name="ce47" office:value-type="string" calcext:value-type="string">
            <text:p>Lyon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Black Metal</text:p>
          </table:table-cell>
          <table:table-cell table:style-name="ce48" office:value-type="string" calcext:value-type="string">
            <text:p><text:a xlink:href="https://www.facebook.com/God-against-humanity-542042019573344/" xlink:type="simple">God against humanity</text:a></text:p>
          </table:table-cell>
          <table:table-cell table:style-name="ce47" office:value-type="string" calcext:value-type="string">
            <text:p>Démo <text:s/>« Castle Of Dust » oct 2018</text:p>
          </table:table-cell>
          <table:table-cell table:style-name="ce51"/>
          <table:table-cell table:style-name="ce48" table:formula="of:=HYPERLINK(&quot;https://godagainsthumanity.band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VtTrZhaCq7YrQNoGxPsCXw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uoe0RHXcQ3Q&quot;;&quot;Castle Of Dust&quot;)" office:value-type="string" office:string-value="Castle Of Dust" calcext:value-type="string">
            <text:p>Castle Of Dust</text:p>
          </table:table-cell>
          <table:table-cell table:style-name="ce51"/>
          <table:table-cell table:style-name="ce30" office:value-type="string" calcext:value-type="string">
            <text:p><text:a xlink:href="https://www.facebook.com/God-against-humanity-542042019573344" xlink:type="simple">https://www.facebook.com/God-against-humanity-542042019573344</text:a></text:p>
          </table:table-cell>
          <table:table-cell table:style-name="ce51"/>
          <table:table-cell table:style-name="ce47" office:value-type="string" calcext:value-type="string">
            <text:p>Lille</text:p>
          </table:table-cell>
          <table:table-cell table:style-name="ce51" table:number-columns-repeated="1012"/>
        </table:table-row>
        <table:table-row table:style-name="ro1">
          <table:table-cell table:style-name="ce56" office:value-type="string" calcext:value-type="string">
            <text:p>Death Metal</text:p>
          </table:table-cell>
          <table:table-cell table:style-name="ce48" office:value-type="string" calcext:value-type="string">
            <text:p><text:a xlink:href="https://www.facebook.com/warkunt/" xlink:type="simple">Warkunt</text:a></text:p>
          </table:table-cell>
          <table:table-cell table:style-name="ce47" office:value-type="string" calcext:value-type="string">
            <text:p>Into My Hell (New song 2018)</text:p>
          </table:table-cell>
          <table:table-cell table:style-name="ce48" table:formula="of:=HYPERLINK(&quot;https://www.deezer.com/en/artist/54209292?autoplay=tru&quot;;&quot;Deezer&quot;)" office:value-type="string" office:string-value="Deezer" calcext:value-type="string">
            <text:p>Deezer</text:p>
          </table:table-cell>
          <table:table-cell table:style-name="ce48" table:formula="of:=HYPERLINK(&quot;https://warkunt.band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CIGIud0BoHumuCq_1wXETg&quot;;&quot;youtube&quot;)" office:value-type="string" office:string-value="youtube" calcext:value-type="string">
            <text:p>youtube</text:p>
          </table:table-cell>
          <table:table-cell table:style-name="ce57" office:value-type="string" calcext:value-type="string">
            <text:p>GREAT DANE RECORDS</text:p>
          </table:table-cell>
          <table:table-cell table:style-name="ce48" table:formula="of:=HYPERLINK(&quot;https://youtu.be/bFNSHcSz4PE&quot;;&quot;Into My Hell&quot;)" office:value-type="string" office:string-value="Into My Hell" calcext:value-type="string">
            <text:p>Into My Hell</text:p>
          </table:table-cell>
          <table:table-cell table:style-name="ce48" table:formula="of:=HYPERLINK(&quot;https://youtu.be/k59McwWVkdo&quot;;&quot;Dark Days To Come&quot;)" office:value-type="string" office:string-value="Dark Days To Come" calcext:value-type="string">
            <text:p>Dark Days To Come</text:p>
          </table:table-cell>
          <table:table-cell table:style-name="ce58" office:value-type="string" calcext:value-type="string">
            <text:p>https://www.facebook.com/warkunt/</text:p>
          </table:table-cell>
          <table:table-cell table:style-name="ce47" office:value-type="string" calcext:value-type="string">
            <text:p>warkunt.official@gmail.com</text:p>
          </table:table-cell>
          <table:table-cell table:style-name="ce47" office:value-type="string" calcext:value-type="string">
            <text:p>Strasbourg</text:p>
          </table:table-cell>
          <table:table-cell table:style-name="ce50" office:value-type="string" calcext:value-type="string">
            <text:p>06 30 08 54 69</text:p>
          </table:table-cell>
          <table:table-cell table:style-name="ce51" table:number-columns-repeated="1011"/>
        </table:table-row>
        <table:table-row table:style-name="ro1">
          <table:table-cell table:style-name="ce47" office:value-type="string" calcext:value-type="string">
            <text:p>Black Metal</text:p>
          </table:table-cell>
          <table:table-cell table:style-name="ce59" office:value-type="string" calcext:value-type="string">
            <text:p>Malepeste et Dysylumn</text:p>
          </table:table-cell>
          <table:table-cell table:style-name="ce47" office:value-type="string" calcext:value-type="string">
            <text:p>Album Oct 2018 "Ce qui fut, Ce qui est, Ce qui sera"</text:p>
          </table:table-cell>
          <table:table-cell table:style-name="ce48" table:formula="of:=HYPERLINK(&quot;https://malepeste.bandcamp.com/album/...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dysylumn.bandcamp.com/album/m...&quot;;&quot;Bandcamp&quot;)" office:value-type="string" office:string-value="Bandcamp" calcext:value-type="string">
            <text:p>Bandcamp</text:p>
          </table:table-cell>
          <table:table-cell table:style-name="ce48" table:formula="of:=HYPERLINK(&quot; https://www.youtube.com/channel/UCl4U...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Goathorned Productions</text:p>
          </table:table-cell>
          <table:table-cell table:style-name="ce48" table:formula="of:=HYPERLINK(&quot;https://youtu.be/iniqkCYv4Qk&quot;;&quot;Ce qui fut, Ce qui est, Ce qui sera&quot;)" office:value-type="string" office:string-value="Ce qui fut, Ce qui est, Ce qui sera" calcext:value-type="string">
            <text:p>Ce qui fut, Ce qui est, Ce qui sera</text:p>
          </table:table-cell>
          <table:table-cell table:style-name="ce51"/>
          <table:table-cell table:style-name="ce30" office:value-type="string" calcext:value-type="string">
            <text:p>https://www.facebook.com/propheticscourge/</text:p>
          </table:table-cell>
          <table:table-cell table:style-name="ce60" table:formula="of:=HYPERLINK(&quot;Malepeste&quot;;&quot;Facebook de Malepeste&quot;)" office:value-type="string" office:string-value="Facebook de Malepeste" calcext:value-type="string">
            <text:p>Facebook de Malepeste</text:p>
          </table:table-cell>
          <table:table-cell table:style-name="ce55" office:value-type="string" calcext:value-type="string">
            <text:p>Montpellier, Franc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Black Metal</text:p>
          </table:table-cell>
          <table:table-cell table:style-name="ce53" office:value-type="string" calcext:value-type="string">
            <text:p><text:a xlink:href="https://www.facebook.com/finisomnivm/" xlink:type="simple">Finis Omnivm</text:a></text:p>
          </table:table-cell>
          <table:table-cell table:style-name="ce47" office:value-type="string" calcext:value-type="string">
            <text:p>1er EP Sept 2018 "CERCLE "</text:p>
          </table:table-cell>
          <table:table-cell table:style-name="ce48" table:formula="of:=HYPERLINK(&quot;https://finisomniumband.bandcamp.com/&quot;;&quot;Bandcamp&quot;)" office:value-type="string" office:string-value="Bandcamp" calcext:value-type="string">
            <text:p>Bandcamp</text:p>
          </table:table-cell>
          <table:table-cell table:style-name="ce51"/>
          <table:table-cell table:style-name="ce48" table:formula="of:=HYPERLINK(&quot;https://www.youtube.com/channel/UCt7c_7gAVVNF7Ss9cPGQB5g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Autoproduction</text:p>
          </table:table-cell>
          <table:table-cell table:style-name="ce48" table:formula="of:=HYPERLINK(&quot;https://youtu.be/5BdtI3Q8ZAA&quot;;&quot;CERCLE&quot;)" office:value-type="string" office:string-value="CERCLE" calcext:value-type="string">
            <text:p>CERCLE</text:p>
          </table:table-cell>
          <table:table-cell table:style-name="ce48" table:formula="of:=HYPERLINK(&quot;https://youtu.be/9eGELnnjRUQ&quot;;&quot;The Womb&quot;)" office:value-type="string" office:string-value="The Womb" calcext:value-type="string">
            <text:p>The Womb</text:p>
          </table:table-cell>
          <table:table-cell table:style-name="ce30" office:value-type="string" calcext:value-type="string">
            <text:p>https://www.facebook.com/finisomnivm/</text:p>
          </table:table-cell>
          <table:table-cell table:style-name="ce61" office:value-type="string" calcext:value-type="string">
            <text:p><text:a xlink:href="mailto:finisomnium.band@gmail.com?__xts__=" xlink:type="simple">finisomnium.band@gmail.com</text:a></text:p>
          </table:table-cell>
          <table:table-cell table:style-name="ce55" office:value-type="string" calcext:value-type="string">
            <text:p>Paris - London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lodic Death Metal</text:p>
          </table:table-cell>
          <table:table-cell table:style-name="ce53" office:value-type="string" calcext:value-type="string">
            <text:p><text:a xlink:href="https://www.facebook.com/VoraphilyaMetalBand/" xlink:type="simple">Voraphilya</text:a></text:p>
          </table:table-cell>
          <table:table-cell table:style-name="ce47" office:value-type="string" calcext:value-type="string">
            <text:p>Sept 2018 " nouvel EP nommé «Another Earth"</text:p>
          </table:table-cell>
          <table:table-cell table:style-name="ce48" table:formula="of:=HYPERLINK(&quot;https://twitter.com/hashtag/voraphilya&quot;;&quot;Twitter&quot;)" office:value-type="string" office:string-value="Twitter" calcext:value-type="string">
            <text:p>Twitter</text:p>
          </table:table-cell>
          <table:table-cell table:style-name="ce48" table:formula="of:=HYPERLINK(&quot;https://voraphilya.band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qX-QWHKwUYKIeWL-f_CER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-VjNVMu7mGY&quot;;&quot;Another Earth&quot;)" office:value-type="string" office:string-value="Another Earth" calcext:value-type="string">
            <text:p>Another Earth</text:p>
          </table:table-cell>
          <table:table-cell table:style-name="ce48" table:formula="of:=HYPERLINK(&quot;https://youtu.be/XsBN6aj9rj4&quot;;&quot;Thy Art Is Murder - Shadow Of Eternal Sin&quot;)" office:value-type="string" office:string-value="Thy Art Is Murder - Shadow Of Eternal Sin" calcext:value-type="string">
            <text:p>Thy Art Is Murder - Shadow Of Eternal Sin</text:p>
          </table:table-cell>
          <table:table-cell table:style-name="ce30" office:value-type="string" calcext:value-type="string">
            <text:p>https://www.facebook.com/VoraphilyaMetalBand/</text:p>
          </table:table-cell>
          <table:table-cell table:style-name="ce61" office:value-type="string" calcext:value-type="string">
            <text:p><text:a xlink:href="mailto:voraphilyaofficial@gmail.com?__xts__=" xlink:type="simple">voraphilyaofficial@gmail.com</text:a></text:p>
          </table:table-cell>
          <table:table-cell table:style-name="ce50" office:value-type="string" calcext:value-type="string">
            <text:p>Nancy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Black Metal</text:p>
          </table:table-cell>
          <table:table-cell table:style-name="ce53" office:value-type="string" calcext:value-type="string">
            <text:p><text:a xlink:href="https://www.facebook.com/karnebm/" xlink:type="simple">Karne</text:a></text:p>
          </table:table-cell>
          <table:table-cell table:style-name="ce47" office:value-type="string" calcext:value-type="string">
            <text:p>2ème Abum Mai 2018 :Symposium of Torments</text:p>
          </table:table-cell>
          <table:table-cell table:style-name="ce48" table:formula="of:=HYPERLINK(&quot;https://karnebm.band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www.epictural.fr&quot;;&quot;EPICTURAL&quot;)" office:value-type="string" office:string-value="EPICTURAL" calcext:value-type="string">
            <text:p>EPICTURAL</text:p>
          </table:table-cell>
          <table:table-cell table:style-name="ce48" table:formula="of:=HYPERLINK(&quot;https://www.youtube.com/watch?v=1pEpPZsC7KM&amp;t=2s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Epictural Production</text:p>
          </table:table-cell>
          <table:table-cell table:style-name="ce48" table:formula="of:=HYPERLINK(&quot;https://youtu.be/1pEpPZsC7KM&quot;;&quot;Symposium of Torments (Full Album)&quot;)" office:value-type="string" office:string-value="Symposium of Torments (Full Album)" calcext:value-type="string">
            <text:p>Symposium of Torments (Full Album)</text:p>
          </table:table-cell>
          <table:table-cell table:style-name="ce48" table:formula="of:=HYPERLINK(&quot;https://youtu.be/YI1It1xEm7k&quot;;&quot;Faith In Flesh (Full Album)&quot;)" office:value-type="string" office:string-value="Faith In Flesh (Full Album)" calcext:value-type="string">
            <text:p>Faith In Flesh (Full Album)</text:p>
          </table:table-cell>
          <table:table-cell table:style-name="ce30" office:value-type="string" calcext:value-type="string">
            <text:p>https://www.facebook.com/karnebm/</text:p>
          </table:table-cell>
          <table:table-cell table:style-name="ce61" office:value-type="string" calcext:value-type="string">
            <text:p><text:a xlink:href="mailto:karne@outlook.fr?__xts__=" xlink:type="simple">karne@outlook.fr</text:a></text:p>
          </table:table-cell>
          <table:table-cell table:style-name="ce50" office:value-type="string" calcext:value-type="string">
            <text:p>France (East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Death Metal</text:p>
          </table:table-cell>
          <table:table-cell table:style-name="ce53" office:value-type="string" calcext:value-type="string">
            <text:p><text:a xlink:href="https://www.facebook.com/acodband/" xlink:type="simple">ACOD</text:a></text:p>
          </table:table-cell>
          <table:table-cell table:style-name="ce47" office:value-type="string" calcext:value-type="string">
            <text:p>4ème Album Aout 2018 " The Divine Triumph"</text:p>
          </table:table-cell>
          <table:table-cell table:style-name="ce48" table:formula="of:=HYPERLINK(&quot;https://www.deezer.com/fr/album/65092972?fbclid=IwAR36O_9lBJAyW7kmRFLgkBNyJf_J928kVxl9J6bdsI_dINEU9GXF-0v-R_c&amp;app_id=140685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lbum/3Sb1iylWQIuw9iaQmGqcE6?fbclid=IwAR36O_9lBJAyW7kmRFLgkBNyJf_J928kVxl9J6bdsI_dINEU9GXF-0v-R_c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bBfE_MASHGLUkC36h533AA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Jive Epic / Sony Music Entertainment</text:p>
          </table:table-cell>
          <table:table-cell table:style-name="ce48" table:formula="of:=HYPERLINK(&quot;https://youtu.be/f0x11bh21Z0&quot;;&quot;Road To Nowhere (Clip officiel)&quot;)" office:value-type="string" office:string-value="Road To Nowhere (Clip officiel)" calcext:value-type="string">
            <text:p>Road To Nowhere (Clip officiel)</text:p>
          </table:table-cell>
          <table:table-cell table:style-name="ce48" table:formula="of:=HYPERLINK(&quot;https://youtu.be/gQu8LQYYKmY&quot;;&quot;Broken Eyes (Clip officiel)&quot;)" office:value-type="string" office:string-value="Broken Eyes (Clip officiel)" calcext:value-type="string">
            <text:p>Broken Eyes (Clip officiel)</text:p>
          </table:table-cell>
          <table:table-cell table:style-name="ce30" office:value-type="string" calcext:value-type="string">
            <text:p>https://www.facebook.com/acodband/</text:p>
          </table:table-cell>
          <table:table-cell table:style-name="ce61" office:value-type="string" calcext:value-type="string">
            <text:p><text:a xlink:href="mailto:acod@hotmail.fr?__xts__=" xlink:type="simple">acod@hotmail.fr</text:a></text:p>
          </table:table-cell>
          <table:table-cell table:style-name="ce50" office:value-type="string" calcext:value-type="string">
            <text:p>Marseille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Progressive Black/Death Metal</text:p>
          </table:table-cell>
          <table:table-cell table:style-name="ce53" office:value-type="string" calcext:value-type="string">
            <text:p><text:a xlink:href="https://www.facebook.com/Dysylumn/" xlink:type="simple">Dysylumn</text:a></text:p>
          </table:table-cell>
          <table:table-cell table:style-name="ce47" office:value-type="string" calcext:value-type="string">
            <text:p>Nouvel Album Sept 2018"- Occultation Full HD</text:p>
          </table:table-cell>
          <table:table-cell table:style-name="ce48" table:formula="of:=HYPERLINK(&quot;https://twitter.com/hashtag/dysylumn&quot;;&quot;Twitter&quot;)" office:value-type="string" office:string-value="Twitter" calcext:value-type="string">
            <text:p>Twitter</text:p>
          </table:table-cell>
          <table:table-cell table:style-name="ce48" table:formula="of:=HYPERLINK(&quot;https://dysylumn.bandcamp.com/album/o...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l4U0rquz3OjZ1fViHgqCNQ&quot;;&quot;youtube&quot;)" office:value-type="string" office:string-value="youtube" calcext:value-type="string">
            <text:p>youtube</text:p>
          </table:table-cell>
          <table:table-cell table:style-name="ce60" table:formula="of:=HYPERLINK(&quot;https://www.egregor-records.com/&quot;;&quot;Egregor Records&quot;)" office:value-type="string" office:string-value="Egregor Records" calcext:value-type="string">
            <text:p>Egregor Records</text:p>
          </table:table-cell>
          <table:table-cell table:style-name="ce48" table:formula="of:=HYPERLINK(&quot;https://youtu.be/TJwm98jbNM8&quot;;&quot;Occultation [Full - HD]&quot;)" office:value-type="string" office:string-value="Occultation [Full - HD]" calcext:value-type="string">
            <text:p>Occultation [Full - HD]</text:p>
          </table:table-cell>
          <table:table-cell table:style-name="ce48" table:formula="of:=HYPERLINK(&quot;https://youtu.be/f6umPH0a1_Y&quot;;&quot;Morta (live Paris - 03/11/2018)&quot;)" office:value-type="string" office:string-value="Morta (live Paris - 03/11/2018)" calcext:value-type="string">
            <text:p>Morta (live Paris - 03/11/2018)</text:p>
          </table:table-cell>
          <table:table-cell table:style-name="ce30" office:value-type="string" calcext:value-type="string">
            <text:p>https://www.facebook.com/Dysylumn/</text:p>
          </table:table-cell>
          <table:table-cell table:style-name="ce61"/>
          <table:table-cell table:style-name="ce55" office:value-type="string" calcext:value-type="string">
            <text:p>Montpellier, France</text:p>
          </table:table-cell>
          <table:table-cell table:style-name="ce51" table:number-columns-repeated="1012"/>
        </table:table-row>
        <table:table-row table:style-name="ro1">
          <table:table-cell table:style-name="ce55" office:value-type="string" calcext:value-type="string">
            <text:p>Death Metal</text:p>
          </table:table-cell>
          <table:table-cell table:style-name="ce53" office:value-type="string" calcext:value-type="string">
            <text:p><text:a xlink:href="https://www.facebook.com/temptfate31/" xlink:type="simple">Tempt Fate</text:a></text:p>
          </table:table-cell>
          <table:table-cell table:style-name="ce47" office:value-type="string" calcext:value-type="string">
            <text:p>1er Clip et Nouvel Album Sept 2018"Human Trap"</text:p>
          </table:table-cell>
          <table:table-cell table:style-name="ce48" table:formula="of:=HYPERLINK(&quot;https://www.deezer.com/fr/album/74189222 &quot;;&quot;Deezer&quot;)" office:value-type="string" office:string-value="Deezer" calcext:value-type="string">
            <text:p>Deezer</text:p>
          </table:table-cell>
          <table:table-cell table:style-name="ce48" table:formula="of:=HYPERLINK(&quot;https://temptfate31.band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BRwqxQ88108y2raf7l_pGQ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e8wK37_NT4s&quot;;&quot;Human Trap&quot;)" office:value-type="string" office:string-value="Human Trap" calcext:value-type="string">
            <text:p>Human Trap</text:p>
          </table:table-cell>
          <table:table-cell table:style-name="ce48" table:formula="of:=HYPERLINK(&quot;https://youtu.be/Cw1-yGzUECM&quot;;&quot;Teaser Album 2018&quot;)" office:value-type="string" office:string-value="Teaser Album 2018" calcext:value-type="string">
            <text:p>Teaser Album 2018</text:p>
          </table:table-cell>
          <table:table-cell table:style-name="ce30" office:value-type="string" calcext:value-type="string">
            <text:p>https://www.facebook.com/temptfate31/</text:p>
          </table:table-cell>
          <table:table-cell table:style-name="ce61" office:value-type="string" calcext:value-type="string">
            <text:p><text:a xlink:href="mailto:contact.temptfate@gmail.com?__xts__=" xlink:type="simple">contact.temptfate@gmail.com</text:a></text:p>
          </table:table-cell>
          <table:table-cell table:style-name="ce50" office:value-type="string" calcext:value-type="string">
            <text:p>Toulouse / Albi / Rodez</text:p>
          </table:table-cell>
          <table:table-cell table:style-name="ce51" table:number-columns-repeated="1012"/>
        </table:table-row>
        <table:table-row table:style-name="ro1">
          <table:table-cell table:style-name="ce55" office:value-type="string" calcext:value-type="string">
            <text:p>Brutal Death</text:p>
          </table:table-cell>
          <table:table-cell table:style-name="ce53" office:value-type="string" calcext:value-type="string">
            <text:p><text:a xlink:href="https://www.facebook.com/solareruptionofficial/" xlink:type="simple">Solar Eruption</text:a></text:p>
          </table:table-cell>
          <table:table-cell table:style-name="ce47" office:value-type="string" calcext:value-type="string">
            <text:p>1er Clip Sept 2018 "Solar Eruption "</text:p>
          </table:table-cell>
          <table:table-cell table:style-name="ce48" table:formula="of:=HYPERLINK(&quot;http://www.instagram.com/solareruptio...&quot;;&quot;Instagram&quot;)" office:value-type="string" office:string-value="Instagram" calcext:value-type="string">
            <text:p>Instagram</text:p>
          </table:table-cell>
          <table:table-cell table:style-name="ce48" table:formula="of:=HYPERLINK(&quot;http://solareruptionofficial.bandcamp...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3kDGDtDdG2nNiQlOiD9cZw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Unsigned</text:p>
          </table:table-cell>
          <table:table-cell table:style-name="ce48" table:formula="of:=HYPERLINK(&quot;https://youtu.be/qb36PJ0xpq8&quot;;&quot;Darkness Comes Home&quot;)" office:value-type="string" office:string-value="Darkness Comes Home" calcext:value-type="string">
            <text:p>Darkness Comes Home</text:p>
          </table:table-cell>
          <table:table-cell table:style-name="ce48" table:formula="of:=HYPERLINK(&quot;https://youtu.be/xdhw6FyvveI&quot;;&quot;Hocus Pocus&quot;)" office:value-type="string" office:string-value="Hocus Pocus" calcext:value-type="string">
            <text:p>Hocus Pocus</text:p>
          </table:table-cell>
          <table:table-cell table:style-name="ce30" office:value-type="string" calcext:value-type="string">
            <text:p>https://www.facebook.com/solareruptionofficial/</text:p>
          </table:table-cell>
          <table:table-cell table:style-name="ce61" office:value-type="string" calcext:value-type="string">
            <text:p><text:a xlink:href="mailto:contact@solareruptionofficial.com?__xts__=" xlink:type="simple">contact@solareruptionofficial.com</text:a></text:p>
          </table:table-cell>
          <table:table-cell table:style-name="ce50" office:value-type="string" calcext:value-type="string">
            <text:p>Lille, FR</text:p>
          </table:table-cell>
          <table:table-cell table:style-name="ce51" table:number-columns-repeated="1012"/>
        </table:table-row>
        <table:table-row table:style-name="ro1">
          <table:table-cell table:style-name="ce55" office:value-type="string" calcext:value-type="string">
            <text:p>Progressive Death Metal</text:p>
          </table:table-cell>
          <table:table-cell table:style-name="ce53" office:value-type="string" calcext:value-type="string">
            <text:p><text:a xlink:href="https://www.facebook.com/fractaluniverseband/" xlink:type="simple">Fractal Universe</text:a></text:p>
          </table:table-cell>
          <table:table-cell table:style-name="ce47" office:value-type="string" calcext:value-type="string">
            <text:p>En tournée sur l'automne 2018 en Europe</text:p>
          </table:table-cell>
          <table:table-cell table:style-name="ce48" table:formula="of:=HYPERLINK(&quot; https://twitter.com/FractalUni&quot;;&quot;Twitter&quot;)" office:value-type="string" office:string-value="Twitter" calcext:value-type="string">
            <text:p>Twitter</text:p>
          </table:table-cell>
          <table:table-cell table:style-name="ce48" table:formula="of:=HYPERLINK(&quot; https://fractaluniverseband.bandcamp....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user/FractalUniverseMetal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Metal Blade Records</text:p>
          </table:table-cell>
          <table:table-cell table:style-name="ce48" table:formula="of:=HYPERLINK(&quot;https://youtu.be/W7s1-XRdeIs&quot;;&quot;Scar Legacy of Hatred&quot;)" office:value-type="string" office:string-value="Scar Legacy of Hatred" calcext:value-type="string">
            <text:p>Scar Legacy of Hatred</text:p>
          </table:table-cell>
          <table:table-cell table:style-name="ce48" table:formula="of:=HYPERLINK(&quot;https://youtu.be/VIzb4I7SboA&quot;;&quot;Sons of Ignorance&quot;)" office:value-type="string" office:string-value="Sons of Ignorance" calcext:value-type="string">
            <text:p>Sons of Ignorance</text:p>
          </table:table-cell>
          <table:table-cell table:style-name="ce30" office:value-type="string" calcext:value-type="string">
            <text:p>https://www.facebook.com/fractaluniverseband/</text:p>
          </table:table-cell>
          <table:table-cell table:style-name="ce61" office:value-type="string" calcext:value-type="string">
            <text:p><text:a xlink:href="mailto:fractaluniverseband@gmail.com?__xts__=" xlink:type="simple">fractaluniverseband@gmail.com</text:a></text:p>
          </table:table-cell>
          <table:table-cell table:style-name="ce50" office:value-type="string" calcext:value-type="string">
            <text:p>Nancy, Franc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Death Metal</text:p>
          </table:table-cell>
          <table:table-cell table:style-name="ce53" office:value-type="string" calcext:value-type="string">
            <text:p><text:a xlink:href="https://www.facebook.com/propheticscourge/" xlink:type="simple">Prophetic Scourge</text:a></text:p>
          </table:table-cell>
          <table:table-cell table:style-name="ce56" office:value-type="string" calcext:value-type="string">
            <text:p>L’album Calvary sortira le 28 septembre 2018</text:p>
          </table:table-cell>
          <table:table-cell table:style-name="ce48" table:formula="of:=HYPERLINK(&quot;https://www.deezer.com/en/album/73127562&quot;;&quot;Deezer&quot;)" office:value-type="string" office:string-value="Deezer" calcext:value-type="string">
            <text:p>Deezer</text:p>
          </table:table-cell>
          <table:table-cell table:style-name="ce48" table:formula="of:=HYPERLINK(&quot;https://propheticscourge.bandcamp.com/releases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JSUkKUMJIz1MnhgoS8mxGA&quot;;&quot;youtube&quot;)" office:value-type="string" office:string-value="youtube" calcext:value-type="string">
            <text:p>youtube</text:p>
          </table:table-cell>
          <table:table-cell table:style-name="ce56" office:value-type="string" calcext:value-type="string">
            <text:p>Klonosphere / Season of Mist.</text:p>
          </table:table-cell>
          <table:table-cell table:style-name="ce48" table:formula="of:=HYPERLINK(&quot;https://youtu.be/Thh5mvFQGRo&quot;;&quot;THE MEDIUM&quot;)" office:value-type="string" office:string-value="THE MEDIUM" calcext:value-type="string">
            <text:p>THE MEDIUM</text:p>
          </table:table-cell>
          <table:table-cell table:style-name="ce48" table:formula="of:=HYPERLINK(&quot;https://youtu.be/UiXsMEKRu3E&quot;;&quot;THE HIEROPHANT&quot;)" office:value-type="string" office:string-value="THE HIEROPHANT" calcext:value-type="string">
            <text:p>THE HIEROPHANT</text:p>
          </table:table-cell>
          <table:table-cell table:style-name="ce30" office:value-type="string" calcext:value-type="string">
            <text:p>https://www.facebook.com/propheticscourge/</text:p>
          </table:table-cell>
          <table:table-cell table:style-name="ce61" office:value-type="string" calcext:value-type="string">
            <text:p><text:a xlink:href="mailto:propheticscourge@gmail.com?__xts__=" xlink:type="simple">propheticscourge@gmail.com</text:a></text:p>
          </table:table-cell>
          <table:table-cell table:style-name="ce62" office:value-type="string" calcext:value-type="string">
            <text:p>Languedoc-Roussillon-Midi-Pyrénées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lodic Groove Metal, Death Metal</text:p>
          </table:table-cell>
          <table:table-cell table:style-name="ce53" office:value-type="string" calcext:value-type="string">
            <text:p><text:a xlink:href="https://www.facebook.com/MindImperiumMetal/" xlink:type="simple">Mind Imperium</text:a></text:p>
          </table:table-cell>
          <table:table-cell table:style-name="ce47" office:value-type="string" calcext:value-type="string">
            <text:p>Nouvel Album Sept 2018 " Way To Carcosa "</text:p>
          </table:table-cell>
          <table:table-cell table:style-name="ce48" table:formula="of:=HYPERLINK(&quot;http://www.mindimperium.com&quot;;&quot;Website&quot;)" office:value-type="string" office:string-value="Website" calcext:value-type="string">
            <text:p>Website</text:p>
          </table:table-cell>
          <table:table-cell table:style-name="ce48" table:formula="of:=HYPERLINK(&quot;https://mindimperium.band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N6yhR32MjURtxLcmaZhAiA&quot;;&quot;youtube&quot;)" office:value-type="string" office:string-value="youtube" calcext:value-type="string">
            <text:p>youtube</text:p>
          </table:table-cell>
          <table:table-cell table:style-name="ce55" office:value-type="string" calcext:value-type="string">
            <text:p>Dark Faery Records</text:p>
          </table:table-cell>
          <table:table-cell table:style-name="ce48" table:formula="of:=HYPERLINK(&quot;https://youtu.be/RcOg_rjwgmE&quot;;&quot;Fragmented&quot;)" office:value-type="string" office:string-value="Fragmented" calcext:value-type="string">
            <text:p>Fragmented</text:p>
          </table:table-cell>
          <table:table-cell table:style-name="ce48" table:formula="of:=HYPERLINK(&quot;https://youtu.be/jPKnbgxj0yQ&quot;;&quot;Lycidas&quot;)" office:value-type="string" office:string-value="Lycidas" calcext:value-type="string">
            <text:p>Lycidas</text:p>
          </table:table-cell>
          <table:table-cell table:style-name="ce30" office:value-type="string" calcext:value-type="string">
            <text:p><text:a xlink:href="https://www.facebook.com/MindImperiumMetal/" xlink:type="simple">https://www.facebook.com/MindImperiumMetal/</text:a></text:p>
          </table:table-cell>
          <table:table-cell table:style-name="ce61" office:value-type="string" calcext:value-type="string">
            <text:p><text:a xlink:href="mailto:contact@mindimperium.com?__xts__=" xlink:type="simple">contact@mindimperium.com</text:a></text:p>
          </table:table-cell>
          <table:table-cell table:style-name="ce50" office:value-type="string" calcext:value-type="string">
            <text:p>Lyon</text:p>
          </table:table-cell>
          <table:table-cell table:style-name="ce50" office:value-type="string" calcext:value-type="string">
            <text:p>06 64 45 05 10</text:p>
          </table:table-cell>
          <table:table-cell table:style-name="ce51" table:number-columns-repeated="1011"/>
        </table:table-row>
        <table:table-row table:style-name="ro1">
          <table:table-cell table:style-name="ce50" office:value-type="string" calcext:value-type="string">
            <text:p>Modern Death Metal</text:p>
          </table:table-cell>
          <table:table-cell table:style-name="ce48" office:value-type="string" calcext:value-type="string">
            <text:p><text:a xlink:href="https://www.facebook.com/officialchabtan/" xlink:type="simple">CHABTAN</text:a></text:p>
          </table:table-cell>
          <table:table-cell table:style-name="ce47" office:value-type="string" calcext:value-type="string">
            <text:p>Avril 2018 2 éme Album <text:s/>" NINE LEVELS "</text:p>
          </table:table-cell>
          <table:table-cell table:style-name="ce48" table:formula="of:=HYPERLINK(&quot;https://open.spotify.com/album/3gp0GCH0KEHxexWlVe7Vds&quot;;&quot;Spotify&quot;)" office:value-type="string" office:string-value="Spotify" calcext:value-type="string">
            <text:p>Spotify</text:p>
          </table:table-cell>
          <table:table-cell table:style-name="ce48" table:formula="of:=HYPERLINK(&quot;https://darktunes.bandcamp.com/album/eleven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zRzt1Vj_VWjpyg2X-vO49g&quot;;&quot;youtube&quot;)" office:value-type="string" office:string-value="youtube" calcext:value-type="string">
            <text:p>youtube</text:p>
          </table:table-cell>
          <table:table-cell table:style-name="ce63" table:formula="of:=HYPERLINK(&quot;http://www.darktunes.com/&quot;;&quot;darkTunes Music Group&quot;)" office:value-type="string" office:string-value="darkTunes Music Group" calcext:value-type="string">
            <text:p>darkTunes Music Group</text:p>
          </table:table-cell>
          <table:table-cell table:style-name="ce48" table:formula="of:=HYPERLINK(&quot;https://youtu.be/s13aQJXljaw&quot;;&quot;Escaping Seven-Death&quot;)" office:value-type="string" office:string-value="Escaping Seven-Death" calcext:value-type="string">
            <text:p>Escaping Seven-Death</text:p>
          </table:table-cell>
          <table:table-cell table:style-name="ce48" table:formula="of:=HYPERLINK(&quot;https://youtu.be/Lu16uqxAzhE&quot;;&quot;The Fall Of Nojpetén&quot;)" office:value-type="string" office:string-value="The Fall Of Nojpetén" calcext:value-type="string">
            <text:p>The Fall Of Nojpetén</text:p>
          </table:table-cell>
          <table:table-cell table:style-name="ce30" office:value-type="string" calcext:value-type="string">
            <text:p><text:a xlink:href="https://www.facebook.com/officialchabtan/" xlink:type="simple">https://www.facebook.com/officialchabtan/</text:a></text:p>
          </table:table-cell>
          <table:table-cell table:style-name="ce61" office:value-type="string" calcext:value-type="string">
            <text:p><text:a xlink:href="mailto:chabtan@hotmail.fr?__xts__=" xlink:type="simple">chabtan@hotmail.fr</text:a></text:p>
          </table:table-cell>
          <table:table-cell table:style-name="ce50" office:value-type="string" calcext:value-type="string">
            <text:p>Paris / Franc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PROGRESSIVE DEATH METAL</text:p>
          </table:table-cell>
          <table:table-cell table:style-name="ce48" office:value-type="string" calcext:value-type="string">
            <text:p><text:a xlink:href="https://www.facebook.com/sadraenofficial/" xlink:type="simple">Sadraen</text:a></text:p>
          </table:table-cell>
          <table:table-cell table:style-name="ce62" office:value-type="string" calcext:value-type="string">
            <text:p>Sadraen .. on Tour !!!!</text:p>
          </table:table-cell>
          <table:table-cell table:style-name="ce48" table:formula="of:=HYPERLINK(&quot;https://twitter.com/sadraen&quot;;&quot;Twitter&quot;)" office:value-type="string" office:string-value="Twitter" calcext:value-type="string">
            <text:p>Twitter</text:p>
          </table:table-cell>
          <table:table-cell table:style-name="ce48" table:formula="of:=HYPERLINK(&quot; https://www.instagram.com/sadraen&quot;;&quot;Instagram&quot;)" office:value-type="string" office:string-value="Instagram" calcext:value-type="string">
            <text:p>Instagram</text:p>
          </table:table-cell>
          <table:table-cell table:style-name="ce48" table:formula="of:=HYPERLINK(&quot;https://www.youtube.com/sadraen?fbclid=IwAR0QB2GazhZ-9iAg3ej4FOhSqXBtKxQ6L1KSjHNPWCIlN4lNstRsbvKBzrk&quot;;&quot;youtube&quot;)" office:value-type="string" office:string-value="youtube" calcext:value-type="string">
            <text:p>youtube</text:p>
          </table:table-cell>
          <table:table-cell table:style-name="ce57" office:value-type="string" calcext:value-type="string">
            <text:p>M &amp; O Music (Label)</text:p>
          </table:table-cell>
          <table:table-cell table:style-name="ce48" table:formula="of:=HYPERLINK(&quot;https://youtu.be/uZUAtga_yOA&quot;;&quot;Torn&quot;)" office:value-type="string" office:string-value="Torn" calcext:value-type="string">
            <text:p>Torn</text:p>
          </table:table-cell>
          <table:table-cell table:style-name="ce59" office:value-type="string" calcext:value-type="string">
            <text:p>Orphan Lord</text:p>
          </table:table-cell>
          <table:table-cell table:style-name="ce30" office:value-type="string" calcext:value-type="string">
            <text:p><text:a xlink:href="https://www.facebook.com/sadraenofficial/" xlink:type="simple">https://www.facebook.com/sadraenofficial/</text:a></text:p>
          </table:table-cell>
          <table:table-cell table:style-name="ce61" office:value-type="string" calcext:value-type="string">
            <text:p><text:a xlink:href="mailto:contact@sadraen.com?__xts__=" xlink:type="simple">contact@sadraen.com</text:a></text:p>
          </table:table-cell>
          <table:table-cell table:style-name="ce55" office:value-type="string" calcext:value-type="string">
            <text:p>Nord de la France</text:p>
          </table:table-cell>
          <table:table-cell table:style-name="ce50" office:value-type="string" calcext:value-type="string">
            <text:p>07 50 49 16 16</text:p>
          </table:table-cell>
          <table:table-cell table:style-name="ce51" table:number-columns-repeated="1011"/>
        </table:table-row>
        <table:table-row table:style-name="ro1">
          <table:table-cell table:style-name="ce47" office:value-type="string" calcext:value-type="string">
            <text:p>death metal old school</text:p>
          </table:table-cell>
          <table:table-cell table:style-name="ce48" office:value-type="string" calcext:value-type="string">
            <text:p><text:a xlink:href="https://www.facebook.com/freitot/" xlink:type="simple">Freitot</text:a></text:p>
          </table:table-cell>
          <table:table-cell table:style-name="ce47" office:value-type="string" calcext:value-type="string">
            <text:p>1er Album Mai 2018 "FREITOT "</text:p>
          </table:table-cell>
          <table:table-cell table:style-name="ce48" table:formula="of:=HYPERLINK(&quot;https://shop.season-of-mist.com/freitot-freitot-cd-digipak?___store=default_fr&quot;;&quot;Season of Mist&quot;)" office:value-type="string" office:string-value="Season of Mist" calcext:value-type="string">
            <text:p>Season of Mist</text:p>
          </table:table-cell>
          <table:table-cell table:style-name="ce48" table:formula="of:=HYPERLINK(&quot;https://www.deezer.com/fr/album/63075802&quot;;&quot;Deezer&quot;)" office:value-type="string" office:string-value="Deezer" calcext:value-type="string">
            <text:p>Deezer</text:p>
          </table:table-cell>
          <table:table-cell table:style-name="ce48" table:formula="of:=HYPERLINK(&quot;https://www.youtube.com/channel/UC103tiCal_uOftW_ob0aYpw&quot;;&quot;youtube&quot;)" office:value-type="string" office:string-value="youtube" calcext:value-type="string">
            <text:p>youtube</text:p>
          </table:table-cell>
          <table:table-cell table:style-name="ce64" office:value-type="string" calcext:value-type="string">
            <text:p><text:a xlink:href="https://shop.season-of-mist.com/label/mystyk" xlink:type="simple">label Mystick</text:a></text:p>
          </table:table-cell>
          <table:table-cell table:style-name="ce48" table:formula="of:=HYPERLINK(&quot;https://youtu.be/_vm1YDj1hhc&quot;;&quot;The Human Drawer&quot;)" office:value-type="string" office:string-value="The Human Drawer" calcext:value-type="string">
            <text:p>The Human Drawer</text:p>
          </table:table-cell>
          <table:table-cell table:style-name="ce48" table:formula="of:=HYPERLINK(&quot;https://youtu.be/fEwuDS-pOLE&quot;;&quot;Mission&quot;)" office:value-type="string" office:string-value="Mission" calcext:value-type="string">
            <text:p>Mission</text:p>
          </table:table-cell>
          <table:table-cell table:style-name="ce30" office:value-type="string" calcext:value-type="string">
            <text:p><text:a xlink:href="https://www.facebook.com/freitot/" xlink:type="simple">https://www.facebook.com/freitot/</text:a></text:p>
          </table:table-cell>
          <table:table-cell table:style-name="ce61"/>
          <table:table-cell table:style-name="ce50" office:value-type="string" calcext:value-type="string">
            <text:p>Paris - Alès - Amiens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Doom / Death / Black Metal</text:p>
          </table:table-cell>
          <table:table-cell table:style-name="ce48" office:value-type="string" calcext:value-type="string">
            <text:p><text:a xlink:href="https://www.facebook.com/utopiandespair/" xlink:type="simple">Utopian Despair</text:a></text:p>
          </table:table-cell>
          <table:table-cell table:style-name="ce47" office:value-type="string" calcext:value-type="string">
            <text:p>Mars 2018 " A Gate Toward Freedom "</text:p>
          </table:table-cell>
          <table:table-cell table:style-name="ce48" table:formula="of:=HYPERLINK(&quot;https://www.jamendo.com/artist/426330/utopian-despair&quot;;&quot;Jamendo&quot;)" office:value-type="string" office:string-value="Jamendo" calcext:value-type="string">
            <text:p>Jamendo</text:p>
          </table:table-cell>
          <table:table-cell table:style-name="ce48" table:formula="of:=HYPERLINK(&quot;https://utopiandespair1.bandcamp.com/releases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jXwQPl6719PMynn3Vm-Wf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AoZyR2RQ6n8&quot;;&quot;A Gate Toward Freedom&quot;)" office:value-type="string" office:string-value="A Gate Toward Freedom" calcext:value-type="string">
            <text:p>A Gate Toward Freedom</text:p>
          </table:table-cell>
          <table:table-cell table:style-name="ce48" table:formula="of:=HYPERLINK(&quot;https://youtu.be/lSCHzM0KmF0&quot;;&quot;Echoes Of Nothingness&quot;)" office:value-type="string" office:string-value="Echoes Of Nothingness" calcext:value-type="string">
            <text:p>Echoes Of Nothingness</text:p>
          </table:table-cell>
          <table:table-cell table:style-name="ce30" office:value-type="string" calcext:value-type="string">
            <text:p><text:a xlink:href="https://www.facebook.com/utopiandespair/" xlink:type="simple">https://www.facebook.com/utopiandespair/</text:a></text:p>
          </table:table-cell>
          <table:table-cell table:style-name="ce61" office:value-type="string" calcext:value-type="string">
            <text:p><text:a xlink:href="mailto:aleph@hotmail.fr?__xts__=" xlink:type="simple">aleph@hotmail.fr</text:a></text:p>
          </table:table-cell>
          <table:table-cell table:style-name="ce47" office:value-type="string" calcext:value-type="string">
            <text:p>Rouen</text:p>
          </table:table-cell>
          <table:table-cell table:style-name="ce51" table:number-columns-repeated="1012"/>
        </table:table-row>
        <table:table-row table:style-name="ro1">
          <table:table-cell table:style-name="ce40" office:value-type="string" calcext:value-type="string">
            <text:p>STYLE <text:s/>METAL DARK AMBIENT ATMO</text:p>
          </table:table-cell>
          <table:table-cell table:style-name="ce41" office:value-type="string" calcext:value-type="string">
            <text:p>BAND</text:p>
          </table:table-cell>
          <table:table-cell table:style-name="ce36" office:value-type="string" calcext:value-type="string">
            <text:p>NOM + DATE SORTIE</text:p>
          </table:table-cell>
          <table:table-cell table:style-name="ce31"/>
          <table:table-cell table:style-name="ce31" office:value-type="string" calcext:value-type="string">
            <text:p>LIEN d'écoute</text:p>
          </table:table-cell>
          <table:table-cell table:style-name="ce31"/>
          <table:table-cell table:style-name="ce42" office:value-type="string" calcext:value-type="string">
            <text:p>LABEL ou AUTOPROD</text:p>
          </table:table-cell>
          <table:table-cell table:style-name="ce32" office:value-type="string" calcext:value-type="string">
            <text:p>CLIP</text:p>
          </table:table-cell>
          <table:table-cell table:style-name="ce32"/>
          <table:table-cell table:style-name="ce43" office:value-type="string" calcext:value-type="string">
            <text:p>FACEBOOK - Site</text:p>
          </table:table-cell>
          <table:table-cell table:style-name="ce44" office:value-type="string" calcext:value-type="string">
            <text:p>MAIL</text:p>
          </table:table-cell>
          <table:table-cell table:style-name="ce45" office:value-type="string" calcext:value-type="string">
            <text:p>REGION DEPARTEMENT</text:p>
          </table:table-cell>
          <table:table-cell table:style-name="ce38" office:value-type="string" calcext:value-type="string">
            <text:p>TELEPHONE</text:p>
          </table:table-cell>
          <table:table-cell table:style-name="ce34" table:number-columns-repeated="1011"/>
        </table:table-row>
        <table:table-row table:style-name="ro1">
          <table:table-cell table:style-name="ce35" office:value-type="string" calcext:value-type="string">
            <text:p>STONER -DOOM METAL - DRONE -SLUDGE - METAL GOTHIC</text:p>
          </table:table-cell>
          <table:table-cell table:style-name="ce41" office:value-type="string" calcext:value-type="string">
            <text:p>Nom du groupe</text:p>
          </table:table-cell>
          <table:table-cell table:style-name="ce36" office:value-type="string" calcext:value-type="string">
            <text:p>Nom EP ou albums <text:s/>+Date de sortie</text:p>
          </table:table-cell>
          <table:table-cell table:style-name="ce31" office:value-type="string" calcext:value-type="string">
            <text:p>Soundcloud</text:p>
          </table:table-cell>
          <table:table-cell table:style-name="ce46" office:value-type="string" calcext:value-type="string">
            <text:p>Bandcamp</text:p>
          </table:table-cell>
          <table:table-cell table:style-name="ce46" office:value-type="string" calcext:value-type="string">
            <text:p>Youtube</text:p>
          </table:table-cell>
          <table:table-cell table:style-name="ce42" office:value-type="string" calcext:value-type="string">
            <text:p>Nom label ou autoprod</text:p>
          </table:table-cell>
          <table:table-cell table:style-name="ce32" office:value-type="string" calcext:value-type="string">
            <text:p>Nom du clip + lien</text:p>
          </table:table-cell>
          <table:table-cell table:style-name="ce32" office:value-type="string" calcext:value-type="string">
            <text:p>2 clip</text:p>
          </table:table-cell>
          <table:table-cell table:style-name="ce43" office:value-type="string" calcext:value-type="string">
            <text:p>LIEN facebook</text:p>
          </table:table-cell>
          <table:table-cell table:style-name="ce44" office:value-type="string" calcext:value-type="string">
            <text:p>mail</text:p>
          </table:table-cell>
          <table:table-cell table:style-name="ce45" office:value-type="string" calcext:value-type="string">
            <text:p>région, département</text:p>
          </table:table-cell>
          <table:table-cell table:style-name="ce38" office:value-type="string" calcext:value-type="string">
            <text:p>phone</text:p>
          </table:table-cell>
          <table:table-cell table:style-name="ce34" table:number-columns-repeated="1011"/>
        </table:table-row>
        <table:table-row table:style-name="ro4">
          <table:table-cell table:style-name="ce47" office:value-type="string" calcext:value-type="string">
            <text:p>Doom</text:p>
          </table:table-cell>
          <table:table-cell table:style-name="ce48" table:formula="of:=HYPERLINK(&quot;https://www.facebook.com/pg/monolithedoom/about/?ref=page_internal&quot;;&quot;Monolithe&quot;)" office:value-type="string" office:string-value="Monolithe" calcext:value-type="string">
            <text:p>Monolithe</text:p>
          </table:table-cell>
          <table:table-cell table:style-name="ce47" office:value-type="string" calcext:value-type="string">
            <text:p>Nebula Septem (Janvier 2018)</text:p>
          </table:table-cell>
          <table:table-cell table:style-name="ce48" table:formula="of:=HYPERLINK(&quot;https://twitter.com/monolithe&quot;;&quot;Twitter&quot;)" office:value-type="string" office:string-value="Twitter" calcext:value-type="string">
            <text:p>Twitter</text:p>
          </table:table-cell>
          <table:table-cell table:style-name="ce52" table:formula="of:=HYPERLINK(&quot;https://monolithe.bandcamp.com/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7NewNbrtlNohq4sOc-EA8Q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Les Acteurs de l'Ombre Productions</text:p>
          </table:table-cell>
          <table:table-cell table:style-name="ce52" table:formula="of:=HYPERLINK(&quot;https://www.youtube.com/channel/UC7NewNbrtlNohq4sOc-EA8Q&quot;;&quot;Monolithe - Coil Shaped Volution&quot;)" office:value-type="string" office:string-value="Monolithe - Coil Shaped Volution" calcext:value-type="string">
            <text:p>Monolithe - Coil Shaped Volution</text:p>
          </table:table-cell>
          <table:table-cell table:style-name="ce51"/>
          <table:table-cell table:style-name="ce54" office:value-type="string" calcext:value-type="string">
            <text:p><text:a xlink:href="https://www.facebook.com/pg/monolithedoom" xlink:type="simple">https://www.facebook.com/pg/monolithedoom</text:a></text:p>
          </table:table-cell>
          <table:table-cell table:style-name="ce55" office:value-type="string" calcext:value-type="string">
            <text:p>Blandine / LADLO : blandine@lesacteursdelombre.com / Prescillia / MONOLITHE : prescillia.bourguignon@gmail.com</text:p>
          </table:table-cell>
          <table:table-cell table:style-name="ce47" office:value-type="string" calcext:value-type="string">
            <text:p>Ile de France (Pari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Doom</text:p>
          </table:table-cell>
          <table:table-cell table:style-name="ce52" table:formula="of:=HYPERLINK(&quot;https://www.facebook.com/pg/MourningDawn/about/?ref=page_internal&quot;;&quot;Mourning Dawn&quot;)" office:value-type="string" office:string-value="Mourning Dawn" calcext:value-type="string">
            <text:p>Mourning Dawn</text:p>
          </table:table-cell>
          <table:table-cell table:style-name="ce47" office:value-type="string" calcext:value-type="string">
            <text:p>The Dead Years (Janvier 2018)</text:p>
          </table:table-cell>
          <table:table-cell table:style-name="ce52" table:formula="of:=HYPERLINK(&quot;https://www.reverbnation.com/mourningdawn&quot;;&quot;Reverbnation&quot;)" office:value-type="string" office:string-value="Reverbnation" calcext:value-type="string">
            <text:p>Reverbnation</text:p>
          </table:table-cell>
          <table:table-cell table:style-name="ce52" table:formula="of:=HYPERLINK(&quot;https://mourningdawn.bandcamp.com/album/the-dead-years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VOXq3GfeGgEE--vUCtjeDw&quot;;&quot;youtube&quot;)" office:value-type="string" office:string-value="youtube" calcext:value-type="string">
            <text:p>youtube</text:p>
          </table:table-cell>
          <table:table-cell table:style-name="ce55" office:value-type="string" calcext:value-type="string">
            <text:p>Total Rust</text:p>
          </table:table-cell>
          <table:table-cell table:style-name="ce48" table:formula="of:=HYPERLINK(&quot;https://youtu.be/LFJdXIVlkio&quot;;&quot;Lights&quot;)" office:value-type="string" office:string-value="Lights" calcext:value-type="string">
            <text:p>Lights</text:p>
          </table:table-cell>
          <table:table-cell table:style-name="ce48" table:formula="of:=HYPERLINK(&quot;https://youtu.be/K9q9kvjlOKg&quot;;&quot;The One I Never Was&quot;)" office:value-type="string" office:string-value="The One I Never Was" calcext:value-type="string">
            <text:p>The One I Never Was</text:p>
          </table:table-cell>
          <table:table-cell table:style-name="ce54" office:value-type="string" calcext:value-type="string">
            <text:p><text:a xlink:href="https://www.facebook.com/pg/MourningDawn" xlink:type="simple">https://www.facebook.com/pg/MourningDawn</text:a></text:p>
          </table:table-cell>
          <table:table-cell table:style-name="ce55" office:value-type="string" calcext:value-type="string">
            <text:p>pokemonslaughter@hotmail.com</text:p>
          </table:table-cell>
          <table:table-cell table:style-name="ce47" office:value-type="string" calcext:value-type="string">
            <text:p>Ile de France (Pari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Southern Metal</text:p>
          </table:table-cell>
          <table:table-cell table:style-name="ce52" table:formula="of:=HYPERLINK(&quot;https://www.facebook.com/RedMourning/&quot;;&quot;Red Mourning&quot;)" office:value-type="string" office:string-value="Red Mourning" calcext:value-type="string">
            <text:p>Red Mourning</text:p>
          </table:table-cell>
          <table:table-cell table:style-name="ce47" office:value-type="string" calcext:value-type="string">
            <text:p>Under Punishment's Tree (Février 2018)</text:p>
          </table:table-cell>
          <table:table-cell table:style-name="ce52" table:formula="of:=HYPERLINK(&quot;https://soundcloud.com/red-mourning-1&quot;;&quot;Soundcloud&quot;)" office:value-type="string" office:string-value="Soundcloud" calcext:value-type="string">
            <text:p>Soundcloud</text:p>
          </table:table-cell>
          <table:table-cell table:style-name="ce51"/>
          <table:table-cell table:style-name="ce52" table:formula="of:=HYPERLINK(&quot;https://www.youtube.com/channel/UCPS2y8INKKim3IsS9PoglIA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Bad Reputation</text:p>
          </table:table-cell>
          <table:table-cell table:style-name="ce48" table:formula="of:=HYPERLINK(&quot;https://youtu.be/CZPefGlX99U&quot;;&quot;Under Punishment's Tree&quot;)" office:value-type="string" office:string-value="Under Punishment's Tree" calcext:value-type="string">
            <text:p>Under Punishment's Tree</text:p>
          </table:table-cell>
          <table:table-cell table:style-name="ce48" table:formula="of:=HYPERLINK(&quot;https://youtu.be/kLL-XR1Cx0U&quot;;&quot;Blue Drums&quot;)" office:value-type="string" office:string-value="Blue Drums" calcext:value-type="string">
            <text:p>Blue Drums</text:p>
          </table:table-cell>
          <table:table-cell table:style-name="ce54" office:value-type="string" calcext:value-type="string">
            <text:p><text:a xlink:href="https://www.facebook.com/pg/RedMourning" xlink:type="simple">https://www.facebook.com/pg/RedMourning</text:a></text:p>
          </table:table-cell>
          <table:table-cell table:style-name="ce47" office:value-type="string" calcext:value-type="string">
            <text:p>rpmprod@gmail.com</text:p>
          </table:table-cell>
          <table:table-cell table:style-name="ce47" office:value-type="string" calcext:value-type="string">
            <text:p>Ile de France (Pari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Stoner</text:p>
          </table:table-cell>
          <table:table-cell table:style-name="ce52" table:formula="of:=HYPERLINK(&quot;https://www.facebook.com/walnutgrovedc/&quot;;&quot;Walnut Grove Dc&quot;)" office:value-type="string" office:string-value="Walnut Grove Dc" calcext:value-type="string">
            <text:p>Walnut Grove Dc</text:p>
          </table:table-cell>
          <table:table-cell table:style-name="ce47" office:value-type="string" calcext:value-type="string">
            <text:p>Roskov (Février 2018)</text:p>
          </table:table-cell>
          <table:table-cell table:style-name="ce48" table:formula="of:=HYPERLINK(&quot;https://www.deezer.com/fr/album/7761234&quot;;&quot;Deezer&quot;)" office:value-type="string" office:string-value="Deezer" calcext:value-type="string">
            <text:p>Deezer</text:p>
          </table:table-cell>
          <table:table-cell table:style-name="ce51"/>
          <table:table-cell table:style-name="ce52" table:formula="of:=HYPERLINK(&quot;https://www.youtube.com/channel/UClbQFYv-27ZAn28FLCzqahg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0mDg3QmLZBo&quot;;&quot;Roskov&quot;)" office:value-type="string" office:string-value="Roskov" calcext:value-type="string">
            <text:p>Roskov</text:p>
          </table:table-cell>
          <table:table-cell table:style-name="ce48" table:formula="of:=HYPERLINK(&quot;https://youtu.be/w7B7s51rLGo&quot;;&quot;BULLET TIME&quot;)" office:value-type="string" office:string-value="BULLET TIME" calcext:value-type="string">
            <text:p>BULLET TIME</text:p>
          </table:table-cell>
          <table:table-cell table:style-name="ce54" office:value-type="string" calcext:value-type="string">
            <text:p><text:a xlink:href="https://www.facebook.com/pg/walnutgrovedc" xlink:type="simple">https://www.facebook.com/pg/walnutgrovedc</text:a></text:p>
          </table:table-cell>
          <table:table-cell table:style-name="ce47" office:value-type="string" calcext:value-type="string">
            <text:p>walnutgrovedc@gmail.com</text:p>
          </table:table-cell>
          <table:table-cell table:style-name="ce47" office:value-type="string" calcext:value-type="string">
            <text:p>Poitou Charente (La Rochelle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Post / Screamo / Sludge</text:p>
          </table:table-cell>
          <table:table-cell table:style-name="ce52" table:formula="of:=HYPERLINK(&quot;https://www.facebook.com/lefttowither/&quot;;&quot;Left To Wither&quot;)" office:value-type="string" office:string-value="Left To Wither" calcext:value-type="string">
            <text:p>Left To Wither</text:p>
          </table:table-cell>
          <table:table-cell table:style-name="ce47" office:value-type="string" calcext:value-type="string">
            <text:p>Left To Wither (EP - Janvier 2018)</text:p>
          </table:table-cell>
          <table:table-cell table:style-name="ce51"/>
          <table:table-cell table:style-name="ce52" table:formula="of:=HYPERLINK(&quot;https://lefttowither.bandcamp.com/releases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39lZ2YtXJeNZ4VuuzkQefg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4qlSseS00VU&quot;;&quot;S/T (2018) Full Album&quot;)" office:value-type="string" office:string-value="S/T (2018) Full Album" calcext:value-type="string">
            <text:p>S/T (2018) Full Album</text:p>
          </table:table-cell>
          <table:table-cell table:style-name="ce48" table:formula="of:=HYPERLINK(&quot;https://youtu.be/6mSvX304tGQ&quot;;&quot;No Dividers&quot;)" office:value-type="string" office:string-value="No Dividers" calcext:value-type="string">
            <text:p>No Dividers</text:p>
          </table:table-cell>
          <table:table-cell table:style-name="ce54" office:value-type="string" calcext:value-type="string">
            <text:p><text:a xlink:href="https://www.facebook.com/pg/lefttowither" xlink:type="simple">https://www.facebook.com/pg/lefttowither</text:a></text:p>
          </table:table-cell>
          <table:table-cell table:style-name="ce47" office:value-type="string" calcext:value-type="string">
            <text:p>leftowither@gmail.com</text:p>
          </table:table-cell>
          <table:table-cell table:style-name="ce47" office:value-type="string" calcext:value-type="string">
            <text:p>Nord Pas De Calais (Lille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Stoner</text:p>
          </table:table-cell>
          <table:table-cell table:style-name="ce52" table:formula="of:=HYPERLINK(&quot;https://www.facebook.com/Mudweiser-160736803969841/&quot;;&quot;Mudweiser&quot;)" office:value-type="string" office:string-value="Mudweiser" calcext:value-type="string">
            <text:p>Mudweiser</text:p>
          </table:table-cell>
          <table:table-cell table:style-name="ce47" office:value-type="string" calcext:value-type="string">
            <text:p>So Said The Snake (Février)</text:p>
          </table:table-cell>
          <table:table-cell table:style-name="ce48" table:formula="of:=HYPERLINK(&quot;https://www.head-records.com/mudweiser&quot;;&quot;Head Records&quot;)" office:value-type="string" office:string-value="Head Records" calcext:value-type="string">
            <text:p>Head Records</text:p>
          </table:table-cell>
          <table:table-cell table:style-name="ce52" table:formula="of:=HYPERLINK(&quot;https://mudweiser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T_hrQ66ymSmRzMoHkwR0Iw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Head Records</text:p>
          </table:table-cell>
          <table:table-cell table:style-name="ce48" table:formula="of:=HYPERLINK(&quot;https://youtu.be/uRiMAcJjXsA&quot;;&quot;Swimming On the Bottom&quot;)" office:value-type="string" office:string-value="Swimming On the Bottom" calcext:value-type="string">
            <text:p>Swimming On the Bottom</text:p>
          </table:table-cell>
          <table:table-cell table:style-name="ce48" table:formula="of:=HYPERLINK(&quot;https://youtu.be/N04dmoczFI8?list=OLAK5uy_mCOU4LqxkaLZ--MMg4OMXCAX2HFo1JHgc&quot;;&quot;Fairy Tale&quot;)" office:value-type="string" office:string-value="Fairy Tale" calcext:value-type="string">
            <text:p>Fairy Tale</text:p>
          </table:table-cell>
          <table:table-cell table:style-name="ce54" office:value-type="string" calcext:value-type="string">
            <text:p><text:a xlink:href="https://www.facebook.com/pg/Mudweiser-160736803969841" xlink:type="simple">https://www.facebook.com/pg/Mudweiser-160736803969841</text:a></text:p>
          </table:table-cell>
          <table:table-cell table:style-name="ce51"/>
          <table:table-cell table:style-name="ce47" office:value-type="string" calcext:value-type="string">
            <text:p>Languedoc Roussillon (Montpellier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 psychedelique</text:p>
          </table:table-cell>
          <table:table-cell table:style-name="ce48" table:formula="of:=HYPERLINK(&quot;https://www.facebook.com/dogfriesband/&quot;;&quot;Dogfries&quot;)" office:value-type="string" office:string-value="Dogfries" calcext:value-type="string">
            <text:p>Dogfries</text:p>
          </table:table-cell>
          <table:table-cell table:style-name="ce60" table:formula="of:=HYPERLINK(&quot;https://youtu.be/robiTfhoy_U&quot;;&quot;Oct 2018 Clip &quot;&quot; Globular Cluster &quot;&quot;&quot;)" office:value-type="string" office:string-value="Oct 2018 Clip &quot; Globular Cluster &quot;" calcext:value-type="string">
            <text:p>Oct 2018 Clip " Globular Cluster "</text:p>
          </table:table-cell>
          <table:table-cell table:style-name="ce51"/>
          <table:table-cell table:style-name="ce52" table:formula="of:=HYPERLINK(&quot;https://dogfries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NJWS6KAS6-dQq9S7mR2qX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snB9rpq2h9g&quot;;&quot;Globular Cluster&quot;)" office:value-type="string" office:string-value="Globular Cluster" calcext:value-type="string">
            <text:p>Globular Cluster</text:p>
          </table:table-cell>
          <table:table-cell table:style-name="ce48" table:formula="of:=HYPERLINK(&quot;https://youtu.be/v5j5TtMPk3U&quot;;&quot;DOGFRIES Live&quot;)" office:value-type="string" office:string-value="DOGFRIES Live" calcext:value-type="string">
            <text:p>DOGFRIES Live</text:p>
          </table:table-cell>
          <table:table-cell table:style-name="ce30" office:value-type="string" calcext:value-type="string">
            <text:p><text:a xlink:href="https://www.facebook.com/dogfriesband" xlink:type="simple">https://www.facebook.com/dogfriesband</text:a></text:p>
          </table:table-cell>
          <table:table-cell table:style-name="ce61" office:value-type="string" calcext:value-type="string">
            <text:p><text:a xlink:href="mailto:dogfries.music@gmail.com?__xts__=" xlink:type="simple">dogfries.music@gmail.com</text:a></text:p>
          </table:table-cell>
          <table:table-cell table:style-name="ce47" office:value-type="string" calcext:value-type="string">
            <text:p>Marseill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Death / Doom</text:p>
          </table:table-cell>
          <table:table-cell table:style-name="ce52" table:formula="of:=HYPERLINK(&quot;https://www.facebook.com/epitaphemetal/&quot;;&quot;Epitaphe&quot;)" office:value-type="string" office:string-value="Epitaphe" calcext:value-type="string">
            <text:p>Epitaphe</text:p>
          </table:table-cell>
          <table:table-cell table:style-name="ce47" office:value-type="string" calcext:value-type="string">
            <text:p>DEMO MMXVII (Janvier 2018)</text:p>
          </table:table-cell>
          <table:table-cell table:style-name="ce51"/>
          <table:table-cell table:style-name="ce52" table:formula="of:=HYPERLINK(&quot;https://epitaphe.bandcamp.com/releases&quot;;&quot;Bandcamp&quot;)" office:value-type="string" office:string-value="Bandcamp" calcext:value-type="string">
            <text:p>Bandcamp</text:p>
          </table:table-cell>
          <table:table-cell table:style-name="ce51"/>
          <table:table-cell table:style-name="ce47" office:value-type="string" calcext:value-type="string">
            <text:p>Chaos Records</text:p>
          </table:table-cell>
          <table:table-cell table:style-name="ce48" table:formula="of:=HYPERLINK(&quot;https://youtu.be/CIk678MWoD4&quot;;&quot;L'Ecume De Mes Regrets&quot;)" office:value-type="string" office:string-value="L'Ecume De Mes Regrets" calcext:value-type="string">
            <text:p>L'Ecume De Mes Regrets</text:p>
          </table:table-cell>
          <table:table-cell table:style-name="ce51"/>
          <table:table-cell table:style-name="ce54" office:value-type="string" calcext:value-type="string">
            <text:p><text:a xlink:href="https://www.facebook.com/epitaphemetal" xlink:type="simple">https://www.facebook.com/epitaphemetal</text:a></text:p>
          </table:table-cell>
          <table:table-cell table:style-name="ce61"/>
          <table:table-cell table:style-name="ce47" office:value-type="string" calcext:value-type="string">
            <text:p>Rhône Alpes (Grenoble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Sludge</text:p>
          </table:table-cell>
          <table:table-cell table:style-name="ce48" table:formula="of:=HYPERLINK(&quot;https://www.facebook.com/blackboxwarningmusic/&quot;;&quot;Black box warning&quot;)" office:value-type="string" office:string-value="Black box warning" calcext:value-type="string">
            <text:p>Black box warning</text:p>
          </table:table-cell>
          <table:table-cell table:style-name="ce47" office:value-type="string" calcext:value-type="string">
            <text:p>EP : Attendre la mort ( mars 2018)</text:p>
          </table:table-cell>
          <table:table-cell table:style-name="ce51"/>
          <table:table-cell table:style-name="ce48" table:formula="of:=HYPERLINK(&quot;https://blackboxwarning.bandcamp.com/releases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O-A9pC8TuQg0w3n3cOgzhA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Autoproduction</text:p>
          </table:table-cell>
          <table:table-cell table:style-name="ce48" table:formula="of:=HYPERLINK(&quot;https://youtu.be/5cq3aZsrT0E&quot;;&quot;5 mg&quot;)" office:value-type="string" office:string-value="5 mg" calcext:value-type="string">
            <text:p>5 mg</text:p>
          </table:table-cell>
          <table:table-cell table:style-name="ce48" table:formula="of:=HYPERLINK(&quot;https://youtu.be/5AuCQ6-kxL0?list=PLrd3K5nDb0JsILKcD5_NWaT2oAnFiQ43c&quot;;&quot;Calling Out&quot;)" office:value-type="string" office:string-value="Calling Out" calcext:value-type="string">
            <text:p>Calling Out</text:p>
          </table:table-cell>
          <table:table-cell table:style-name="ce30" office:value-type="string" calcext:value-type="string">
            <text:p><text:a xlink:href="https://www.facebook.com/blackboxwarningmusic" xlink:type="simple">https://www.facebook.com/blackboxwarningmusic</text:a></text:p>
          </table:table-cell>
          <table:table-cell table:style-name="ce51" table:number-columns-repeated="1014"/>
        </table:table-row>
        <table:table-row table:style-name="ro1">
          <table:table-cell table:style-name="ce47" office:value-type="string" calcext:value-type="string">
            <text:p>Progressive Death Metal</text:p>
          </table:table-cell>
          <table:table-cell table:style-name="ce48" table:formula="of:=HYPERLINK(&quot;https://www.facebook.com/baculumdoom/&quot;;&quot;Baculum&quot;)" office:value-type="string" office:string-value="Baculum" calcext:value-type="string">
            <text:p>Baculum</text:p>
          </table:table-cell>
          <table:table-cell table:style-name="ce47" office:value-type="string" calcext:value-type="string">
            <text:p>Disqualifié ( 1 avril 2018)</text:p>
          </table:table-cell>
          <table:table-cell table:style-name="ce51"/>
          <table:table-cell table:style-name="ce52" table:formula="of:=HYPERLINK(&quot;https://baculum666.bandcamp.com/album/disqualifi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JXFK-0Ce6H-knZD5lTgIn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52" table:formula="of:=HYPERLINK(&quot;https://youtu.be/HHU2RPAjW8A&quot;;&quot;BACULUM ft. MORLA - LE PSYCHOLOGUE DE DIEU&quot;)" office:value-type="string" office:string-value="BACULUM ft. MORLA - LE PSYCHOLOGUE DE DIEU" calcext:value-type="string">
            <text:p>BACULUM ft. MORLA - LE PSYCHOLOGUE DE DIEU</text:p>
          </table:table-cell>
          <table:table-cell table:style-name="ce48" table:formula="of:=HYPERLINK(&quot;https://youtu.be/Wf873EKo0uk&quot;;&quot;Pluie d'atrabile&quot;)" office:value-type="string" office:string-value="Pluie d'atrabile" calcext:value-type="string">
            <text:p>Pluie d'atrabile</text:p>
          </table:table-cell>
          <table:table-cell table:style-name="ce30" office:value-type="string" calcext:value-type="string">
            <text:p><text:a xlink:href="https://www.facebook.com/baculumdoom" xlink:type="simple">https://www.facebook.com/baculumdoom</text:a></text:p>
          </table:table-cell>
          <table:table-cell table:style-name="ce51"/>
          <table:table-cell table:style-name="ce47" office:value-type="string" calcext:value-type="string">
            <text:p>Bordeaux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Dark Rock</text:p>
          </table:table-cell>
          <table:table-cell table:style-name="ce48" table:formula="of:=HYPERLINK(&quot;https://www.facebook.com/wearemelt/&quot;;&quot;MELT&quot;)" office:value-type="string" office:string-value="MELT" calcext:value-type="string">
            <text:p>MELT</text:p>
          </table:table-cell>
          <table:table-cell table:style-name="ce47" office:value-type="string" calcext:value-type="string">
            <text:p>Melt ( 7 Nov 2018)</text:p>
          </table:table-cell>
          <table:table-cell table:style-name="ce48" table:formula="of:=HYPERLINK(&quot;https://soundcloud.com/meltdarkrock&quot;;&quot;Soundcloud&quot;)" office:value-type="string" office:string-value="Soundcloud" calcext:value-type="string">
            <text:p>Soundcloud</text:p>
          </table:table-cell>
          <table:table-cell table:style-name="ce48" table:formula="of:=HYPERLINK(&quot;https://melt4.bandcamp.com/album/melt-2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2znoC51w_8uln0ylvvaZ0A&quot;;&quot;You tube&quot;)" office:value-type="string" office:string-value="You tube" calcext:value-type="string">
            <text:p>You tube</text:p>
          </table:table-cell>
          <table:table-cell table:style-name="ce63" table:formula="of:=HYPERLINK(&quot;https://www.facebook.com/FatCatLand/&quot;;&quot;FatCat Land records&quot;)" office:value-type="string" office:string-value="FatCat Land records" calcext:value-type="string">
            <text:p>FatCat Land records</text:p>
          </table:table-cell>
          <table:table-cell table:style-name="ce48" table:formula="of:=HYPERLINK(&quot;https://youtu.be/1ls0eNrEL6I&quot;;&quot;Cypher&quot;)" office:value-type="string" office:string-value="Cypher" calcext:value-type="string">
            <text:p>Cypher</text:p>
          </table:table-cell>
          <table:table-cell table:style-name="ce48" table:formula="of:=HYPERLINK(&quot;https://youtu.be/cT-rvuZX76o&quot;;&quot;Larroque Festival&quot;)" office:value-type="string" office:string-value="Larroque Festival" calcext:value-type="string">
            <text:p>Larroque Festival</text:p>
          </table:table-cell>
          <table:table-cell table:style-name="ce65" table:formula="of:=HYPERLINK(&quot;https://www.facebook.com/wearemelt/&quot;;&quot;Melt&quot;)" office:value-type="string" office:string-value="Melt" calcext:value-type="string">
            <text:p>Melt</text:p>
          </table:table-cell>
          <table:table-cell table:style-name="ce47" office:value-type="string" calcext:value-type="string">
            <text:p>melt.prog@gmail.com</text:p>
          </table:table-cell>
          <table:table-cell table:style-name="ce47" office:value-type="string" calcext:value-type="string">
            <text:p>Toulouse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Retro-Futuristic Metal</text:p>
          </table:table-cell>
          <table:table-cell table:style-name="ce48" office:value-type="string" calcext:value-type="string">
            <text:p><text:a xlink:href="https://www.facebook.com/wreckplus/" xlink:type="simple">Wreck Plus</text:a></text:p>
          </table:table-cell>
          <table:table-cell table:style-name="ce47" office:value-type="string" calcext:value-type="string">
            <text:p>Wreck Plus ( Clip sorti le 7 déc. 2018)</text:p>
          </table:table-cell>
          <table:table-cell table:style-name="ce51"/>
          <table:table-cell table:style-name="ce48" table:formula="of:=HYPERLINK(&quot; http://www.wreckplus.bandcamp.com 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user/wreckplusdigitalbox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Autoproduction</text:p>
          </table:table-cell>
          <table:table-cell table:style-name="ce53" table:formula="of:=HYPERLINK(&quot;https://youtu.be/yJXCO7bVUww&quot;;&quot;Leaders of Great Magnitude&quot;)" office:value-type="string" office:string-value="Leaders of Great Magnitude" calcext:value-type="string">
            <text:p>Leaders of Great Magnitude</text:p>
          </table:table-cell>
          <table:table-cell table:style-name="ce48" table:formula="of:=HYPERLINK(&quot;https://youtu.be/uWeZEpRVHus?list=PLKLBwhMT66Id7VblNOAmbgs4UjoTmlo7Q&quot;;&quot;Digital Aggression&quot;)" office:value-type="string" office:string-value="Digital Aggression" calcext:value-type="string">
            <text:p>Digital Aggression</text:p>
          </table:table-cell>
          <table:table-cell table:style-name="ce65" table:formula="of:=HYPERLINK(&quot;https://www.facebook.com/wreckplus/&quot;;&quot;Wreck Plus&quot;)" office:value-type="string" office:string-value="Wreck Plus" calcext:value-type="string">
            <text:p>Wreck Plus</text:p>
          </table:table-cell>
          <table:table-cell table:style-name="ce47" office:value-type="string" calcext:value-type="string">
            <text:p>band@wreckplus.com</text:p>
          </table:table-cell>
          <table:table-cell table:style-name="ce50" office:value-type="string" calcext:value-type="string">
            <text:p>Paris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Dark Progressive Metal</text:p>
          </table:table-cell>
          <table:table-cell table:style-name="ce48" office:value-type="string" calcext:value-type="string">
            <text:p><text:a xlink:href="https://www.facebook.com/veilofmist/" xlink:type="simple">Veil of Mist</text:a></text:p>
          </table:table-cell>
          <table:table-cell table:style-name="ce56" office:value-type="string" calcext:value-type="string">
            <text:p>EP The Silent Frontier (30 Nov 2018)</text:p>
          </table:table-cell>
          <table:table-cell table:style-name="ce48" table:formula="of:=HYPERLINK(&quot; https://twitter.com/VeilOfMistOfcl&quot;;&quot;Twitter&quot;)" office:value-type="string" office:string-value="Twitter" calcext:value-type="string">
            <text:p>Twitter</text:p>
          </table:table-cell>
          <table:table-cell table:style-name="ce51"/>
          <table:table-cell table:style-name="ce48" table:formula="of:=HYPERLINK(&quot;https://www.youtube.com/user/wistfulJB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Valkyrie Rising</text:p>
          </table:table-cell>
          <table:table-cell table:style-name="ce48" table:formula="of:=HYPERLINK(&quot;https://youtu.be/YQ-k_DCRTeQ&quot;;&quot;The Flute of the Blade&quot;)" office:value-type="string" office:string-value="The Flute of the Blade" calcext:value-type="string">
            <text:p>The Flute of the Blade</text:p>
          </table:table-cell>
          <table:table-cell table:style-name="ce48" table:formula="of:=HYPERLINK(&quot;https://youtu.be/tjIxLQxNPkw&quot;;&quot;Weight of Regrets&quot;)" office:value-type="string" office:string-value="Weight of Regrets" calcext:value-type="string">
            <text:p>Weight of Regrets</text:p>
          </table:table-cell>
          <table:table-cell table:style-name="ce65" table:formula="of:=HYPERLINK(&quot;https://www.facebook.com/veilofmist/&quot;;&quot;Veil of Mist&quot;)" office:value-type="string" office:string-value="Veil of Mist" calcext:value-type="string">
            <text:p>Veil of Mist</text:p>
          </table:table-cell>
          <table:table-cell table:style-name="ce47" office:value-type="string" calcext:value-type="string">
            <text:p>veilofmist.contact@gmail.com</text:p>
          </table:table-cell>
          <table:table-cell table:style-name="ce50" office:value-type="string" calcext:value-type="string">
            <text:p>Reims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Ambient Doom</text:p>
          </table:table-cell>
          <table:table-cell table:style-name="ce48" office:value-type="string" calcext:value-type="string">
            <text:p><text:a xlink:href="https://www.facebook.com/onewithme/" xlink:type="simple">One With Me</text:a></text:p>
          </table:table-cell>
          <table:table-cell table:style-name="ce47" office:value-type="string" calcext:value-type="string">
            <text:p>Clip " Did you ever say farewell " Nov 2018</text:p>
          </table:table-cell>
          <table:table-cell table:style-name="ce51"/>
          <table:table-cell table:style-name="ce48" table:formula="of:=HYPERLINK(&quot;https://l.facebook.com/l.php?u=http%3A%2F%2Fonewithme.bandcamp.com%2F%3Ffbclid%3DIwAR0uIxbydIP6mwucqnyldUbmUPGJwvLkbJG3VtdXKv0A7piGjQjdUEbYiOI&amp;h=AT3oxriUB3Gb3y_fMKThj1JwlGXOFu71XXanMEN8Es1o5207aYn_CjP6Pqonz_fTwCrFx2qaXhTr0dGyxEBBcqN0sr1QKZSKfhdGdsSnZj-L_3&quot;&amp;&quot;u6EoygSVhqgpeSW7UT6hVSSmIziR4kaV3YGYEJEbWHMJryV6daTipw2rkI1vbo15wdVLXI6h5iOuPBk93J4guxG6_4j1ie1WRx3WzVoRVWVVCqkQZ6GIrCF1pEsPOTG1W0TQIkU1GIrJ0gnRhccfTmQ6C9LerylKg1H91fe7jzJjjeOk_IsQbt7nhuMCLlt7j1twDlPS3HlH-ZL7SQbvJDUijoof88_WfzRn5Y8K6YVs8AG4R-lL1fEk4Wh40Oo&quot;&amp;&quot;LPz6l28Nl7l7kJ3rjpSdsNZXoPbqu9u26RDl0JJ9hSGfhgncaJnTBhZzh-HdOpVZsKGZo30_3vDl_UTMUbk0va0uVwvRdEVj8h9DJb1LcD7o73GiFVrHAcm7awpPpi8tixzV6EzkA&quot;;&quot;Bandcamp&quot;)" office:value-type="string" office:string-value="Bandcamp" calcext:value-type="string">
            <text:p>Bandcamp</text:p>
          </table:table-cell>
          <table:table-cell table:style-name="ce51" table:number-columns-repeated="2"/>
          <table:table-cell table:style-name="ce48" table:formula="of:=HYPERLINK(&quot;https://youtu.be/dZL_vqUUQPU&quot;;&quot;Did you ever say farewell&quot;)" office:value-type="string" office:string-value="Did you ever say farewell" calcext:value-type="string">
            <text:p>Did you ever say farewell</text:p>
          </table:table-cell>
          <table:table-cell table:style-name="ce51"/>
          <table:table-cell table:style-name="ce65" table:formula="of:=HYPERLINK(&quot;https://www.facebook.com/onewithme/&quot;;&quot;One With Me&quot;)" office:value-type="string" office:string-value="One With Me" calcext:value-type="string">
            <text:p>One With Me</text:p>
          </table:table-cell>
          <table:table-cell table:style-name="ce51"/>
          <table:table-cell table:style-name="ce47" office:value-type="string" calcext:value-type="string">
            <text:p>Lill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</text:p>
          </table:table-cell>
          <table:table-cell table:style-name="ce48" office:value-type="string" calcext:value-type="string">
            <text:p><text:a xlink:href="https://www.facebook.com/theraphosamusic/" xlink:type="simple">Theraphosa</text:a></text:p>
          </table:table-cell>
          <table:table-cell table:style-name="ce56" office:value-type="string" calcext:value-type="string">
            <text:p>Vidéos Obession et The god within <text:s/>Oct 2018</text:p>
          </table:table-cell>
          <table:table-cell table:style-name="ce48" table:formula="of:=HYPERLINK(&quot;http://www.twitter.com/theraphosamusic&quot;;&quot;Twitter&quot;)" office:value-type="string" office:string-value="Twitter" calcext:value-type="string">
            <text:p>Twitter</text:p>
          </table:table-cell>
          <table:table-cell table:style-name="ce48" table:formula="of:=HYPERLINK(&quot;http://www.soundcloud.com/theraphosa&quot;;&quot;Soundcloud&quot;)" office:value-type="string" office:string-value="Soundcloud" calcext:value-type="string">
            <text:p>Soundcloud</text:p>
          </table:table-cell>
          <table:table-cell table:style-name="ce48" table:formula="of:=HYPERLINK(&quot;https://www.youtube.com/channel/UCDaRiwYHXhze6IjquG8OCRg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TRzMIOPlDLM&quot;;&quot;Obsession&quot;)" office:value-type="string" office:string-value="Obsession" calcext:value-type="string">
            <text:p>Obsession</text:p>
          </table:table-cell>
          <table:table-cell table:style-name="ce48" table:formula="of:=HYPERLINK(&quot;https://youtu.be/eJC6aglf0Cs&quot;;&quot;The God Within&quot;)" office:value-type="string" office:string-value="The God Within" calcext:value-type="string">
            <text:p>The God Within</text:p>
          </table:table-cell>
          <table:table-cell table:style-name="ce65" table:formula="of:=HYPERLINK(&quot;https://www.facebook.com/theraphosamusic/&quot;;&quot;Theraphosa&quot;)" office:value-type="string" office:string-value="Theraphosa" calcext:value-type="string">
            <text:p>Theraphosa</text:p>
          </table:table-cell>
          <table:table-cell table:style-name="ce47" office:value-type="string" calcext:value-type="string">
            <text:p>contact@theraphosa.fr</text:p>
          </table:table-cell>
          <table:table-cell table:style-name="ce47" office:value-type="string" calcext:value-type="string">
            <text:p>Paris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</text:p>
          </table:table-cell>
          <table:table-cell table:style-name="ce48" office:value-type="string" calcext:value-type="string">
            <text:p><text:a xlink:href="https://www.facebook.com/APlaceToDie/" xlink:type="simple">A Place To Die</text:a></text:p>
          </table:table-cell>
          <table:table-cell table:style-name="ce56" office:value-type="string" calcext:value-type="string">
            <text:p>Clip " A Place To Die" Oct 2018</text:p>
          </table:table-cell>
          <table:table-cell table:style-name="ce48" table:formula="of:=HYPERLINK(&quot;https://www.instagram.com/aptdofficial/&quot;;&quot;Instagram&quot;)" office:value-type="string" office:string-value="Instagram" calcext:value-type="string">
            <text:p>Instagram</text:p>
          </table:table-cell>
          <table:table-cell table:style-name="ce48" table:formula="of:=HYPERLINK(&quot;http://tinyurl.com/APTD-Deezer&quot;;&quot;Deezer&quot;)" office:value-type="string" office:string-value="Deezer" calcext:value-type="string">
            <text:p>Deezer</text:p>
          </table:table-cell>
          <table:table-cell table:style-name="ce48" table:formula="of:=HYPERLINK(&quot;https://www.youtube.com/channel/UCP53QLJbdEatNKNRvoeA0R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bO2eZbaUHUU&quot;;&quot;I Won't Forgive&quot;)" office:value-type="string" office:string-value="I Won't Forgive" calcext:value-type="string">
            <text:p>I Won't Forgive</text:p>
          </table:table-cell>
          <table:table-cell table:style-name="ce48" table:formula="of:=HYPERLINK(&quot;https://youtu.be/BfErNTbXB9w&quot;;&quot;Terror&quot;)" office:value-type="string" office:string-value="Terror" calcext:value-type="string">
            <text:p>Terror</text:p>
          </table:table-cell>
          <table:table-cell table:style-name="ce65" table:formula="of:=HYPERLINK(&quot;https://www.facebook.com/APlaceToDie/&quot;;&quot;A Place To Die&quot;)" office:value-type="string" office:string-value="A Place To Die" calcext:value-type="string">
            <text:p>A Place To Die</text:p>
          </table:table-cell>
          <table:table-cell table:style-name="ce51"/>
          <table:table-cell table:style-name="ce47" office:value-type="string" calcext:value-type="string">
            <text:p>Paris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Alternative Metal</text:p>
          </table:table-cell>
          <table:table-cell table:style-name="ce48" office:value-type="string" calcext:value-type="string">
            <text:p><text:a xlink:href="https://www.facebook.com/Scarlean/" xlink:type="simple">Scarlean</text:a></text:p>
          </table:table-cell>
          <table:table-cell table:style-name="ce56" office:value-type="string" calcext:value-type="string">
            <text:p>Captation Live " NEED NO REFRAIN "DESTROYING DA STAGE/SECRET PLACE" Oct 2018</text:p>
          </table:table-cell>
          <table:table-cell table:style-name="ce51"/>
          <table:table-cell table:style-name="ce48" table:formula="of:=HYPERLINK(&quot;https://twitter.com/scarlean&quot;;&quot;Twitter&quot;)" office:value-type="string" office:string-value="Twitter" calcext:value-type="string">
            <text:p>Twitter</text:p>
          </table:table-cell>
          <table:table-cell table:style-name="ce48" table:formula="of:=HYPERLINK(&quot;https://www.youtube.com/channel/UCHOnOxvRnRQ6qxLVthgAesg&quot;;&quot;youtube&quot;)" office:value-type="string" office:string-value="youtube" calcext:value-type="string">
            <text:p>youtube</text:p>
          </table:table-cell>
          <table:table-cell table:style-name="ce63" table:formula="of:=HYPERLINK(&quot;https://www.facebook.com/mystykprod/&quot;;&quot;GHOST PROD/MYSTYK PROD&quot;)" office:value-type="string" office:string-value="GHOST PROD/MYSTYK PROD" calcext:value-type="string">
            <text:p>GHOST PROD/MYSTYK PROD</text:p>
          </table:table-cell>
          <table:table-cell table:style-name="ce48" table:formula="of:=HYPERLINK(&quot;https://youtu.be/IImKo5Kxq40&quot;;&quot;NEED NO REFRAIN&quot;)" office:value-type="string" office:string-value="NEED NO REFRAIN" calcext:value-type="string">
            <text:p>NEED NO REFRAIN</text:p>
          </table:table-cell>
          <table:table-cell table:style-name="ce48" table:formula="of:=HYPERLINK(&quot;https://youtu.be/PZKLqhV2sH0&quot;;&quot;FORSAKEN BY LOVE&quot;)" office:value-type="string" office:string-value="FORSAKEN BY LOVE" calcext:value-type="string">
            <text:p>FORSAKEN BY LOVE</text:p>
          </table:table-cell>
          <table:table-cell table:style-name="ce65" office:value-type="string" calcext:value-type="string">
            <text:p><text:a xlink:href="https://www.facebook.com/Scarlean/" xlink:type="simple">Scarlean</text:a></text:p>
          </table:table-cell>
          <table:table-cell table:style-name="ce55" office:value-type="string" calcext:value-type="string">
            <text:p>scarleanband@yahoo.fr</text:p>
          </table:table-cell>
          <table:table-cell table:style-name="ce50" office:value-type="string" calcext:value-type="string">
            <text:p>Avignon, Provence-Alpes-Cote d'Azur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Massive Rock / Alternative Metal</text:p>
          </table:table-cell>
          <table:table-cell table:style-name="ce48" office:value-type="string" calcext:value-type="string">
            <text:p><text:a xlink:href="https://www.facebook.com/rusttheory/" xlink:type="simple">Rust Theory</text:a></text:p>
          </table:table-cell>
          <table:table-cell table:style-name="ce47" office:value-type="string" calcext:value-type="string">
            <text:p>EP Rust Theory <text:s/>Nov 2018</text:p>
          </table:table-cell>
          <table:table-cell table:style-name="ce51"/>
          <table:table-cell table:style-name="ce48" table:formula="of:=HYPERLINK(&quot;https://rusttheory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B16kAbiVA_Gym5au5ztfSw&quot;;&quot;youtube&quot;)" office:value-type="string" office:string-value="youtube" calcext:value-type="string">
            <text:p>youtube</text:p>
          </table:table-cell>
          <table:table-cell table:style-name="ce66" office:value-type="string" calcext:value-type="string">
            <text:p><text:a xlink:href="http://blackdesertrecords.com/" xlink:type="simple">Black Desert Records</text:a></text:p>
          </table:table-cell>
          <table:table-cell table:style-name="ce48" table:formula="of:=HYPERLINK(&quot;https://youtu.be/lut0bHhKXhY&quot;;&quot;Human Amnesia&quot;)" office:value-type="string" office:string-value="Human Amnesia" calcext:value-type="string">
            <text:p>Human Amnesia</text:p>
          </table:table-cell>
          <table:table-cell table:style-name="ce48" table:formula="of:=HYPERLINK(&quot;https://youtu.be/omxD2onGxMw&quot;;&quot;Run&quot;)" office:value-type="string" office:string-value="Run" calcext:value-type="string">
            <text:p>Run</text:p>
          </table:table-cell>
          <table:table-cell table:style-name="ce65" table:formula="of:=HYPERLINK(&quot;https://www.facebook.com/rusttheory/&quot;;&quot;Rust Theory&quot;)" office:value-type="string" office:string-value="Rust Theory" calcext:value-type="string">
            <text:p>Rust Theory</text:p>
          </table:table-cell>
          <table:table-cell table:style-name="ce55" office:value-type="string" calcext:value-type="string">
            <text:p>contact@rusttheory.com</text:p>
          </table:table-cell>
          <table:table-cell table:style-name="ce47" office:value-type="string" calcext:value-type="string">
            <text:p>Nantes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HORROR EBM METAL / INDUSTRIAL GROOVE METAL</text:p>
          </table:table-cell>
          <table:table-cell table:style-name="ce48" office:value-type="string" calcext:value-type="string">
            <text:p><text:a xlink:href="https://www.facebook.com/ObszonGeschopfOfficial/" xlink:type="simple">Obszön Geschöpf</text:a></text:p>
          </table:table-cell>
          <table:table-cell table:style-name="ce47" office:value-type="string" calcext:value-type="string">
            <text:p>Nouvel album "MASTER of GIALLO" Juin 2018</text:p>
          </table:table-cell>
          <table:table-cell table:style-name="ce48" table:formula="of:=HYPERLINK(&quot;https://www.deezer.com/fr/artist/1249505&quot;;&quot;Deezer&quot;)" office:value-type="string" office:string-value="Deezer" calcext:value-type="string">
            <text:p>Deezer</text:p>
          </table:table-cell>
          <table:table-cell table:style-name="ce48" table:formula="of:=HYPERLINK(&quot;https://www.facebook.com/ObszonGeschopfOfficial/&quot;;&quot;Website&quot;)" office:value-type="string" office:string-value="Website" calcext:value-type="string">
            <text:p>Website</text:p>
          </table:table-cell>
          <table:table-cell table:style-name="ce48" table:formula="of:=HYPERLINK(&quot;https://www.youtube.com/channel/UCnWgUXjZOLoZ1OrrdC_KUjw&quot;;&quot;youtube&quot;)" office:value-type="string" office:string-value="youtube" calcext:value-type="string">
            <text:p>youtube</text:p>
          </table:table-cell>
          <table:table-cell table:style-name="ce66" office:value-type="string" calcext:value-type="string">
            <text:p><text:a xlink:href="https://darkstarrecords.net/artists/obszon-geschopf/?fbclid=IwAR2FZ2NOS3BojGqCAVHLxKZvYPkXgEqVjut6v1vNMI2lWop0oJPikFJkTnk" xlink:type="simple">Dark Star Records</text:a></text:p>
          </table:table-cell>
          <table:table-cell table:style-name="ce48" table:formula="of:=HYPERLINK(&quot;https://youtu.be/G-keUg-QHr8&quot;;&quot;Master Of Giallo&quot;)" office:value-type="string" office:string-value="Master Of Giallo" calcext:value-type="string">
            <text:p>Master Of Giallo</text:p>
          </table:table-cell>
          <table:table-cell table:style-name="ce48" table:formula="of:=HYPERLINK(&quot;https://youtu.be/Vu79_bnpAAI&quot;;&quot;GIALLO FOREVER live&quot;)" office:value-type="string" office:string-value="GIALLO FOREVER live" calcext:value-type="string">
            <text:p>GIALLO FOREVER live</text:p>
          </table:table-cell>
          <table:table-cell table:style-name="ce65" office:value-type="string" calcext:value-type="string">
            <text:p><text:a xlink:href="https://www.facebook.com/ObszonGeschopfOfficial/" xlink:type="simple">Obszön Geschöpf</text:a></text:p>
          </table:table-cell>
          <table:table-cell table:style-name="ce47" office:value-type="string" calcext:value-type="string">
            <text:p>obszon.geschopf@yahoo.fr</text:p>
          </table:table-cell>
          <table:table-cell table:style-name="ce50" office:value-type="string" calcext:value-type="string">
            <text:p>Boulogne sur mer / LILLE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Symphonic Death Metal</text:p>
          </table:table-cell>
          <table:table-cell table:style-name="ce48" office:value-type="string" calcext:value-type="string">
            <text:p><text:a xlink:href="https://www.facebook.com/SeasonOfTears/" xlink:type="simple">Season Of Tears</text:a></text:p>
          </table:table-cell>
          <table:table-cell table:style-name="ce47" office:value-type="string" calcext:value-type="string">
            <text:p>1er Clip Oct 2018 " DARK CARD"</text:p>
          </table:table-cell>
          <table:table-cell table:style-name="ce48" table:formula="of:=HYPERLINK(&quot;https://www.instagram.com/seasonoftears&quot;;&quot;Instagram&quot;)" office:value-type="string" office:string-value="Instagram" calcext:value-type="string">
            <text:p>Instagram</text:p>
          </table:table-cell>
          <table:table-cell table:style-name="ce48" table:formula="of:=HYPERLINK(&quot;https://seasonoftears.band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2NfIsFe5KZ8rtqOmD5NZxQ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x2RcbwCyLEM&quot;;&quot;DARK CARD&quot;)" office:value-type="string" office:string-value="DARK CARD" calcext:value-type="string">
            <text:p>DARK CARD</text:p>
          </table:table-cell>
          <table:table-cell table:style-name="ce48" table:formula="of:=HYPERLINK(&quot;https://youtu.be/_aTgGhpABGs&quot;;&quot;The Second Cemetery&quot;)" office:value-type="string" office:string-value="The Second Cemetery" calcext:value-type="string">
            <text:p>The Second Cemetery</text:p>
          </table:table-cell>
          <table:table-cell table:style-name="ce65" office:value-type="string" calcext:value-type="string">
            <text:p><text:a xlink:href="https://www.facebook.com/SeasonOfTears/" xlink:type="simple">Season Of Tears</text:a></text:p>
          </table:table-cell>
          <table:table-cell table:style-name="ce47" office:value-type="string" calcext:value-type="string">
            <text:p>seasonoftearsband@gmail.com</text:p>
          </table:table-cell>
          <table:table-cell table:style-name="ce50" office:value-type="string" calcext:value-type="string">
            <text:p>Rennes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Metal Industriel Gothique</text:p>
          </table:table-cell>
          <table:table-cell table:style-name="ce48" office:value-type="string" calcext:value-type="string">
            <text:p><text:a xlink:href="https://www.facebook.com/officialrosenkreuz/" xlink:type="simple">Rosenkreuz</text:a></text:p>
          </table:table-cell>
          <table:table-cell table:style-name="ce47" office:value-type="string" calcext:value-type="string">
            <text:p>Nouveau Clip Juin 2018 "DIE"</text:p>
          </table:table-cell>
          <table:table-cell table:style-name="ce48" table:formula="of:=HYPERLINK(&quot;https://www.deezer.com/fr/album/71855182?app_id=140685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lbum/3pc39PjNTsrs1sxS7C0HLQ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eSYJlLOwP5JfKJgP5cFn-A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Adipocere Records</text:p>
          </table:table-cell>
          <table:table-cell table:style-name="ce48" table:formula="of:=HYPERLINK(&quot;https://youtu.be/ELHkFq6zkIk&quot;;&quot;Die&quot;)" office:value-type="string" office:string-value="Die" calcext:value-type="string">
            <text:p>Die</text:p>
          </table:table-cell>
          <table:table-cell table:style-name="ce48" table:formula="of:=HYPERLINK(&quot;https://youtu.be/NHcBr2FvOZM&quot;;&quot;Metal Machine (Official Audio)&quot;)" office:value-type="string" office:string-value="Metal Machine (Official Audio)" calcext:value-type="string">
            <text:p>Metal Machine (Official Audio)</text:p>
          </table:table-cell>
          <table:table-cell table:style-name="ce65" office:value-type="string" calcext:value-type="string">
            <text:p><text:a xlink:href="https://www.facebook.com/officialrosenkreuz/" xlink:type="simple">Rosenkreuz</text:a></text:p>
          </table:table-cell>
          <table:table-cell table:style-name="ce61" office:value-type="string" calcext:value-type="string">
            <text:p><text:a xlink:href="mailto:rosenkreuz@outlook.com?__xts__=" xlink:type="simple">rosenkreuz@outlook.com</text:a></text:p>
          </table:table-cell>
          <table:table-cell table:style-name="ce50" office:value-type="string" calcext:value-type="string">
            <text:p>Lyon</text:p>
          </table:table-cell>
          <table:table-cell table:style-name="ce51" table:number-columns-repeated="1012"/>
        </table:table-row>
        <table:table-row table:style-name="ro5">
          <table:table-cell table:style-name="ce55" office:value-type="string" calcext:value-type="string">
            <text:p>Experimental Metal</text:p>
          </table:table-cell>
          <table:table-cell table:style-name="ce48" office:value-type="string" calcext:value-type="string">
            <text:p><text:a xlink:href="https://www.facebook.com/slaveyes1/" xlink:type="simple">SLAVEYES</text:a></text:p>
          </table:table-cell>
          <table:table-cell table:style-name="ce47" office:value-type="string" calcext:value-type="string">
            <text:p>Nouveau Clip Sept 2018 "DISASTER MYOPIA"</text:p>
          </table:table-cell>
          <table:table-cell table:style-name="ce48" table:formula="of:=HYPERLINK(&quot;https://www.deezer.com/fr/artist/11594445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rtist/30vi0U2nQKRy10d5ifaqFY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2q5M5Ikc5AK6PTghDKxnp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q8g6TjmJsPM&quot;;&quot;DISASTER MYOPIA&quot;)" office:value-type="string" office:string-value="DISASTER MYOPIA" calcext:value-type="string">
            <text:p>DISASTER MYOPIA</text:p>
          </table:table-cell>
          <table:table-cell table:style-name="ce48" table:formula="of:=HYPERLINK(&quot;https://youtu.be/qSRBwdqVKXA&quot;;&quot;SHADE OF BLACK&quot;)" office:value-type="string" office:string-value="SHADE OF BLACK" calcext:value-type="string">
            <text:p>SHADE OF BLACK</text:p>
          </table:table-cell>
          <table:table-cell table:style-name="ce65" office:value-type="string" calcext:value-type="string">
            <text:p><text:a xlink:href="https://www.facebook.com/slaveyes1/" xlink:type="simple">SLAVEYES</text:a></text:p>
          </table:table-cell>
          <table:table-cell table:style-name="ce61" office:value-type="string" calcext:value-type="string">
            <text:p><text:a xlink:href="mailto:slaveyes49@gmail.com?__xts__=" xlink:type="simple">slaveyes49@gmail.com</text:a></text:p>
          </table:table-cell>
          <table:table-cell table:style-name="ce50" office:value-type="string" calcext:value-type="string">
            <text:p>Toulon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Female Fronted Metal with huge orchestra and choir</text:p>
          </table:table-cell>
          <table:table-cell table:style-name="ce48" office:value-type="string" calcext:value-type="string">
            <text:p><text:a xlink:href="https://www.facebook.com/WHYZDOMproject/" xlink:type="simple">WHYZDOM</text:a></text:p>
          </table:table-cell>
          <table:table-cell table:style-name="ce47" office:value-type="string" calcext:value-type="string">
            <text:p>Nouveau Clip Oct 2018 " The Page "</text:p>
          </table:table-cell>
          <table:table-cell table:style-name="ce51"/>
          <table:table-cell table:style-name="ce48" table:formula="of:=HYPERLINK(&quot; http://whyzdom.bigcartel.com&quot;;&quot;Bigcartel&quot;)" office:value-type="string" office:string-value="Bigcartel" calcext:value-type="string">
            <text:p>Bigcartel</text:p>
          </table:table-cell>
          <table:table-cell table:style-name="ce48" table:formula="of:=HYPERLINK(&quot;https://www.youtube.com/channel/UC1cpad0b9MBEUyH0ITXkJcA&quot;;&quot;youtube&quot;)" office:value-type="string" office:string-value="youtube" calcext:value-type="string">
            <text:p>youtube</text:p>
          </table:table-cell>
          <table:table-cell table:style-name="ce63" table:formula="of:=HYPERLINK(&quot;https://scarletrecords.bigcartel.com/...&quot;;&quot;Scarlet Records&quot;)" office:value-type="string" office:string-value="Scarlet Records" calcext:value-type="string">
            <text:p>Scarlet Records</text:p>
          </table:table-cell>
          <table:table-cell table:style-name="ce48" table:formula="of:=HYPERLINK(&quot;https://youtu.be/CTxQZL1K5jY&quot;;&quot;The Page&quot;)" office:value-type="string" office:string-value="The Page" calcext:value-type="string">
            <text:p>The Page</text:p>
          </table:table-cell>
          <table:table-cell table:style-name="ce59" office:value-type="string" calcext:value-type="string">
            <text:p>Armageddon.</text:p>
          </table:table-cell>
          <table:table-cell table:style-name="ce65" office:value-type="string" calcext:value-type="string">
            <text:p><text:a xlink:href="https://www.facebook.com/WHYZDOMproject/" xlink:type="simple">WHYZDOM</text:a></text:p>
          </table:table-cell>
          <table:table-cell table:style-name="ce61"/>
          <table:table-cell table:style-name="ce50" office:value-type="string" calcext:value-type="string">
            <text:p>Paris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</text:p>
          </table:table-cell>
          <table:table-cell table:style-name="ce48" office:value-type="string" calcext:value-type="string">
            <text:p><text:a xlink:href="https://www.facebook.com/WEareNOTHINGBUTECHOES/" xlink:type="simple">NOTHING BUT ECHOES</text:a></text:p>
          </table:table-cell>
          <table:table-cell table:style-name="ce47" office:value-type="string" calcext:value-type="string">
            <text:p>Nouveau Clip Sept 2018 "Owe Nothing "</text:p>
          </table:table-cell>
          <table:table-cell table:style-name="ce48" table:formula="of:=HYPERLINK(&quot; https://www.wearenothingbutechoes.com&quot;;&quot;Website&quot;)" office:value-type="string" office:string-value="Website" calcext:value-type="string">
            <text:p>Website</text:p>
          </table:table-cell>
          <table:table-cell table:style-name="ce48" table:formula="of:=HYPERLINK(&quot; https://werarenothingbutechoes.bandca...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DlIgHN1ukMQ6Azh6LldVZA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Autoproduction</text:p>
          </table:table-cell>
          <table:table-cell table:style-name="ce48" table:formula="of:=HYPERLINK(&quot;https://youtu.be/oCxeXA30re8&quot;;&quot;Owe Nothing&quot;)" office:value-type="string" office:string-value="Owe Nothing" calcext:value-type="string">
            <text:p>Owe Nothing</text:p>
          </table:table-cell>
          <table:table-cell table:style-name="ce48" table:formula="of:=HYPERLINK(&quot;https://youtu.be/3qybe3LqhlQ?list=PLfeTWeVBL65zkBwsW9-3nLAAcnzRo9Lg2&quot;;&quot;We are&quot;)" office:value-type="string" office:string-value="We are" calcext:value-type="string">
            <text:p>We are</text:p>
          </table:table-cell>
          <table:table-cell table:style-name="ce65" office:value-type="string" calcext:value-type="string">
            <text:p><text:a xlink:href="https://www.facebook.com/WEareNOTHINGBUTECHOES/" xlink:type="simple">NOTHING BUT ECHOES</text:a></text:p>
          </table:table-cell>
          <table:table-cell table:style-name="ce61" office:value-type="string" calcext:value-type="string">
            <text:p><text:a xlink:href="mailto:contact@wearenothingbutechoes.com?__xts__=" xlink:type="simple">contact@wearenothingbutechoes.com</text:a></text:p>
          </table:table-cell>
          <table:table-cell table:style-name="ce50" office:value-type="string" calcext:value-type="string">
            <text:p>Nantes, France</text:p>
          </table:table-cell>
          <table:table-cell table:style-name="ce51" table:number-columns-repeated="1012"/>
        </table:table-row>
        <table:table-row table:style-name="ro6">
          <table:table-cell table:style-name="ce47" office:value-type="string" calcext:value-type="string">
            <text:p>Metal from Nowhere</text:p>
          </table:table-cell>
          <table:table-cell table:style-name="ce48" office:value-type="string" calcext:value-type="string">
            <text:p><text:a xlink:href="https://www.facebook.com/vow.page/" xlink:type="simple">Voice Of Winter</text:a></text:p>
          </table:table-cell>
          <table:table-cell table:style-name="ce47" office:value-type="string" calcext:value-type="string">
            <text:p>Nouveau Clip Sept 2018 " Damocles "</text:p>
            <text:p/>
          </table:table-cell>
          <table:table-cell table:style-name="ce48" table:formula="of:=HYPERLINK(&quot;https://www.deezer.com/fr/artist/11901115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rtist/14O6pFhZXj9B1JFcAZ3OSs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wNXzWZkF8nQO3OsbLK2_Yw&quot;;&quot;youtube&quot;)" office:value-type="string" office:string-value="youtube" calcext:value-type="string">
            <text:p>youtube</text:p>
          </table:table-cell>
          <table:table-cell table:style-name="ce63" table:formula="of:=HYPERLINK(&quot;www.music-records.fr&quot;;&quot;M.U.S.I.C Records&quot;)" office:value-type="string" office:string-value="M.U.S.I.C Records" calcext:value-type="string">
            <text:p>M.U.S.I.C Records</text:p>
          </table:table-cell>
          <table:table-cell table:style-name="ce48" table:formula="of:=HYPERLINK(&quot;https://youtu.be/fX4dD_aPwd0&quot;;&quot;Damocles&quot;)" office:value-type="string" office:string-value="Damocles" calcext:value-type="string">
            <text:p>Damocles</text:p>
          </table:table-cell>
          <table:table-cell table:style-name="ce48" table:formula="of:=HYPERLINK(&quot;https://youtu.be/gs3m45fracY&quot;;&quot;The Company&quot;)" office:value-type="string" office:string-value="The Company" calcext:value-type="string">
            <text:p>The Company</text:p>
          </table:table-cell>
          <table:table-cell table:style-name="ce65" office:value-type="string" calcext:value-type="string">
            <text:p><text:a xlink:href="https://www.facebook.com/vow.page/" xlink:type="simple">Voice Of Winter</text:a></text:p>
          </table:table-cell>
          <table:table-cell table:style-name="ce61" office:value-type="string" calcext:value-type="string">
            <text:p><text:a xlink:href="mailto:666vow@gmail.com?__xts__=" xlink:type="simple">666vow@gmail.com</text:a></text:p>
          </table:table-cell>
          <table:table-cell table:style-name="ce61" office:value-type="string" calcext:value-type="string">
            <text:p>France</text:p>
          </table:table-cell>
          <table:table-cell table:style-name="ce47" office:value-type="string" calcext:value-type="string">
            <text:p>01 75 18 46 44</text:p>
          </table:table-cell>
          <table:table-cell table:style-name="ce51" table:number-columns-repeated="1011"/>
        </table:table-row>
        <table:table-row table:style-name="ro1">
          <table:table-cell table:style-name="ce50" office:value-type="string" calcext:value-type="string">
            <text:p>Metal Industriel Expérimental</text:p>
          </table:table-cell>
          <table:table-cell table:style-name="ce48" office:value-type="string" calcext:value-type="string">
            <text:p><text:a xlink:href="https://www.facebook.com/LECKSInc/" xlink:type="simple">LECKS Inc.</text:a></text:p>
          </table:table-cell>
          <table:table-cell table:style-name="ce47" office:value-type="string" calcext:value-type="string">
            <text:p>Nouveau Clip " K. K. K. in Your Head "</text:p>
          </table:table-cell>
          <table:table-cell table:style-name="ce48" table:formula="of:=HYPERLINK(&quot;https://www.deezer.com/fr/album/65339332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lbum/6PDdMk...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Mq5Lu9RFmTkIsP3x7RGm6Q&quot;;&quot;youtube&quot;)" office:value-type="string" office:string-value="youtube" calcext:value-type="string">
            <text:p>youtube</text:p>
          </table:table-cell>
          <table:table-cell table:style-name="ce63" table:formula="of:=HYPERLINK(&quot;www.m-o-music.com&quot;;&quot;M &amp; O Music (Label)&quot;)" office:value-type="string" office:string-value="M &amp; O Music (Label)" calcext:value-type="string">
            <text:p>M &amp; O Music (Label)</text:p>
          </table:table-cell>
          <table:table-cell table:style-name="ce53" table:formula="of:=HYPERLINK(&quot;https://www.facebook.com/LECKSInc/videos/1838598252899919/&quot;;&quot;K.K.K. In Your Head&quot;)" office:value-type="string" office:string-value="K.K.K. In Your Head" calcext:value-type="string">
            <text:p>K.K.K. In Your Head</text:p>
          </table:table-cell>
          <table:table-cell table:style-name="ce53" table:formula="of:=HYPERLINK(&quot;https://www.facebook.com/LECKSInc/videos/906004769560429/&quot;;&quot;Of Men &amp; Worms [Clip Officiel]&quot;)" office:value-type="string" office:string-value="Of Men &amp; Worms [Clip Officiel]" calcext:value-type="string">
            <text:p>Of Men &amp; Worms [Clip Officiel]</text:p>
          </table:table-cell>
          <table:table-cell table:style-name="ce65" office:value-type="string" calcext:value-type="string">
            <text:p><text:a xlink:href="https://www.facebook.com/LECKSInc/" xlink:type="simple">LECKS Inc.</text:a></text:p>
          </table:table-cell>
          <table:table-cell table:style-name="ce61" office:value-type="string" calcext:value-type="string">
            <text:p><text:a xlink:href="mailto:lecks@hotmail.fr?__xts__=" xlink:type="simple">lecks@hotmail.fr</text:a></text:p>
          </table:table-cell>
          <table:table-cell table:style-name="ce50" office:value-type="string" calcext:value-type="string">
            <text:p>Avignon</text:p>
          </table:table-cell>
          <table:table-cell table:style-name="ce50" office:value-type="string" calcext:value-type="string">
            <text:p>06 63 37 84 49</text:p>
          </table:table-cell>
          <table:table-cell table:style-name="ce51" table:number-columns-repeated="1011"/>
        </table:table-row>
        <table:table-row table:style-name="ro1">
          <table:table-cell table:style-name="ce50" office:value-type="string" calcext:value-type="string">
            <text:p>Métal alternatif</text:p>
          </table:table-cell>
          <table:table-cell table:style-name="ce48" office:value-type="string" calcext:value-type="string">
            <text:p><text:a xlink:href="https://www.facebook.com/elyxproject/" xlink:type="simple">Elyx</text:a></text:p>
          </table:table-cell>
          <table:table-cell table:style-name="ce47" office:value-type="string" calcext:value-type="string">
            <text:p>Nouveau Clip Sept 2018 " <text:s/>Souffre avec moi "</text:p>
          </table:table-cell>
          <table:table-cell table:style-name="ce48" table:formula="of:=HYPERLINK(&quot;https://www.deezer.com/fr/album/57732...&quot;;&quot;Deezer&quot;)" office:value-type="string" office:string-value="Deezer" calcext:value-type="string">
            <text:p>Deezer</text:p>
          </table:table-cell>
          <table:table-cell table:style-name="ce48" table:formula="of:=HYPERLINK(&quot; https://elyx.band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pPX7Vfkn289y25vQxHSafA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Go Music/ Jump Music/ Elyxprod</text:p>
          </table:table-cell>
          <table:table-cell table:style-name="ce48" table:formula="of:=HYPERLINK(&quot;https://youtu.be/c3mYrhAWzOI&quot;;&quot;Souffre avec moi&quot;)" office:value-type="string" office:string-value="Souffre avec moi" calcext:value-type="string">
            <text:p>Souffre avec moi</text:p>
          </table:table-cell>
          <table:table-cell table:style-name="ce48" table:formula="of:=HYPERLINK(&quot;https://youtu.be/GLrF0ryiUFw&quot;;&quot;Carnages addictifs&quot;)" office:value-type="string" office:string-value="Carnages addictifs" calcext:value-type="string">
            <text:p>Carnages addictifs</text:p>
          </table:table-cell>
          <table:table-cell table:style-name="ce65" office:value-type="string" calcext:value-type="string">
            <text:p><text:a xlink:href="https://www.facebook.com/elyxproject/" xlink:type="simple">Elyx</text:a></text:p>
          </table:table-cell>
          <table:table-cell table:style-name="ce61" office:value-type="string" calcext:value-type="string">
            <text:p><text:a xlink:href="mailto:elyx_project@outlook.com?__xts__=" xlink:type="simple">elyx_project@outlook.com</text:a></text:p>
          </table:table-cell>
          <table:table-cell table:style-name="ce47" office:value-type="string" calcext:value-type="string">
            <text:p>Fontenay-le-Comte, Clisson, Niort, Bordeaux et Toulouse</text:p>
          </table:table-cell>
          <table:table-cell table:style-name="ce50" office:value-type="string" calcext:value-type="string">
            <text:p>06 95 01 03 79</text:p>
          </table:table-cell>
          <table:table-cell table:style-name="ce51" table:number-columns-repeated="1011"/>
        </table:table-row>
        <table:table-row table:style-name="ro1">
          <table:table-cell table:style-name="ce50" office:value-type="string" calcext:value-type="string">
            <text:p>Cold wave Métal / Doom</text:p>
          </table:table-cell>
          <table:table-cell table:style-name="ce48" office:value-type="string" calcext:value-type="string">
            <text:p><text:a xlink:href="https://www.facebook.com/Black-Juju-Inc-170426346320364/" xlink:type="simple">Black Juju Inc.</text:a></text:p>
          </table:table-cell>
          <table:table-cell table:style-name="ce47" office:value-type="string" calcext:value-type="string">
            <text:p>Clip Dead aout 2018 et Nouvel Album " "Crosses and Crossroads"</text:p>
          </table:table-cell>
          <table:table-cell table:style-name="ce48" table:formula="of:=HYPERLINK(&quot;https://music-records.fr/label-music-...&quot;;&quot;Label&quot;)" office:value-type="string" office:string-value="Label" calcext:value-type="string">
            <text:p>Label</text:p>
          </table:table-cell>
          <table:table-cell table:style-name="ce48" table:formula="of:=HYPERLINK(&quot;https://www.deezer.com/fr/artist/15069239?autoplay=true&quot;;&quot;Deezer&quot;)" office:value-type="string" office:string-value="Deezer" calcext:value-type="string">
            <text:p>Deezer</text:p>
          </table:table-cell>
          <table:table-cell table:style-name="ce48" table:formula="of:=HYPERLINK(&quot;https://www.youtube.com/channel/UChpTguZ5DKYRNI5XR3iBV2Q&quot;;&quot;youtube&quot;)" office:value-type="string" office:string-value="youtube" calcext:value-type="string">
            <text:p>youtube</text:p>
          </table:table-cell>
          <table:table-cell table:style-name="ce63" table:formula="of:=HYPERLINK(&quot;https://music-records.fr/label-music-...&quot;;&quot;Music Records&quot;)" office:value-type="string" office:string-value="Music Records" calcext:value-type="string">
            <text:p>Music Records</text:p>
          </table:table-cell>
          <table:table-cell table:style-name="ce48" table:formula="of:=HYPERLINK(&quot;https://youtu.be/8ZIL5l3WuoQ&quot;;&quot;- Dead&quot;)" office:value-type="string" office:string-value="- Dead" calcext:value-type="string">
            <text:p>- Dead</text:p>
          </table:table-cell>
          <table:table-cell table:style-name="ce48" table:formula="of:=HYPERLINK(&quot;https://youtu.be/AQReZtf8pUM&quot;;&quot;Gone&quot;)" office:value-type="string" office:string-value="Gone" calcext:value-type="string">
            <text:p>Gone</text:p>
          </table:table-cell>
          <table:table-cell table:style-name="ce65" office:value-type="string" calcext:value-type="string">
            <text:p><text:a xlink:href="https://www.facebook.com/Black-Juju-Inc-170426346320364/" xlink:type="simple">Black Juju Inc.</text:a></text:p>
          </table:table-cell>
          <table:table-cell table:style-name="ce61"/>
          <table:table-cell table:style-name="ce47" office:value-type="string" calcext:value-type="string">
            <text:p>France</text:p>
          </table:table-cell>
          <table:table-cell table:style-name="ce62" office:value-type="string" calcext:value-type="string">
            <text:p>01 77 03 13 65</text:p>
          </table:table-cell>
          <table:table-cell table:style-name="ce51" table:number-columns-repeated="1011"/>
        </table:table-row>
        <table:table-row table:style-name="ro1">
          <table:table-cell table:style-name="ce50" office:value-type="string" calcext:value-type="string">
            <text:p>Darkthrone</text:p>
          </table:table-cell>
          <table:table-cell table:style-name="ce48" office:value-type="string" calcext:value-type="string">
            <text:p><text:a xlink:href="https://www.facebook.com/nuisiblehxc/" xlink:type="simple">Nuisible</text:a></text:p>
          </table:table-cell>
          <table:table-cell table:style-name="ce47" office:value-type="string" calcext:value-type="string">
            <text:p>Nouvel Album Sept 2018 <text:s/>"Slaves and Snakes»</text:p>
          </table:table-cell>
          <table:table-cell table:style-name="ce48" table:formula="of:=HYPERLINK(&quot;https://nuisible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deezer.com/fr/album/72591752&quot;;&quot;Deezer&quot;)" office:value-type="string" office:string-value="Deezer" calcext:value-type="string">
            <text:p>Deezer</text:p>
          </table:table-cell>
          <table:table-cell table:style-name="ce48" table:formula="of:=HYPERLINK(&quot;https://www.youtube.com/channel/UCoQ0Eg6YA3bntRG_Vr36jRA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Deadlight Entertainment, Terrain Vague et MALLEVS RECORDS.</text:p>
          </table:table-cell>
          <table:table-cell table:style-name="ce48" table:formula="of:=HYPERLINK(&quot;https://youtu.be/DBcuPcYBsHY&quot;;&quot;Death Legacy&quot;)" office:value-type="string" office:string-value="Death Legacy" calcext:value-type="string">
            <text:p>Death Legacy</text:p>
          </table:table-cell>
          <table:table-cell table:style-name="ce48" table:formula="of:=HYPERLINK(&quot;https://youtu.be/0pRaocvriHE?list=OLAK5uy_lxtfdsL68_CAtphMVteSwECXUDG4sskZA&quot;;&quot;SLAVES AND SNAKES&quot;)" office:value-type="string" office:string-value="SLAVES AND SNAKES" calcext:value-type="string">
            <text:p>SLAVES AND SNAKES</text:p>
          </table:table-cell>
          <table:table-cell table:style-name="ce65" office:value-type="string" calcext:value-type="string">
            <text:p><text:a xlink:href="https://www.facebook.com/nuisiblehxc/" xlink:type="simple">Nuisible</text:a></text:p>
          </table:table-cell>
          <table:table-cell table:style-name="ce61" office:value-type="string" calcext:value-type="string">
            <text:p><text:a xlink:href="mailto:nuisiblehxc@hotmail.com?__xts__=" xlink:type="simple">nuisiblehxc@hotmail.com</text:a></text:p>
          </table:table-cell>
          <table:table-cell table:style-name="ce50" office:value-type="string" calcext:value-type="string">
            <text:p>Evreux, Normandie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Metal Alternatif</text:p>
          </table:table-cell>
          <table:table-cell table:style-name="ce48" office:value-type="string" calcext:value-type="string">
            <text:p><text:a xlink:href="https://www.facebook.com/Monsterslament/" xlink:type="simple">Monsters</text:a></text:p>
          </table:table-cell>
          <table:table-cell table:style-name="ce47" office:value-type="string" calcext:value-type="string">
            <text:p>Mai 2018 "teaser de son album et un morceau à écouter.</text:p>
          </table:table-cell>
          <table:table-cell table:style-name="ce51"/>
          <table:table-cell table:style-name="ce48" table:formula="of:=HYPERLINK(&quot;https://soundcloud.com/monsters-4&quot;;&quot;Soundcloud&quot;)" office:value-type="string" office:string-value="Soundcloud" calcext:value-type="string">
            <text:p>Soundcloud</text:p>
          </table:table-cell>
          <table:table-cell table:style-name="ce51" table:number-columns-repeated="2"/>
          <table:table-cell table:style-name="ce48" table:formula="of:=HYPERLINK(&quot;https://youtu.be/cOdmg2jbDs0&quot;;&quot;THE ENDS&quot;)" office:value-type="string" office:string-value="THE ENDS" calcext:value-type="string">
            <text:p>THE ENDS</text:p>
          </table:table-cell>
          <table:table-cell table:style-name="ce53" table:formula="of:=HYPERLINK(&quot;https://youtu.be/cOdmg2jbDs0&quot;;&quot;Teaser The Ends&quot;)" office:value-type="string" office:string-value="Teaser The Ends" calcext:value-type="string">
            <text:p>Teaser The Ends</text:p>
          </table:table-cell>
          <table:table-cell table:style-name="ce65" office:value-type="string" calcext:value-type="string">
            <text:p><text:a xlink:href="https://www.facebook.com/Monsterslament/" xlink:type="simple">Monsters</text:a></text:p>
          </table:table-cell>
          <table:table-cell table:style-name="ce61" office:value-type="string" calcext:value-type="string">
            <text:p><text:a xlink:href="mailto:monsterz@orange.fr?__xts__=" xlink:type="simple">monsterz@orange.fr</text:a></text:p>
          </table:table-cell>
          <table:table-cell table:style-name="ce47" office:value-type="string" calcext:value-type="string">
            <text:p>Nord , Franc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</text:p>
          </table:table-cell>
          <table:table-cell table:style-name="ce48" office:value-type="string" calcext:value-type="string">
            <text:p><text:a xlink:href="https://www.facebook.com/fitofrage/" xlink:type="simple">FIT of RAGE</text:a></text:p>
          </table:table-cell>
          <table:table-cell table:style-name="ce47" office:value-type="string" calcext:value-type="string">
            <text:p>Nouveau Clip Mars 2018 "Dogs of God "</text:p>
          </table:table-cell>
          <table:table-cell table:style-name="ce48" table:formula="of:=HYPERLINK(&quot;https://fitofrage.bandcamp.com/&quot;;&quot;Bandcamp&quot;)" office:value-type="string" office:string-value="Bandcamp" calcext:value-type="string">
            <text:p>Bandcamp</text:p>
          </table:table-cell>
          <table:table-cell table:style-name="ce51"/>
          <table:table-cell table:style-name="ce48" table:formula="of:=HYPERLINK(&quot;https://www.youtube.com/channel/UCGzxWlDLOvlYDtA4EYYXoL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ws5hmHTk8O0&quot;;&quot;Dogs of God&quot;)" office:value-type="string" office:string-value="Dogs of God" calcext:value-type="string">
            <text:p>Dogs of God</text:p>
          </table:table-cell>
          <table:table-cell table:style-name="ce48" table:formula="of:=HYPERLINK(&quot;https://youtu.be/iEbo1iRziME&quot;;&quot;Slayers&quot;)" office:value-type="string" office:string-value="Slayers" calcext:value-type="string">
            <text:p>Slayers</text:p>
          </table:table-cell>
          <table:table-cell table:style-name="ce65" office:value-type="string" calcext:value-type="string">
            <text:p><text:a xlink:href="https://www.facebook.com/fitofrage/" xlink:type="simple">FIT of RAGE</text:a></text:p>
          </table:table-cell>
          <table:table-cell table:style-name="ce61" office:value-type="string" calcext:value-type="string">
            <text:p><text:a xlink:href="mailto:fitofrage2010@gmail.com?__xts__=" xlink:type="simple">fitofrage2010@gmail.com</text:a></text:p>
          </table:table-cell>
          <table:table-cell table:style-name="ce47" office:value-type="string" calcext:value-type="string">
            <text:p>Evreux, Normandie, FRANCE</text:p>
          </table:table-cell>
          <table:table-cell table:style-name="ce50" office:value-type="string" calcext:value-type="string">
            <text:p>09 83 22 35 46</text:p>
          </table:table-cell>
          <table:table-cell table:style-name="ce51" table:number-columns-repeated="1011"/>
        </table:table-row>
        <table:table-row table:style-name="ro1">
          <table:table-cell table:style-name="ce50" office:value-type="string" calcext:value-type="string">
            <text:p>Metal - Electro</text:p>
          </table:table-cell>
          <table:table-cell table:style-name="ce48" office:value-type="string" calcext:value-type="string">
            <text:p><text:a xlink:href="https://www.facebook.com/LuxDiscipline/" xlink:type="simple">Pavillon Rouge</text:a></text:p>
          </table:table-cell>
          <table:table-cell table:style-name="ce47" office:value-type="string" calcext:value-type="string">
            <text:p>Fév 2018 Nouvel Album et Clip "Dynasteia Klub"</text:p>
          </table:table-cell>
          <table:table-cell table:style-name="ce48" table:formula="of:=HYPERLINK(&quot;https://www.deezer.com/en/artist/7415048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lbum/5ME7iyxvJbKM0gyOPgIyXI?si=Xs0ip2kgQJuf8dwd9Q4f-Q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KBuRKIW6flcLEjgdRJcoIA&quot;;&quot;youtube&quot;)" office:value-type="string" office:string-value="youtube" calcext:value-type="string">
            <text:p>youtube</text:p>
          </table:table-cell>
          <table:table-cell table:style-name="ce63" table:formula="of:=HYPERLINK(&quot;https://shop.season-of-mist.com/pavillon-rouge-dynasteia-klub-cd-digipak&quot;;&quot;Season of Mist&quot;)" office:value-type="string" office:string-value="Season of Mist" calcext:value-type="string">
            <text:p>Season of Mist</text:p>
          </table:table-cell>
          <table:table-cell table:style-name="ce48" table:formula="of:=HYPERLINK(&quot;https://youtu.be/mTV6Oc3fDSQ&quot;;&quot;Dynasteia Klub&quot;)" office:value-type="string" office:string-value="Dynasteia Klub" calcext:value-type="string">
            <text:p>Dynasteia Klub</text:p>
          </table:table-cell>
          <table:table-cell table:style-name="ce51"/>
          <table:table-cell table:style-name="ce65" office:value-type="string" calcext:value-type="string">
            <text:p><text:a xlink:href="https://www.facebook.com/LuxDiscipline/" xlink:type="simple">Pavillon Rouge</text:a></text:p>
          </table:table-cell>
          <table:table-cell table:style-name="ce50" office:value-type="string" calcext:value-type="string">
            <text:p>sarah@dooweet.org</text:p>
          </table:table-cell>
          <table:table-cell table:style-name="ce47" office:value-type="string" calcext:value-type="string">
            <text:p>Grenoble</text:p>
          </table:table-cell>
          <table:table-cell table:style-name="ce51" table:number-columns-repeated="1012"/>
        </table:table-row>
        <table:table-row table:style-name="ro1">
          <table:table-cell table:style-name="ce69" office:value-type="string" calcext:value-type="string">
            <text:p>Metal Insdustriel Experimental</text:p>
          </table:table-cell>
          <table:table-cell table:style-name="ce70" office:value-type="string" calcext:value-type="string">
            <text:p>MOON PROTOTYPE</text:p>
          </table:table-cell>
          <table:table-cell table:style-name="ce69" office:value-type="string" calcext:value-type="string">
            <text:p>Nouvel Album "Love and Hate " Fev 2018</text:p>
          </table:table-cell>
          <table:table-cell table:style-name="ce71" table:formula="of:=HYPERLINK(&quot;https://www.discogs.com/artist/1552309-Moon-Prototype&quot;;&quot;Discogs&quot;)" office:value-type="string" office:string-value="Discogs" calcext:value-type="string">
            <text:p>Discogs</text:p>
          </table:table-cell>
          <table:table-cell table:style-name="ce71" table:formula="of:=HYPERLINK(&quot;https://www.metalorgie.com/groupe/Moon-Prototype&quot;;&quot;Metalorgie&quot;)" office:value-type="string" office:string-value="Metalorgie" calcext:value-type="string">
            <text:p>Metalorgie</text:p>
          </table:table-cell>
          <table:table-cell table:style-name="ce69"/>
          <table:table-cell table:style-name="ce69" office:value-type="string" calcext:value-type="string">
            <text:p>Autoprod</text:p>
          </table:table-cell>
          <table:table-cell table:style-name="ce71" table:formula="of:=HYPERLINK(&quot;https://youtu.be/neND497Cb70&quot;;&quot;LOVE ★ HATE&quot;)" office:value-type="string" office:string-value="LOVE ★ HATE" calcext:value-type="string">
            <text:p>LOVE ★ HATE</text:p>
          </table:table-cell>
          <table:table-cell table:style-name="ce69"/>
          <table:table-cell table:style-name="ce72" office:value-type="string" calcext:value-type="string">
            <text:p>Pas de Facebook</text:p>
          </table:table-cell>
          <table:table-cell table:style-name="ce69"/>
          <table:table-cell table:style-name="ce69" office:value-type="string" calcext:value-type="string">
            <text:p>France Bretagne</text:p>
          </table:table-cell>
          <table:table-cell table:style-name="ce69" table:number-columns-repeated="1012"/>
        </table:table-row>
        <table:table-row table:style-name="ro5">
          <table:table-cell table:style-name="ce55" office:value-type="string" calcext:value-type="string">
            <text:p>gothic rock and metal, new wave, coldwave, movie music.</text:p>
          </table:table-cell>
          <table:table-cell table:style-name="ce48" office:value-type="string" calcext:value-type="string">
            <text:p><text:a xlink:href="https://www.facebook.com/negativeritual/" xlink:type="simple">Negative Ritual</text:a></text:p>
          </table:table-cell>
          <table:table-cell table:style-name="ce47" office:value-type="string" calcext:value-type="string">
            <text:p>Nouvel Album Juin 2018 "« Resurrection »</text:p>
          </table:table-cell>
          <table:table-cell table:style-name="ce48" table:formula="of:=HYPERLINK(&quot;https://www.deezer.com/en/artist/15081879&quot;;&quot;Deezer&quot;)" office:value-type="string" office:string-value="Deezer" calcext:value-type="string">
            <text:p>Deezer</text:p>
          </table:table-cell>
          <table:table-cell table:style-name="ce48" table:formula="of:=HYPERLINK(&quot;https://negative-ritual.wixsite.com/negative-ritual&quot;;&quot;Website&quot;)" office:value-type="string" office:string-value="Website" calcext:value-type="string">
            <text:p>Website</text:p>
          </table:table-cell>
          <table:table-cell table:style-name="ce48" table:formula="of:=HYPERLINK(&quot;https://negative-ritual.wixsite.com/negative-ritual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cnrWaj6RQhQ&quot;;&quot;Social Vampire&quot;)" office:value-type="string" office:string-value="Social Vampire" calcext:value-type="string">
            <text:p>Social Vampire</text:p>
          </table:table-cell>
          <table:table-cell table:style-name="ce48" table:formula="of:=HYPERLINK(&quot;https://youtu.be/yvP9KTTzI-k&quot;;&quot;Spectrum of the Past&quot;)" office:value-type="string" office:string-value="Spectrum of the Past" calcext:value-type="string">
            <text:p>Spectrum of the Past</text:p>
          </table:table-cell>
          <table:table-cell table:style-name="ce65" office:value-type="string" calcext:value-type="string">
            <text:p><text:a xlink:href="https://www.facebook.com/negativeritual/" xlink:type="simple">Negative Ritual</text:a></text:p>
          </table:table-cell>
          <table:table-cell table:style-name="ce61" office:value-type="string" calcext:value-type="string">
            <text:p><text:a xlink:href="mailto:drumagressor@gmail.com?__xts__=" xlink:type="simple">drumagressor@gmail.com</text:a></text:p>
          </table:table-cell>
          <table:table-cell table:style-name="ce47" office:value-type="string" calcext:value-type="string">
            <text:p>Reins, Besançon</text:p>
          </table:table-cell>
          <table:table-cell table:style-name="ce51" table:number-columns-repeated="1012"/>
        </table:table-row>
        <table:table-row table:style-name="ro1">
          <table:table-cell table:style-name="ce55" office:value-type="string" calcext:value-type="string">
            <text:p>Sludge</text:p>
          </table:table-cell>
          <table:table-cell table:style-name="ce48" office:value-type="string" calcext:value-type="string">
            <text:p><text:a xlink:href="https://www.facebook.com/blackboxwarningmusic/" xlink:type="simple">Black box warning</text:a></text:p>
          </table:table-cell>
          <table:table-cell table:style-name="ce47" office:value-type="string" calcext:value-type="string">
            <text:p>Mars 2018 Nouvel Album" Attendre la Mort"</text:p>
          </table:table-cell>
          <table:table-cell table:style-name="ce48" table:formula="of:=HYPERLINK(&quot;https://blackboxwarning.bandcamp.com/release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open.spotify.com/album/0CIkDn...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YGC4jfswBaa0HsjQl0rQNQ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5cq3aZsrT0E&quot;;&quot;5 mg&quot;)" office:value-type="string" office:string-value="5 mg" calcext:value-type="string">
            <text:p>5 mg</text:p>
          </table:table-cell>
          <table:table-cell table:style-name="ce48" table:formula="of:=HYPERLINK(&quot;https://youtu.be/BGb_YMsApbc&quot;;&quot;3 mg&quot;)" office:value-type="string" office:string-value="3 mg" calcext:value-type="string">
            <text:p>3 mg</text:p>
          </table:table-cell>
          <table:table-cell table:style-name="ce65" office:value-type="string" calcext:value-type="string">
            <text:p><text:a xlink:href="https://www.facebook.com/blackboxwarningmusic/" xlink:type="simple">Black box warning</text:a></text:p>
          </table:table-cell>
          <table:table-cell table:style-name="ce61" office:value-type="string" calcext:value-type="string">
            <text:p><text:a xlink:href="mailto:lananiklas@gmail.com?__xts__=" xlink:type="simple">lananiklas@gmail.com</text:a></text:p>
          </table:table-cell>
          <table:table-cell table:style-name="ce47" office:value-type="string" calcext:value-type="string">
            <text:p>Franc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 Melodique</text:p>
          </table:table-cell>
          <table:table-cell table:style-name="ce48" office:value-type="string" calcext:value-type="string">
            <text:p><text:a xlink:href="https://www.facebook.com/EZOX-427112267431140/" xlink:type="simple">EZOX</text:a></text:p>
          </table:table-cell>
          <table:table-cell table:style-name="ce47" office:value-type="string" calcext:value-type="string">
            <text:p>1er Album Janv 2018 "« Crawl To Paradise »</text:p>
          </table:table-cell>
          <table:table-cell table:style-name="ce48" table:formula="of:=HYPERLINK(&quot;https://ezox.bandcamp.com/releases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instagram.com/ezoxofficial/&quot;;&quot;Instagram&quot;)" office:value-type="string" office:string-value="Instagram" calcext:value-type="string">
            <text:p>Instagram</text:p>
          </table:table-cell>
          <table:table-cell table:style-name="ce48" table:formula="of:=HYPERLINK(&quot;https://www.youtube.com/channel/UC449RiEvW3Dtj66B3UODfNw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Recuiem Prod</text:p>
          </table:table-cell>
          <table:table-cell table:style-name="ce48" table:formula="of:=HYPERLINK(&quot;https://youtu.be/9FyhrHbEvQw&quot;;&quot;- Crawl To Paradise&quot;)" office:value-type="string" office:string-value="- Crawl To Paradise" calcext:value-type="string">
            <text:p>- Crawl To Paradise</text:p>
          </table:table-cell>
          <table:table-cell table:style-name="ce48" table:formula="of:=HYPERLINK(&quot;https://youtu.be/eisSmUStn7o&quot;;&quot;I'm Your Enemy&quot;)" office:value-type="string" office:string-value="I'm Your Enemy" calcext:value-type="string">
            <text:p>I'm Your Enemy</text:p>
          </table:table-cell>
          <table:table-cell table:style-name="ce65" office:value-type="string" calcext:value-type="string">
            <text:p><text:a xlink:href="https://www.facebook.com/EZOX-427112267431140/" xlink:type="simple">EZOX</text:a></text:p>
          </table:table-cell>
          <table:table-cell table:style-name="ce61" office:value-type="string" calcext:value-type="string">
            <text:p><text:a xlink:href="mailto:ezoxofficiel@gmail.com?__xts__=" xlink:type="simple">ezoxofficiel@gmail.com</text:a></text:p>
          </table:table-cell>
          <table:table-cell table:style-name="ce50" office:value-type="string" calcext:value-type="string">
            <text:p>Alès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Djenty metal</text:p>
          </table:table-cell>
          <table:table-cell table:style-name="ce48" office:value-type="string" calcext:value-type="string">
            <text:p><text:a xlink:href="https://www.facebook.com/TheFractalIllusion/" xlink:type="simple">The Fractal Illusion</text:a></text:p>
          </table:table-cell>
          <table:table-cell table:style-name="ce47" office:value-type="string" calcext:value-type="string">
            <text:p>Avril 2018 "premier EP de 6 titres « Awakening »</text:p>
          </table:table-cell>
          <table:table-cell table:style-name="ce48" table:formula="of:=HYPERLINK(&quot;https://thefractalillusion.ban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instagram.com/thefractali...&quot;;&quot;Instagram&quot;)" office:value-type="string" office:string-value="Instagram" calcext:value-type="string">
            <text:p>Instagram</text:p>
          </table:table-cell>
          <table:table-cell table:style-name="ce48" table:formula="of:=HYPERLINK(&quot;https://www.youtube.com/channel/UCACTk1dYHmINyuVG7mS9tcQ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Autoproduction</text:p>
          </table:table-cell>
          <table:table-cell table:style-name="ce48" table:formula="of:=HYPERLINK(&quot;https://youtu.be/3TNMuO_vtNI&quot;;&quot;AWAKENING&quot;)" office:value-type="string" office:string-value="AWAKENING" calcext:value-type="string">
            <text:p>AWAKENING</text:p>
          </table:table-cell>
          <table:table-cell table:style-name="ce48" table:formula="of:=HYPERLINK(&quot;https://youtu.be/kr4jPSkSP9o&quot;;&quot;A Better Place To Live&quot;)" office:value-type="string" office:string-value="A Better Place To Live" calcext:value-type="string">
            <text:p>A Better Place To Live</text:p>
          </table:table-cell>
          <table:table-cell table:style-name="ce65" office:value-type="string" calcext:value-type="string">
            <text:p><text:a xlink:href="https://www.facebook.com/TheFractalIllusion/" xlink:type="simple">The Fractal Illusion</text:a></text:p>
          </table:table-cell>
          <table:table-cell table:style-name="ce61"/>
          <table:table-cell table:style-name="ce50" office:value-type="string" calcext:value-type="string">
            <text:p>Tours, Franc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Rock Stoner progressif</text:p>
          </table:table-cell>
          <table:table-cell table:style-name="ce48" office:value-type="string" calcext:value-type="string">
            <text:p><text:a xlink:href="https://www.facebook.com/twistedoaksband/" xlink:type="simple">Twisted Oaks</text:a></text:p>
          </table:table-cell>
          <table:table-cell table:style-name="ce62" office:value-type="string" calcext:value-type="string">
            <text:p>Retour Mars 2018 avant prochain Album</text:p>
          </table:table-cell>
          <table:table-cell table:style-name="ce48" table:formula="of:=HYPERLINK(&quot;https://www.deezer.com/fr/album/50836462?fbclid=IwAR3SVGKX6Ig7jBBCCrHUWtWX7BUgmqnJ_MCIZ3ju6MvILbwQOSQ-LsDzY6Y&amp;app_id=140685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lbum/66FhdWTDxVzOPuUEXtY7Xe?fbclid=IwAR3SVGKX6Ig7jBBCCrHUWtWX7BUgmqnJ_MCIZ3ju6MvILbwQOSQ-LsDzY6Y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user/twistedoaksband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Independant</text:p>
          </table:table-cell>
          <table:table-cell table:style-name="ce48" table:formula="of:=HYPERLINK(&quot;https://youtu.be/EfkBIQGgq4w&quot;;&quot;LE RETOUR&quot;)" office:value-type="string" office:string-value="LE RETOUR" calcext:value-type="string">
            <text:p>LE RETOUR</text:p>
          </table:table-cell>
          <table:table-cell table:style-name="ce48" table:formula="of:=HYPERLINK(&quot;https://youtu.be/IcBPGhGuwUw&quot;;&quot;The Other Cheek&quot;)" office:value-type="string" office:string-value="The Other Cheek" calcext:value-type="string">
            <text:p>The Other Cheek</text:p>
          </table:table-cell>
          <table:table-cell table:style-name="ce65" office:value-type="string" calcext:value-type="string">
            <text:p><text:a xlink:href="https://www.facebook.com/twistedoaksband/" xlink:type="simple">Twisted Oaks</text:a></text:p>
          </table:table-cell>
          <table:table-cell table:style-name="ce61" office:value-type="string" calcext:value-type="string">
            <text:p><text:a xlink:href="mailto:twistedoakscontact@gmail.com?__xts__=" xlink:type="simple">twistedoakscontact@gmail.com</text:a></text:p>
          </table:table-cell>
          <table:table-cell table:style-name="ce50" office:value-type="string" calcext:value-type="string">
            <text:p>Ile de France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Gothic Metal</text:p>
          </table:table-cell>
          <table:table-cell table:style-name="ce48" office:value-type="string" calcext:value-type="string">
            <text:p><text:a xlink:href="https://www.facebook.com/penumbra.band.official/" xlink:type="simple">Penumbra</text:a></text:p>
          </table:table-cell>
          <table:table-cell table:style-name="ce47" office:value-type="string" calcext:value-type="string">
            <text:p>Nouveau Clip Mars 2018 <text:s/>" <text:s/>Aion "</text:p>
          </table:table-cell>
          <table:table-cell table:style-name="ce48" table:formula="of:=HYPERLINK(&quot;https://www.deezer.com/fr/artist/4020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rtist/4LMOrQtDq76ar9W4d2FsRk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kG7UmmWkMDTpP_MujZod6g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lVQQyAhnNY0&quot;;&quot;Aion&quot;)" office:value-type="string" office:string-value="Aion" calcext:value-type="string">
            <text:p>Aion</text:p>
          </table:table-cell>
          <table:table-cell table:style-name="ce48" table:formula="of:=HYPERLINK(&quot;https://youtu.be/I2oqATWjnvU&quot;;&quot;THE PROPHETESS&quot;)" office:value-type="string" office:string-value="THE PROPHETESS" calcext:value-type="string">
            <text:p>THE PROPHETESS</text:p>
          </table:table-cell>
          <table:table-cell table:style-name="ce65" office:value-type="string" calcext:value-type="string">
            <text:p><text:a xlink:href="https://www.facebook.com/penumbra.band.official/" xlink:type="simple">Penumbra</text:a></text:p>
          </table:table-cell>
          <table:table-cell table:style-name="ce61" office:value-type="string" calcext:value-type="string">
            <text:p><text:a xlink:href="mailto:penumbra.fr@gmail.com?__xts__=" xlink:type="simple">penumbra.fr@gmail.com</text:a></text:p>
          </table:table-cell>
          <table:table-cell table:style-name="ce47" office:value-type="string" calcext:value-type="string">
            <text:p>Paris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</text:p>
          </table:table-cell>
          <table:table-cell table:style-name="ce59" office:value-type="string" calcext:value-type="string">
            <text:p>Dark Corpus</text:p>
          </table:table-cell>
          <table:table-cell table:style-name="ce47" office:value-type="string" calcext:value-type="string">
            <text:p>Nouveau Morceau Mars 2018 " Martyr "</text:p>
          </table:table-cell>
          <table:table-cell table:style-name="ce48" table:formula="of:=HYPERLINK(&quot;https://darkcorpus.bandcamp.com/releases&quot;;&quot;Bandcamp&quot;)" office:value-type="string" office:string-value="Bandcamp" calcext:value-type="string">
            <text:p>Bandcamp</text:p>
          </table:table-cell>
          <table:table-cell table:style-name="ce48" table:formula="of:=HYPERLINK(&quot;http://darkcorpus.free.fr/&quot;;&quot;Website&quot;)" office:value-type="string" office:string-value="Website" calcext:value-type="string">
            <text:p>Website</text:p>
          </table:table-cell>
          <table:table-cell table:style-name="ce51" table:number-columns-repeated="2"/>
          <table:table-cell table:style-name="ce48" table:formula="of:=HYPERLINK(&quot;https://youtu.be/Mp3cW5AcNak&quot;;&quot;Innocence&quot;)" office:value-type="string" office:string-value="Innocence" calcext:value-type="string">
            <text:p>Innocence</text:p>
          </table:table-cell>
          <table:table-cell table:style-name="ce53" table:formula="of:=HYPERLINK(&quot;https://youtu.be/flhNMlFz9gQ&quot;;&quot;Neo métal à Selestat&quot;)" office:value-type="string" office:string-value="Neo métal à Selestat" calcext:value-type="string">
            <text:p>Neo métal à Selestat</text:p>
          </table:table-cell>
          <table:table-cell table:style-name="ce67" office:value-type="string" calcext:value-type="string">
            <text:p>Pas de facebook</text:p>
          </table:table-cell>
          <table:table-cell table:style-name="ce68" office:value-type="string" calcext:value-type="string">
            <text:p>darkcorpus@free.fr</text:p>
          </table:table-cell>
          <table:table-cell table:style-name="ce47" office:value-type="string" calcext:value-type="string">
            <text:p>Selestat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Southern Metal</text:p>
          </table:table-cell>
          <table:table-cell table:style-name="ce48" office:value-type="string" calcext:value-type="string">
            <text:p><text:a xlink:href="https://www.facebook.com/Overcharger-114318028659511/" xlink:type="simple">Overcharger</text:a></text:p>
          </table:table-cell>
          <table:table-cell table:style-name="ce47" office:value-type="string" calcext:value-type="string">
            <text:p>Mai 2018 2 ème Album " Origin "</text:p>
          </table:table-cell>
          <table:table-cell table:style-name="ce48" table:formula="of:=HYPERLINK(&quot;https://soundcloud.com/overcharger&quot;;&quot;Soundcloud&quot;)" office:value-type="string" office:string-value="Soundcloud" calcext:value-type="string">
            <text:p>Soundcloud</text:p>
          </table:table-cell>
          <table:table-cell table:style-name="ce48" table:formula="of:=HYPERLINK(&quot;https://overcharger.bandcamp.com/releases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user/overchargermusic&quot;;&quot;youtube&quot;)" office:value-type="string" office:string-value="youtube" calcext:value-type="string">
            <text:p>youtube</text:p>
          </table:table-cell>
          <table:table-cell table:style-name="ce66" table:formula="of:=HYPERLINK(&quot;https://www.facebook.com/overpoweredrecords/&quot;;&quot;Overpowered Records&quot;)" office:value-type="string" office:string-value="Overpowered Records" calcext:value-type="string">
            <text:p>Overpowered Records</text:p>
          </table:table-cell>
          <table:table-cell table:style-name="ce48" table:formula="of:=HYPERLINK(&quot;https://youtu.be/pZu3Ok94R3o&quot;;&quot;Origin&quot;)" office:value-type="string" office:string-value="Origin" calcext:value-type="string">
            <text:p>Origin</text:p>
          </table:table-cell>
          <table:table-cell table:style-name="ce48" table:formula="of:=HYPERLINK(&quot;https://youtu.be/CxrHQK49FIM&quot;;&quot;The Descent&quot;)" office:value-type="string" office:string-value="The Descent" calcext:value-type="string">
            <text:p>The Descent</text:p>
          </table:table-cell>
          <table:table-cell table:style-name="ce65" office:value-type="string" calcext:value-type="string">
            <text:p><text:a xlink:href="https://www.facebook.com/Overcharger-114318028659511/" xlink:type="simple">Overcharger</text:a></text:p>
          </table:table-cell>
          <table:table-cell table:style-name="ce50" office:value-type="string" calcext:value-type="string">
            <text:p>Kriss@maximumtourmusic.com</text:p>
          </table:table-cell>
          <table:table-cell table:style-name="ce50" office:value-type="string" calcext:value-type="string">
            <text:p>Bordeaux, Aquitaine</text:p>
          </table:table-cell>
          <table:table-cell table:style-name="ce51" table:number-columns-repeated="1012"/>
        </table:table-row>
        <table:table-row table:style-name="ro1">
          <table:table-cell table:style-name="ce40" office:value-type="string" calcext:value-type="string">
            <text:p>STYLE <text:s/>HARDCORE PUNK</text:p>
          </table:table-cell>
          <table:table-cell table:style-name="ce41" office:value-type="string" calcext:value-type="string">
            <text:p>BAND</text:p>
          </table:table-cell>
          <table:table-cell table:style-name="ce36" office:value-type="string" calcext:value-type="string">
            <text:p>NOM + DATE SORTIE</text:p>
          </table:table-cell>
          <table:table-cell table:style-name="ce31"/>
          <table:table-cell table:style-name="ce31" office:value-type="string" calcext:value-type="string">
            <text:p>LIEN d'écoute</text:p>
          </table:table-cell>
          <table:table-cell table:style-name="ce31"/>
          <table:table-cell table:style-name="ce42" office:value-type="string" calcext:value-type="string">
            <text:p>LABEL ou AUTOPROD</text:p>
          </table:table-cell>
          <table:table-cell table:style-name="ce32" office:value-type="string" calcext:value-type="string">
            <text:p>CLIP</text:p>
          </table:table-cell>
          <table:table-cell table:style-name="ce32"/>
          <table:table-cell table:style-name="ce43" office:value-type="string" calcext:value-type="string">
            <text:p>FACEBOOK - Site</text:p>
          </table:table-cell>
          <table:table-cell table:style-name="ce44" office:value-type="string" calcext:value-type="string">
            <text:p>MAIL</text:p>
          </table:table-cell>
          <table:table-cell table:style-name="ce45" office:value-type="string" calcext:value-type="string">
            <text:p>REGION DEPARTEMENT</text:p>
          </table:table-cell>
          <table:table-cell table:style-name="ce38" office:value-type="string" calcext:value-type="string">
            <text:p>TELEPHONE</text:p>
          </table:table-cell>
          <table:table-cell table:style-name="ce34" table:number-columns-repeated="1011"/>
        </table:table-row>
        <table:table-row table:style-name="ro1">
          <table:table-cell table:style-name="ce35" office:value-type="string" calcext:value-type="string">
            <text:p>HARDCORE - METALCORE - DEATHCORE - MATHCORE- PUNK - CRUST - NOISE</text:p>
          </table:table-cell>
          <table:table-cell table:style-name="ce41" office:value-type="string" calcext:value-type="string">
            <text:p>Nom du groupe</text:p>
          </table:table-cell>
          <table:table-cell table:style-name="ce36" office:value-type="string" calcext:value-type="string">
            <text:p>Nom EP ou albums <text:s text:c="2"/>+ Date de sortie</text:p>
          </table:table-cell>
          <table:table-cell table:style-name="ce37" office:value-type="string" calcext:value-type="string">
            <text:p>Soundcloud</text:p>
          </table:table-cell>
          <table:table-cell table:style-name="ce46" office:value-type="string" calcext:value-type="string">
            <text:p>Bandcamp</text:p>
          </table:table-cell>
          <table:table-cell table:style-name="ce46" office:value-type="string" calcext:value-type="string">
            <text:p>Youtube</text:p>
          </table:table-cell>
          <table:table-cell table:style-name="ce42" office:value-type="string" calcext:value-type="string">
            <text:p>Nom label ou autoprod</text:p>
          </table:table-cell>
          <table:table-cell table:style-name="ce32" office:value-type="string" calcext:value-type="string">
            <text:p>Nom du clip + lien</text:p>
          </table:table-cell>
          <table:table-cell table:style-name="ce32" office:value-type="string" calcext:value-type="string">
            <text:p>2 clip</text:p>
          </table:table-cell>
          <table:table-cell table:style-name="ce43" office:value-type="string" calcext:value-type="string">
            <text:p>LIEN facebook</text:p>
          </table:table-cell>
          <table:table-cell table:style-name="ce44" office:value-type="string" calcext:value-type="string">
            <text:p>mail</text:p>
          </table:table-cell>
          <table:table-cell table:style-name="ce45" office:value-type="string" calcext:value-type="string">
            <text:p>région, département</text:p>
          </table:table-cell>
          <table:table-cell table:style-name="ce38" office:value-type="string" calcext:value-type="string">
            <text:p>phone</text:p>
          </table:table-cell>
          <table:table-cell table:style-name="ce34" table:number-columns-repeated="1011"/>
        </table:table-row>
        <table:table-row table:style-name="ro1">
          <table:table-cell table:style-name="ce47" office:value-type="string" calcext:value-type="string">
            <text:p>Rock Alternatif Punk Hardcore</text:p>
          </table:table-cell>
          <table:table-cell table:style-name="ce48" table:formula="of:=HYPERLINK(&quot;https://www.facebook.com/tarldtheband/&quot;;&quot;The Amsterdam Red-Light District&quot;)" office:value-type="string" office:string-value="The Amsterdam Red-Light District" calcext:value-type="string">
            <text:p>The Amsterdam Red-Light District</text:p>
          </table:table-cell>
          <table:table-cell table:style-name="ce47" office:value-type="string" calcext:value-type="string">
            <text:p>Sapere AUde (Mars 2018)</text:p>
          </table:table-cell>
          <table:table-cell table:style-name="ce48" table:formula="of:=HYPERLINK(&quot;http://instagram.com/tarldtheband &quot;;&quot;Instagram&quot;)" office:value-type="string" office:string-value="Instagram" calcext:value-type="string">
            <text:p>Instagram</text:p>
          </table:table-cell>
          <table:table-cell table:style-name="ce48" table:formula="of:=HYPERLINK(&quot; http://twitter.com/tarldtheband &quot;;&quot;Tweeter&quot;)" office:value-type="string" office:string-value="Tweeter" calcext:value-type="string">
            <text:p>Tweeter</text:p>
          </table:table-cell>
          <table:table-cell table:style-name="ce52" table:formula="of:=HYPERLINK(&quot;https://www.youtube.com/channel/UCICEec22452qp6bMVP9yMtA&quot;;&quot;Youtube&quot;)" office:value-type="string" office:string-value="Youtube" calcext:value-type="string">
            <text:p>Youtube</text:p>
          </table:table-cell>
          <table:table-cell table:style-name="ce55" office:value-type="string" calcext:value-type="string">
            <text:p>Red Light Records</text:p>
          </table:table-cell>
          <table:table-cell table:style-name="ce52" table:formula="of:=HYPERLINK(&quot;https://www.youtube.com/watch?v=gscVADAE7XY&amp;feature=youtu.be&quot;;&quot;TARLD - Need&quot;)" office:value-type="string" office:string-value="TARLD - Need" calcext:value-type="string">
            <text:p>TARLD - Need</text:p>
          </table:table-cell>
          <table:table-cell table:style-name="ce48" table:formula="of:=HYPERLINK(&quot;https://youtu.be/Wkd2GcaEuQ0&quot;;&quot;Carry On&quot;)" office:value-type="string" office:string-value="Carry On" calcext:value-type="string">
            <text:p>Carry On</text:p>
          </table:table-cell>
          <table:table-cell table:style-name="ce73" table:formula="of:=HYPERLINK(&quot;https://www.facebook.com/pg/tarldtheband/about/?ref=page_internal&quot;;&quot;TARLD&quot;)" office:value-type="string" office:string-value="TARLD" calcext:value-type="string">
            <text:p>TARLD</text:p>
          </table:table-cell>
          <table:table-cell table:style-name="ce50" office:value-type="string" calcext:value-type="string">
            <text:p>tarldtheband@gmail.com</text:p>
          </table:table-cell>
          <table:table-cell table:style-name="ce47" office:value-type="string" calcext:value-type="string">
            <text:p>Rhône Alpes (Lyon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Cold Punk Hardcore D-Beat</text:p>
          </table:table-cell>
          <table:table-cell table:style-name="ce48" table:formula="of:=HYPERLINK(&quot;https://www.facebook.com/pg/recedantsomniaband/about/?ref=page_internal&quot;;&quot;Recedant Somnia&quot;)" office:value-type="string" office:string-value="Recedant Somnia" calcext:value-type="string">
            <text:p>Recedant Somnia</text:p>
          </table:table-cell>
          <table:table-cell table:style-name="ce47" office:value-type="string" calcext:value-type="string">
            <text:p>A Wake Up Nightmare (Janvier 18, Ep)</text:p>
          </table:table-cell>
          <table:table-cell table:style-name="ce51"/>
          <table:table-cell table:style-name="ce52" table:formula="of:=HYPERLINK(&quot;https://recedantsomnia.bandcamp.com/album/a-waked-up-nightmare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LMPNjsmua-ybcO9byKWn2w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52" table:formula="of:=HYPERLINK(&quot;https://www.youtube.com/watch?v=oapBFcc2vI8&quot;;&quot;Recedant Somnia - Requiem For A Drink&quot;)" office:value-type="string" office:string-value="Recedant Somnia - Requiem For A Drink" calcext:value-type="string">
            <text:p>Recedant Somnia - Requiem For A Drink</text:p>
          </table:table-cell>
          <table:table-cell table:style-name="ce48" table:formula="of:=HYPERLINK(&quot;https://youtu.be/HmkRMU2_qNw&quot;;&quot;No Way For You To Live&quot;)" office:value-type="string" office:string-value="No Way For You To Live" calcext:value-type="string">
            <text:p>No Way For You To Live</text:p>
          </table:table-cell>
          <table:table-cell table:style-name="ce73" table:formula="of:=HYPERLINK(&quot;https://www.facebook.com/pg/recedantsomniaband/about/?ref=page_internal&quot;;&quot;Recedant Somnia&quot;)" office:value-type="string" office:string-value="Recedant Somnia" calcext:value-type="string">
            <text:p>Recedant Somnia</text:p>
          </table:table-cell>
          <table:table-cell table:style-name="ce47" office:value-type="string" calcext:value-type="string">
            <text:p>recedantsomnia.band@gmail.com</text:p>
          </table:table-cell>
          <table:table-cell table:style-name="ce47" office:value-type="string" calcext:value-type="string">
            <text:p>Bretagne (Renne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Hardcore</text:p>
          </table:table-cell>
          <table:table-cell table:style-name="ce48" table:formula="of:=HYPERLINK(&quot;https://www.facebook.com/pg/BTSTYX/about/?ref=page_internal&quot;;&quot;Beyond The Styx&quot;)" office:value-type="string" office:string-value="Beyond The Styx" calcext:value-type="string">
            <text:p>Beyond The Styx</text:p>
          </table:table-cell>
          <table:table-cell table:style-name="ce47" office:value-type="string" calcext:value-type="string">
            <text:p>STIIGMA (Février 2018)</text:p>
          </table:table-cell>
          <table:table-cell table:style-name="ce52" table:formula="of:=HYPERLINK(&quot;https://soundcloud.com/beyondthestyx&quot;;&quot;Soundcloud&quot;)" office:value-type="string" office:string-value="Soundcloud" calcext:value-type="string">
            <text:p>Soundcloud</text:p>
          </table:table-cell>
          <table:table-cell table:style-name="ce52" table:formula="of:=HYPERLINK(&quot;https://beyondthestyx.bandcamp.com/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tFL6fY12jIY99IGwrYQ7ow&quot;;&quot;Youtube&quot;)" office:value-type="string" office:string-value="Youtube" calcext:value-type="string">
            <text:p>Youtube</text:p>
          </table:table-cell>
          <table:table-cell table:style-name="ce55" office:value-type="string" calcext:value-type="string">
            <text:p>Klonosphere / Diorama Records</text:p>
          </table:table-cell>
          <table:table-cell table:style-name="ce52" table:formula="of:=HYPERLINK(&quot;https://www.youtube.com/watch?v=9Ba_O_cU7CM&quot;;&quot;Beyond The Styx - Danse Macabre&quot;)" office:value-type="string" office:string-value="Beyond The Styx - Danse Macabre" calcext:value-type="string">
            <text:p>Beyond The Styx - Danse Macabre</text:p>
          </table:table-cell>
          <table:table-cell table:style-name="ce48" table:formula="of:=HYPERLINK(&quot;https://youtu.be/R2nqrB3ljhs&quot;;&quot;Lightmare&quot;)" office:value-type="string" office:string-value="Lightmare" calcext:value-type="string">
            <text:p>Lightmare</text:p>
          </table:table-cell>
          <table:table-cell table:style-name="ce73" table:formula="of:=HYPERLINK(&quot;https://www.facebook.com/pg/BTSTYX/about/?ref=page_internal&quot;;&quot;Beyond The Styx&quot;)" office:value-type="string" office:string-value="Beyond The Styx" calcext:value-type="string">
            <text:p>Beyond The Styx</text:p>
          </table:table-cell>
          <table:table-cell table:style-name="ce47" office:value-type="string" calcext:value-type="string">
            <text:p>beyondthestyx@hotmail.fr</text:p>
          </table:table-cell>
          <table:table-cell table:style-name="ce47" office:value-type="string" calcext:value-type="string">
            <text:p>Centre (Tour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core / Deathcore</text:p>
          </table:table-cell>
          <table:table-cell table:style-name="ce48" table:formula="of:=HYPERLINK(&quot;https://www.facebook.com/WhenReasonsCollapse/&quot;;&quot;When Reasons Collapse&quot;)" office:value-type="string" office:string-value="When Reasons Collapse" calcext:value-type="string">
            <text:p>When Reasons Collapse</text:p>
          </table:table-cell>
          <table:table-cell table:style-name="ce47" office:value-type="string" calcext:value-type="string">
            <text:p>Omen Of The Banshee (?? 2018)</text:p>
          </table:table-cell>
          <table:table-cell table:style-name="ce48" table:formula="of:=HYPERLINK(&quot; http://www.deezer.com/fr/music/when-r...&quot;;&quot;Deezer&quot;)" office:value-type="string" office:string-value="Deezer" calcext:value-type="string">
            <text:p>Deezer</text:p>
          </table:table-cell>
          <table:table-cell table:style-name="ce48" table:formula="of:=HYPERLINK(&quot;https://twitter.com/wrcollapse&quot;;&quot;tweeter&quot;)" office:value-type="string" office:string-value="tweeter" calcext:value-type="string">
            <text:p>tweeter</text:p>
          </table:table-cell>
          <table:table-cell table:style-name="ce52" table:formula="of:=HYPERLINK(&quot;https://www.youtube.com/channel/UCZwbiS3RHl8KXrs4nf186j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52" table:formula="of:=HYPERLINK(&quot;https://www.youtube.com/watch?v=FAeQ27HOkbk&quot;;&quot;When Reasons Collapse - Sirens (Playthrough)&quot;)" office:value-type="string" office:string-value="When Reasons Collapse - Sirens (Playthrough)" calcext:value-type="string">
            <text:p>When Reasons Collapse - Sirens (Playthrough)</text:p>
          </table:table-cell>
          <table:table-cell table:style-name="ce48" table:formula="of:=HYPERLINK(&quot;https://youtu.be/elc6mS6O4JE&quot;;&quot;Escape&quot;)" office:value-type="string" office:string-value="Escape" calcext:value-type="string">
            <text:p>Escape</text:p>
          </table:table-cell>
          <table:table-cell table:style-name="ce73" table:formula="of:=HYPERLINK(&quot;https://www.facebook.com/pg/WhenReasonsCollapse/about/?ref=page_internal&quot;;&quot;When Reasons Collapse&quot;)" office:value-type="string" office:string-value="When Reasons Collapse" calcext:value-type="string">
            <text:p>When Reasons Collapse</text:p>
          </table:table-cell>
          <table:table-cell table:style-name="ce47" office:value-type="string" calcext:value-type="string">
            <text:p>wrcollapse@gmail.com</text:p>
          </table:table-cell>
          <table:table-cell table:style-name="ce47" office:value-type="string" calcext:value-type="string">
            <text:p>Ile de France (Pari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Blackcore</text:p>
          </table:table-cell>
          <table:table-cell table:style-name="ce48" table:formula="of:=HYPERLINK(&quot;https://www.facebook.com/InArkadiaOfficial/&quot;;&quot;In Arkadia&quot;)" office:value-type="string" office:string-value="In Arkadia" calcext:value-type="string">
            <text:p>In Arkadia</text:p>
          </table:table-cell>
          <table:table-cell table:style-name="ce47" office:value-type="string" calcext:value-type="string">
            <text:p>Lions (Février 2018)</text:p>
          </table:table-cell>
          <table:table-cell table:style-name="ce48" table:formula="of:=HYPERLINK(&quot; http://www.instragram.com/ia69official &quot;;&quot;instagram&quot;)" office:value-type="string" office:string-value="instagram" calcext:value-type="string">
            <text:p>instagram</text:p>
          </table:table-cell>
          <table:table-cell table:style-name="ce48" table:formula="of:=HYPERLINK(&quot; http://www.twitter.com/InArkadiaTweets Catégorie&quot;;&quot;Tweeter&quot;)" office:value-type="string" office:string-value="Tweeter" calcext:value-type="string">
            <text:p>Tweeter</text:p>
          </table:table-cell>
          <table:table-cell table:style-name="ce52" table:formula="of:=HYPERLINK(&quot;https://www.youtube.com/channel/UCB1rEN8GgYgW0rW5AYouWnQ&quot;;&quot;Youtube&quot;)" office:value-type="string" office:string-value="Youtube" calcext:value-type="string">
            <text:p>Youtube</text:p>
          </table:table-cell>
          <table:table-cell table:style-name="ce47"/>
          <table:table-cell table:style-name="ce52" table:formula="of:=HYPERLINK(&quot;https://www.youtube.com/watch?v=hn8VCyD8Cvo&quot;;&quot;In Arkadia - We Are Lions&quot;)" office:value-type="string" office:string-value="In Arkadia - We Are Lions" calcext:value-type="string">
            <text:p>In Arkadia - We Are Lions</text:p>
          </table:table-cell>
          <table:table-cell table:style-name="ce48" table:formula="of:=HYPERLINK(&quot;https://youtu.be/iX71vSxj9aI&quot;;&quot;Head Towards Back (Guitar Playthrough)&quot;)" office:value-type="string" office:string-value="Head Towards Back (Guitar Playthrough)" calcext:value-type="string">
            <text:p>Head Towards Back (Guitar Playthrough)</text:p>
          </table:table-cell>
          <table:table-cell table:style-name="ce73" table:formula="of:=HYPERLINK(&quot;https://www.facebook.com/pg/InArkadiaOfficial/about/?ref=page_internal&quot;;&quot;In Arkadia&quot;)" office:value-type="string" office:string-value="In Arkadia" calcext:value-type="string">
            <text:p>In Arkadia</text:p>
          </table:table-cell>
          <table:table-cell table:style-name="ce47" office:value-type="string" calcext:value-type="string">
            <text:p>inarkadiaofficial@gmail.com</text:p>
          </table:table-cell>
          <table:table-cell table:style-name="ce47" office:value-type="string" calcext:value-type="string">
            <text:p>Rhône Alpes (Lyon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core</text:p>
          </table:table-cell>
          <table:table-cell table:style-name="ce48" table:formula="of:=HYPERLINK(&quot;https://www.facebook.com/oomesquad/&quot;;&quot;Out Of My Eyes&quot;)" office:value-type="string" office:string-value="Out Of My Eyes" calcext:value-type="string">
            <text:p>Out Of My Eyes</text:p>
          </table:table-cell>
          <table:table-cell table:style-name="ce47" office:value-type="string" calcext:value-type="string">
            <text:p>Concept (Janvier 2018)</text:p>
          </table:table-cell>
          <table:table-cell table:style-name="ce48" table:formula="of:=HYPERLINK(&quot;https://www.instagram.com/oomesquad/&quot;;&quot;instagram&quot;)" office:value-type="string" office:string-value="instagram" calcext:value-type="string">
            <text:p>instagram</text:p>
          </table:table-cell>
          <table:table-cell table:style-name="ce48" table:formula="of:=HYPERLINK(&quot;https://twitter.com/oomesquad/&quot;;&quot;Tweeter&quot;)" office:value-type="string" office:string-value="Tweeter" calcext:value-type="string">
            <text:p>Tweeter</text:p>
          </table:table-cell>
          <table:table-cell table:style-name="ce48" table:formula="of:=HYPERLINK(&quot;https://www.youtube.com/channel/UCw0yZoDWb9sunNBYs4An39w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Imminence Records</text:p>
          </table:table-cell>
          <table:table-cell table:style-name="ce52" table:formula="of:=HYPERLINK(&quot;https://www.youtube.com/watch?v=g5Cn9LYzV1A&quot;;&quot;Out Of My Eyes - 404&quot;)" office:value-type="string" office:string-value="Out Of My Eyes - 404" calcext:value-type="string">
            <text:p>Out Of My Eyes - 404</text:p>
          </table:table-cell>
          <table:table-cell table:style-name="ce52" table:formula="of:=HYPERLINK(&quot;https://www.youtube.com/watch?v=XT2-RIpwdl4&quot;;&quot;Out Of My Eyes - Pigs Never Die&quot;)" office:value-type="string" office:string-value="Out Of My Eyes - Pigs Never Die" calcext:value-type="string">
            <text:p>Out Of My Eyes - Pigs Never Die</text:p>
          </table:table-cell>
          <table:table-cell table:style-name="ce73" table:formula="of:=HYPERLINK(&quot;https://www.facebook.com/pg/oomesquad/about/?ref=page_internal&quot;;&quot;Out Of My Eyes&quot;)" office:value-type="string" office:string-value="Out Of My Eyes" calcext:value-type="string">
            <text:p>Out Of My Eyes</text:p>
          </table:table-cell>
          <table:table-cell table:style-name="ce47" office:value-type="string" calcext:value-type="string">
            <text:p>outofmyeyes@outlook.fr</text:p>
          </table:table-cell>
          <table:table-cell table:style-name="ce47" office:value-type="string" calcext:value-type="string">
            <text:p>Ile de France (Paris)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Modern Metal / Metalcore / Hardcore</text:p>
          </table:table-cell>
          <table:table-cell table:style-name="ce48" office:value-type="string" calcext:value-type="string">
            <text:p><text:a xlink:href="https://www.facebook.com/iryamusic/" xlink:type="simple">Irya</text:a></text:p>
          </table:table-cell>
          <table:table-cell table:style-name="ce47" office:value-type="string" calcext:value-type="string">
            <text:p>1er Clip Sept 2018 " Porn generation "</text:p>
          </table:table-cell>
          <table:table-cell table:style-name="ce48" table:formula="of:=HYPERLINK(&quot;https://soundcloud.com/iryamusic&quot;;&quot;Soundcloud&quot;)" office:value-type="string" office:string-value="Soundcloud" calcext:value-type="string">
            <text:p>Soundcloud</text:p>
          </table:table-cell>
          <table:table-cell table:style-name="ce48" table:formula="of:=HYPERLINK(&quot;https://irya.bandcamp.com/releases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NpvLTFj19cc4iBpgkZ2RUQ&quot;;&quot;Youtube&quot;)" office:value-type="string" office:string-value="Youtube" calcext:value-type="string">
            <text:p>Youtube</text:p>
          </table:table-cell>
          <table:table-cell table:style-name="ce47"/>
          <table:table-cell table:style-name="ce48" table:formula="of:=HYPERLINK(&quot;https://youtu.be/L2TejKg4jdU&quot;;&quot;Porn generation&quot;)" office:value-type="string" office:string-value="Porn generation" calcext:value-type="string">
            <text:p>Porn generation</text:p>
          </table:table-cell>
          <table:table-cell table:style-name="ce48" table:formula="of:=HYPERLINK(&quot;https://youtu.be/934zEpvBWkg&quot;;&quot;Sonik Party&quot;)" office:value-type="string" office:string-value="Sonik Party" calcext:value-type="string">
            <text:p>Sonik Party</text:p>
          </table:table-cell>
          <table:table-cell table:style-name="ce65" office:value-type="string" calcext:value-type="string">
            <text:p><text:a xlink:href="https://www.facebook.com/iryamusic/" xlink:type="simple">Irya</text:a></text:p>
          </table:table-cell>
          <table:table-cell table:style-name="ce61" office:value-type="string" calcext:value-type="string">
            <text:p><text:a xlink:href="mailto:iryametal@gmail.com?__xts__=" xlink:type="simple">iryametal@gmail.com</text:a></text:p>
          </table:table-cell>
          <table:table-cell table:style-name="ce55" office:value-type="string" calcext:value-type="string">
            <text:p>Orléans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Hardcore</text:p>
          </table:table-cell>
          <table:table-cell table:style-name="ce48" office:value-type="string" calcext:value-type="string">
            <text:p><text:a xlink:href="https://www.facebook.com/eightersHxC/" xlink:type="simple">Eighters</text:a></text:p>
          </table:table-cell>
          <table:table-cell table:style-name="ce47" office:value-type="string" calcext:value-type="string">
            <text:p>Avril 2018 EP "A STORY OF A FALLEN YOUTH"</text:p>
          </table:table-cell>
          <table:table-cell table:style-name="ce48" table:formula="of:=HYPERLINK(&quot;https://open.spotify.com/album/1JqYKy...&quot;;&quot;Spotify&quot;)" office:value-type="string" office:string-value="Spotify" calcext:value-type="string">
            <text:p>Spotify</text:p>
          </table:table-cell>
          <table:table-cell table:style-name="ce48" table:formula="of:=HYPERLINK(&quot;http://www.deezer.com/album/60171402 &quot;;&quot;Deezer&quot;)" office:value-type="string" office:string-value="Deezer" calcext:value-type="string">
            <text:p>Deezer</text:p>
          </table:table-cell>
          <table:table-cell table:style-name="ce48" table:formula="of:=HYPERLINK(&quot;https://www.youtube.com/channel/UCouYjF_mnoIYNmLzoQBgVkw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DIY</text:p>
          </table:table-cell>
          <table:table-cell table:style-name="ce48" table:formula="of:=HYPERLINK(&quot;https://youtu.be/jphPMqBeE6c&quot;;&quot;A STORY OF A FALLEN YOUTH PART I&quot;)" office:value-type="string" office:string-value="A STORY OF A FALLEN YOUTH PART I" calcext:value-type="string">
            <text:p>A STORY OF A FALLEN YOUTH PART I</text:p>
          </table:table-cell>
          <table:table-cell table:style-name="ce48" table:formula="of:=HYPERLINK(&quot;https://youtu.be/frP4_SDCqsg&quot;;&quot;&quot;&quot;Insanity&quot;)" office:value-type="string" office:string-value="&quot;Insanity" calcext:value-type="string">
            <text:p>"Insanity</text:p>
          </table:table-cell>
          <table:table-cell table:style-name="ce65" office:value-type="string" calcext:value-type="string">
            <text:p><text:a xlink:href="https://www.facebook.com/eightersHxC/" xlink:type="simple">Eighters</text:a></text:p>
          </table:table-cell>
          <table:table-cell table:style-name="ce61" office:value-type="string" calcext:value-type="string">
            <text:p><text:a xlink:href="mailto:eightersbooking@gmail.com?__xts__=" xlink:type="simple">eightersbooking@gmail.com</text:a></text:p>
          </table:table-cell>
          <table:table-cell table:style-name="ce50" office:value-type="string" calcext:value-type="string">
            <text:p>Saint-Étienne, Lyon, Clermont-Ferrand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Hardcore Punk</text:p>
          </table:table-cell>
          <table:table-cell table:style-name="ce48" table:formula="of:=HYPERLINK(&quot;https://www.facebook.com/thegreatdivide&quot;;&quot;The Great Divide&quot;)" office:value-type="string" office:string-value="The Great Divide" calcext:value-type="string">
            <text:p>The Great Divide</text:p>
          </table:table-cell>
          <table:table-cell table:style-name="ce47" office:value-type="string" calcext:value-type="string">
            <text:p>Linger Over, Linger On (Mars 2018)</text:p>
          </table:table-cell>
          <table:table-cell table:style-name="ce51"/>
          <table:table-cell table:style-name="ce52" table:formula="of:=HYPERLINK(&quot;https://thegreatdivide.bandcamp.com/album/linger-over-linger-on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0WPgQh79RRD7M2j-Q_4JFQ&quot;;&quot;Youtube&quot;)" office:value-type="string" office:string-value="Youtube" calcext:value-type="string">
            <text:p>Youtube</text:p>
          </table:table-cell>
          <table:table-cell table:style-name="ce55" office:value-type="string" calcext:value-type="string">
            <text:p>Useless Pride Records</text:p>
          </table:table-cell>
          <table:table-cell table:style-name="ce52" table:formula="of:=HYPERLINK(&quot;https://www.youtube.com/watch?v=it2Qyq1Oejw&quot;;&quot;The Great Divide - The Night&quot;)" office:value-type="string" office:string-value="The Great Divide - The Night" calcext:value-type="string">
            <text:p>The Great Divide - The Night</text:p>
          </table:table-cell>
          <table:table-cell table:style-name="ce48" table:formula="of:=HYPERLINK(&quot;https://youtu.be/4raKYkugNg4&quot;;&quot;CIFO&quot;)" office:value-type="string" office:string-value="CIFO" calcext:value-type="string">
            <text:p>CIFO</text:p>
          </table:table-cell>
          <table:table-cell table:style-name="ce73" table:formula="of:=HYPERLINK(&quot;https://www.facebook.com/pg/thegreatdivide/about/?ref=page_internal&quot;;&quot;The Great Divide&quot;)" office:value-type="string" office:string-value="The Great Divide" calcext:value-type="string">
            <text:p>The Great Divide</text:p>
          </table:table-cell>
          <table:table-cell table:style-name="ce61"/>
          <table:table-cell table:style-name="ce47" office:value-type="string" calcext:value-type="string">
            <text:p>Ile De France (Pari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Hardcore <text:s/></text:p>
          </table:table-cell>
          <table:table-cell table:style-name="ce48" table:formula="of:=HYPERLINK(&quot;https://www.facebook.com/KILLFORPEACE/&quot;;&quot;Kill For Peace&quot;)" office:value-type="string" office:string-value="Kill For Peace" calcext:value-type="string">
            <text:p>Kill For Peace</text:p>
          </table:table-cell>
          <table:table-cell table:style-name="ce47" office:value-type="string" calcext:value-type="string">
            <text:p>Agony(Avril 2018)</text:p>
          </table:table-cell>
          <table:table-cell table:style-name="ce51"/>
          <table:table-cell table:style-name="ce52" table:formula="of:=HYPERLINK(&quot;https://killforpeace.bandcamp.com/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hq92Bv_stt_c_S1NFcHKiA&quot;;&quot;Youtube&quot;)" office:value-type="string" office:string-value="Youtube" calcext:value-type="string">
            <text:p>Youtube</text:p>
          </table:table-cell>
          <table:table-cell table:style-name="ce55" office:value-type="string" calcext:value-type="string">
            <text:p>DON’T TRUST THE HYPE</text:p>
          </table:table-cell>
          <table:table-cell table:style-name="ce52" table:formula="of:=HYPERLINK(&quot;https://www.youtube.com/watch?v=sJ2Qv8JcxMs&amp;feature=youtu.be&quot;;&quot;Kill For Peace - Damage Done&quot;)" office:value-type="string" office:string-value="Kill For Peace - Damage Done" calcext:value-type="string">
            <text:p>Kill For Peace - Damage Done</text:p>
          </table:table-cell>
          <table:table-cell table:style-name="ce48" table:formula="of:=HYPERLINK(&quot;https://youtu.be/NiENp8WQ70M&quot;;&quot;Well Honed Strategy&quot;)" office:value-type="string" office:string-value="Well Honed Strategy" calcext:value-type="string">
            <text:p>Well Honed Strategy</text:p>
          </table:table-cell>
          <table:table-cell table:style-name="ce73" table:formula="of:=HYPERLINK(&quot;https://www.facebook.com/pg/KILLFORPEACE/about/?ref=page_internal&quot;;&quot;Kill For Peace&quot;)" office:value-type="string" office:string-value="Kill For Peace" calcext:value-type="string">
            <text:p>Kill For Peace</text:p>
          </table:table-cell>
          <table:table-cell table:style-name="ce51"/>
          <table:table-cell table:style-name="ce47" office:value-type="string" calcext:value-type="string">
            <text:p>Nord Pas De Calais (Valencienne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core</text:p>
          </table:table-cell>
          <table:table-cell table:style-name="ce48" table:formula="of:=HYPERLINK(&quot;https://www.facebook.com/InsolvencyBand/&quot;;&quot;INSOLVENCY &quot;)" office:value-type="string" office:string-value="INSOLVENCY " calcext:value-type="string">
            <text:p>INSOLVENCY </text:p>
          </table:table-cell>
          <table:table-cell table:style-name="ce74" office:value-type="string" calcext:value-type="string">
            <text:p>Antagonism of the Soul ( janvier 2018)</text:p>
          </table:table-cell>
          <table:table-cell table:style-name="ce52" table:formula="of:=HYPERLINK(&quot;https://www.deezer.com/fr/album/49671942&quot;;&quot;Deezer&quot;)" office:value-type="string" office:string-value="Deezer" calcext:value-type="string">
            <text:p>Deezer</text:p>
          </table:table-cell>
          <table:table-cell table:style-name="ce48" table:formula="of:=HYPERLINK(&quot;https://twitter.com/InsolvencyBand&quot;;&quot;Twitter&quot;)" office:value-type="string" office:string-value="Twitter" calcext:value-type="string">
            <text:p>Twitter</text:p>
          </table:table-cell>
          <table:table-cell table:style-name="ce48" table:formula="of:=HYPERLINK(&quot;https://www.youtube.com/channel/UC2W6PM_uKqYB8sPonznLNCg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8RRK5dfF_GY?list=OLAK5uy_mbeoV0Zi25BGIYttvCCsVxlgJ4E7_-8xE&quot;;&quot;Antagonism of the Soul&quot;)" office:value-type="string" office:string-value="Antagonism of the Soul" calcext:value-type="string">
            <text:p>Antagonism of the Soul</text:p>
          </table:table-cell>
          <table:table-cell table:style-name="ce48" table:formula="of:=HYPERLINK(&quot;https://youtu.be/1PlCD54_ok8&quot;;&quot;Death Wish&quot;)" office:value-type="string" office:string-value="Death Wish" calcext:value-type="string">
            <text:p>Death Wish</text:p>
          </table:table-cell>
          <table:table-cell table:style-name="ce65" table:formula="of:=HYPERLINK(&quot;https://www.facebook.com/InsolvencyBand/&quot;;&quot;INSOLVENCY &quot;)" office:value-type="string" office:string-value="INSOLVENCY " calcext:value-type="string">
            <text:p>INSOLVENCY </text:p>
          </table:table-cell>
          <table:table-cell table:style-name="ce60" office:value-type="string" calcext:value-type="string">
            <text:p><text:a xlink:href="mailto:insolvency@hotmail.fr?__xts__=" xlink:type="simple">insolvency@hotmail.fr</text:a></text:p>
          </table:table-cell>
          <table:table-cell table:style-name="ce47" office:value-type="string" calcext:value-type="string">
            <text:p>Troyes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POST HARDCORE / MATH ROCK</text:p>
          </table:table-cell>
          <table:table-cell table:style-name="ce48" office:value-type="string" calcext:value-type="string">
            <text:p><text:a xlink:href="https://www.facebook.com/MidnightBlackoutBand/" xlink:type="simple">Midnight Blackout</text:a></text:p>
          </table:table-cell>
          <table:table-cell table:style-name="ce47" office:value-type="string" calcext:value-type="string">
            <text:p>Clip Sept 2018 " In Sheep's Clothing "</text:p>
          </table:table-cell>
          <table:table-cell table:style-name="ce48" table:formula="of:=HYPERLINK(&quot; https://www.instagram.com/midnightbla...&quot;;&quot;Instagram&quot;)" office:value-type="string" office:string-value="Instagram" calcext:value-type="string">
            <text:p>Instagram</text:p>
          </table:table-cell>
          <table:table-cell table:style-name="ce48" table:formula="of:=HYPERLINK(&quot; https://open.spotify.com/artist/4qqEz...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x90Hj9K0VOPsVcSsDb6Tyw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ejrgDm6XmN0&quot;;&quot;In Sheep's Clothing&quot;)" office:value-type="string" office:string-value="In Sheep's Clothing" calcext:value-type="string">
            <text:p>In Sheep's Clothing</text:p>
          </table:table-cell>
          <table:table-cell table:style-name="ce48" table:formula="of:=HYPERLINK(&quot;https://youtu.be/qUMHRdZ9c8s&quot;;&quot;&quot;&quot;Hangover&quot;&quot; Full EP&quot;)" office:value-type="string" office:string-value="&quot;Hangover&quot; Full EP" calcext:value-type="string">
            <text:p>"Hangover" Full EP</text:p>
          </table:table-cell>
          <table:table-cell table:style-name="ce65" office:value-type="string" calcext:value-type="string">
            <text:p><text:a xlink:href="https://www.facebook.com/MidnightBlackoutBand/" xlink:type="simple">Midnight Blackout</text:a></text:p>
          </table:table-cell>
          <table:table-cell table:style-name="ce61" office:value-type="string" calcext:value-type="string">
            <text:p><text:a xlink:href="mailto:midnightblackoutband@gmail.com?__xts__=" xlink:type="simple">midnightblackoutband@gmail.com</text:a></text:p>
          </table:table-cell>
          <table:table-cell table:style-name="ce47" office:value-type="string" calcext:value-type="string">
            <text:p>Paris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core Melodique</text:p>
          </table:table-cell>
          <table:table-cell table:style-name="ce48" table:formula="of:=HYPERLINK(&quot;https://www.facebook.com/Behind-The-Woods-1414430945529031/&quot;;&quot;Behind The Woods&quot;)" office:value-type="string" office:string-value="Behind The Woods" calcext:value-type="string">
            <text:p>Behind The Woods</text:p>
          </table:table-cell>
          <table:table-cell table:style-name="ce47" office:value-type="string" calcext:value-type="string">
            <text:p>Absence et First Breath (2 morceaux de l'album à venir) 2018</text:p>
          </table:table-cell>
          <table:table-cell table:style-name="ce51" table:number-columns-repeated="4"/>
          <table:table-cell table:style-name="ce48" table:formula="of:=HYPERLINK(&quot;https://www.facebook.com/1414430945529031/videos/2054274281287785/&quot;;&quot;Absence&quot;)" office:value-type="string" office:string-value="Absence" calcext:value-type="string">
            <text:p>Absence</text:p>
          </table:table-cell>
          <table:table-cell table:style-name="ce48" table:formula="of:=HYPERLINK(&quot;https://www.facebook.com/1414430945529031/videos/506412883190328/&quot;;&quot;First  Breath...&quot;)" office:value-type="string" office:string-value="First  Breath..." calcext:value-type="string">
            <text:p>First <text:s/>Breath...</text:p>
          </table:table-cell>
          <table:table-cell table:style-name="ce65" table:formula="of:=HYPERLINK(&quot;https://www.facebook.com/Behind-The-Woods-1414430945529031/&quot;;&quot;Behind The Woods&quot;)" office:value-type="string" office:string-value="Behind The Woods" calcext:value-type="string">
            <text:p>Behind The Woods</text:p>
          </table:table-cell>
          <table:table-cell table:style-name="ce61"/>
          <table:table-cell table:style-name="ce47" office:value-type="string" calcext:value-type="string">
            <text:p>Marseill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Rock Alternatif / Post Grunge</text:p>
          </table:table-cell>
          <table:table-cell table:style-name="ce48" table:formula="of:=HYPERLINK(&quot;https://www.facebook.com/YoldRockBand/&quot;;&quot;Yold&quot;)" office:value-type="string" office:string-value="Yold" calcext:value-type="string">
            <text:p>Yold</text:p>
          </table:table-cell>
          <table:table-cell table:style-name="ce47" office:value-type="string" calcext:value-type="string">
            <text:p><text:s/>1er Clip(Since She left and stole my pride) nov 2018</text:p>
          </table:table-cell>
          <table:table-cell table:style-name="ce51" table:number-columns-repeated="3"/>
          <table:table-cell table:style-name="ce47" office:value-type="string" calcext:value-type="string">
            <text:p>Autoproduction</text:p>
          </table:table-cell>
          <table:table-cell table:style-name="ce48" table:formula="of:=HYPERLINK(&quot;https://www.facebook.com/YoldRockBand/videos/2315659705333843/&quot;;&quot;Since she lelft and stole my pride&quot;)" office:value-type="string" office:string-value="Since she lelft and stole my pride" calcext:value-type="string">
            <text:p>Since she lelft and stole my pride</text:p>
          </table:table-cell>
          <table:table-cell table:style-name="ce53" table:formula="of:=HYPERLINK(&quot;https://www.facebook.com/YoldRockBand/videos/1033681220148093/&quot;;&quot;Yold en studio&quot;)" office:value-type="string" office:string-value="Yold en studio" calcext:value-type="string">
            <text:p>Yold en studio</text:p>
          </table:table-cell>
          <table:table-cell table:style-name="ce65" table:formula="of:=HYPERLINK(&quot;https://www.facebook.com/YoldRockBand/&quot;;&quot;Yold&quot;)" office:value-type="string" office:string-value="Yold" calcext:value-type="string">
            <text:p>Yold</text:p>
          </table:table-cell>
          <table:table-cell table:style-name="ce51"/>
          <table:table-cell table:style-name="ce47" office:value-type="string" calcext:value-type="string">
            <text:p>Douai <text:s text:c="3"/>(59)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Thrash // HxC // Metalcore</text:p>
          </table:table-cell>
          <table:table-cell table:style-name="ce48" office:value-type="string" calcext:value-type="string">
            <text:p><text:a xlink:href="https://www.facebook.com/Desperhate/" xlink:type="simple">Desperhate</text:a></text:p>
          </table:table-cell>
          <table:table-cell table:style-name="ce75" office:value-type="string" calcext:value-type="string">
            <text:p>1 er clip déc 2018 " Stuck"</text:p>
          </table:table-cell>
          <table:table-cell table:style-name="ce51"/>
          <table:table-cell table:style-name="ce47"/>
          <table:table-cell table:style-name="ce48" table:formula="of:=HYPERLINK(&quot;https://www.youtube.com/channel/UCXdoI9r-C8dcxhmOM0nbwOQ&quot;;&quot;Youtube&quot;)" office:value-type="string" office:string-value="Youtube" calcext:value-type="string">
            <text:p>Youtube</text:p>
          </table:table-cell>
          <table:table-cell table:style-name="ce57"/>
          <table:table-cell table:style-name="ce48" table:formula="of:=HYPERLINK(&quot;https://youtu.be/8r9j7tdXy5E&quot;;&quot;Stuck&quot;)" office:value-type="string" office:string-value="Stuck" calcext:value-type="string">
            <text:p>Stuck</text:p>
          </table:table-cell>
          <table:table-cell table:style-name="ce47"/>
          <table:table-cell table:style-name="ce65" table:formula="of:=HYPERLINK(&quot;https://www.facebook.com/Desperhate/&quot;;&quot;Desperhate&quot;)" office:value-type="string" office:string-value="Desperhate" calcext:value-type="string">
            <text:p>Desperhate</text:p>
          </table:table-cell>
          <table:table-cell table:style-name="ce47" office:value-type="string" calcext:value-type="string">
            <text:p>organdescent@gmail.com</text:p>
          </table:table-cell>
          <table:table-cell table:style-name="ce47" office:value-type="string" calcext:value-type="string">
            <text:p>Nantes</text:p>
          </table:table-cell>
          <table:table-cell table:style-name="ce50" office:value-type="string" calcext:value-type="string">
            <text:p>06 95 70 18 77</text:p>
          </table:table-cell>
          <table:table-cell table:style-name="ce51" table:number-columns-repeated="1011"/>
        </table:table-row>
        <table:table-row table:style-name="ro1">
          <table:table-cell table:style-name="ce47" office:value-type="string" calcext:value-type="string">
            <text:p>Hardcore</text:p>
          </table:table-cell>
          <table:table-cell table:style-name="ce48" office:value-type="string" calcext:value-type="string">
            <text:p><text:a xlink:href="https://www.facebook.com/walkawaycult/" xlink:type="simple">WALK AWAY</text:a></text:p>
          </table:table-cell>
          <table:table-cell table:style-name="ce47" office:value-type="string" calcext:value-type="string">
            <text:p>1er EP" The Rosary " nov 2018</text:p>
          </table:table-cell>
          <table:table-cell table:style-name="ce51"/>
          <table:table-cell table:style-name="ce48" table:formula="of:=HYPERLINK(&quot;https://l.facebook.com/l.php?u=https%3A%2F%2Fwalkawaycult.bandcamp.com%2Freleases%3Ffbclid%3DIwAR2Ywb4q6pxIQVujhXaDNinSCID716ZpRsGIHIDFTDjpcoNCZgyO8J_e9y0&amp;h=AT3-jMijtFu_vVZOPBgwI2cN525-59GF_3UWAPVj2Xlyu4rs2PuPUbR1GgkwHZ9BCJaMsWLTiub3quMggXOyJmNjMbaPW0tBgd&quot;&amp;&quot;0L9ELn_67fNmTopk971gLlmmyReg2ZRfI360Tz4BlbaQGm7d8sZKrUtNOVUK82X6acO5IUcuRuNLKtCTRC9I33bNZ2NW5eN27duFUjVSmwRJP0cS1AOCUDn31hv4VobIDMjLVxfDR6B72WIXu4oj-A5WPvfdwP0TaYW_PPAU4JzOF0RMwjaW_t2T2UzWEd2CNDPzdSNcYzyuBIBVC04YH1BPZYhnuzrOSF8pTjdon5ltDe6-SMqBNTW07pJdd-I&quot;&amp;&quot;4CRibE-zfp__DlJSTKgVhRtTE4H7kQDZp1Lp9wKVmLe1Yt5bQtkjjcl9Vf0OFN4ivdmtCIstaGwXtDZgW0Nc8m13B-_JEBy-30QGxzCYiVf_AnwXmHRV7GuYdB2iSrE7bXSdaG3hRo2T8Ipvp_cDg&quot;;&quot;Bancamp&quot;)" office:value-type="string" office:string-value="Bancamp" calcext:value-type="string">
            <text:p>Bancamp</text:p>
          </table:table-cell>
          <table:table-cell table:style-name="ce48" table:formula="of:=HYPERLINK(&quot;https://www.youtube.com/channel/UCwWhf7cFSu6WYh_pOftVRCw&quot;;&quot;Youtube&quot;)" office:value-type="string" office:string-value="Youtube" calcext:value-type="string">
            <text:p>Youtube</text:p>
          </table:table-cell>
          <table:table-cell table:style-name="ce57" office:value-type="string" calcext:value-type="string">
            <text:p>13 Guillotines Records.</text:p>
          </table:table-cell>
          <table:table-cell table:style-name="ce48" table:formula="of:=HYPERLINK(&quot;https://youtu.be/FCnNgVliwZE&quot;;&quot;The Rosary&quot;)" office:value-type="string" office:string-value="The Rosary" calcext:value-type="string">
            <text:p>The Rosary</text:p>
          </table:table-cell>
          <table:table-cell table:style-name="ce48" table:formula="of:=HYPERLINK(&quot;https://youtu.be/g5k5Qxfs16Q&quot;;&quot;In the Depth of the Sea&quot;)" office:value-type="string" office:string-value="In the Depth of the Sea" calcext:value-type="string">
            <text:p>In the Depth of the Sea</text:p>
          </table:table-cell>
          <table:table-cell table:style-name="ce65" table:formula="of:=HYPERLINK(&quot;https://www.facebook.com/walkawaycult/&quot;;&quot;Walk Away&quot;)" office:value-type="string" office:string-value="Walk Away" calcext:value-type="string">
            <text:p>Walk Away</text:p>
          </table:table-cell>
          <table:table-cell table:style-name="ce47" office:value-type="string" calcext:value-type="string">
            <text:p>walkawaycult13@gmail.com</text:p>
          </table:table-cell>
          <table:table-cell table:style-name="ce47" office:value-type="string" calcext:value-type="string">
            <text:p>Marseill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Hardcore</text:p>
          </table:table-cell>
          <table:table-cell table:style-name="ce48" office:value-type="string" calcext:value-type="string">
            <text:p><text:a xlink:href="https://www.facebook.com/piedbouche.hxc/" xlink:type="simple">PIEDBOUCHE -</text:a></text:p>
          </table:table-cell>
          <table:table-cell table:style-name="ce47" office:value-type="string" calcext:value-type="string">
            <text:p>Nouveau Clip "PERSONAL WAR " Oct 2018</text:p>
          </table:table-cell>
          <table:table-cell table:style-name="ce48" table:formula="of:=HYPERLINK(&quot;https://www.instagram.com/piedbouchehxc&quot;;&quot;Instagram&quot;)" office:value-type="string" office:string-value="Instagram" calcext:value-type="string">
            <text:p>Instagram</text:p>
          </table:table-cell>
          <table:table-cell table:style-name="ce48" table:formula="of:=HYPERLINK(&quot;https://piedbouche.bandcamp.com&quot;;&quot;Bancamp&quot;)" office:value-type="string" office:string-value="Bancamp" calcext:value-type="string">
            <text:p>Bancamp</text:p>
          </table:table-cell>
          <table:table-cell table:style-name="ce48" table:formula="of:=HYPERLINK(&quot;https://www.youtube.com/channel/UCVydr4yVjZl_XowbuwDsYsw&quot;;&quot;youtube&quot;)" office:value-type="string" office:string-value="youtube" calcext:value-type="string">
            <text:p>youtube</text:p>
          </table:table-cell>
          <table:table-cell table:style-name="ce57"/>
          <table:table-cell table:style-name="ce48" table:formula="of:=HYPERLINK(&quot;https://youtu.be/Xn_RUQJNe0U&quot;;&quot;PERSONAL WAR&quot;)" office:value-type="string" office:string-value="PERSONAL WAR" calcext:value-type="string">
            <text:p>PERSONAL WAR</text:p>
          </table:table-cell>
          <table:table-cell table:style-name="ce48" table:formula="of:=HYPERLINK(&quot;https://youtu.be/ENRchtlr0Jk&quot;;&quot;Hyenas&quot;)" office:value-type="string" office:string-value="Hyenas" calcext:value-type="string">
            <text:p>Hyenas</text:p>
          </table:table-cell>
          <table:table-cell table:style-name="ce65" table:formula="of:=HYPERLINK(&quot;https://www.facebook.com/piedbouche.hxc/&quot;;&quot;PIEDBOUCHE -&quot;)" office:value-type="string" office:string-value="PIEDBOUCHE -" calcext:value-type="string">
            <text:p>PIEDBOUCHE -</text:p>
          </table:table-cell>
          <table:table-cell table:style-name="ce47" office:value-type="string" calcext:value-type="string">
            <text:p>piedbouche.hxc@gmail.com</text:p>
          </table:table-cell>
          <table:table-cell table:style-name="ce50" office:value-type="string" calcext:value-type="string">
            <text:p>Strasbourg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Blackened Crust/Grind/Hardcore</text:p>
          </table:table-cell>
          <table:table-cell table:style-name="ce48" office:value-type="string" calcext:value-type="string">
            <text:p><text:a xlink:href="https://www.facebook.com/pilori.band/" xlink:type="simple">Pilori</text:a></text:p>
          </table:table-cell>
          <table:table-cell table:style-name="ce47" office:value-type="string" calcext:value-type="string">
            <text:p>Nouveau Clip "La grande Terreur " Nov 2018</text:p>
          </table:table-cell>
          <table:table-cell table:style-name="ce48" table:formula="of:=HYPERLINK(&quot;https://www.instagram.com/piloriband&quot;;&quot;instagram&quot;)" office:value-type="string" office:string-value="instagram" calcext:value-type="string">
            <text:p>instagram</text:p>
          </table:table-cell>
          <table:table-cell table:style-name="ce48" table:formula="of:=HYPERLINK(&quot;http://pilori.bandcamp.com&quot;;&quot;Bancamp&quot;)" office:value-type="string" office:string-value="Bancamp" calcext:value-type="string">
            <text:p>Bancamp</text:p>
          </table:table-cell>
          <table:table-cell table:style-name="ce48" table:formula="of:=HYPERLINK(&quot;https://www.youtube.com/channel/UCLppHWogrlR0RrgliN_sp9g&quot;;&quot;youtube&quot;)" office:value-type="string" office:string-value="youtube" calcext:value-type="string">
            <text:p>youtube</text:p>
          </table:table-cell>
          <table:table-cell table:style-name="ce63" table:formula="of:=HYPERLINK(&quot;https://terrainvaguerecords.bandcamp.com&quot;;&quot;Terrain Vague&quot;)" office:value-type="string" office:string-value="Terrain Vague" calcext:value-type="string">
            <text:p>Terrain Vague</text:p>
          </table:table-cell>
          <table:table-cell table:style-name="ce48" table:formula="of:=HYPERLINK(&quot;https://youtu.be/WyvNaq7R5G4&quot;;&quot;La Grande Terreur&quot;)" office:value-type="string" office:string-value="La Grande Terreur" calcext:value-type="string">
            <text:p>La Grande Terreur</text:p>
          </table:table-cell>
          <table:table-cell table:style-name="ce48" table:formula="of:=HYPERLINK(&quot;https://youtu.be/JrxylJPAhtA&quot;;&quot;Déjà Morts&quot;)" office:value-type="string" office:string-value="Déjà Morts" calcext:value-type="string">
            <text:p>Déjà Morts</text:p>
          </table:table-cell>
          <table:table-cell table:style-name="ce65" table:formula="of:=HYPERLINK(&quot;https://www.facebook.com/pilori.band/&quot;;&quot;Pilori&quot;)" office:value-type="string" office:string-value="Pilori" calcext:value-type="string">
            <text:p>Pilori</text:p>
          </table:table-cell>
          <table:table-cell table:style-name="ce47" office:value-type="string" calcext:value-type="string">
            <text:p>pilori.contact@gmail.com</text:p>
          </table:table-cell>
          <table:table-cell table:style-name="ce47" office:value-type="string" calcext:value-type="string">
            <text:p>Rouen</text:p>
          </table:table-cell>
          <table:table-cell table:style-name="ce51" table:number-columns-repeated="1012"/>
        </table:table-row>
        <table:table-row table:style-name="ro1">
          <table:table-cell table:style-name="ce57" office:value-type="string" calcext:value-type="string">
            <text:p>BLACKENED DEATHCORE</text:p>
          </table:table-cell>
          <table:table-cell table:style-name="ce48" office:value-type="string" calcext:value-type="string">
            <text:p><text:a xlink:href="https://www.facebook.com/virgil.metal/" xlink:type="simple">Virgil</text:a></text:p>
          </table:table-cell>
          <table:table-cell table:style-name="ce47" office:value-type="string" calcext:value-type="string">
            <text:p>Nouveau Clip "Sanctuary" <text:s/>Nov 2018</text:p>
          </table:table-cell>
          <table:table-cell table:style-name="ce48" table:formula="of:=HYPERLINK(&quot;http://www.deezer.com/fr/album/49734142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lbum/3fE4ae6i4AQj4LnNUXRpx2?utm_medium=facebook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LmNGciku8Flzio_lDThV0&quot;;&quot;youtube&quot;)" office:value-type="string" office:string-value="youtube" calcext:value-type="string">
            <text:p>youtube</text:p>
          </table:table-cell>
          <table:table-cell table:style-name="ce76" table:formula="of:=HYPERLINK(&quot;https://www.m-o-music.com/site-metal/?fbclid=IwAR3ldmHcTUEQ_e2F9ZWZFCPocqlgYI6_7e59EprOk6YanVp4dLJ22e897nM&quot;;&quot;M&amp;0 Music&quot;)" office:value-type="string" office:string-value="M&amp;0 Music" calcext:value-type="string">
            <text:p>M&amp;0 Music</text:p>
          </table:table-cell>
          <table:table-cell table:style-name="ce48" table:formula="of:=HYPERLINK(&quot;https://youtu.be/19gSkeilumM&quot;;&quot;Sanctuary&quot;)" office:value-type="string" office:string-value="Sanctuary" calcext:value-type="string">
            <text:p>Sanctuary</text:p>
          </table:table-cell>
          <table:table-cell table:style-name="ce48" table:formula="of:=HYPERLINK(&quot;https://youtu.be/CxZZlVtF2Sk&quot;;&quot;The Souls Burn - HERETIK PARTY&quot;)" office:value-type="string" office:string-value="The Souls Burn - HERETIK PARTY" calcext:value-type="string">
            <text:p>The Souls Burn - HERETIK PARTY</text:p>
          </table:table-cell>
          <table:table-cell table:style-name="ce65" table:formula="of:=HYPERLINK(&quot;https://www.facebook.com/virgil.metal/&quot;;&quot;Virgil&quot;)" office:value-type="string" office:string-value="Virgil" calcext:value-type="string">
            <text:p>Virgil</text:p>
          </table:table-cell>
          <table:table-cell table:style-name="ce47"/>
          <table:table-cell table:style-name="ce47" office:value-type="string" calcext:value-type="string">
            <text:p>Nord de la France</text:p>
          </table:table-cell>
          <table:table-cell table:style-name="ce51" table:number-columns-repeated="1012"/>
        </table:table-row>
        <table:table-row table:style-name="ro2">
          <table:table-cell table:style-name="ce50" office:value-type="string" calcext:value-type="string">
            <text:p>ROCK/METAL/MATHCORE</text:p>
          </table:table-cell>
          <table:table-cell table:style-name="ce48" office:value-type="string" calcext:value-type="string">
            <text:p><text:a xlink:href="https://www.facebook.com/AVAWOLFEBAND/" xlink:type="simple">AVA WOLFE</text:a></text:p>
          </table:table-cell>
          <table:table-cell table:style-name="ce47" office:value-type="string" calcext:value-type="string">
            <text:p>Nouveau Clip " A DAME TO KILL FOR" Oct 2018</text:p>
          </table:table-cell>
          <table:table-cell table:style-name="ce48" table:formula="of:=HYPERLINK(&quot;https://www.deezer.com/fr/artist/11293066&quot;;&quot;Deezer&quot;)" office:value-type="string" office:string-value="Deezer" calcext:value-type="string">
            <text:p>Deezer</text:p>
          </table:table-cell>
          <table:table-cell table:style-name="ce47"/>
          <table:table-cell table:style-name="ce48" table:formula="of:=HYPERLINK(&quot;https://www.youtube.com/channel/UCEfckiJnmGAAq0SFcWg4hNw&quot;;&quot;youtube&quot;)" office:value-type="string" office:string-value="youtube" calcext:value-type="string">
            <text:p>youtube</text:p>
          </table:table-cell>
          <table:table-cell table:style-name="ce63" table:formula="of:=HYPERLINK(&quot;https://www.facebook.com/UFVRECORDS/&quot;;&quot;Uproar for Veneration records&quot;)" office:value-type="string" office:string-value="Uproar for Veneration records" calcext:value-type="string">
            <text:p>Uproar for Veneration records</text:p>
          </table:table-cell>
          <table:table-cell table:style-name="ce48" table:formula="of:=HYPERLINK(&quot;https://youtu.be/E4wxyU-WKaw&quot;;&quot;A DAME TO KILL FOR&quot;)" office:value-type="string" office:string-value="A DAME TO KILL FOR" calcext:value-type="string">
            <text:p>A DAME TO KILL FOR</text:p>
          </table:table-cell>
          <table:table-cell table:style-name="ce48" table:formula="of:=HYPERLINK(&quot;https://youtu.be/4DOAOFv71NI&quot;;&quot;GREY&quot;)" office:value-type="string" office:string-value="GREY" calcext:value-type="string">
            <text:p>GREY</text:p>
          </table:table-cell>
          <table:table-cell table:style-name="ce65" table:formula="of:=HYPERLINK(&quot;https://www.facebook.com/AVAWOLFEBAND/&quot;;&quot;AVA WOLFE&quot;)" office:value-type="string" office:string-value="AVA WOLFE" calcext:value-type="string">
            <text:p>AVA WOLFE</text:p>
          </table:table-cell>
          <table:table-cell table:style-name="ce47" office:value-type="string" calcext:value-type="string">
            <text:p>management@avawolfeband.com</text:p>
          </table:table-cell>
          <table:table-cell table:style-name="ce55" office:value-type="string" calcext:value-type="string">
            <text:p>Dourges ( région LENS-ARRAS) - 62 FR</text:p>
          </table:table-cell>
          <table:table-cell table:style-name="ce50" office:value-type="string" calcext:value-type="string">
            <text:p>06 42 92 80 63</text:p>
          </table:table-cell>
          <table:table-cell table:style-name="ce51" table:number-columns-repeated="1011"/>
        </table:table-row>
        <table:table-row table:style-name="ro1">
          <table:table-cell table:style-name="ce56" office:value-type="string" calcext:value-type="string">
            <text:p>Death Core</text:p>
          </table:table-cell>
          <table:table-cell table:style-name="ce48" office:value-type="string" calcext:value-type="string">
            <text:p><text:a xlink:href="https://www.facebook.com/wearefrctrd/" xlink:type="simple">FRCTRD</text:a></text:p>
          </table:table-cell>
          <table:table-cell table:style-name="ce56" office:value-type="string" calcext:value-type="string">
            <text:p>Nouveau Clip" Tyrant" Oct 2018</text:p>
          </table:table-cell>
          <table:table-cell table:style-name="ce48" table:formula="of:=HYPERLINK(&quot;https://www.twitter.com/wearetriumphant&quot;;&quot;twitter&quot;)" office:value-type="string" office:string-value="twitter" calcext:value-type="string">
            <text:p>twitter</text:p>
          </table:table-cell>
          <table:table-cell table:style-name="ce48" table:formula="of:=HYPERLINK(&quot;http://www.wearetriumphant.com&quot;;&quot;Website&quot;)" office:value-type="string" office:string-value="Website" calcext:value-type="string">
            <text:p>Website</text:p>
          </table:table-cell>
          <table:table-cell table:style-name="ce48" table:formula="of:=HYPERLINK(&quot;https://www.youtube.com/channel/UCyK9TNAbcGrUoarmxKLJu7A&quot;;&quot;youtube&quot;)" office:value-type="string" office:string-value="youtube" calcext:value-type="string">
            <text:p>youtube</text:p>
          </table:table-cell>
          <table:table-cell table:style-name="ce57" office:value-type="string" calcext:value-type="string">
            <text:p>The Orchard Music (au nom de We Are Triumphant Records)</text:p>
          </table:table-cell>
          <table:table-cell table:style-name="ce51"/>
          <table:table-cell table:style-name="ce48" table:formula="of:=HYPERLINK(&quot;https://youtu.be/S1SXoFz-F0E&quot;;&quot;NEGATIVE&quot;)" office:value-type="string" office:string-value="NEGATIVE" calcext:value-type="string">
            <text:p>NEGATIVE</text:p>
          </table:table-cell>
          <table:table-cell table:style-name="ce65" table:formula="of:=HYPERLINK(&quot;https://www.facebook.com/wearefrctrd/&quot;;&quot;FRCTRD&quot;)" office:value-type="string" office:string-value="FRCTRD" calcext:value-type="string">
            <text:p>FRCTRD</text:p>
          </table:table-cell>
          <table:table-cell table:style-name="ce47" office:value-type="string" calcext:value-type="string">
            <text:p>frctrdband@gmail.com</text:p>
          </table:table-cell>
          <table:table-cell table:style-name="ce55" office:value-type="string" calcext:value-type="string">
            <text:p>Paris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Progressive Rock Punk</text:p>
          </table:table-cell>
          <table:table-cell table:style-name="ce48" office:value-type="string" calcext:value-type="string">
            <text:p><text:a xlink:href="https://www.facebook.com/Prungk/" xlink:type="simple">Prungk</text:a></text:p>
          </table:table-cell>
          <table:table-cell table:style-name="ce75" office:value-type="string" calcext:value-type="string">
            <text:p>Prungk est désormais sur You Tube en nov 2018</text:p>
          </table:table-cell>
          <table:table-cell table:style-name="ce51"/>
          <table:table-cell table:style-name="ce48" table:formula="of:=HYPERLINK(&quot; http://prungk.bandcamp.com&quot;;&quot;Bancamp&quot;)" office:value-type="string" office:string-value="Bancamp" calcext:value-type="string">
            <text:p>Bancamp</text:p>
          </table:table-cell>
          <table:table-cell table:style-name="ce48" table:formula="of:=HYPERLINK(&quot;https://www.youtube.com/channel/UCTMRJrjfAZy9b9rIXOdQGQA&quot;;&quot;youtube&quot;)" office:value-type="string" office:string-value="youtube" calcext:value-type="string">
            <text:p>youtube</text:p>
          </table:table-cell>
          <table:table-cell table:style-name="ce47"/>
          <table:table-cell table:style-name="ce77" table:formula="of:=HYPERLINK(&quot;https://youtu.be/Ejj7JpPt5jI&quot;;&quot;Faith novembre 2018&quot;)" office:value-type="string" office:string-value="Faith novembre 2018" calcext:value-type="string">
            <text:p>Faith novembre 2018</text:p>
          </table:table-cell>
          <table:table-cell table:style-name="ce48" table:formula="of:=HYPERLINK(&quot;https://youtu.be/lvoZ1Ef4HkY&quot;;&quot;Fucking Bastards live feat. Joe&quot;)" office:value-type="string" office:string-value="Fucking Bastards live feat. Joe" calcext:value-type="string">
            <text:p>Fucking Bastards live feat. Joe</text:p>
          </table:table-cell>
          <table:table-cell table:style-name="ce65" office:value-type="string" calcext:value-type="string">
            <text:p><text:a xlink:href="https://www.facebook.com/Prungk/" xlink:type="simple">Prungk</text:a></text:p>
          </table:table-cell>
          <table:table-cell table:style-name="ce47"/>
          <table:table-cell table:style-name="ce50" office:value-type="string" calcext:value-type="string">
            <text:p>Pont-à-Mousson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ROCK ALTERNATIF / HARD ROCK / MATH ROCK</text:p>
          </table:table-cell>
          <table:table-cell table:style-name="ce48" office:value-type="string" calcext:value-type="string">
            <text:p><text:a xlink:href="https://www.facebook.com/JOKVSBAND/" xlink:type="simple">JOKVS</text:a></text:p>
          </table:table-cell>
          <table:table-cell table:style-name="ce47" office:value-type="string" calcext:value-type="string">
            <text:p>Nouveau clip oct 2018 <text:s/>"Wasteland"</text:p>
          </table:table-cell>
          <table:table-cell table:style-name="ce48" table:formula="of:=HYPERLINK(&quot;http://bit.ly/2xyOSCK&quot;;&quot;Deezer&quot;)" office:value-type="string" office:string-value="Deezer" calcext:value-type="string">
            <text:p>Deezer</text:p>
          </table:table-cell>
          <table:table-cell table:style-name="ce48" table:formula="of:=HYPERLINK(&quot;http://bit.ly/2wbcTML&quot;;&quot;Soundcloud&quot;)" office:value-type="string" office:string-value="Soundcloud" calcext:value-type="string">
            <text:p>Soundcloud</text:p>
          </table:table-cell>
          <table:table-cell table:style-name="ce48" table:formula="of:=HYPERLINK(&quot;https://www.youtube.com/channel/UCbn5yvsqSG_18JR3y6jNp4w&quot;;&quot;youtube&quot;)" office:value-type="string" office:string-value="youtube" calcext:value-type="string">
            <text:p>youtube</text:p>
          </table:table-cell>
          <table:table-cell table:style-name="ce57"/>
          <table:table-cell table:style-name="ce48" table:formula="of:=HYPERLINK(&quot;https://youtu.be/f7N7ooSk72k&quot;;&quot;&quot;&quot;Wasteland&quot;&quot;&quot;)" office:value-type="string" office:string-value="&quot;Wasteland&quot;" calcext:value-type="string">
            <text:p>"Wasteland"</text:p>
          </table:table-cell>
          <table:table-cell table:style-name="ce48" table:formula="of:=HYPERLINK(&quot;https://youtu.be/QipoZylOHow&quot;;&quot;Happy Hours&quot;)" office:value-type="string" office:string-value="Happy Hours" calcext:value-type="string">
            <text:p>Happy Hours</text:p>
          </table:table-cell>
          <table:table-cell table:style-name="ce65" office:value-type="string" calcext:value-type="string">
            <text:p><text:a xlink:href="https://www.facebook.com/JOKVSBAND/" xlink:type="simple">JOKVS</text:a></text:p>
          </table:table-cell>
          <table:table-cell table:style-name="ce47" office:value-type="string" calcext:value-type="string">
            <text:p>www.jokvsband@gmail.com</text:p>
          </table:table-cell>
          <table:table-cell table:style-name="ce50" office:value-type="string" calcext:value-type="string">
            <text:p>Clermont-Ferrand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Deathcore</text:p>
          </table:table-cell>
          <table:table-cell table:style-name="ce48" office:value-type="string" calcext:value-type="string">
            <text:p><text:a xlink:href="https://www.facebook.com/icfbtheband/" xlink:type="simple">It Came From Beneath</text:a></text:p>
          </table:table-cell>
          <table:table-cell table:style-name="ce47" office:value-type="string" calcext:value-type="string">
            <text:p>Nouvel Album"CLAIR OBSCUR " 3 Sept 2018</text:p>
          </table:table-cell>
          <table:table-cell table:style-name="ce48" table:formula="of:=HYPERLINK(&quot;https://www.deezer.com/album/76107862…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lbum/58H89wybUCFnSjkjYQcJda…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user/icfbtheband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Send The Wood Music</text:p>
          </table:table-cell>
          <table:table-cell table:style-name="ce48" table:formula="of:=HYPERLINK(&quot;https://youtu.be/Uh1tlBUu5Bc&quot;;&quot;The Last Sun&quot;)" office:value-type="string" office:string-value="The Last Sun" calcext:value-type="string">
            <text:p>The Last Sun</text:p>
          </table:table-cell>
          <table:table-cell table:style-name="ce48" table:formula="of:=HYPERLINK(&quot;https://youtu.be/CLD2g3alMtc&quot;;&quot;Decline&quot;)" office:value-type="string" office:string-value="Decline" calcext:value-type="string">
            <text:p>Decline</text:p>
          </table:table-cell>
          <table:table-cell table:style-name="ce65" office:value-type="string" calcext:value-type="string">
            <text:p><text:a xlink:href="https://www.facebook.com/icfbtheband/" xlink:type="simple">It Came From Beneath</text:a></text:p>
          </table:table-cell>
          <table:table-cell table:style-name="ce47" office:value-type="string" calcext:value-type="string">
            <text:p>icfbtheband@gmail.com</text:p>
          </table:table-cell>
          <table:table-cell table:style-name="ce47" office:value-type="string" calcext:value-type="string">
            <text:p>Lyon</text:p>
          </table:table-cell>
          <table:table-cell table:style-name="ce50" office:value-type="string" calcext:value-type="string">
            <text:p>06 86 16 <text:span text:style-name="T1">19 63</text:span></text:p>
          </table:table-cell>
          <table:table-cell table:style-name="ce51" table:number-columns-repeated="1011"/>
        </table:table-row>
        <table:table-row table:style-name="ro7">
          <table:table-cell table:style-name="ce92" office:value-type="string" calcext:value-type="string">
            <text:p>Metalcore Melodique</text:p>
          </table:table-cell>
          <table:table-cell table:style-name="ce48" office:value-type="string" calcext:value-type="string">
            <text:p><text:a xlink:href="https://www.facebook.com/POSofficialBand/" xlink:type="simple">Purge Of Sanity</text:a></text:p>
          </table:table-cell>
          <table:table-cell table:style-name="ce47" office:value-type="string" calcext:value-type="string">
            <text:p>Nouveau Clip Oct 2018 <text:s/>"We Are"</text:p>
          </table:table-cell>
          <table:table-cell table:style-name="ce48" table:formula="of:=HYPERLINK(&quot;https://www.instagram.com/purgeofsani...&quot;;&quot;Instagram&quot;)" office:value-type="string" office:string-value="Instagram" calcext:value-type="string">
            <text:p>Instagram</text:p>
          </table:table-cell>
          <table:table-cell table:style-name="ce47"/>
          <table:table-cell table:style-name="ce48" table:formula="of:=HYPERLINK(&quot;https://www.youtube.com/channel/UC7eYfWRye-UJ01u_UV9kueg&quot;;&quot;youtube&quot;)" office:value-type="string" office:string-value="youtube" calcext:value-type="string">
            <text:p>youtube</text:p>
          </table:table-cell>
          <table:table-cell table:style-name="ce57"/>
          <table:table-cell table:style-name="ce48" table:formula="of:=HYPERLINK(&quot;https://youtu.be/lxCpuMrXH78&quot;;&quot;We Are&quot;)" office:value-type="string" office:string-value="We Are" calcext:value-type="string">
            <text:p>We Are</text:p>
          </table:table-cell>
          <table:table-cell table:style-name="ce48" table:formula="of:=HYPERLINK(&quot;https://youtu.be/RZtlXqYC81Y&quot;;&quot;Exilian Theory&quot;)" office:value-type="string" office:string-value="Exilian Theory" calcext:value-type="string">
            <text:p>Exilian Theory</text:p>
          </table:table-cell>
          <table:table-cell table:style-name="ce65" office:value-type="string" calcext:value-type="string">
            <text:p><text:a xlink:href="https://www.facebook.com/POSofficialBand/" xlink:type="simple">Purge Of Sanity</text:a></text:p>
          </table:table-cell>
          <table:table-cell table:style-name="ce47" office:value-type="string" calcext:value-type="string">
            <text:p>purgeofsanityofficial@gmail.com</text:p>
          </table:table-cell>
          <table:table-cell table:style-name="ce50" office:value-type="string" calcext:value-type="string">
            <text:p>Nantes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Hardore</text:p>
          </table:table-cell>
          <table:table-cell table:style-name="ce48" office:value-type="string" calcext:value-type="string">
            <text:p><text:a xlink:href="https://www.facebook.com/THORN-IN-FLESH-629390827197881/" xlink:type="simple">THORN IN FLESH</text:a></text:p>
          </table:table-cell>
          <table:table-cell table:style-name="ce47" office:value-type="string" calcext:value-type="string">
            <text:p>Nouvel EP Avril et 1er Clip Winchester Oct 2018</text:p>
          </table:table-cell>
          <table:table-cell table:style-name="ce51"/>
          <table:table-cell table:style-name="ce48" table:formula="of:=HYPERLINK(&quot; thorninfleshband.band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azeTZpYlOZRzZ5PZbYdGhQ&quot;;&quot;youtube&quot;)" office:value-type="string" office:string-value="youtube" calcext:value-type="string">
            <text:p>youtube</text:p>
          </table:table-cell>
          <table:table-cell table:style-name="ce57"/>
          <table:table-cell table:style-name="ce48" table:formula="of:=HYPERLINK(&quot;https://youtu.be/oTpETkh-xMo&quot;;&quot;Winchester&quot;)" office:value-type="string" office:string-value="Winchester" calcext:value-type="string">
            <text:p>Winchester</text:p>
          </table:table-cell>
          <table:table-cell table:style-name="ce48" table:formula="of:=HYPERLINK(&quot;https://youtu.be/jyGTurt6PnE&quot;;&quot;Teaser EP 2017&quot;)" office:value-type="string" office:string-value="Teaser EP 2017" calcext:value-type="string">
            <text:p>Teaser EP 2017</text:p>
          </table:table-cell>
          <table:table-cell table:style-name="ce65" office:value-type="string" calcext:value-type="string">
            <text:p><text:a xlink:href="https://www.facebook.com/THORN-IN-FLESH-629390827197881/" xlink:type="simple">THORN IN FLESH</text:a></text:p>
          </table:table-cell>
          <table:table-cell table:style-name="ce47" office:value-type="string" calcext:value-type="string">
            <text:p>thorninfleshmusic@gmail.com</text:p>
          </table:table-cell>
          <table:table-cell table:style-name="ce47" office:value-type="string" calcext:value-type="string">
            <text:p>France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Deathcore</text:p>
          </table:table-cell>
          <table:table-cell table:style-name="ce48" office:value-type="string" calcext:value-type="string">
            <text:p><text:a xlink:href="https://www.facebook.com/solareruptionofficial/" xlink:type="simple">Solar Eruption</text:a></text:p>
          </table:table-cell>
          <table:table-cell table:style-name="ce47" office:value-type="string" calcext:value-type="string">
            <text:p>Nouveau Clip 31 oct 2018 " Hocus Pocus"</text:p>
          </table:table-cell>
          <table:table-cell table:style-name="ce48" table:formula="of:=HYPERLINK(&quot;https://www.deezer.com/fr/album/78272322&quot;;&quot;Deezer&quot;)" office:value-type="string" office:string-value="Deezer" calcext:value-type="string">
            <text:p>Deezer</text:p>
          </table:table-cell>
          <table:table-cell table:style-name="ce48" table:formula="of:=HYPERLINK(&quot; https://open.spotify.com/album/09Td81...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3kDGDtDdG2nNiQlOiD9cZw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Unsigned</text:p>
          </table:table-cell>
          <table:table-cell table:style-name="ce48" table:formula="of:=HYPERLINK(&quot;https://youtu.be/xdhw6FyvveI&quot;;&quot;Hocus Pocus&quot;)" office:value-type="string" office:string-value="Hocus Pocus" calcext:value-type="string">
            <text:p>Hocus Pocus</text:p>
          </table:table-cell>
          <table:table-cell table:style-name="ce48" table:formula="of:=HYPERLINK(&quot;https://youtu.be/ms5jaP0KvEs&quot;;&quot;Darkness Comes Home&quot;)" office:value-type="string" office:string-value="Darkness Comes Home" calcext:value-type="string">
            <text:p>Darkness Comes Home</text:p>
          </table:table-cell>
          <table:table-cell table:style-name="ce65" office:value-type="string" calcext:value-type="string">
            <text:p><text:a xlink:href="https://www.facebook.com/solareruptionofficial/" xlink:type="simple">Solar Eruption</text:a></text:p>
          </table:table-cell>
          <table:table-cell table:style-name="ce47" office:value-type="string" calcext:value-type="string">
            <text:p>contact@solareruptionofficial.com</text:p>
          </table:table-cell>
          <table:table-cell table:style-name="ce47" office:value-type="string" calcext:value-type="string">
            <text:p>Lille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Pop hardcore</text:p>
          </table:table-cell>
          <table:table-cell table:style-name="ce48" office:value-type="string" calcext:value-type="string">
            <text:p><text:a xlink:href="https://www.facebook.com/BandSyndrom/" xlink:type="simple">Syndrom</text:a></text:p>
          </table:table-cell>
          <table:table-cell table:style-name="ce47" office:value-type="string" calcext:value-type="string">
            <text:p>Nouveau Clip Oct 2018 " Fight Back "</text:p>
          </table:table-cell>
          <table:table-cell table:style-name="ce48" table:formula="of:=HYPERLINK(&quot; https://twitter.com/BandSyndrom&quot;;&quot;Twitter&quot;)" office:value-type="string" office:string-value="Twitter" calcext:value-type="string">
            <text:p>Twitter</text:p>
          </table:table-cell>
          <table:table-cell table:style-name="ce48" table:formula="of:=HYPERLINK(&quot; https://syndrom.bandcamp.com/releases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hIgxSByQl8k3iI21cpl9Sw&quot;;&quot;youtube&quot;)" office:value-type="string" office:string-value="youtube" calcext:value-type="string">
            <text:p>youtube</text:p>
          </table:table-cell>
          <table:table-cell table:style-name="ce57"/>
          <table:table-cell table:style-name="ce48" table:formula="of:=HYPERLINK(&quot;https://youtu.be/LzuodX1i-fA&quot;;&quot;Fight Back&quot;)" office:value-type="string" office:string-value="Fight Back" calcext:value-type="string">
            <text:p>Fight Back</text:p>
          </table:table-cell>
          <table:table-cell table:style-name="ce48" table:formula="of:=HYPERLINK(&quot;https://youtu.be/N1-upexkQV0&quot;;&quot;Winding Lane&quot;)" office:value-type="string" office:string-value="Winding Lane" calcext:value-type="string">
            <text:p>Winding Lane</text:p>
          </table:table-cell>
          <table:table-cell table:style-name="ce65" office:value-type="string" calcext:value-type="string">
            <text:p><text:a xlink:href="https://www.facebook.com/BandSyndrom/" xlink:type="simple">Syndrom</text:a></text:p>
          </table:table-cell>
          <table:table-cell table:style-name="ce61" office:value-type="string" calcext:value-type="string">
            <text:p><text:a xlink:href="mailto:syndrombandfr@gmail.com?__xts__=" xlink:type="simple">syndrombandfr@gmail.com</text:a></text:p>
          </table:table-cell>
          <table:table-cell table:style-name="ce55" office:value-type="string" calcext:value-type="string">
            <text:p>Mulhouse</text:p>
          </table:table-cell>
          <table:table-cell table:style-name="ce50" office:value-type="string" calcext:value-type="string">
            <text:p>06 77 82 44 27</text:p>
          </table:table-cell>
          <table:table-cell table:style-name="ce51" table:number-columns-repeated="1011"/>
        </table:table-row>
        <table:table-row table:style-name="ro1">
          <table:table-cell table:style-name="ce50" office:value-type="string" calcext:value-type="string">
            <text:p>Hardcore Metal crossover</text:p>
          </table:table-cell>
          <table:table-cell table:style-name="ce48" office:value-type="string" calcext:value-type="string">
            <text:p><text:a xlink:href="https://www.facebook.com/BTSTYX/" xlink:type="simple">beyond the Styx</text:a></text:p>
          </table:table-cell>
          <table:table-cell table:style-name="ce47" office:value-type="string" calcext:value-type="string">
            <text:p>Nouvelle vidéo live Juillet 2018 " Neoblivion"</text:p>
          </table:table-cell>
          <table:table-cell table:style-name="ce48" table:formula="of:=HYPERLINK(&quot; https://open.spotify.com/album/4Pl4nL...&quot;;&quot;Spotify&quot;)" office:value-type="string" office:string-value="Spotify" calcext:value-type="string">
            <text:p>Spotify</text:p>
          </table:table-cell>
          <table:table-cell table:style-name="ce48" table:formula="of:=HYPERLINK(&quot;https://beyondthestyx.band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tFL6fY12jIY99IGwrYQ7ow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Klonosphere / Diorama Records</text:p>
          </table:table-cell>
          <table:table-cell table:style-name="ce48" table:formula="of:=HYPERLINK(&quot;https://youtu.be/oLsH50kSKF0&quot;;&quot;&quot;&quot;Neoblivion&quot;&quot; Official Live Video&quot;)" office:value-type="string" office:string-value="&quot;Neoblivion&quot; Official Live Video" calcext:value-type="string">
            <text:p>"Neoblivion" Official Live Video</text:p>
          </table:table-cell>
          <table:table-cell table:style-name="ce48" table:formula="of:=HYPERLINK(&quot;https://youtu.be/9Ba_O_cU7CM&quot;;&quot;&quot;&quot;Danse Macabre&quot;&quot; Official Music Video&quot;)" office:value-type="string" office:string-value="&quot;Danse Macabre&quot; Official Music Video" calcext:value-type="string">
            <text:p>"Danse Macabre" Official Music Video</text:p>
          </table:table-cell>
          <table:table-cell table:style-name="ce65" office:value-type="string" calcext:value-type="string">
            <text:p><text:a xlink:href="https://www.facebook.com/BTSTYX/" xlink:type="simple">beyond the Styx</text:a></text:p>
          </table:table-cell>
          <table:table-cell table:style-name="ce61" office:value-type="string" calcext:value-type="string">
            <text:p><text:a xlink:href="mailto:beyondthestyx@hotmail.fr?__xts__=" xlink:type="simple">beyondthestyx@hotmail.fr</text:a></text:p>
          </table:table-cell>
          <table:table-cell table:style-name="ce63" table:formula="of:=HYPERLINK(&quot;https://youtu.be/9Ba_O_cU7CM&quot;;&quot;Tours&quot;)" office:value-type="string" office:string-value="Tours" calcext:value-type="string">
            <text:p>Tours</text:p>
          </table:table-cell>
          <table:table-cell table:style-name="ce51" table:number-columns-repeated="1012"/>
        </table:table-row>
        <table:table-row table:style-name="ro1">
          <table:table-cell table:style-name="ce56" office:value-type="string" calcext:value-type="string">
            <text:p>post -Melodic hardcore</text:p>
          </table:table-cell>
          <table:table-cell table:style-name="ce48" office:value-type="string" calcext:value-type="string">
            <text:p><text:a xlink:href="https://www.facebook.com/weareAFAR/" xlink:type="simple">AFAR</text:a></text:p>
          </table:table-cell>
          <table:table-cell table:style-name="ce56" office:value-type="string" calcext:value-type="string">
            <text:p>2018 EP« No Landmark In The Void»</text:p>
          </table:table-cell>
          <table:table-cell table:style-name="ce48" table:formula="of:=HYPERLINK(&quot;https://www.deezer.com/fr/artist/11378594&quot;;&quot;Deezer&quot;)" office:value-type="string" office:string-value="Deezer" calcext:value-type="string">
            <text:p>Deezer</text:p>
          </table:table-cell>
          <table:table-cell table:style-name="ce47"/>
          <table:table-cell table:style-name="ce48" table:formula="of:=HYPERLINK(&quot;https://www.youtube.com/channel/UCbb_dLqZ5XDyB1fIrq0KNjg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Seven Years A Weak Records</text:p>
          </table:table-cell>
          <table:table-cell table:style-name="ce48" table:formula="of:=HYPERLINK(&quot;https://youtu.be/Yp31sNPWlnw&quot;;&quot;Anthem&quot;)" office:value-type="string" office:string-value="Anthem" calcext:value-type="string">
            <text:p>Anthem</text:p>
          </table:table-cell>
          <table:table-cell table:style-name="ce48" table:formula="of:=HYPERLINK(&quot;https://youtu.be/8NQlWatDx84&quot;;&quot;No Landmark In The Void&quot;)" office:value-type="string" office:string-value="No Landmark In The Void" calcext:value-type="string">
            <text:p>No Landmark In The Void</text:p>
          </table:table-cell>
          <table:table-cell table:style-name="ce65" office:value-type="string" calcext:value-type="string">
            <text:p><text:a xlink:href="https://www.facebook.com/weareAFAR/" xlink:type="simple">AFAR</text:a></text:p>
          </table:table-cell>
          <table:table-cell table:style-name="ce61" office:value-type="string" calcext:value-type="string">
            <text:p><text:a xlink:href="mailto:weareafar@gmail.com?__xts__=" xlink:type="simple">weareafar@gmail.com</text:a></text:p>
          </table:table-cell>
          <table:table-cell table:style-name="ce47" office:value-type="string" calcext:value-type="string">
            <text:p>Strasbourg</text:p>
          </table:table-cell>
          <table:table-cell table:style-name="ce51" table:number-columns-repeated="1012"/>
        </table:table-row>
        <table:table-row table:style-name="ro1">
          <table:table-cell table:style-name="ce40" office:value-type="string" calcext:value-type="string">
            <text:p>STYLE <text:s/>METAL HARD ROCK</text:p>
          </table:table-cell>
          <table:table-cell table:style-name="ce41" office:value-type="string" calcext:value-type="string">
            <text:p>BAND</text:p>
          </table:table-cell>
          <table:table-cell table:style-name="ce36" office:value-type="string" calcext:value-type="string">
            <text:p>NOM + DATE SORTIE</text:p>
          </table:table-cell>
          <table:table-cell table:style-name="ce31"/>
          <table:table-cell table:style-name="ce31" office:value-type="string" calcext:value-type="string">
            <text:p>LIEN d'écoute</text:p>
          </table:table-cell>
          <table:table-cell table:style-name="ce31"/>
          <table:table-cell table:style-name="ce42" office:value-type="string" calcext:value-type="string">
            <text:p>LABEL ou AUTOPROD</text:p>
          </table:table-cell>
          <table:table-cell table:style-name="ce32" office:value-type="string" calcext:value-type="string">
            <text:p>CLIP</text:p>
          </table:table-cell>
          <table:table-cell table:style-name="ce32"/>
          <table:table-cell table:style-name="ce43" office:value-type="string" calcext:value-type="string">
            <text:p>FACEBOOK - Site</text:p>
          </table:table-cell>
          <table:table-cell table:style-name="ce44" office:value-type="string" calcext:value-type="string">
            <text:p>MAIL</text:p>
          </table:table-cell>
          <table:table-cell table:style-name="ce45" office:value-type="string" calcext:value-type="string">
            <text:p>REGION DEPARTEMENT</text:p>
          </table:table-cell>
          <table:table-cell table:style-name="ce38" office:value-type="string" calcext:value-type="string">
            <text:p>TELEPHONE</text:p>
          </table:table-cell>
          <table:table-cell table:style-name="ce34" table:number-columns-repeated="1011"/>
        </table:table-row>
        <table:table-row table:style-name="ro1">
          <table:table-cell table:style-name="ce35" office:value-type="string" calcext:value-type="string">
            <text:p>HARD ROCK - GLAM METAL - HARD FM - HEAVY ROCK -ROCK PROGRESSIF - GUITAR HERO</text:p>
          </table:table-cell>
          <table:table-cell table:style-name="ce41" office:value-type="string" calcext:value-type="string">
            <text:p>Nom du groupe</text:p>
          </table:table-cell>
          <table:table-cell table:style-name="ce36" office:value-type="string" calcext:value-type="string">
            <text:p>Nom EP ou albums <text:s text:c="2"/>+ Date de sortie</text:p>
          </table:table-cell>
          <table:table-cell table:style-name="ce37" office:value-type="string" calcext:value-type="string">
            <text:p>Soundcloud</text:p>
          </table:table-cell>
          <table:table-cell table:style-name="ce46" office:value-type="string" calcext:value-type="string">
            <text:p>Bandcamp</text:p>
          </table:table-cell>
          <table:table-cell table:style-name="ce46" office:value-type="string" calcext:value-type="string">
            <text:p>Youtube</text:p>
          </table:table-cell>
          <table:table-cell table:style-name="ce42" office:value-type="string" calcext:value-type="string">
            <text:p>Nom label ou autoprod</text:p>
          </table:table-cell>
          <table:table-cell table:style-name="ce32" office:value-type="string" calcext:value-type="string">
            <text:p>Nom du clip + lien</text:p>
          </table:table-cell>
          <table:table-cell table:style-name="ce32" office:value-type="string" calcext:value-type="string">
            <text:p>2 clip</text:p>
          </table:table-cell>
          <table:table-cell table:style-name="ce43" office:value-type="string" calcext:value-type="string">
            <text:p>LIEN facebook</text:p>
          </table:table-cell>
          <table:table-cell table:style-name="ce44" office:value-type="string" calcext:value-type="string">
            <text:p>mail</text:p>
          </table:table-cell>
          <table:table-cell table:style-name="ce45" office:value-type="string" calcext:value-type="string">
            <text:p>région, département</text:p>
          </table:table-cell>
          <table:table-cell table:style-name="ce38" office:value-type="string" calcext:value-type="string">
            <text:p>phone</text:p>
          </table:table-cell>
          <table:table-cell table:style-name="ce34" table:number-columns-repeated="1011"/>
        </table:table-row>
        <table:table-row table:style-name="ro1">
          <table:table-cell table:style-name="ce47" office:value-type="string" calcext:value-type="string">
            <text:p>rock, hard rock</text:p>
          </table:table-cell>
          <table:table-cell table:style-name="ce52" table:formula="of:=HYPERLINK(&quot;https://www.barrakuda.fr/&quot;;&quot;BARRAKUDA&quot;)" office:value-type="string" office:string-value="BARRAKUDA" calcext:value-type="string">
            <text:p>BARRAKUDA</text:p>
          </table:table-cell>
          <table:table-cell table:style-name="ce47" office:value-type="string" calcext:value-type="string">
            <text:p>De sueur et de rage (EP 2018)</text:p>
          </table:table-cell>
          <table:table-cell table:style-name="ce48" table:formula="of:=HYPERLINK(&quot;https://twitter.com/barrakudatweet?lang=fr&quot;;&quot;Twitter&quot;)" office:value-type="string" office:string-value="Twitter" calcext:value-type="string">
            <text:p>Twitter</text:p>
          </table:table-cell>
          <table:table-cell table:style-name="ce51"/>
          <table:table-cell table:style-name="ce52" table:formula="of:=HYPERLINK(&quot;https://www.youtube.com/watch?v=i11W_jGQBMw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i11W_jGQBMw&quot;;&quot;De sueur et de rage&quot;)" office:value-type="string" office:string-value="De sueur et de rage" calcext:value-type="string">
            <text:p>De sueur et de rage</text:p>
          </table:table-cell>
          <table:table-cell table:style-name="ce48" table:formula="of:=HYPERLINK(&quot;https://youtu.be/W-Ifedgv0Wc&quot;;&quot;Que justice soit faite&quot;)" office:value-type="string" office:string-value="Que justice soit faite" calcext:value-type="string">
            <text:p>Que justice soit faite</text:p>
          </table:table-cell>
          <table:table-cell table:style-name="ce73" table:formula="of:=HYPERLINK(&quot;https://www.barrakuda.fr/&quot;;&quot;BARRAKUDA&quot;)" office:value-type="string" office:string-value="BARRAKUDA" calcext:value-type="string">
            <text:p>BARRAKUDA</text:p>
          </table:table-cell>
          <table:table-cell table:style-name="ce61" office:value-type="string" calcext:value-type="string">
            <text:p><text:a xlink:href="mailto:barrakudabox@gmail.com?__xts__=" xlink:type="simple">barrakudabox@gmail.com</text:a></text:p>
          </table:table-cell>
          <table:table-cell table:style-name="ce50" office:value-type="string" calcext:value-type="string">
            <text:p>Région Parisienne</text:p>
          </table:table-cell>
          <table:table-cell table:style-name="ce47" office:value-type="string" calcext:value-type="string">
            <text:p>06 28 25 95 62</text:p>
          </table:table-cell>
          <table:table-cell table:style-name="ce51" table:number-columns-repeated="1011"/>
        </table:table-row>
        <table:table-row table:style-name="ro1">
          <table:table-cell table:style-name="ce47" office:value-type="string" calcext:value-type="string">
            <text:p>Metal</text:p>
          </table:table-cell>
          <table:table-cell table:style-name="ce52" table:formula="of:=HYPERLINK(&quot;https://www.facebook.com/spellbinding02/&quot;;&quot;Spellbinding&quot;)" office:value-type="string" office:string-value="Spellbinding" calcext:value-type="string">
            <text:p>Spellbinding</text:p>
          </table:table-cell>
          <table:table-cell table:style-name="ce47" office:value-type="string" calcext:value-type="string">
            <text:p>Clip Janv 2018 "Telostigma"</text:p>
          </table:table-cell>
          <table:table-cell table:style-name="ce48" table:formula="of:=HYPERLINK(&quot; http://spellbinding.bigcartel.com&quot;;&quot;Bigcartel&quot;)" office:value-type="string" office:string-value="Bigcartel" calcext:value-type="string">
            <text:p>Bigcartel</text:p>
          </table:table-cell>
          <table:table-cell table:style-name="ce48" table:formula="of:=HYPERLINK(&quot;http://spellbinding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Rp0HZ7WfAegW2s5JwSpb3Q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CdFlwmOU2qs&quot;;&quot;INDUS Clip Janvier 2018&quot;)" office:value-type="string" office:string-value="INDUS Clip Janvier 2018" calcext:value-type="string">
            <text:p>INDUS Clip Janvier 2018</text:p>
          </table:table-cell>
          <table:table-cell table:style-name="ce48" table:formula="of:=HYPERLINK(&quot;https://youtu.be/yJO9j-dWZMQ&quot;;&quot;Telostigma&quot;)" office:value-type="string" office:string-value="Telostigma" calcext:value-type="string">
            <text:p>Telostigma</text:p>
          </table:table-cell>
          <table:table-cell table:style-name="ce65" office:value-type="string" calcext:value-type="string">
            <text:p><text:a xlink:href="https://www.facebook.com/spellbinding02/" xlink:type="simple">Spellbinding</text:a></text:p>
          </table:table-cell>
          <table:table-cell table:style-name="ce78"/>
          <table:table-cell table:style-name="ce50" office:value-type="string" calcext:value-type="string">
            <text:p>Bohain (Picardie)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Rock/Métal/Prog</text:p>
          </table:table-cell>
          <table:table-cell table:style-name="ce48" table:formula="of:=HYPERLINK(&quot;https://www.facebook.com/digitalnovarock/&quot;;&quot;Digital Nova&quot;)" office:value-type="string" office:string-value="Digital Nova" calcext:value-type="string">
            <text:p>Digital Nova</text:p>
          </table:table-cell>
          <table:table-cell table:style-name="ce47" office:value-type="string" calcext:value-type="string">
            <text:p>Clip Janv 2018 "Les dés sont jetés"</text:p>
          </table:table-cell>
          <table:table-cell table:style-name="ce48" table:formula="of:=HYPERLINK(&quot;https://www.difymusic.com/nffp-records&quot;;&quot;Website&quot;)" office:value-type="string" office:string-value="Website" calcext:value-type="string">
            <text:p>Website</text:p>
          </table:table-cell>
          <table:table-cell table:style-name="ce48" table:formula="of:=HYPERLINK(&quot;http://digitalnova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U1CNjZpY2TKWizheC_ER0Q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unsigned</text:p>
          </table:table-cell>
          <table:table-cell table:style-name="ce52" table:formula="of:=HYPERLINK(&quot;https://youtu.be/4gNlbzgTVbU&quot;;&quot;Digital Nova &quot;&quot;Les dés sont jetés&quot;&quot;&quot;)" office:value-type="string" office:string-value="Digital Nova &quot;Les dés sont jetés&quot;" calcext:value-type="string">
            <text:p>Digital Nova "Les dés sont jetés"</text:p>
          </table:table-cell>
          <table:table-cell table:style-name="ce48" table:formula="of:=HYPERLINK(&quot;https://youtu.be/mfoiqMszT64&quot;;&quot;&quot;&quot;Immortels&quot;)" office:value-type="string" office:string-value="&quot;Immortels" calcext:value-type="string">
            <text:p>"Immortels</text:p>
          </table:table-cell>
          <table:table-cell table:style-name="ce65" office:value-type="string" calcext:value-type="string">
            <text:p><text:a xlink:href="https://www.facebook.com/digitalnovarock/" xlink:type="simple">Digital Nova</text:a></text:p>
          </table:table-cell>
          <table:table-cell table:style-name="ce51"/>
          <table:table-cell table:style-name="ce47" office:value-type="string" calcext:value-type="string">
            <text:p>Marseill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</text:p>
          </table:table-cell>
          <table:table-cell table:style-name="ce48" office:value-type="string" calcext:value-type="string">
            <text:p><text:a xlink:href="https://www.facebook.com/ExceptOneOfficial/" xlink:type="simple">Except One</text:a></text:p>
          </table:table-cell>
          <table:table-cell table:style-name="ce56" office:value-type="string" calcext:value-type="string">
            <text:p>1er album"Fallen" nov 2018 et clip"Nothing"</text:p>
          </table:table-cell>
          <table:table-cell table:style-name="ce48" table:formula="of:=HYPERLINK(&quot; http://twitter.com/except_one&quot;;&quot;Twitter&quot;)" office:value-type="string" office:string-value="Twitter" calcext:value-type="string">
            <text:p>Twitter</text:p>
          </table:table-cell>
          <table:table-cell table:style-name="ce48" table:formula="of:=HYPERLINK(&quot; http://www.instagram.com/exceptone_of...&quot;;&quot;Instagram&quot;)" office:value-type="string" office:string-value="Instagram" calcext:value-type="string">
            <text:p>Instagram</text:p>
          </table:table-cell>
          <table:table-cell table:style-name="ce48" table:formula="of:=HYPERLINK(&quot;https://www.youtube.com/channel/UCE9Y4J57YEs1V3ufo7qo48A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D.I.Y</text:p>
          </table:table-cell>
          <table:table-cell table:style-name="ce48" table:formula="of:=HYPERLINK(&quot;https://youtu.be/2pSZBYqBSpo&quot;;&quot;Nothing&quot;)" office:value-type="string" office:string-value="Nothing" calcext:value-type="string">
            <text:p>Nothing</text:p>
          </table:table-cell>
          <table:table-cell table:style-name="ce48" table:formula="of:=HYPERLINK(&quot;https://youtu.be/hV9vSyydENY&quot;;&quot;BREAK THE WALL&quot;)" office:value-type="string" office:string-value="BREAK THE WALL" calcext:value-type="string">
            <text:p>BREAK THE WALL</text:p>
          </table:table-cell>
          <table:table-cell table:style-name="ce65" table:formula="of:=HYPERLINK(&quot;https://www.facebook.com/ExceptOneOfficial/&quot;;&quot;Except one&quot;)" office:value-type="string" office:string-value="Except one" calcext:value-type="string">
            <text:p>Except one</text:p>
          </table:table-cell>
          <table:table-cell table:style-name="ce47" office:value-type="string" calcext:value-type="string">
            <text:p>exceptoneofficial@gmail.com</text:p>
          </table:table-cell>
          <table:table-cell table:style-name="ce47" office:value-type="string" calcext:value-type="string">
            <text:p>Paris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Hard-Rock</text:p>
          </table:table-cell>
          <table:table-cell table:style-name="ce48" table:formula="of:=HYPERLINK(&quot;https://www.facebook.com/Katraz-1742835485932380/&quot;;&quot;Katraz&quot;)" office:value-type="string" office:string-value="Katraz" calcext:value-type="string">
            <text:p>Katraz</text:p>
          </table:table-cell>
          <table:table-cell table:style-name="ce47" office:value-type="string" calcext:value-type="string">
            <text:p>Clip Février 2018 "Whisky Love -Clip Officiel "</text:p>
          </table:table-cell>
          <table:table-cell table:style-name="ce48" table:formula="of:=HYPERLINK(&quot;https://twitter.com/katrazhardrock&quot;;&quot;Twitter&quot;)" office:value-type="string" office:string-value="Twitter" calcext:value-type="string">
            <text:p>Twitter</text:p>
          </table:table-cell>
          <table:table-cell table:style-name="ce51"/>
          <table:table-cell table:style-name="ce48" table:formula="of:=HYPERLINK(&quot;https://www.youtube.com/channel/UCwWOM-w83z7a8jmlh-ygZxw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yXlNLWUUG_E&quot;;&quot;Whisky Love -Clip Officiel&quot;)" office:value-type="string" office:string-value="Whisky Love -Clip Officiel" calcext:value-type="string">
            <text:p>Whisky Love -Clip Officiel</text:p>
          </table:table-cell>
          <table:table-cell table:style-name="ce48" table:formula="of:=HYPERLINK(&quot;https://youtu.be/cKtaKovU4vw&quot;;&quot;Crise&quot;)" office:value-type="string" office:string-value="Crise" calcext:value-type="string">
            <text:p>Crise</text:p>
          </table:table-cell>
          <table:table-cell table:style-name="ce65" office:value-type="string" calcext:value-type="string">
            <text:p><text:a xlink:href="https://www.facebook.com/Katraz-1742835485932380/" xlink:type="simple">Katraz</text:a></text:p>
          </table:table-cell>
          <table:table-cell table:style-name="ce61" office:value-type="string" calcext:value-type="string">
            <text:p><text:a xlink:href="mailto:s.manguine@gmail.com?__xts__=" xlink:type="simple">s.manguine@gmail.com</text:a></text:p>
          </table:table-cell>
          <table:table-cell table:style-name="ce47" office:value-type="string" calcext:value-type="string">
            <text:p>Maubeuge (Nord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Rock Hard Rock</text:p>
          </table:table-cell>
          <table:table-cell table:style-name="ce52" table:formula="of:=HYPERLINK(&quot;https://www.facebook.com/holisparkband/&quot;;&quot;Holispark&quot;)" office:value-type="string" office:string-value="Holispark" calcext:value-type="string">
            <text:p>Holispark</text:p>
          </table:table-cell>
          <table:table-cell table:style-name="ce47" office:value-type="string" calcext:value-type="string">
            <text:p>Sonic Bloom (Février 2018)</text:p>
          </table:table-cell>
          <table:table-cell table:style-name="ce48" table:formula="of:=HYPERLINK(&quot;https://www.deezer.com/fr/artist/9703086&quot;;&quot;Deezer&quot;)" office:value-type="string" office:string-value="Deezer" calcext:value-type="string">
            <text:p>Deezer</text:p>
          </table:table-cell>
          <table:table-cell table:style-name="ce48" table:formula="of:=HYPERLINK(&quot;https://www.indiemusic.fr/holispark-sonic-bloom/&quot;;&quot;IndieMusic&quot;)" office:value-type="string" office:string-value="IndieMusic" calcext:value-type="string">
            <text:p>IndieMusic</text:p>
          </table:table-cell>
          <table:table-cell table:style-name="ce52" table:formula="of:=HYPERLINK(&quot;https://www.youtube.com/channel/UCcI3hkXNBf3drhV0ruIZxOw&quot;;&quot;Youtube&quot;)" office:value-type="string" office:string-value="Youtube" calcext:value-type="string">
            <text:p>Youtube</text:p>
          </table:table-cell>
          <table:table-cell table:style-name="ce55" office:value-type="string" calcext:value-type="string">
            <text:p>Send The Wood Music</text:p>
          </table:table-cell>
          <table:table-cell table:style-name="ce52" table:formula="of:=HYPERLINK(&quot;https://www.youtube.com/watch?v=6d6UHTFHRmI&quot;;&quot;Holispark - Sunset&quot;)" office:value-type="string" office:string-value="Holispark - Sunset" calcext:value-type="string">
            <text:p>Holispark - Sunset</text:p>
          </table:table-cell>
          <table:table-cell table:style-name="ce48" table:formula="of:=HYPERLINK(&quot;https://youtu.be/XvBD7DtlwlM&quot;;&quot;Emotionally&quot;)" office:value-type="string" office:string-value="Emotionally" calcext:value-type="string">
            <text:p>Emotionally</text:p>
          </table:table-cell>
          <table:table-cell table:style-name="ce73" table:formula="of:=HYPERLINK(&quot;https://www.facebook.com/pg/holisparkband/about/?ref=page_internal&quot;;&quot;Holispark&quot;)" office:value-type="string" office:string-value="Holispark" calcext:value-type="string">
            <text:p>Holispark</text:p>
          </table:table-cell>
          <table:table-cell table:style-name="ce61" office:value-type="string" calcext:value-type="string">
            <text:p><text:a xlink:href="mailto:holisparkband@gmail.com?__xts__=" xlink:type="simple">holisparkband@gmail.com</text:a></text:p>
          </table:table-cell>
          <table:table-cell table:style-name="ce47" office:value-type="string" calcext:value-type="string">
            <text:p>Nord Pas De Calais (Lille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Post Rock</text:p>
          </table:table-cell>
          <table:table-cell table:style-name="ce48" table:formula="of:=HYPERLINK(&quot;http://blindingsparks.com/&quot;;&quot;Blinding Sparks&quot;)" office:value-type="string" office:string-value="Blinding Sparks" calcext:value-type="string">
            <text:p>Blinding Sparks</text:p>
          </table:table-cell>
          <table:table-cell table:style-name="ce50" office:value-type="string" calcext:value-type="string">
            <text:p>Fév 2018 Vidéo" <text:s/>A Tough Road For The Heart"</text:p>
          </table:table-cell>
          <table:table-cell table:style-name="ce52" table:formula="of:=HYPERLINK(&quot;https://soundcloud.com/blindingsparks/sets/brutal-awakening&quot;;&quot;soundcloud&quot;)" office:value-type="string" office:string-value="soundcloud" calcext:value-type="string">
            <text:p>soundcloud</text:p>
          </table:table-cell>
          <table:table-cell table:style-name="ce51"/>
          <table:table-cell table:style-name="ce52" table:formula="of:=HYPERLINK(&quot;https://www.youtube.com/user/BlindingSparks/videos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Season of Mist</text:p>
          </table:table-cell>
          <table:table-cell table:style-name="ce48" table:formula="of:=HYPERLINK(&quot;https://youtu.be/d97EAFbm-8E&quot;;&quot;Blinding Sparks - A Tough Road For The Heart&quot;)" office:value-type="string" office:string-value="Blinding Sparks - A Tough Road For The Heart" calcext:value-type="string">
            <text:p>Blinding Sparks - A Tough Road For The Heart</text:p>
          </table:table-cell>
          <table:table-cell table:style-name="ce48" table:formula="of:=HYPERLINK(&quot;https://youtu.be/CO4sYMW_BEY&quot;;&quot;- I Fuck It&quot;)" office:value-type="string" office:string-value="- I Fuck It" calcext:value-type="string">
            <text:p>- I Fuck It</text:p>
          </table:table-cell>
          <table:table-cell table:style-name="ce65" office:value-type="string" calcext:value-type="string">
            <text:p><text:a xlink:href="https://www.facebook.com/blindingsparks/" xlink:type="simple">Blinding Sparks</text:a></text:p>
          </table:table-cell>
          <table:table-cell table:style-name="ce61" office:value-type="string" calcext:value-type="string">
            <text:p><text:a xlink:href="mailto:contact@blindingsparks.com?__xts__=" xlink:type="simple">contact@blindingsparks.com</text:a></text:p>
          </table:table-cell>
          <table:table-cell table:style-name="ce50" office:value-type="string" calcext:value-type="string">
            <text:p>Sarreguemines, Franc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 Progressif</text:p>
          </table:table-cell>
          <table:table-cell table:style-name="ce48" table:formula="of:=HYPERLINK(&quot;https://www.facebook.com/MoonshineOversight/&quot;;&quot;Moonshine Oversight&quot;)" office:value-type="string" office:string-value="Moonshine Oversight" calcext:value-type="string">
            <text:p>Moonshine Oversight</text:p>
          </table:table-cell>
          <table:table-cell table:style-name="ce47" office:value-type="string" calcext:value-type="string">
            <text:p>Clip Nov 2018 "Echoes of Asymmetry "</text:p>
          </table:table-cell>
          <table:table-cell table:style-name="ce51"/>
          <table:table-cell table:style-name="ce52" table:formula="of:=HYPERLINK(&quot;https://moonshineoversight.bandcamp.com/releases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gZqGAoBKWsvcWzXnEt-Wdw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52" table:formula="of:=HYPERLINK(&quot;https://youtu.be/RSE6rQvl26s&quot;;&quot;Moonshine Oversight - Echoes Of Asymmetry &quot;)" office:value-type="string" office:string-value="Moonshine Oversight - Echoes Of Asymmetry " calcext:value-type="string">
            <text:p>Moonshine Oversight - Echoes Of Asymmetry </text:p>
          </table:table-cell>
          <table:table-cell table:style-name="ce48" table:formula="of:=HYPERLINK(&quot;https://youtu.be/_ekJ-dAC-pE&quot;;&quot;Young Man&quot;)" office:value-type="string" office:string-value="Young Man" calcext:value-type="string">
            <text:p>Young Man</text:p>
          </table:table-cell>
          <table:table-cell table:style-name="ce65" table:formula="of:=HYPERLINK(&quot;https://www.facebook.com/MoonshineOversight/&quot;;&quot;Moonshine Oversight&quot;)" office:value-type="string" office:string-value="Moonshine Oversight" calcext:value-type="string">
            <text:p>Moonshine Oversight</text:p>
          </table:table-cell>
          <table:table-cell table:style-name="ce78" office:value-type="string" calcext:value-type="string">
            <text:p><text:a xlink:href="mailto:moonshineoversight@gmail.com?__xts__=" xlink:type="simple">moonshineoversight@gmail.com</text:a></text:p>
          </table:table-cell>
          <table:table-cell table:style-name="ce47" office:value-type="string" calcext:value-type="string">
            <text:p>La gard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Rock WTF</text:p>
          </table:table-cell>
          <table:table-cell table:style-name="ce48" table:formula="of:=HYPERLINK(&quot;https://www.facebook.com/sendwoodwtf/&quot;;&quot;sendwood&quot;)" office:value-type="string" office:string-value="sendwood" calcext:value-type="string">
            <text:p>sendwood</text:p>
          </table:table-cell>
          <table:table-cell table:style-name="ce47" office:value-type="string" calcext:value-type="string">
            <text:p><text:s/>Fist Leaf ( le 18 mai 2018)</text:p>
          </table:table-cell>
          <table:table-cell table:style-name="ce51" table:number-columns-repeated="2"/>
          <table:table-cell table:style-name="ce48" table:formula="of:=HYPERLINK(&quot;https://www.youtube.com/results?search_query=sendwood&quot;;&quot;Youtube&quot;)" office:value-type="string" office:string-value="Youtube" calcext:value-type="string">
            <text:p>Youtube</text:p>
          </table:table-cell>
          <table:table-cell table:style-name="ce57" office:value-type="string" calcext:value-type="string">
            <text:p>DBD Studio</text:p>
          </table:table-cell>
          <table:table-cell table:style-name="ce48" table:formula="of:=HYPERLINK(&quot;https://youtu.be/63XcCoZHVes&quot;;&quot;Gun&quot;)" office:value-type="string" office:string-value="Gun" calcext:value-type="string">
            <text:p>Gun</text:p>
          </table:table-cell>
          <table:table-cell table:style-name="ce48" table:formula="of:=HYPERLINK(&quot;https://youtu.be/GO21rGFlvXs&quot;;&quot;Demon&quot;)" office:value-type="string" office:string-value="Demon" calcext:value-type="string">
            <text:p>Demon</text:p>
          </table:table-cell>
          <table:table-cell table:style-name="ce65" table:formula="of:=HYPERLINK(&quot;https://www.facebook.com/sendwoodwtf/&quot;;&quot;Sendwood&quot;)" office:value-type="string" office:string-value="Sendwood" calcext:value-type="string">
            <text:p>Sendwood</text:p>
          </table:table-cell>
          <table:table-cell table:style-name="ce78"/>
          <table:table-cell table:style-name="ce50" office:value-type="string" calcext:value-type="string">
            <text:p>salon-De-Provenc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Rock Metal</text:p>
          </table:table-cell>
          <table:table-cell table:style-name="ce48" office:value-type="string" calcext:value-type="string">
            <text:p><text:a xlink:href="https://www.facebook.com/davidslame13/" xlink:type="simple">David SLAME Project</text:a></text:p>
          </table:table-cell>
          <table:table-cell table:style-name="ce47" office:value-type="string" calcext:value-type="string">
            <text:p>Clip "Circles Of Pain" sorti en novembre 2018</text:p>
          </table:table-cell>
          <table:table-cell table:style-name="ce51"/>
          <table:table-cell table:style-name="ce48" table:formula="of:=HYPERLINK(&quot; https://davidslame1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LcMjyy3zmq5sgy1hyaQbNg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Autoproduction</text:p>
          </table:table-cell>
          <table:table-cell table:style-name="ce48" table:formula="of:=HYPERLINK(&quot;https://youtu.be/T9HhoeDaWPQ&quot;;&quot;Circles of pain&quot;)" office:value-type="string" office:string-value="Circles of pain" calcext:value-type="string">
            <text:p>Circles of pain</text:p>
          </table:table-cell>
          <table:table-cell table:style-name="ce48" table:formula="of:=HYPERLINK(&quot;https://youtu.be/xp9-CzqicRY&quot;;&quot;Fear&quot;)" office:value-type="string" office:string-value="Fear" calcext:value-type="string">
            <text:p>Fear</text:p>
          </table:table-cell>
          <table:table-cell table:style-name="ce65" table:formula="of:=HYPERLINK(&quot;https://www.facebook.com/davidslame13/&quot;;&quot;David slame Project&quot;)" office:value-type="string" office:string-value="David slame Project" calcext:value-type="string">
            <text:p>David slame Project</text:p>
          </table:table-cell>
          <table:table-cell table:style-name="ce47" office:value-type="string" calcext:value-type="string">
            <text:p>dslame@gmail.com</text:p>
          </table:table-cell>
          <table:table-cell table:style-name="ce47" office:value-type="string" calcext:value-type="string">
            <text:p>Marseille</text:p>
          </table:table-cell>
          <table:table-cell table:style-name="ce50" office:value-type="string" calcext:value-type="string">
            <text:p>06 67 88 66 07</text:p>
          </table:table-cell>
          <table:table-cell table:style-name="ce51" table:number-columns-repeated="1011"/>
        </table:table-row>
        <table:table-row table:style-name="ro1">
          <table:table-cell table:style-name="ce47" office:value-type="string" calcext:value-type="string">
            <text:p>Metal Alternatif</text:p>
          </table:table-cell>
          <table:table-cell table:style-name="ce48" office:value-type="string" calcext:value-type="string">
            <text:p><text:a xlink:href="https://www.facebook.com/FAwayBand/" xlink:type="simple">Far Away</text:a></text:p>
          </table:table-cell>
          <table:table-cell table:style-name="ce47" office:value-type="string" calcext:value-type="string">
            <text:p>Nouveau single" Uyuni's Lullaby (Nov 2018)</text:p>
          </table:table-cell>
          <table:table-cell table:style-name="ce51" table:number-columns-repeated="2"/>
          <table:table-cell table:style-name="ce48" table:formula="of:=HYPERLINK(&quot;https://www.youtube.com/channel/UCsYH0QtfYngQUNTZ3dFj5qQ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Independent band.</text:p>
          </table:table-cell>
          <table:table-cell table:style-name="ce48" table:formula="of:=HYPERLINK(&quot;https://youtu.be/fKD0XIOyg6A&quot;;&quot;Uyuni's Lullaby&quot;)" office:value-type="string" office:string-value="Uyuni's Lullaby" calcext:value-type="string">
            <text:p>Uyuni's Lullaby</text:p>
          </table:table-cell>
          <table:table-cell table:style-name="ce48" table:formula="of:=HYPERLINK(&quot;https://youtu.be/Tikh6INn0U0&quot;;&quot;Uturuncu&quot;)" office:value-type="string" office:string-value="Uturuncu" calcext:value-type="string">
            <text:p>Uturuncu</text:p>
          </table:table-cell>
          <table:table-cell table:style-name="ce65" table:formula="of:=HYPERLINK(&quot;https://www.facebook.com/FAwayBand/&quot;;&quot;Far Away&quot;)" office:value-type="string" office:string-value="Far Away" calcext:value-type="string">
            <text:p>Far Away</text:p>
          </table:table-cell>
          <table:table-cell table:style-name="ce47" office:value-type="string" calcext:value-type="string">
            <text:p>farawaybooking@gmail.com</text:p>
          </table:table-cell>
          <table:table-cell table:style-name="ce47" office:value-type="string" calcext:value-type="string">
            <text:p>Paris</text:p>
          </table:table-cell>
          <table:table-cell table:style-name="ce50" office:value-type="string" calcext:value-type="string">
            <text:p>06 16 85 08 48</text:p>
          </table:table-cell>
          <table:table-cell table:style-name="ce51" table:number-columns-repeated="1011"/>
        </table:table-row>
        <table:table-row table:style-name="ro1">
          <table:table-cell table:style-name="ce47" office:value-type="string" calcext:value-type="string">
            <text:p>Shredding</text:p>
          </table:table-cell>
          <table:table-cell table:style-name="ce48" office:value-type="string" calcext:value-type="string">
            <text:p><text:a xlink:href="https://www.facebook.com/andycycloneshred/" xlink:type="simple">Andy Cyclone</text:a></text:p>
          </table:table-cell>
          <table:table-cell table:style-name="ce47" office:value-type="string" calcext:value-type="string">
            <text:p>Nouvel Album " Planet Cyclone" <text:s/>2018</text:p>
          </table:table-cell>
          <table:table-cell table:style-name="ce51" table:number-columns-repeated="2"/>
          <table:table-cell table:style-name="ce48" table:formula="of:=HYPERLINK(&quot;https://www.youtube.com/channel/UCu0oT-Ml9HD0WRVp0-IiN7A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Andy Cyclone</text:p>
          </table:table-cell>
          <table:table-cell table:style-name="ce48" table:formula="of:=HYPERLINK(&quot;https://youtu.be/QtL6UikmIoo&quot;;&quot;Planet Cyclone&quot;)" office:value-type="string" office:string-value="Planet Cyclone" calcext:value-type="string">
            <text:p>Planet Cyclone</text:p>
          </table:table-cell>
          <table:table-cell table:style-name="ce48" table:formula="of:=HYPERLINK(&quot;https://youtu.be/lRfwczSdnX4&quot;;&quot;The ultimate shredding show&quot;)" office:value-type="string" office:string-value="The ultimate shredding show" calcext:value-type="string">
            <text:p>The ultimate shredding show</text:p>
          </table:table-cell>
          <table:table-cell table:style-name="ce65" table:formula="of:=HYPERLINK(&quot;https://www.facebook.com/andycycloneshred/&quot;;&quot;Andy Cyclone&quot;)" office:value-type="string" office:string-value="Andy Cyclone" calcext:value-type="string">
            <text:p>Andy Cyclone</text:p>
          </table:table-cell>
          <table:table-cell table:style-name="ce51"/>
          <table:table-cell table:style-name="ce47" office:value-type="string" calcext:value-type="string">
            <text:p>Rouen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Theatrical Rock</text:p>
          </table:table-cell>
          <table:table-cell table:style-name="ce48" office:value-type="string" calcext:value-type="string">
            <text:p><text:a xlink:href="https://www.facebook.com/franckcarducci/" xlink:type="simple">Franck Carducci</text:a></text:p>
          </table:table-cell>
          <table:table-cell table:style-name="ce47" office:value-type="string" calcext:value-type="string">
            <text:p>Nouvelle vidéo"Slave To Rock'Roll" nov 2018</text:p>
          </table:table-cell>
          <table:table-cell table:style-name="ce48" table:formula="of:=HYPERLINK(&quot; https://twitter.com/FranckCarducci&quot;;&quot;Twitter&quot;)" office:value-type="string" office:string-value="Twitter" calcext:value-type="string">
            <text:p>Twitter</text:p>
          </table:table-cell>
          <table:table-cell table:style-name="ce48" table:formula="of:=HYPERLINK(&quot;http://www.franckcarducci.com&quot;;&quot;Website&quot;)" office:value-type="string" office:string-value="Website" calcext:value-type="string">
            <text:p>Website</text:p>
          </table:table-cell>
          <table:table-cell table:style-name="ce48" table:formula="of:=HYPERLINK(&quot;https://www.youtube.com/user/BassFranky/videos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Franck Carducci</text:p>
          </table:table-cell>
          <table:table-cell table:style-name="ce48" table:formula="of:=HYPERLINK(&quot;https://youtu.be/ABqI1VTYgJA&quot;;&quot;Slave to Rock 'n' Roll&quot;)" office:value-type="string" office:string-value="Slave to Rock 'n' Roll" calcext:value-type="string">
            <text:p>Slave to Rock 'n' Roll</text:p>
          </table:table-cell>
          <table:table-cell table:style-name="ce48" table:formula="of:=HYPERLINK(&quot;https://youtu.be/J4O4TVwm1ZI&quot;;&quot;Closer To Irreversible&quot;)" office:value-type="string" office:string-value="Closer To Irreversible" calcext:value-type="string">
            <text:p>Closer To Irreversible</text:p>
          </table:table-cell>
          <table:table-cell table:style-name="ce65" table:formula="of:=HYPERLINK(&quot;https://www.facebook.com/franckcarducci/&quot;;&quot;Franck Carducci&quot;)" office:value-type="string" office:string-value="Franck Carducci" calcext:value-type="string">
            <text:p>Franck Carducci</text:p>
          </table:table-cell>
          <table:table-cell table:style-name="ce47" office:value-type="string" calcext:value-type="string">
            <text:p>prod@franckcarducci.com</text:p>
          </table:table-cell>
          <table:table-cell table:style-name="ce47" office:value-type="string" calcext:value-type="string">
            <text:p>Lyon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 Progressif</text:p>
          </table:table-cell>
          <table:table-cell table:style-name="ce48" office:value-type="string" calcext:value-type="string">
            <text:p><text:a xlink:href="https://www.facebook.com/AttractionTheory/" xlink:type="simple">Attraction Theory</text:a></text:p>
          </table:table-cell>
          <table:table-cell table:style-name="ce75" office:value-type="string" calcext:value-type="string">
            <text:p>Vidéo" Back to Principia Déc 2018</text:p>
          </table:table-cell>
          <table:table-cell table:style-name="ce48" table:formula="of:=HYPERLINK(&quot;https://www.deezer.com/fr/artist/1150...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rtist/1eCq5...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xc7y4bijJC0cU8NnMKZHMw&quot;;&quot;Youtube&quot;)" office:value-type="string" office:string-value="Youtube" calcext:value-type="string">
            <text:p>Youtube</text:p>
          </table:table-cell>
          <table:table-cell table:style-name="ce79" office:value-type="string" calcext:value-type="string">
            <text:p>Mii Recording Studio</text:p>
          </table:table-cell>
          <table:table-cell table:style-name="ce48" table:formula="of:=HYPERLINK(&quot;https://youtu.be/j5P5Wt6kvaE&quot;;&quot;Back to &quot;&quot;Principia&quot;)" office:value-type="string" office:string-value="Back to &quot;Principia" calcext:value-type="string">
            <text:p>Back to "Principia</text:p>
          </table:table-cell>
          <table:table-cell table:style-name="ce48" table:formula="of:=HYPERLINK(&quot;https://youtu.be/ZVAzn4cllvE&quot;;&quot;announcement&quot;)" office:value-type="string" office:string-value="announcement" calcext:value-type="string">
            <text:p>announcement</text:p>
          </table:table-cell>
          <table:table-cell table:style-name="ce65" table:formula="of:=HYPERLINK(&quot;https://www.facebook.com/AttractionTheory/&quot;;&quot;Attraction Theory&quot;)" office:value-type="string" office:string-value="Attraction Theory" calcext:value-type="string">
            <text:p>Attraction Theory</text:p>
          </table:table-cell>
          <table:table-cell table:style-name="ce47" office:value-type="string" calcext:value-type="string">
            <text:p>attractiontheory.official@gmail.com</text:p>
          </table:table-cell>
          <table:table-cell table:style-name="ce47" office:value-type="string" calcext:value-type="string">
            <text:p>France</text:p>
          </table:table-cell>
          <table:table-cell table:style-name="ce50" office:value-type="string" calcext:value-type="string">
            <text:p>06 22 56 75 99</text:p>
          </table:table-cell>
          <table:table-cell table:style-name="ce51" table:number-columns-repeated="1011"/>
        </table:table-row>
        <table:table-row table:style-name="ro1">
          <table:table-cell table:style-name="ce47" office:value-type="string" calcext:value-type="string">
            <text:p>Rockabilly Metal</text:p>
          </table:table-cell>
          <table:table-cell table:style-name="ce48" office:value-type="string" calcext:value-type="string">
            <text:p><text:a xlink:href="https://www.facebook.com/deadbonesbunny/" xlink:type="simple">Dead Bones Bunny</text:a></text:p>
          </table:table-cell>
          <table:table-cell table:style-name="ce47" office:value-type="string" calcext:value-type="string">
            <text:p>1er album 2018 "What's up Rock"</text:p>
          </table:table-cell>
          <table:table-cell table:style-name="ce48" table:formula="of:=HYPERLINK(&quot;www.instagram.com/dead_bones_bunny&quot;;&quot;Instagram&quot;)" office:value-type="string" office:string-value="Instagram" calcext:value-type="string">
            <text:p>Instagram</text:p>
          </table:table-cell>
          <table:table-cell table:style-name="ce48" table:formula="of:=HYPERLINK(&quot;https://l.facebook.com/l.php?u=https%3A%2F%2Fwww.difymusic.com%2Fdead-bones-bunny%3Ffbclid%3DIwAR2EsQFGslGCjNXo1Sy4RATDoxvWGag7bRM2DlcuKuVy9-8gqJw7wd5IKaM&amp;h=AT3mZUf69tyZ0ZPMlDuRJDZGNKKbaxaaw36j_PmNL_K_xyWl1IaZCes4D-M29QGhUqEHyVuMuEZR6PqydCRlF3QTUnGG9k8jml&quot;&amp;&quot;LmHwg-UveNRcooTPrtxL8HU8Br5FwayDOJkf742p2cYnTS-lR9zEXdTST4CJv6XtRPf2iFLAiJtob6oZt5yVqMFsUSgy2KM1GNm4S8cfaAzVggtYD2hPDezXhm5MJj_riA1YygAM-gDVLogGvEoKBVXQ-cTXQiHtNMVlXuZBMY47M4aLr73zJXco9nJa2RJVjpC08Qf_BQJKDDT0zFo3KYAAgB61_7_EYKkElzCyNWVogLxqj1dy_uBUY6AHe9D&quot;&amp;&quot;pnN-H0KGMoiQPXsVpLyJpPYPI8oyvhqdo_Cue2mLYNTlUz0RsulgPsUgtx_l8L4nnpom2mmjGcq_5eBhrGFr0dZmWEwqKBI5S1rjEmbRuhZqidnHFEypFLLoCHiZL4zgCf9wBG7HOydChpdNliTTA&quot;;&quot;Website&quot;)" office:value-type="string" office:string-value="Website" calcext:value-type="string">
            <text:p>Website</text:p>
          </table:table-cell>
          <table:table-cell table:style-name="ce48" table:formula="of:=HYPERLINK(&quot;https://www.youtube.com/channel/UC_5mt4tgckALMJBaCgmp_3g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wH4NQiyhZ9s&quot;;&quot;Team bunny&quot;)" office:value-type="string" office:string-value="Team bunny" calcext:value-type="string">
            <text:p>Team bunny</text:p>
          </table:table-cell>
          <table:table-cell table:style-name="ce48" table:formula="of:=HYPERLINK(&quot;https://youtu.be/ycmoGt9vc-k&quot;;&quot;She Slays Dragons&quot;)" office:value-type="string" office:string-value="She Slays Dragons" calcext:value-type="string">
            <text:p>She Slays Dragons</text:p>
          </table:table-cell>
          <table:table-cell table:style-name="ce65" table:formula="of:=HYPERLINK(&quot;https://www.facebook.com/deadbonesbunny/&quot;;&quot;Dead Bones Bunny&quot;)" office:value-type="string" office:string-value="Dead Bones Bunny" calcext:value-type="string">
            <text:p>Dead Bones Bunny</text:p>
          </table:table-cell>
          <table:table-cell table:style-name="ce47" office:value-type="string" calcext:value-type="string">
            <text:p>deadbonesbunny@gmail.com</text:p>
          </table:table-cell>
          <table:table-cell table:style-name="ce47" office:value-type="string" calcext:value-type="string">
            <text:p>Paris</text:p>
          </table:table-cell>
          <table:table-cell table:style-name="ce50" office:value-type="string" calcext:value-type="string">
            <text:p>06 51 37 77 48</text:p>
          </table:table-cell>
          <table:table-cell table:style-name="ce51" table:number-columns-repeated="1011"/>
        </table:table-row>
        <table:table-row table:style-name="ro1">
          <table:table-cell table:style-name="ce47" office:value-type="string" calcext:value-type="string">
            <text:p>Hard-Rock</text:p>
          </table:table-cell>
          <table:table-cell table:style-name="ce48" office:value-type="string" calcext:value-type="string">
            <text:p><text:a xlink:href="https://www.facebook.com/Yann-Armellino-El-Butcho-165360693890783/" xlink:type="simple">Yann Armellino &amp; El Butcho</text:a></text:p>
          </table:table-cell>
          <table:table-cell table:style-name="ce47" office:value-type="string" calcext:value-type="string">
            <text:p>Album' 17"+ Lyric Video Nov 2018(Under my Skin)</text:p>
          </table:table-cell>
          <table:table-cell table:style-name="ce48" table:formula="of:=HYPERLINK(&quot;https://www.deezer.com/fr/artist/10938258?autoplay=true&quot;;&quot;Deezer&quot;)" office:value-type="string" office:string-value="Deezer" calcext:value-type="string">
            <text:p>Deezer</text:p>
          </table:table-cell>
          <table:table-cell table:style-name="ce48" table:formula="of:=HYPERLINK(&quot;https://www.xplosemusic.com/artist/5bf716f5b582e12dc1e03941?fbclid=IwAR2mEfyzzFTvjBjQR8k9gbgTNnlxTbojgd7lQklmQjc5K92sQVRTWzwKINM&quot;;&quot;Website&quot;)" office:value-type="string" office:string-value="Website" calcext:value-type="string">
            <text:p>Website</text:p>
          </table:table-cell>
          <table:table-cell table:style-name="ce48" table:formula="of:=HYPERLINK(&quot;https://www.youtube.com/channel/UCd7PJLZ-BHnv1yZkDE-1bBQ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Xplose Music Prod</text:p>
          </table:table-cell>
          <table:table-cell table:style-name="ce48" table:formula="of:=HYPERLINK(&quot;https://youtu.be/DM9janYmadc&quot;;&quot;under my skin&quot;)" office:value-type="string" office:string-value="under my skin" calcext:value-type="string">
            <text:p>under my skin</text:p>
          </table:table-cell>
          <table:table-cell table:style-name="ce48" table:formula="of:=HYPERLINK(&quot;https://youtu.be/ROONFbUfFRg&quot;;&quot;Medley alum&quot;&quot; 17&quot;&quot;&quot;)" office:value-type="string" office:string-value="Medley alum&quot; 17&quot;" calcext:value-type="string">
            <text:p>Medley alum" 17"</text:p>
          </table:table-cell>
          <table:table-cell table:style-name="ce80" table:formula="of:=HYPERLINK(&quot;https://www.facebook.com/Yann-Armellino-El-Butcho-165360693890783/&quot;;&quot;Yann Armellino&amp;El Butcho&quot;)" office:value-type="string" office:string-value="Yann Armellino&amp;El Butcho" calcext:value-type="string">
            <text:p>Yann Armellino&amp;El Butcho</text:p>
          </table:table-cell>
          <table:table-cell table:style-name="ce50" office:value-type="string" calcext:value-type="string">
            <text:p>sylvie.merchncom@outlook.fr</text:p>
          </table:table-cell>
          <table:table-cell table:style-name="ce47" office:value-type="string" calcext:value-type="string">
            <text:p>Paris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Glam Rock / Grunge</text:p>
          </table:table-cell>
          <table:table-cell table:style-name="ce48" office:value-type="string" calcext:value-type="string">
            <text:p><text:a xlink:href="https://www.facebook.com/MoiiGlamRockGrunge/" xlink:type="simple">M'oÏ</text:a></text:p>
          </table:table-cell>
          <table:table-cell table:style-name="ce47" office:value-type="string" calcext:value-type="string">
            <text:p>Nouveau Clip "Act 1: Desires" Nov 2018</text:p>
          </table:table-cell>
          <table:table-cell table:style-name="ce51"/>
          <table:table-cell table:style-name="ce48" table:formula="of:=HYPERLINK(&quot; http://m.oi.e-design.studio/&quot;;&quot;Website&quot;)" office:value-type="string" office:string-value="Website" calcext:value-type="string">
            <text:p>Website</text:p>
          </table:table-cell>
          <table:table-cell table:style-name="ce48" table:formula="of:=HYPERLINK(&quot;https://www.youtube.com/channel/UCbG6ichvA7dhbX6mN83j8IQ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eCe5drYUecM&quot;;&quot;Act I -- Desires&quot;)" office:value-type="string" office:string-value="Act I -- Desires" calcext:value-type="string">
            <text:p>Act I -- Desires</text:p>
          </table:table-cell>
          <table:table-cell table:style-name="ce48" table:formula="of:=HYPERLINK(&quot;https://youtu.be/C1ljykxsN2o&quot;;&quot;La Féline&quot;)" office:value-type="string" office:string-value="La Féline" calcext:value-type="string">
            <text:p>La Féline</text:p>
          </table:table-cell>
          <table:table-cell table:style-name="ce65" table:formula="of:=HYPERLINK(&quot;https://www.facebook.com/MoiiGlamRockGrunge/&quot;;&quot;M'oÏ&quot;)" office:value-type="string" office:string-value="M'oÏ" calcext:value-type="string">
            <text:p>M'oÏ</text:p>
          </table:table-cell>
          <table:table-cell table:style-name="ce47" office:value-type="string" calcext:value-type="string">
            <text:p>m.oii@yahoo.com</text:p>
          </table:table-cell>
          <table:table-cell table:style-name="ce56" office:value-type="string" calcext:value-type="string">
            <text:p>Indre (36)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Authentic, Hard-Rock, Metal</text:p>
          </table:table-cell>
          <table:table-cell table:style-name="ce48" office:value-type="string" calcext:value-type="string">
            <text:p><text:a xlink:href="https://www.facebook.com/crackmind/" xlink:type="simple">Crackmind</text:a></text:p>
          </table:table-cell>
          <table:table-cell table:style-name="ce47" office:value-type="string" calcext:value-type="string">
            <text:p>Extrait du futur album "(The Wreck Age II" (Insanity) Nov 2018</text:p>
          </table:table-cell>
          <table:table-cell table:style-name="ce48" table:formula="of:=HYPERLINK(&quot;https://www.deezer.com/search/crackmind/artist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rtist/4a0gdBWmhq0srNiMJ0Mk9t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1oT9egmUsiwi_5i3R0QgkA&quot;;&quot;youtube&quot;)" office:value-type="string" office:string-value="youtube" calcext:value-type="string">
            <text:p>youtube</text:p>
          </table:table-cell>
          <table:table-cell table:style-name="ce57" office:value-type="string" calcext:value-type="string">
            <text:p>imusician_digital (au nom de MindProduction)</text:p>
          </table:table-cell>
          <table:table-cell table:style-name="ce48" table:formula="of:=HYPERLINK(&quot;https://youtu.be/tIxEjHT6_uE&quot;;&quot;Insanity&quot;)" office:value-type="string" office:string-value="Insanity" calcext:value-type="string">
            <text:p>Insanity</text:p>
          </table:table-cell>
          <table:table-cell table:style-name="ce48" table:formula="of:=HYPERLINK(&quot;https://youtu.be/c_fvQn48SXs&quot;;&quot;Right Next Door&quot;)" office:value-type="string" office:string-value="Right Next Door" calcext:value-type="string">
            <text:p>Right Next Door</text:p>
          </table:table-cell>
          <table:table-cell table:style-name="ce65" office:value-type="string" calcext:value-type="string">
            <text:p><text:a xlink:href="https://www.facebook.com/crackmind/" xlink:type="simple">Crackmind</text:a></text:p>
          </table:table-cell>
          <table:table-cell table:style-name="ce47" office:value-type="string" calcext:value-type="string">
            <text:p>crackmind@crackmind.com</text:p>
          </table:table-cell>
          <table:table-cell table:style-name="ce50" office:value-type="string" calcext:value-type="string">
            <text:p>Lill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Rock/alternatif</text:p>
          </table:table-cell>
          <table:table-cell table:style-name="ce48" office:value-type="string" calcext:value-type="string">
            <text:p><text:a xlink:href="https://www.facebook.com/gunlessgroupe/" xlink:type="simple">Gunless</text:a></text:p>
          </table:table-cell>
          <table:table-cell table:style-name="ce47" office:value-type="string" calcext:value-type="string">
            <text:p>Nouveau Clip " Aout 2018 " Quoi Après"</text:p>
          </table:table-cell>
          <table:table-cell table:style-name="ce48" table:formula="of:=HYPERLINK(&quot;https://www.deezer.com/fr/album/1351910&quot;;&quot;Deezer&quot;)" office:value-type="string" office:string-value="Deezer" calcext:value-type="string">
            <text:p>Deezer</text:p>
          </table:table-cell>
          <table:table-cell table:style-name="ce51"/>
          <table:table-cell table:style-name="ce48" table:formula="of:=HYPERLINK(&quot;https://www.youtube.com/channel/UCl1f4X7Hxu847IGKFX2swpQ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Zc6NqCXHJws&quot;;&quot;Quoi Après&quot;)" office:value-type="string" office:string-value="Quoi Après" calcext:value-type="string">
            <text:p>Quoi Après</text:p>
          </table:table-cell>
          <table:table-cell table:style-name="ce48" table:formula="of:=HYPERLINK(&quot;https://youtu.be/taYYWhSyD9I&quot;;&quot;Grand Soir&quot;)" office:value-type="string" office:string-value="Grand Soir" calcext:value-type="string">
            <text:p>Grand Soir</text:p>
          </table:table-cell>
          <table:table-cell table:style-name="ce65" office:value-type="string" calcext:value-type="string">
            <text:p><text:a xlink:href="https://www.facebook.com/gunlessgroupe/" xlink:type="simple">Gunless</text:a></text:p>
          </table:table-cell>
          <table:table-cell table:style-name="ce47" office:value-type="string" calcext:value-type="string">
            <text:p>gunless.contact@gmail.com</text:p>
          </table:table-cell>
          <table:table-cell table:style-name="ce55" office:value-type="string" calcext:value-type="string">
            <text:p>Douai, France</text:p>
          </table:table-cell>
          <table:table-cell table:style-name="ce50" office:value-type="string" calcext:value-type="string">
            <text:p>06 34 11 87 26</text:p>
          </table:table-cell>
          <table:table-cell table:style-name="ce51" table:number-columns-repeated="1011"/>
        </table:table-row>
        <table:table-row table:style-name="ro1">
          <table:table-cell table:style-name="ce50" office:value-type="string" calcext:value-type="string">
            <text:p>Metal/Rock</text:p>
          </table:table-cell>
          <table:table-cell table:style-name="ce48" office:value-type="string" calcext:value-type="string">
            <text:p><text:a xlink:href="https://www.facebook.com/REVOLVEmetal/" xlink:type="simple">REVOLVE</text:a></text:p>
          </table:table-cell>
          <table:table-cell table:style-name="ce47" office:value-type="string" calcext:value-type="string">
            <text:p>Nouvel EP" TOKKOTAI - SIN CARA " Sept 2018</text:p>
          </table:table-cell>
          <table:table-cell table:style-name="ce48" table:formula="of:=HYPERLINK(&quot; https://open.spotify.com/artist/44tIJ...&quot;;&quot;Spotify&quot;)" office:value-type="string" office:string-value="Spotify" calcext:value-type="string">
            <text:p>Spotify</text:p>
          </table:table-cell>
          <table:table-cell table:style-name="ce48" table:formula="of:=HYPERLINK(&quot;https://revolveglasgow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a8xCfD-D-GqFNRMbtVZvrg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Record Union</text:p>
          </table:table-cell>
          <table:table-cell table:style-name="ce48" table:formula="of:=HYPERLINK(&quot;https://youtu.be/FUDoQ_RTzzc&quot;;&quot;TOKKOTAI - SIN CARA [OFFICIAL SINGLE EP PROMO]&quot;)" office:value-type="string" office:string-value="TOKKOTAI - SIN CARA [OFFICIAL SINGLE EP PROMO]" calcext:value-type="string">
            <text:p>TOKKOTAI - SIN CARA [OFFICIAL SINGLE EP PROMO]</text:p>
          </table:table-cell>
          <table:table-cell table:style-name="ce48" table:formula="of:=HYPERLINK(&quot;https://youtu.be/pBvdCz7y1r8&quot;;&quot;SIN CARA (official lyric video)&quot;)" office:value-type="string" office:string-value="SIN CARA (official lyric video)" calcext:value-type="string">
            <text:p>SIN CARA (official lyric video)</text:p>
          </table:table-cell>
          <table:table-cell table:style-name="ce65" office:value-type="string" calcext:value-type="string">
            <text:p><text:a xlink:href="https://www.facebook.com/REVOLVEmetal/" xlink:type="simple">REVOLVE</text:a></text:p>
          </table:table-cell>
          <table:table-cell table:style-name="ce61" office:value-type="string" calcext:value-type="string">
            <text:p><text:a xlink:href="mailto:revolveflpp@gmail.com?__xts__=" xlink:type="simple">revolveflpp@gmail.com</text:a></text:p>
          </table:table-cell>
          <table:table-cell table:style-name="ce50" office:value-type="string" calcext:value-type="string">
            <text:p>région parisienne</text:p>
          </table:table-cell>
          <table:table-cell table:style-name="ce51" table:number-columns-repeated="1012"/>
        </table:table-row>
        <table:table-row table:style-name="ro1">
          <table:table-cell table:style-name="ce56" office:value-type="string" calcext:value-type="string">
            <text:p>Heavy-Rock / Metal</text:p>
          </table:table-cell>
          <table:table-cell table:style-name="ce48" table:formula="of:=HYPERLINK(&quot;WDPofficiel&quot;;&quot;Welcome Dr. Psycho&quot;)" office:value-type="string" office:string-value="Welcome Dr. Psycho" calcext:value-type="string">
            <text:p>Welcome Dr. Psycho</text:p>
          </table:table-cell>
          <table:table-cell table:style-name="ce47" office:value-type="string" calcext:value-type="string">
            <text:p>1er Album Févr 2018 'Gimme someone to hate'</text:p>
          </table:table-cell>
          <table:table-cell table:style-name="ce51" table:number-columns-repeated="2"/>
          <table:table-cell table:style-name="ce48" table:formula="of:=HYPERLINK(&quot;https://www.youtube.com/channel/UCNMOmdcQ4IooTea7WsXe5hg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Autoproduction</text:p>
          </table:table-cell>
          <table:table-cell table:style-name="ce48" table:formula="of:=HYPERLINK(&quot;https://youtu.be/kmCRYD2Kcco&quot;;&quot;Do you love me ?&quot;)" office:value-type="string" office:string-value="Do you love me ?" calcext:value-type="string">
            <text:p>Do you love me ?</text:p>
          </table:table-cell>
          <table:table-cell table:style-name="ce48" table:formula="of:=HYPERLINK(&quot;https://youtu.be/yva-Rop_hjU&quot;;&quot;All I need (live 2015)&quot;)" office:value-type="string" office:string-value="All I need (live 2015)" calcext:value-type="string">
            <text:p>All I need (live 2015)</text:p>
          </table:table-cell>
          <table:table-cell table:style-name="ce65" office:value-type="string" calcext:value-type="string">
            <text:p><text:a xlink:href="https://www.facebook.com/WDPofficiel/" xlink:type="simple">WDPofficiel</text:a></text:p>
          </table:table-cell>
          <table:table-cell table:style-name="ce61" office:value-type="string" calcext:value-type="string">
            <text:p><text:a xlink:href="mailto:wdpofficiel@gmail.com?__xts__=" xlink:type="simple">wdpofficiel@gmail.com</text:a></text:p>
          </table:table-cell>
          <table:table-cell table:style-name="ce55" office:value-type="string" calcext:value-type="string">
            <text:p>OIS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</text:p>
          </table:table-cell>
          <table:table-cell table:style-name="ce48" office:value-type="string" calcext:value-type="string">
            <text:p><text:a xlink:href="https://www.facebook.com/sidhbandpage/" xlink:type="simple">Sidh</text:a></text:p>
          </table:table-cell>
          <table:table-cell table:style-name="ce56" office:value-type="string" calcext:value-type="string">
            <text:p>Nouveau Morceau Sept 2018"On <text:span text:style-name="T1">The Other Side"</text:span></text:p>
          </table:table-cell>
          <table:table-cell table:style-name="ce51"/>
          <table:table-cell table:style-name="ce48" table:formula="of:=HYPERLINK(&quot;https://sidhofficial.bandcamp.com/ 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djeE1n6jPC-7Ak4ZTbenKw&quot;;&quot;youtube&quot;)" office:value-type="string" office:string-value="youtube" calcext:value-type="string">
            <text:p>youtube</text:p>
          </table:table-cell>
          <table:table-cell table:style-name="ce57" office:value-type="string" calcext:value-type="string">
            <text:p>2018 GARDEN PRODUCTION</text:p>
          </table:table-cell>
          <table:table-cell table:style-name="ce48" table:formula="of:=HYPERLINK(&quot;https://youtu.be/gAcTZr0oqIo&quot;;&quot;On The Other Side&quot;)" office:value-type="string" office:string-value="On The Other Side" calcext:value-type="string">
            <text:p>On The Other Side</text:p>
          </table:table-cell>
          <table:table-cell table:style-name="ce48" table:formula="of:=HYPERLINK(&quot;https://youtu.be/pzG6UlkgKiE&quot;;&quot;COMA&quot;)" office:value-type="string" office:string-value="COMA" calcext:value-type="string">
            <text:p>COMA</text:p>
          </table:table-cell>
          <table:table-cell table:style-name="ce65" office:value-type="string" calcext:value-type="string">
            <text:p><text:a xlink:href="https://www.facebook.com/sidhbandpage/" xlink:type="simple">Sidh</text:a></text:p>
          </table:table-cell>
          <table:table-cell table:style-name="ce78"/>
          <table:table-cell table:style-name="ce55" office:value-type="string" calcext:value-type="string">
            <text:p>Épégard, 27110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Alternative Metal</text:p>
          </table:table-cell>
          <table:table-cell table:style-name="ce48" office:value-type="string" calcext:value-type="string">
            <text:p><text:a xlink:href="https://www.facebook.com/caesium55/" xlink:type="simple">Cæsium</text:a></text:p>
          </table:table-cell>
          <table:table-cell table:style-name="ce47" office:value-type="string" calcext:value-type="string">
            <text:p>Nouveau morceau Sept 2018"Deus Ex Machina"</text:p>
          </table:table-cell>
          <table:table-cell table:style-name="ce51"/>
          <table:table-cell table:style-name="ce48" table:formula="of:=HYPERLINK(&quot;https://www.deezer.com/fr/album/44559341&quot;;&quot;Deezer&quot;)" office:value-type="string" office:string-value="Deezer" calcext:value-type="string">
            <text:p>Deezer</text:p>
          </table:table-cell>
          <table:table-cell table:style-name="ce48" table:formula="of:=HYPERLINK(&quot;https://www.youtube.com/channel/UCvtwdhmaWVsY0psGgcVwk8Q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-CT69DGOVx0&quot;;&quot;Deus Ex Machina&quot;)" office:value-type="string" office:string-value="Deus Ex Machina" calcext:value-type="string">
            <text:p>Deus Ex Machina</text:p>
          </table:table-cell>
          <table:table-cell table:style-name="ce48" table:formula="of:=HYPERLINK(&quot;https://youtu.be/XTnxMMghgTg&quot;;&quot;September Fall&quot;)" office:value-type="string" office:string-value="September Fall" calcext:value-type="string">
            <text:p>September Fall</text:p>
          </table:table-cell>
          <table:table-cell table:style-name="ce65" office:value-type="string" calcext:value-type="string">
            <text:p><text:a xlink:href="https://www.facebook.com/caesium55/" xlink:type="simple">Cæsium</text:a></text:p>
          </table:table-cell>
          <table:table-cell table:style-name="ce61" office:value-type="string" calcext:value-type="string">
            <text:p><text:a xlink:href="mailto:caesium@live.fr?__xts__=" xlink:type="simple">caesium@live.fr</text:a></text:p>
          </table:table-cell>
          <table:table-cell table:style-name="ce55" office:value-type="string" calcext:value-type="string">
            <text:p>France</text:p>
          </table:table-cell>
          <table:table-cell table:style-name="ce50" office:value-type="string" calcext:value-type="string">
            <text:p>06 78 34 37 74</text:p>
          </table:table-cell>
          <table:table-cell table:style-name="ce51" table:number-columns-repeated="1011"/>
        </table:table-row>
        <table:table-row table:style-name="ro1">
          <table:table-cell table:style-name="ce55" office:value-type="string" calcext:value-type="string">
            <text:p>Hard Rock</text:p>
          </table:table-cell>
          <table:table-cell table:style-name="ce48" office:value-type="string" calcext:value-type="string">
            <text:p><text:a xlink:href="https://www.facebook.com/redshiftmusicband/" xlink:type="simple">Redshift</text:a></text:p>
          </table:table-cell>
          <table:table-cell table:style-name="ce47" office:value-type="string" calcext:value-type="string">
            <text:p>1er Album <text:s/>2018 " Duality"</text:p>
          </table:table-cell>
          <table:table-cell table:style-name="ce48" table:formula="of:=HYPERLINK(&quot;https://open.spotify.com/album/62TsKfgMSP6CF1Fmj99S0F…  Deezer :&quot;;&quot;Spotify&quot;)" office:value-type="string" office:string-value="Spotify" calcext:value-type="string">
            <text:p>Spotify</text:p>
          </table:table-cell>
          <table:table-cell table:style-name="ce48" table:formula="of:=HYPERLINK(&quot;http://www.deezer.com/album/60086222…&quot;;&quot;Deezer&quot;)" office:value-type="string" office:string-value="Deezer" calcext:value-type="string">
            <text:p>Deezer</text:p>
          </table:table-cell>
          <table:table-cell table:style-name="ce48" table:formula="of:=HYPERLINK(&quot;https://www.youtube.com/channel/UCvbszaMGRIy_odbucR9YFxw&quot;;&quot;youtube&quot;)" office:value-type="string" office:string-value="youtube" calcext:value-type="string">
            <text:p>youtube</text:p>
          </table:table-cell>
          <table:table-cell table:style-name="ce63" table:formula="of:=HYPERLINK(&quot;www.m-o-music.com&quot;;&quot;M &amp; O Music (Label)&quot;)" office:value-type="string" office:string-value="M &amp; O Music (Label)" calcext:value-type="string">
            <text:p>M &amp; O Music (Label)</text:p>
          </table:table-cell>
          <table:table-cell table:style-name="ce48" table:formula="of:=HYPERLINK(&quot;https://youtu.be/Ykz4QdfFJbY&quot;;&quot;Duality (Official Teaser)&quot;)" office:value-type="string" office:string-value="Duality (Official Teaser)" calcext:value-type="string">
            <text:p>Duality (Official Teaser)</text:p>
          </table:table-cell>
          <table:table-cell table:style-name="ce48" table:formula="of:=HYPERLINK(&quot;https://youtu.be/Yne55WM7DpI&quot;;&quot;Devil's Game (VideoClip)&quot;)" office:value-type="string" office:string-value="Devil's Game (VideoClip)" calcext:value-type="string">
            <text:p>Devil's Game (VideoClip)</text:p>
          </table:table-cell>
          <table:table-cell table:style-name="ce65" office:value-type="string" calcext:value-type="string">
            <text:p><text:a xlink:href="https://www.facebook.com/redshiftmusicband/" xlink:type="simple">Redshift</text:a></text:p>
          </table:table-cell>
          <table:table-cell table:style-name="ce61" office:value-type="string" calcext:value-type="string">
            <text:p><text:a xlink:href="mailto:contact@redshift-band.com?__xts__=" xlink:type="simple">contact@redshift-band.com</text:a></text:p>
          </table:table-cell>
          <table:table-cell table:style-name="ce55" office:value-type="string" calcext:value-type="string">
            <text:p>France Massy 91 Région Parisienne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Rock / Hard Rock / Metal</text:p>
          </table:table-cell>
          <table:table-cell table:style-name="ce48" office:value-type="string" calcext:value-type="string">
            <text:p><text:a xlink:href="https://www.facebook.com/skahinall/" xlink:type="simple">Skahinall</text:a></text:p>
          </table:table-cell>
          <table:table-cell table:style-name="ce47" office:value-type="string" calcext:value-type="string">
            <text:p>Nouveau Clip "Skah’s limbo " Sept 2018</text:p>
          </table:table-cell>
          <table:table-cell table:style-name="ce48" table:formula="of:=HYPERLINK(&quot;http://www.skahinall.com/&quot;;&quot;Website&quot;)" office:value-type="string" office:string-value="Website" calcext:value-type="string">
            <text:p>Website</text:p>
          </table:table-cell>
          <table:table-cell table:style-name="ce48" table:formula="of:=HYPERLINK(&quot;https://skahinall.bandcamp.com/releases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h8KQ1yn1q9uGfjnj0-pC0w&quot;;&quot;youtube&quot;)" office:value-type="string" office:string-value="youtube" calcext:value-type="string">
            <text:p>youtube</text:p>
          </table:table-cell>
          <table:table-cell table:style-name="ce63" table:formula="of:=HYPERLINK(&quot;http://www.m-o-music.com/?fbclid=IwAR3At4KFScCRtdhip2sxR7md507QHc4FFr7IZsES7DGC_TCIvhq26t0Q-KQ&quot;;&quot;M &amp; O Music (Label)&quot;)" office:value-type="string" office:string-value="M &amp; O Music (Label)" calcext:value-type="string">
            <text:p>M &amp; O Music (Label)</text:p>
          </table:table-cell>
          <table:table-cell table:style-name="ce53" table:formula="of:=HYPERLINK(&quot;https://youtu.be/1ksg52dIOTA&quot;;&quot;Skah’s limbo&quot;)" office:value-type="string" office:string-value="Skah’s limbo" calcext:value-type="string">
            <text:p>Skah’s limbo</text:p>
          </table:table-cell>
          <table:table-cell table:style-name="ce48" table:formula="of:=HYPERLINK(&quot;https://youtu.be/L9q9M8huWKc&quot;;&quot;Teaser &quot;&quot;The West in Hell&quot;&quot;&quot;)" office:value-type="string" office:string-value="Teaser &quot;The West in Hell&quot;" calcext:value-type="string">
            <text:p>Teaser "The West in Hell"</text:p>
          </table:table-cell>
          <table:table-cell table:style-name="ce65" office:value-type="string" calcext:value-type="string">
            <text:p><text:a xlink:href="https://www.facebook.com/skahinall/" xlink:type="simple">Skahinall</text:a></text:p>
          </table:table-cell>
          <table:table-cell table:style-name="ce61" office:value-type="string" calcext:value-type="string">
            <text:p><text:a xlink:href="mailto:skahinallband@gmail.com?__xts__=" xlink:type="simple">skahinallband@gmail.com</text:a></text:p>
          </table:table-cell>
          <table:table-cell table:style-name="ce50" office:value-type="string" calcext:value-type="string">
            <text:p>Wittenheim / Lutterbach</text:p>
          </table:table-cell>
          <table:table-cell table:style-name="ce47" office:value-type="string" calcext:value-type="string">
            <text:p>06 89 81 54 66</text:p>
          </table:table-cell>
          <table:table-cell table:style-name="ce51" table:number-columns-repeated="1011"/>
        </table:table-row>
        <table:table-row table:style-name="ro1">
          <table:table-cell table:style-name="ce50" office:value-type="string" calcext:value-type="string">
            <text:p>Rock/Metal prog</text:p>
          </table:table-cell>
          <table:table-cell table:style-name="ce48" office:value-type="string" calcext:value-type="string">
            <text:p><text:a xlink:href="https://www.facebook.com/Ghost.Opera.Rockband/" xlink:type="simple">Ghost Opera</text:a></text:p>
          </table:table-cell>
          <table:table-cell table:style-name="ce47" office:value-type="string" calcext:value-type="string">
            <text:p>Nouveau Clip Sept 2018 " Bad Ghost "</text:p>
          </table:table-cell>
          <table:table-cell table:style-name="ce51" table:number-columns-repeated="4"/>
          <table:table-cell table:style-name="ce48" table:formula="of:=HYPERLINK(&quot;https://youtu.be/CUNSJ7pbl3E&quot;;&quot;Bad Ghost&quot;)" office:value-type="string" office:string-value="Bad Ghost" calcext:value-type="string">
            <text:p>Bad Ghost</text:p>
          </table:table-cell>
          <table:table-cell table:style-name="ce53" table:formula="of:=HYPERLINK(&quot;https://www.facebook.com/Ghost.Opera.Rockband/videos/1044894268865184/&quot;;&quot;GHOST OPERA au Pub ADK&quot;)" office:value-type="string" office:string-value="GHOST OPERA au Pub ADK" calcext:value-type="string">
            <text:p>GHOST OPERA au Pub ADK</text:p>
          </table:table-cell>
          <table:table-cell table:style-name="ce65" office:value-type="string" calcext:value-type="string">
            <text:p><text:a xlink:href="https://www.facebook.com/Ghost.Opera.Rockband/" xlink:type="simple">Ghost Opera</text:a></text:p>
          </table:table-cell>
          <table:table-cell table:style-name="ce61" office:value-type="string" calcext:value-type="string">
            <text:p><text:a xlink:href="mailto:ghostopera@live.fr?__xts__=" xlink:type="simple">ghostopera@live.fr</text:a></text:p>
          </table:table-cell>
          <table:table-cell table:style-name="ce50" office:value-type="string" calcext:value-type="string">
            <text:p>Ile de Franc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Rock Alternatif</text:p>
          </table:table-cell>
          <table:table-cell table:style-name="ce48" office:value-type="string" calcext:value-type="string">
            <text:p><text:a xlink:href="https://www.facebook.com/wolveofficial/" xlink:type="simple">WOLVE</text:a></text:p>
          </table:table-cell>
          <table:table-cell table:style-name="ce47" office:value-type="string" calcext:value-type="string">
            <text:p>Nouvelle vidéo" LAZARE " sept 2018</text:p>
          </table:table-cell>
          <table:table-cell table:style-name="ce48" table:formula="of:=HYPERLINK(&quot;https://www.instagram.com/wolve_music&quot;;&quot;Instagram&quot;)" office:value-type="string" office:string-value="Instagram" calcext:value-type="string">
            <text:p>Instagram</text:p>
          </table:table-cell>
          <table:table-cell table:style-name="ce48" table:formula="of:=HYPERLINK(&quot; https://www.wolvemusic.bandcamp.com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IEnwlL6O5ZForPKyG9bkEg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aRIuZJq3mXw&quot;;&quot;LAZARE Midilive sessions&quot;)" office:value-type="string" office:string-value="LAZARE Midilive sessions" calcext:value-type="string">
            <text:p>LAZARE Midilive sessions</text:p>
          </table:table-cell>
          <table:table-cell table:style-name="ce48" table:formula="of:=HYPERLINK(&quot;https://youtu.be/7E8__XeSyWw&quot;;&quot;- P R O D I G A L&quot;)" office:value-type="string" office:string-value="- P R O D I G A L" calcext:value-type="string">
            <text:p>- P R O D I G A L</text:p>
          </table:table-cell>
          <table:table-cell table:style-name="ce65" office:value-type="string" calcext:value-type="string">
            <text:p><text:a xlink:href="https://www.facebook.com/wolveofficial/" xlink:type="simple">WOLVE</text:a></text:p>
          </table:table-cell>
          <table:table-cell table:style-name="ce61" office:value-type="string" calcext:value-type="string">
            <text:p><text:a xlink:href="mailto:wolveband@gmail.com?__xts__=" xlink:type="simple">wolveband@gmail.com</text:a></text:p>
          </table:table-cell>
          <table:table-cell table:style-name="ce55"/>
          <table:table-cell table:style-name="ce51" table:number-columns-repeated="1012"/>
        </table:table-row>
        <table:table-row table:style-name="ro1">
          <table:table-cell table:style-name="ce40" office:value-type="string" calcext:value-type="string">
            <text:p>STYLE <text:s/>METAL HEAVY THRASH</text:p>
          </table:table-cell>
          <table:table-cell table:style-name="ce41" office:value-type="string" calcext:value-type="string">
            <text:p>BAND</text:p>
          </table:table-cell>
          <table:table-cell table:style-name="ce36" office:value-type="string" calcext:value-type="string">
            <text:p>NOM + DATE SORTIE</text:p>
          </table:table-cell>
          <table:table-cell table:style-name="ce31"/>
          <table:table-cell table:style-name="ce31" office:value-type="string" calcext:value-type="string">
            <text:p>LIEN d'écoute</text:p>
          </table:table-cell>
          <table:table-cell table:style-name="ce31"/>
          <table:table-cell table:style-name="ce42" office:value-type="string" calcext:value-type="string">
            <text:p>LABEL ou AUTOPROD</text:p>
          </table:table-cell>
          <table:table-cell table:style-name="ce32" office:value-type="string" calcext:value-type="string">
            <text:p>CLIP</text:p>
          </table:table-cell>
          <table:table-cell table:style-name="ce32"/>
          <table:table-cell table:style-name="ce43" office:value-type="string" calcext:value-type="string">
            <text:p>FACEBOOK - Site</text:p>
          </table:table-cell>
          <table:table-cell table:style-name="ce44" office:value-type="string" calcext:value-type="string">
            <text:p>MAIL</text:p>
          </table:table-cell>
          <table:table-cell table:style-name="ce45" office:value-type="string" calcext:value-type="string">
            <text:p>REGION DEPARTEMENT</text:p>
          </table:table-cell>
          <table:table-cell table:style-name="ce38" office:value-type="string" calcext:value-type="string">
            <text:p>TELEPHONE</text:p>
          </table:table-cell>
          <table:table-cell table:style-name="ce34" table:number-columns-repeated="1011"/>
        </table:table-row>
        <table:table-row table:style-name="ro1">
          <table:table-cell table:style-name="ce35" office:value-type="string" calcext:value-type="string">
            <text:p>HEAVY - POWER - <text:s/>SPEED - PROGRESSIF <text:s/>DJENT - THRASH -CROSSOVER <text:s/>- SYMPHO</text:p>
          </table:table-cell>
          <table:table-cell table:style-name="ce41" office:value-type="string" calcext:value-type="string">
            <text:p>Nom du groupe</text:p>
          </table:table-cell>
          <table:table-cell table:style-name="ce36" office:value-type="string" calcext:value-type="string">
            <text:p>Nom EP ou albums <text:s text:c="2"/>+ Date de sortie</text:p>
          </table:table-cell>
          <table:table-cell table:style-name="ce37" office:value-type="string" calcext:value-type="string">
            <text:p>Soundcloud</text:p>
          </table:table-cell>
          <table:table-cell table:style-name="ce46" office:value-type="string" calcext:value-type="string">
            <text:p>Bandcamp</text:p>
          </table:table-cell>
          <table:table-cell table:style-name="ce46" office:value-type="string" calcext:value-type="string">
            <text:p>Youtube</text:p>
          </table:table-cell>
          <table:table-cell table:style-name="ce42" office:value-type="string" calcext:value-type="string">
            <text:p>Nom label ou autoprod</text:p>
          </table:table-cell>
          <table:table-cell table:style-name="ce32" office:value-type="string" calcext:value-type="string">
            <text:p>Nom du clip + lien</text:p>
          </table:table-cell>
          <table:table-cell table:style-name="ce32" office:value-type="string" calcext:value-type="string">
            <text:p>2 clip</text:p>
          </table:table-cell>
          <table:table-cell table:style-name="ce43" office:value-type="string" calcext:value-type="string">
            <text:p>LIEN facebook</text:p>
          </table:table-cell>
          <table:table-cell table:style-name="ce44" office:value-type="string" calcext:value-type="string">
            <text:p>mail</text:p>
          </table:table-cell>
          <table:table-cell table:style-name="ce45" office:value-type="string" calcext:value-type="string">
            <text:p>région, département</text:p>
          </table:table-cell>
          <table:table-cell table:style-name="ce38" office:value-type="string" calcext:value-type="string">
            <text:p>phone</text:p>
          </table:table-cell>
          <table:table-cell table:style-name="ce34" table:number-columns-repeated="1011"/>
        </table:table-row>
        <table:table-row table:style-name="ro1">
          <table:table-cell table:style-name="ce50" office:value-type="string" calcext:value-type="string">
            <text:p>Metal / Death Metal / Thrash Metal</text:p>
          </table:table-cell>
          <table:table-cell table:style-name="ce48" office:value-type="string" calcext:value-type="string">
            <text:p><text:a xlink:href="https://www.facebook.com/deathdecline/" xlink:type="simple">Death Decline</text:a></text:p>
          </table:table-cell>
          <table:table-cell table:style-name="ce56" office:value-type="string" calcext:value-type="string">
            <text:p>Album Oct 2018 The Thousand Faces Of Lies »</text:p>
          </table:table-cell>
          <table:table-cell table:style-name="ce48" table:formula="of:=HYPERLINK(&quot;https://www.instagram.com/deathdeclin...&quot;;&quot;Instagram&quot;)" office:value-type="string" office:string-value="Instagram" calcext:value-type="string">
            <text:p>Instagram</text:p>
          </table:table-cell>
          <table:table-cell table:style-name="ce48" table:formula="of:=HYPERLINK(&quot;http://deathdecline.bandcamp.com&quot;;&quot;Bancamp&quot;)" office:value-type="string" office:string-value="Bancamp" calcext:value-type="string">
            <text:p>Bancamp</text:p>
          </table:table-cell>
          <table:table-cell table:style-name="ce48" table:formula="of:=HYPERLINK(&quot;https://www.youtube.com/channel/UCOPbA2FwUgjqw9VPS7jnQMA&quot;;&quot;Youtube&quot;)" office:value-type="string" office:string-value="Youtube" calcext:value-type="string">
            <text:p>Youtube</text:p>
          </table:table-cell>
          <table:table-cell table:style-name="ce57" office:value-type="string" calcext:value-type="string">
            <text:p>M &amp; O Music (Label)</text:p>
          </table:table-cell>
          <table:table-cell table:style-name="ce48" table:formula="of:=HYPERLINK(&quot;https://youtu.be/IaJ2UHiTa0o&quot;;&quot;Useless Sacrifice&quot;)" office:value-type="string" office:string-value="Useless Sacrifice" calcext:value-type="string">
            <text:p>Useless Sacrifice</text:p>
          </table:table-cell>
          <table:table-cell table:style-name="ce48" table:formula="of:=HYPERLINK(&quot;https://youtu.be/FLJeJaYm1-E&quot;;&quot;The Thousand Faces Of Lies&quot;)" office:value-type="string" office:string-value="The Thousand Faces Of Lies" calcext:value-type="string">
            <text:p>The Thousand Faces Of Lies</text:p>
          </table:table-cell>
          <table:table-cell table:style-name="ce65" office:value-type="string" calcext:value-type="string">
            <text:p><text:a xlink:href="https://www.facebook.com/deathdecline/" xlink:type="simple">Death Decline</text:a></text:p>
          </table:table-cell>
          <table:table-cell table:style-name="ce47" office:value-type="string" calcext:value-type="string">
            <text:p>deathdecline@hotmail.com</text:p>
          </table:table-cell>
          <table:table-cell table:style-name="ce50" office:value-type="string" calcext:value-type="string">
            <text:p>Dijon</text:p>
          </table:table-cell>
          <table:table-cell table:style-name="ce57" office:value-type="string" calcext:value-type="string">
            <text:p>(0)663378449</text:p>
          </table:table-cell>
          <table:table-cell table:style-name="ce51" table:number-columns-repeated="1011"/>
        </table:table-row>
        <table:table-row table:style-name="ro1">
          <table:table-cell table:style-name="ce47" office:value-type="string" calcext:value-type="string">
            <text:p>Metal Zone</text:p>
          </table:table-cell>
          <table:table-cell table:style-name="ce48" office:value-type="string" calcext:value-type="string">
            <text:p><text:a xlink:href="https://www.facebook.com/resolveofficial/" xlink:type="simple">Resolve</text:a></text:p>
          </table:table-cell>
          <table:table-cell table:style-name="ce47" office:value-type="string" calcext:value-type="string">
            <text:p>Carmela single du EP Nov 2018</text:p>
          </table:table-cell>
          <table:table-cell table:style-name="ce48" table:formula="of:=HYPERLINK(&quot;resolveoff&quot;;&quot;Twitter&quot;)" office:value-type="string" office:string-value="Twitter" calcext:value-type="string">
            <text:p>Twitter</text:p>
          </table:table-cell>
          <table:table-cell table:style-name="ce51"/>
          <table:table-cell table:style-name="ce48" table:formula="of:=HYPERLINK(&quot;https://www.youtube.com/channel/UCjPKJ8qDA8hsK2asFDFN5a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tjIEX5bf-Y0&quot;;&quot;Carmela&quot;)" office:value-type="string" office:string-value="Carmela" calcext:value-type="string">
            <text:p>Carmela</text:p>
          </table:table-cell>
          <table:table-cell table:style-name="ce47"/>
          <table:table-cell table:style-name="ce65" office:value-type="string" calcext:value-type="string">
            <text:p><text:a xlink:href="https://www.facebook.com/resolveofficial/" xlink:type="simple">Resolve</text:a></text:p>
          </table:table-cell>
          <table:table-cell table:style-name="ce47" office:value-type="string" calcext:value-type="string">
            <text:p>resolveofficial@gmail.com</text:p>
          </table:table-cell>
          <table:table-cell table:style-name="ce47" office:value-type="string" calcext:value-type="string">
            <text:p>Lyon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thrash metal</text:p>
          </table:table-cell>
          <table:table-cell table:style-name="ce52" table:formula="of:=HYPERLINK(&quot;https://www.facebook.com/Lebowskiiband/&quot;;&quot;Lebowskii&quot;)" office:value-type="string" office:string-value="Lebowskii" calcext:value-type="string">
            <text:p>Lebowskii</text:p>
          </table:table-cell>
          <table:table-cell table:style-name="ce50" office:value-type="string" calcext:value-type="string">
            <text:p>Liquidators (ep Février 2018)</text:p>
          </table:table-cell>
          <table:table-cell table:style-name="ce51"/>
          <table:table-cell table:style-name="ce52" table:formula="of:=HYPERLINK(&quot;https://lebowskii.bandcamp.com/album/liquidators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d96PYBn7AVj-GngdyThRSA&quot;;&quot;youtube&quot;)" office:value-type="string" office:string-value="youtube" calcext:value-type="string">
            <text:p>youtube</text:p>
          </table:table-cell>
          <table:table-cell table:style-name="ce63" office:value-type="string" calcext:value-type="string">
            <text:p><text:a xlink:href="http://music-records.fr/" xlink:type="simple">music-records.fr</text:a></text:p>
          </table:table-cell>
          <table:table-cell table:style-name="ce48" table:formula="of:=HYPERLINK(&quot;https://youtu.be/xjaBU1lsock&quot;;&quot;New EP soon available&quot;)" office:value-type="string" office:string-value="New EP soon available" calcext:value-type="string">
            <text:p>New EP soon available</text:p>
          </table:table-cell>
          <table:table-cell table:style-name="ce48" table:formula="of:=HYPERLINK(&quot;https://youtu.be/JziEMHgw67U&quot;;&quot;N°1 en concert à Rouans le 11 avril 2015&quot;)" office:value-type="string" office:string-value="N°1 en concert à Rouans le 11 avril 2015" calcext:value-type="string">
            <text:p>N°1 en concert à Rouans le 11 avril 2015</text:p>
          </table:table-cell>
          <table:table-cell table:style-name="ce73" table:formula="of:=HYPERLINK(&quot;https://www.facebook.com/Lebowskiiband/&quot;;&quot;Lebowskii&quot;)" office:value-type="string" office:string-value="Lebowskii" calcext:value-type="string">
            <text:p>Lebowskii</text:p>
          </table:table-cell>
          <table:table-cell table:style-name="ce51"/>
          <table:table-cell table:style-name="ce47" office:value-type="string" calcext:value-type="string">
            <text:p>Pays de la loire (Nantes 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Heavy Power Metal</text:p>
          </table:table-cell>
          <table:table-cell table:style-name="ce48" table:formula="of:=HYPERLINK(&quot;https://www.facebook.com/Oblivionband/&quot;;&quot;öblivïon&quot;)" office:value-type="string" office:string-value="öblivïon" calcext:value-type="string">
            <text:p>öblivïon</text:p>
          </table:table-cell>
          <table:table-cell table:style-name="ce47" office:value-type="string" calcext:value-type="string">
            <text:p>Resilience (Février 2018)</text:p>
          </table:table-cell>
          <table:table-cell table:style-name="ce48" table:formula="of:=HYPERLINK(&quot;https://www.oblivion-metal.com/&quot;;&quot;Website&quot;)" office:value-type="string" office:string-value="Website" calcext:value-type="string">
            <text:p>Website</text:p>
          </table:table-cell>
          <table:table-cell table:style-name="ce51" table:number-columns-repeated="2"/>
          <table:table-cell table:style-name="ce47" office:value-type="string" calcext:value-type="string">
            <text:p>Rock Of Angels Records</text:p>
          </table:table-cell>
          <table:table-cell table:style-name="ce48" table:formula="of:=HYPERLINK(&quot;https://youtu.be/rAd-p3pzwm0&quot;;&quot;In The Arms Of A Queen&quot;)" office:value-type="string" office:string-value="In The Arms Of A Queen" calcext:value-type="string">
            <text:p>In The Arms Of A Queen</text:p>
          </table:table-cell>
          <table:table-cell table:style-name="ce48" table:formula="of:=HYPERLINK(&quot;https://youtu.be/bgP1T46YqUo&quot;;&quot;Bells From Babylon&quot;)" office:value-type="string" office:string-value="Bells From Babylon" calcext:value-type="string">
            <text:p>Bells From Babylon</text:p>
          </table:table-cell>
          <table:table-cell table:style-name="ce65" table:formula="of:=HYPERLINK(&quot;https://www.facebook.com/Oblivionband/&quot;;&quot;öblivïon&quot;)" office:value-type="string" office:string-value="öblivïon" calcext:value-type="string">
            <text:p>öblivïon</text:p>
          </table:table-cell>
          <table:table-cell table:style-name="ce47" office:value-type="string" calcext:value-type="string">
            <text:p>rockcityba@gmail.com</text:p>
          </table:table-cell>
          <table:table-cell table:style-name="ce47" office:value-type="string" calcext:value-type="string">
            <text:p>Rhône Alpes (Lyon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thrash metal</text:p>
          </table:table-cell>
          <table:table-cell table:style-name="ce48" table:formula="of:=HYPERLINK(&quot;https://www.facebook.com/arteryfrance&quot;;&quot;Artery&quot;)" office:value-type="string" office:string-value="Artery" calcext:value-type="string">
            <text:p>Artery</text:p>
          </table:table-cell>
          <table:table-cell table:style-name="ce47" office:value-type="string" calcext:value-type="string">
            <text:p>Deadland (JAnvier 2018)</text:p>
          </table:table-cell>
          <table:table-cell table:style-name="ce52" table:formula="of:=HYPERLINK(&quot;https://soundcloud.com/artery-3/dreamland-new-line-up-artery&quot;;&quot;Soundcloud&quot;)" office:value-type="string" office:string-value="Soundcloud" calcext:value-type="string">
            <text:p>Soundcloud</text:p>
          </table:table-cell>
          <table:table-cell table:style-name="ce52" table:formula="of:=HYPERLINK(&quot;https://arteryfrance.bandcamp.com/album/deadland&quot;;&quot;Bandcamp&quot;)" office:value-type="string" office:string-value="Bandcamp" calcext:value-type="string">
            <text:p>Bandcamp</text:p>
          </table:table-cell>
          <table:table-cell table:style-name="ce51" table:number-columns-repeated="2"/>
          <table:table-cell table:style-name="ce47"/>
          <table:table-cell table:style-name="ce51"/>
          <table:table-cell table:style-name="ce73" table:formula="of:=HYPERLINK(&quot;https://www.facebook.com/pg/arteryfrance/about/?ref=page_internal&quot;;&quot;Artery&quot;)" office:value-type="string" office:string-value="Artery" calcext:value-type="string">
            <text:p>Artery</text:p>
          </table:table-cell>
          <table:table-cell table:style-name="ce47" office:value-type="string" calcext:value-type="string">
            <text:p>thierry.desvars1@gmail.com</text:p>
          </table:table-cell>
          <table:table-cell table:style-name="ce47" office:value-type="string" calcext:value-type="string">
            <text:p>Aquitaine (Angoulème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</text:p>
          </table:table-cell>
          <table:table-cell table:style-name="ce52" table:formula="of:=HYPERLINK(&quot;https://www.facebook.com/ERYNNONDAEofficial/&quot;;&quot;Eryn Non Dae&quot;)" office:value-type="string" office:string-value="Eryn Non Dae" calcext:value-type="string">
            <text:p>Eryn Non Dae</text:p>
          </table:table-cell>
          <table:table-cell table:style-name="ce47" office:value-type="string" calcext:value-type="string">
            <text:p>Abandon Of The Self (Mars 2018)</text:p>
          </table:table-cell>
          <table:table-cell table:style-name="ce52" table:formula="of:=HYPERLINK(&quot;https://www.reverbnation.com/page_object/page_object_photos/artist_836057?photo=29741252&quot;;&quot;Reverbnation&quot;)" office:value-type="string" office:string-value="Reverbnation" calcext:value-type="string">
            <text:p>Reverbnation</text:p>
          </table:table-cell>
          <table:table-cell table:style-name="ce51"/>
          <table:table-cell table:style-name="ce48" table:formula="of:=HYPERLINK(&quot;https://www.youtube.com/channel/UCQrIqN-rS5bx82ZnXPhxRdg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Debemur Morti Productions</text:p>
          </table:table-cell>
          <table:table-cell table:style-name="ce48" table:formula="of:=HYPERLINK(&quot;https://youtu.be/NqKdNguwnQg?list=PL1voNlRiKKSAb8ankLgSNooHsf0Ua1QJC&quot;;&quot;Astral&quot;)" office:value-type="string" office:string-value="Astral" calcext:value-type="string">
            <text:p>Astral</text:p>
          </table:table-cell>
          <table:table-cell table:style-name="ce48" table:formula="of:=HYPERLINK(&quot;https://youtu.be/v13iB1MSDCo?list=PL1voNlRiKKSAb8ankLgSNooHsf0Ua1QJC&quot;;&quot;Stellar&quot;)" office:value-type="string" office:string-value="Stellar" calcext:value-type="string">
            <text:p>Stellar</text:p>
          </table:table-cell>
          <table:table-cell table:style-name="ce73" table:formula="of:=HYPERLINK(&quot;https://www.facebook.com/pg/ERYNNONDAEofficial/about/?ref=page_internal&quot;;&quot;Eryn Non Dae&quot;)" office:value-type="string" office:string-value="Eryn Non Dae" calcext:value-type="string">
            <text:p>Eryn Non Dae</text:p>
          </table:table-cell>
          <table:table-cell table:style-name="ce55" office:value-type="string" calcext:value-type="string">
            <text:p>Franck : end.theband@gmail.com</text:p>
          </table:table-cell>
          <table:table-cell table:style-name="ce51" table:number-columns-repeated="1013"/>
        </table:table-row>
        <table:table-row table:style-name="ro1">
          <table:table-cell table:style-name="ce47" office:value-type="string" calcext:value-type="string">
            <text:p>Metal progressif mélodique</text:p>
          </table:table-cell>
          <table:table-cell table:style-name="ce52" table:formula="of:=HYPERLINK(&quot;https://www.facebook.com/pg/Seyminhol/about/?ref=page_internal&quot;;&quot;Seyminhol&quot;)" office:value-type="string" office:string-value="Seyminhol" calcext:value-type="string">
            <text:p>Seyminhol</text:p>
          </table:table-cell>
          <table:table-cell table:style-name="ce47" office:value-type="string" calcext:value-type="string">
            <text:p>Ophelian Fields (Février 2018)</text:p>
          </table:table-cell>
          <table:table-cell table:style-name="ce51" table:number-columns-repeated="2"/>
          <table:table-cell table:style-name="ce52" table:formula="of:=HYPERLINK(&quot;https://www.youtube.com/results?search_query=seymihol+chaine+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Lion Music Records Label</text:p>
          </table:table-cell>
          <table:table-cell table:style-name="ce52" table:formula="of:=HYPERLINK(&quot;https://www.youtube.com/watch?v=wM7UcDpj0j0&amp;feature=youtu.be&quot;;&quot;Seyminhol - Behind The Mask&quot;)" office:value-type="string" office:string-value="Seyminhol - Behind The Mask" calcext:value-type="string">
            <text:p>Seyminhol - Behind The Mask</text:p>
          </table:table-cell>
          <table:table-cell table:style-name="ce51"/>
          <table:table-cell table:style-name="ce73" table:formula="of:=HYPERLINK(&quot;https://www.facebook.com/pg/Seyminhol/about/?ref=page_internal&quot;;&quot;Seyminhol&quot;)" office:value-type="string" office:string-value="Seyminhol" calcext:value-type="string">
            <text:p>Seyminhol</text:p>
          </table:table-cell>
          <table:table-cell table:style-name="ce47" office:value-type="string" calcext:value-type="string">
            <text:p>seyminhol@hotmail.com</text:p>
          </table:table-cell>
          <table:table-cell table:style-name="ce51" table:number-columns-repeated="1013"/>
        </table:table-row>
        <table:table-row table:style-name="ro1">
          <table:table-cell table:style-name="ce47" office:value-type="string" calcext:value-type="string">
            <text:p>Metal progressif alternatif</text:p>
          </table:table-cell>
          <table:table-cell table:style-name="ce52" table:formula="of:=HYPERLINK(&quot;https://www.facebook.com/pg/KrodhaMusic/about/?ref=page_internal&quot;;&quot;Krõdha&quot;)" office:value-type="string" office:string-value="Krõdha" calcext:value-type="string">
            <text:p>Krõdha</text:p>
          </table:table-cell>
          <table:table-cell table:style-name="ce47" office:value-type="string" calcext:value-type="string">
            <text:p>Ignoramus (Février 2018)</text:p>
          </table:table-cell>
          <table:table-cell table:style-name="ce51"/>
          <table:table-cell table:style-name="ce52" table:formula="of:=HYPERLINK(&quot;https://krodha.bandcamp.com/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DwRaK46lAORNJgkaIFptO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D0aNJ3VTYd8&quot;;&quot;Ignoramus&quot;)" office:value-type="string" office:string-value="Ignoramus" calcext:value-type="string">
            <text:p>Ignoramus</text:p>
          </table:table-cell>
          <table:table-cell table:style-name="ce48" table:formula="of:=HYPERLINK(&quot;https://youtu.be/zEjt2adGSk0&quot;;&quot;Uprooted&quot;)" office:value-type="string" office:string-value="Uprooted" calcext:value-type="string">
            <text:p>Uprooted</text:p>
          </table:table-cell>
          <table:table-cell table:style-name="ce73" table:formula="of:=HYPERLINK(&quot;https://www.facebook.com/pg/KrodhaMusic/about/?ref=page_internal&quot;;&quot;KrÕdha&quot;)" office:value-type="string" office:string-value="KrÕdha" calcext:value-type="string">
            <text:p>KrÕdha</text:p>
          </table:table-cell>
          <table:table-cell table:style-name="ce47" office:value-type="string" calcext:value-type="string">
            <text:p>contact.krodha@gmail.com</text:p>
          </table:table-cell>
          <table:table-cell table:style-name="ce47" office:value-type="string" calcext:value-type="string">
            <text:p>Pays de la Loire (Anger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 Progressif</text:p>
          </table:table-cell>
          <table:table-cell table:style-name="ce48" table:formula="of:=HYPERLINK(&quot;https://www.facebook.com/pg/BlackNeonDistrict/about/?ref=page_internal&quot;;&quot;Black Neon District&quot;)" office:value-type="string" office:string-value="Black Neon District" calcext:value-type="string">
            <text:p>Black Neon District</text:p>
          </table:table-cell>
          <table:table-cell table:style-name="ce47" office:value-type="string" calcext:value-type="string">
            <text:p>Standing Waves (Février 18- EP)</text:p>
          </table:table-cell>
          <table:table-cell table:style-name="ce48" table:formula="of:=HYPERLINK(&quot;http://www.twitter.com/BlackNeonD &quot;;&quot;Twitter&quot;)" office:value-type="string" office:string-value="Twitter" calcext:value-type="string">
            <text:p>Twitter</text:p>
          </table:table-cell>
          <table:table-cell table:style-name="ce52" table:formula="of:=HYPERLINK(&quot;https://blackneondistrict.bandcamp.com/releases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Gr9Oaz2OzPz9YaNOBOsi3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4022iYfLGq8&quot;;&quot;Standing Waves&quot;)" office:value-type="string" office:string-value="Standing Waves" calcext:value-type="string">
            <text:p>Standing Waves</text:p>
          </table:table-cell>
          <table:table-cell table:style-name="ce48" table:formula="of:=HYPERLINK(&quot;https://youtu.be/3TmK2Z_956c&quot;;&quot;Seclusion&quot;)" office:value-type="string" office:string-value="Seclusion" calcext:value-type="string">
            <text:p>Seclusion</text:p>
          </table:table-cell>
          <table:table-cell table:style-name="ce73" table:formula="of:=HYPERLINK(&quot;https://www.facebook.com/pg/BlackNeonDistrict/about/?ref=page_internal&quot;;&quot;Black Neon District&quot;)" office:value-type="string" office:string-value="Black Neon District" calcext:value-type="string">
            <text:p>Black Neon District</text:p>
          </table:table-cell>
          <table:table-cell table:style-name="ce55" office:value-type="string" calcext:value-type="string">
            <text:p>blackneondistrict@gmail.com</text:p>
          </table:table-cell>
          <table:table-cell table:style-name="ce47" office:value-type="string" calcext:value-type="string">
            <text:p>Ile de France (Pari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 Progressif</text:p>
          </table:table-cell>
          <table:table-cell table:style-name="ce52" table:formula="of:=HYPERLINK(&quot;https://www.facebook.com/DisconnectedMetal/&quot;;&quot;Disconnected&quot;)" office:value-type="string" office:string-value="Disconnected" calcext:value-type="string">
            <text:p>Disconnected</text:p>
          </table:table-cell>
          <table:table-cell table:style-name="ce47" office:value-type="string" calcext:value-type="string">
            <text:p>White Colossus (Mars 2018)</text:p>
          </table:table-cell>
          <table:table-cell table:style-name="ce48" table:formula="of:=HYPERLINK(&quot;https://twitter.com/Disconnected119&quot;;&quot;Twitter&quot;)" office:value-type="string" office:string-value="Twitter" calcext:value-type="string">
            <text:p>Twitter</text:p>
          </table:table-cell>
          <table:table-cell table:style-name="ce52" table:formula="of:=HYPERLINK(&quot;https://disconnectedmetal.bandcamp.com/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user/DisconnectedMetal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Apathia Records</text:p>
          </table:table-cell>
          <table:table-cell table:style-name="ce48" table:formula="of:=HYPERLINK(&quot;https://youtu.be/uJlp5yIshr0&quot;;&quot;White Colossus&quot;)" office:value-type="string" office:string-value="White Colossus" calcext:value-type="string">
            <text:p>White Colossus</text:p>
          </table:table-cell>
          <table:table-cell table:style-name="ce48" table:formula="of:=HYPERLINK(&quot;https://youtu.be/sVJQEmlFxBs&quot;;&quot;Feodora&quot;)" office:value-type="string" office:string-value="Feodora" calcext:value-type="string">
            <text:p>Feodora</text:p>
          </table:table-cell>
          <table:table-cell table:style-name="ce73" table:formula="of:=HYPERLINK(&quot;https://www.facebook.com/DisconnectedMetal/&quot;;&quot;Disconnected&quot;)" office:value-type="string" office:string-value="Disconnected" calcext:value-type="string">
            <text:p>Disconnected</text:p>
          </table:table-cell>
          <table:table-cell table:style-name="ce47" office:value-type="string" calcext:value-type="string">
            <text:p>disconnected_music@yahoo.fr</text:p>
          </table:table-cell>
          <table:table-cell table:style-name="ce47" office:value-type="string" calcext:value-type="string">
            <text:p>Champagne Ardennes (Troye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thrash metal</text:p>
          </table:table-cell>
          <table:table-cell table:style-name="ce52" table:formula="of:=HYPERLINK(&quot;https://www.facebook.com/pg/thecleaner.band/about/?ref=page_internal&quot;;&quot;The Cleaner&quot;)" office:value-type="string" office:string-value="The Cleaner" calcext:value-type="string">
            <text:p>The Cleaner</text:p>
          </table:table-cell>
          <table:table-cell table:style-name="ce47" office:value-type="string" calcext:value-type="string">
            <text:p>Vulnerant Omnes Ultima Necat (Mars 2018)</text:p>
          </table:table-cell>
          <table:table-cell table:style-name="ce52" table:formula="of:=HYPERLINK(&quot;https://soundcloud.com/the-cleaner-band&quot;;&quot;Soundcloud&quot;)" office:value-type="string" office:string-value="Soundcloud" calcext:value-type="string">
            <text:p>Soundcloud</text:p>
          </table:table-cell>
          <table:table-cell table:style-name="ce51"/>
          <table:table-cell table:style-name="ce52" table:formula="of:=HYPERLINK(&quot;https://www.youtube.com/channel/UCRosGRf6Vu1oQRRFkJqflzw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52" table:formula="of:=HYPERLINK(&quot;https://www.youtube.com/watch?v=Kl87F2gjQt4&quot;;&quot;The Cleaner - Dead In Respite&quot;)" office:value-type="string" office:string-value="The Cleaner - Dead In Respite" calcext:value-type="string">
            <text:p>The Cleaner - Dead In Respite</text:p>
          </table:table-cell>
          <table:table-cell table:style-name="ce51"/>
          <table:table-cell table:style-name="ce73" table:formula="of:=HYPERLINK(&quot;https://www.facebook.com/pg/thecleaner.band/about/?ref=page_internal&quot;;&quot;The Cleaner&quot;)" office:value-type="string" office:string-value="The Cleaner" calcext:value-type="string">
            <text:p>The Cleaner</text:p>
          </table:table-cell>
          <table:table-cell table:style-name="ce50" office:value-type="string" calcext:value-type="string">
            <text:p>management.thecleaner@gmail.com</text:p>
          </table:table-cell>
          <table:table-cell table:style-name="ce47" office:value-type="string" calcext:value-type="string">
            <text:p>Ile de France (Paris)</text:p>
          </table:table-cell>
          <table:table-cell table:style-name="ce50" office:value-type="string" calcext:value-type="string">
            <text:p>06-47-14-19-45</text:p>
          </table:table-cell>
          <table:table-cell table:style-name="ce51" table:number-columns-repeated="1011"/>
        </table:table-row>
        <table:table-row table:style-name="ro1">
          <table:table-cell table:style-name="ce47" office:value-type="string" calcext:value-type="string">
            <text:p>Thrash Death Metal Old School</text:p>
          </table:table-cell>
          <table:table-cell table:style-name="ce52" table:formula="of:=HYPERLINK(&quot;https://www.facebook.com/AmzeraBand/&quot;;&quot;Amzera&quot;)" office:value-type="string" office:string-value="Amzera" calcext:value-type="string">
            <text:p>Amzera</text:p>
          </table:table-cell>
          <table:table-cell table:style-name="ce47" office:value-type="string" calcext:value-type="string">
            <text:p>EP <text:s/>AMZERA DECEMBRE 2018</text:p>
          </table:table-cell>
          <table:table-cell table:style-name="ce52" table:formula="of:=HYPERLINK(&quot;https://soundcloud.com/amzera&quot;;&quot;Soundcloud&quot;)" office:value-type="string" office:string-value="Soundcloud" calcext:value-type="string">
            <text:p>Soundcloud</text:p>
          </table:table-cell>
          <table:table-cell table:style-name="ce52" table:formula="of:=HYPERLINK(&quot;https://amzera.bandcamp.com/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W1idFZWtV-M_9i-8LDX-pQ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Autoprod</text:p>
          </table:table-cell>
          <table:table-cell table:style-name="ce48" table:formula="of:=HYPERLINK(&quot;https://youtu.be/zzvx03Fz4lY&quot;;&quot;Mur de Poussiere&quot;)" office:value-type="string" office:string-value="Mur de Poussiere" calcext:value-type="string">
            <text:p>Mur de Poussiere</text:p>
          </table:table-cell>
          <table:table-cell table:style-name="ce48" table:formula="of:=HYPERLINK(&quot;https://youtu.be/o6QhDbFDOuQ&quot;;&quot;Massacre&quot;)" office:value-type="string" office:string-value="Massacre" calcext:value-type="string">
            <text:p>Massacre</text:p>
          </table:table-cell>
          <table:table-cell table:style-name="ce73" table:formula="of:=HYPERLINK(&quot;https://www.facebook.com/pg/AmzeraBand/about/?ref=page_internal&quot;;&quot;Amzera&quot;)" office:value-type="string" office:string-value="Amzera" calcext:value-type="string">
            <text:p>Amzera</text:p>
          </table:table-cell>
          <table:table-cell table:style-name="ce61" office:value-type="string" calcext:value-type="string">
            <text:p><text:a xlink:href="mailto:amzera@orange.fr?__xts__=" xlink:type="simple">amzera@orange.fr</text:a></text:p>
          </table:table-cell>
          <table:table-cell table:style-name="ce47" office:value-type="string" calcext:value-type="string">
            <text:p>Bretagne (Sant-Brieg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Thrash Death Metal Moderne Mélodique</text:p>
          </table:table-cell>
          <table:table-cell table:style-name="ce52" table:formula="of:=HYPERLINK(&quot;https://www.facebook.com/Kozh-Dall-Division-1737466603166170/&quot;;&quot;Kozh Dall Division&quot;)" office:value-type="string" office:string-value="Kozh Dall Division" calcext:value-type="string">
            <text:p>Kozh Dall Division</text:p>
          </table:table-cell>
          <table:table-cell table:style-name="ce47" office:value-type="string" calcext:value-type="string">
            <text:p>II- Memories (Janvier 2018)</text:p>
          </table:table-cell>
          <table:table-cell table:style-name="ce48" table:formula="of:=HYPERLINK(&quot;https://www.deezer.com/fr/artist/11704735?autoplay=true&quot;;&quot;Deezer&quot;)" office:value-type="string" office:string-value="Deezer" calcext:value-type="string">
            <text:p>Deezer</text:p>
          </table:table-cell>
          <table:table-cell table:style-name="ce51"/>
          <table:table-cell table:style-name="ce52" table:formula="of:=HYPERLINK(&quot;https://www.youtube.com/channel/UCBrqjWJIqY78ifPxRhjCaAQ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Send The Woohd Music et Season of Mist</text:p>
          </table:table-cell>
          <table:table-cell table:style-name="ce48" table:formula="of:=HYPERLINK(&quot;https://youtu.be/XtzywI2_938&quot;;&quot;Born in a Massgrave&quot;)" office:value-type="string" office:string-value="Born in a Massgrave" calcext:value-type="string">
            <text:p>Born in a Massgrave</text:p>
          </table:table-cell>
          <table:table-cell table:style-name="ce48" table:formula="of:=HYPERLINK(&quot;https://youtu.be/jcZXDH8ZTSM&quot;;&quot;Fight or Die&quot;)" office:value-type="string" office:string-value="Fight or Die" calcext:value-type="string">
            <text:p>Fight or Die</text:p>
          </table:table-cell>
          <table:table-cell table:style-name="ce73" table:formula="of:=HYPERLINK(&quot;https://www.facebook.com/Kozh-Dall-Division-1737466603166170/&quot;;&quot;Kozh Dall Division&quot;)" office:value-type="string" office:string-value="Kozh Dall Division" calcext:value-type="string">
            <text:p>Kozh Dall Division</text:p>
          </table:table-cell>
          <table:table-cell table:style-name="ce61"/>
          <table:table-cell table:style-name="ce47" office:value-type="string" calcext:value-type="string">
            <text:p>Languedoc Roussilon (Nîmes)</text:p>
          </table:table-cell>
          <table:table-cell table:style-name="ce51" table:number-columns-repeated="1012"/>
        </table:table-row>
        <table:table-row table:style-name="ro8">
          <table:table-cell table:style-name="ce47" office:value-type="string" calcext:value-type="string">
            <text:p>Heavy Power Metal</text:p>
          </table:table-cell>
          <table:table-cell table:style-name="ce52" table:formula="of:=HYPERLINK(&quot;https://www.facebook.com/Manigance-366384643187/&quot;;&quot;Manigance&quot;)" office:value-type="string" office:string-value="Manigance" calcext:value-type="string">
            <text:p>Manigance</text:p>
          </table:table-cell>
          <table:table-cell table:style-name="ce47" office:value-type="string" calcext:value-type="string">
            <text:p>Machine Nation (Février 2018)</text:p>
          </table:table-cell>
          <table:table-cell table:style-name="ce48" table:formula="of:=HYPERLINK(&quot;http://www.manigance.org/&quot;;&quot;HomePage&quot;)" office:value-type="string" office:string-value="HomePage" calcext:value-type="string">
            <text:p>HomePage</text:p>
          </table:table-cell>
          <table:table-cell table:style-name="ce51"/>
          <table:table-cell table:style-name="ce52" table:formula="of:=HYPERLINK(&quot;https://www.youtube.com/channel/UCVnmylR0a0rST_4NXge2-ig&quot;;&quot;Youtube&quot;)" office:value-type="string" office:string-value="Youtube" calcext:value-type="string">
            <text:p>Youtube</text:p>
          </table:table-cell>
          <table:table-cell table:style-name="ce55" office:value-type="string" calcext:value-type="string">
            <text:p>VERYCORDS / MIGHTY MUSIC / SPIRITUAL BEAST</text:p>
          </table:table-cell>
          <table:table-cell table:style-name="ce52" table:formula="of:=HYPERLINK(&quot;https://www.youtube.com/watch?v=PKuOIeSUNCk&quot;;&quot;Manigance - Machination&quot;)" office:value-type="string" office:string-value="Manigance - Machination" calcext:value-type="string">
            <text:p>Manigance - Machination</text:p>
          </table:table-cell>
          <table:table-cell table:style-name="ce48" table:formula="of:=HYPERLINK(&quot;https://youtu.be/Iu7PIXJ9qWQ&quot;;&quot;Face contre terre&quot;)" office:value-type="string" office:string-value="Face contre terre" calcext:value-type="string">
            <text:p>Face contre terre</text:p>
          </table:table-cell>
          <table:table-cell table:style-name="ce73" table:formula="of:=HYPERLINK(&quot;https://www.facebook.com/pg/Manigance-366384643187/about/?ref=page_internal&quot;;&quot;Manigance&quot;)" office:value-type="string" office:string-value="Manigance" calcext:value-type="string">
            <text:p>Manigance</text:p>
          </table:table-cell>
          <table:table-cell table:style-name="ce47" office:value-type="string" calcext:value-type="string">
            <text:p>manigancemanagement@gmail.com</text:p>
          </table:table-cell>
          <table:table-cell table:style-name="ce47" office:value-type="string" calcext:value-type="string">
            <text:p>Aquitaine (Pau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Thrash de guerre</text:p>
          </table:table-cell>
          <table:table-cell table:style-name="ce52" table:formula="of:=HYPERLINK(&quot;https://www.facebook.com/Bellator-480135352103460/&quot;;&quot;Bellator&quot;)" office:value-type="string" office:string-value="Bellator" calcext:value-type="string">
            <text:p>Bellator</text:p>
          </table:table-cell>
          <table:table-cell table:style-name="ce47" office:value-type="string" calcext:value-type="string">
            <text:p>Blood Eagle clip <text:s/>Oct 2018</text:p>
          </table:table-cell>
          <table:table-cell table:style-name="ce48" table:formula="of:=HYPERLINK(&quot;https://soundcloud.com/stream&quot;;&quot;Soundcloud&quot;)" office:value-type="string" office:string-value="Soundcloud" calcext:value-type="string">
            <text:p>Soundcloud</text:p>
          </table:table-cell>
          <table:table-cell table:style-name="ce48" table:formula="of:=HYPERLINK(&quot;https://bellator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4MRcu65j0egTAQ9Tjefryw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52" table:formula="of:=HYPERLINK(&quot;https://www.youtube.com/watch?v=tNHoeopNqsE&amp;t=9s&quot;;&quot;Bellator - Bellator version Pegi 3&quot;)" office:value-type="string" office:string-value="Bellator - Bellator version Pegi 3" calcext:value-type="string">
            <text:p>Bellator - Bellator version Pegi 3</text:p>
          </table:table-cell>
          <table:table-cell table:style-name="ce48" table:formula="of:=HYPERLINK(&quot;https://youtu.be/yloBUAcG0Wk&quot;;&quot;Blood eagle&quot;)" office:value-type="string" office:string-value="Blood eagle" calcext:value-type="string">
            <text:p>Blood eagle</text:p>
          </table:table-cell>
          <table:table-cell table:style-name="ce65" office:value-type="string" calcext:value-type="string">
            <text:p><text:a xlink:href="https://www.facebook.com/Bellator-480135352103460/" xlink:type="simple">Bellator</text:a></text:p>
          </table:table-cell>
          <table:table-cell table:style-name="ce61" office:value-type="string" calcext:value-type="string">
            <text:p><text:a xlink:href="mailto:bellator.contactfr@gmail.com?__xts__=" xlink:type="simple">bellator.contactfr@gmail.com</text:a></text:p>
          </table:table-cell>
          <table:table-cell table:style-name="ce55" office:value-type="string" calcext:value-type="string">
            <text:p>FRANCE / Pays de la Loir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</text:p>
          </table:table-cell>
          <table:table-cell table:style-name="ce48" table:formula="of:=HYPERLINK(&quot;https://www.facebook.com/STRIVERSBAND/&quot;;&quot;Strivers&quot;)" office:value-type="string" office:string-value="Strivers" calcext:value-type="string">
            <text:p>Strivers</text:p>
          </table:table-cell>
          <table:table-cell table:style-name="ce47" office:value-type="string" calcext:value-type="string">
            <text:p>Overcome (Février 2018 - EP)</text:p>
          </table:table-cell>
          <table:table-cell table:style-name="ce52" table:formula="of:=HYPERLINK(&quot;https://soundcloud.com/daemon-sick&quot;;&quot;Soundcloud&quot;)" office:value-type="string" office:string-value="Soundcloud" calcext:value-type="string">
            <text:p>Soundcloud</text:p>
          </table:table-cell>
          <table:table-cell table:style-name="ce52" table:formula="of:=HYPERLINK(&quot;https://strivers.bandcamp.com/releases&quot;;&quot;Bandcamp&quot;)" office:value-type="string" office:string-value="Bandcamp" calcext:value-type="string">
            <text:p>Bandcamp</text:p>
          </table:table-cell>
          <table:table-cell table:style-name="ce51"/>
          <table:table-cell table:style-name="ce55" office:value-type="string" calcext:value-type="string">
            <text:p>WARMAUDIO DECINES</text:p>
          </table:table-cell>
          <table:table-cell table:style-name="ce52" table:formula="of:=HYPERLINK(&quot;https://www.facebook.com/STRIVERSBAND/videos/1367543000016387/&quot;;&quot;Strivers - Against All Deceptions&quot;)" office:value-type="string" office:string-value="Strivers - Against All Deceptions" calcext:value-type="string">
            <text:p>Strivers - Against All Deceptions</text:p>
          </table:table-cell>
          <table:table-cell table:style-name="ce51"/>
          <table:table-cell table:style-name="ce73" table:formula="of:=HYPERLINK(&quot;https://www.facebook.com/pg/STRIVERSBAND/about/?ref=page_internal&quot;;&quot;Strivers&quot;)" office:value-type="string" office:string-value="Strivers" calcext:value-type="string">
            <text:p>Strivers</text:p>
          </table:table-cell>
          <table:table-cell table:style-name="ce61"/>
          <table:table-cell table:style-name="ce55"/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Rock / Alternative / Progressive Rock / Electronica / Indie / Pop / Blues</text:p>
          </table:table-cell>
          <table:table-cell table:style-name="ce52" table:formula="of:=HYPERLINK(&quot;https://www.facebook.com/SonicWinter/&quot;;&quot;Sonic Winter&quot;)" office:value-type="string" office:string-value="Sonic Winter" calcext:value-type="string">
            <text:p>Sonic Winter</text:p>
          </table:table-cell>
          <table:table-cell table:style-name="ce47" office:value-type="string" calcext:value-type="string">
            <text:p>Oct 2018 " <text:s/>'Blank' (Official Music Video)</text:p>
          </table:table-cell>
          <table:table-cell table:style-name="ce48" table:formula="of:=HYPERLINK(&quot; https://open.spotify.com/album/3FvcdX...&quot;;&quot;Spotify&quot;)" office:value-type="string" office:string-value="Spotify" calcext:value-type="string">
            <text:p>Spotify</text:p>
          </table:table-cell>
          <table:table-cell table:style-name="ce48" table:formula="of:=HYPERLINK(&quot;https://sonicwinter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xiZjtqIqREzfWm5tYEx1gw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MAJOR ARCANA RECORDS</text:p>
          </table:table-cell>
          <table:table-cell table:style-name="ce52" table:formula="of:=HYPERLINK(&quot;https://www.youtube.com/watch?v=T3zCRlIV0OE&amp;feature=youtu.be&quot;;&quot;Sonic Winter - 'Blank&quot;)" office:value-type="string" office:string-value="Sonic Winter - 'Blank" calcext:value-type="string">
            <text:p>Sonic Winter - 'Blank</text:p>
          </table:table-cell>
          <table:table-cell table:style-name="ce48" table:formula="of:=HYPERLINK(&quot;https://youtu.be/HrjN8mXPrus&quot;;&quot;Blank' (Teaser #1)&quot;)" office:value-type="string" office:string-value="Blank' (Teaser #1)" calcext:value-type="string">
            <text:p>Blank' (Teaser #1)</text:p>
          </table:table-cell>
          <table:table-cell table:style-name="ce73" table:formula="of:=HYPERLINK(&quot;https://www.facebook.com/SonicWinter/&quot;;&quot;Sonic Winter&quot;)" office:value-type="string" office:string-value="Sonic Winter" calcext:value-type="string">
            <text:p>Sonic Winter</text:p>
          </table:table-cell>
          <table:table-cell table:style-name="ce61" office:value-type="string" calcext:value-type="string">
            <text:p><text:a xlink:href="mailto:sonicwinter.musicband@gmail.com?__xts__=" xlink:type="simple">sonicwinter.musicband@gmail.com</text:a></text:p>
          </table:table-cell>
          <table:table-cell table:style-name="ce50" office:value-type="string" calcext:value-type="string">
            <text:p>Glasgow (Scotland) &amp; Paris (France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Thrash</text:p>
          </table:table-cell>
          <table:table-cell table:style-name="ce48" table:formula="of:=HYPERLINK(&quot;https://www.facebook.com/robotbleugroupe/&quot;;&quot;Voight Kampff&quot;)" office:value-type="string" office:string-value="Voight Kampff" calcext:value-type="string">
            <text:p>Voight Kampff</text:p>
          </table:table-cell>
          <table:table-cell table:style-name="ce47" office:value-type="string" calcext:value-type="string">
            <text:p>Substance Rêve (Avril 2018)</text:p>
          </table:table-cell>
          <table:table-cell table:style-name="ce52" table:formula="of:=HYPERLINK(&quot;https://soundcloud.com/robot-bleu&quot;;&quot;Soundcloud&quot;)" office:value-type="string" office:string-value="Soundcloud" calcext:value-type="string">
            <text:p>Soundcloud</text:p>
          </table:table-cell>
          <table:table-cell table:style-name="ce52" table:formula="of:=HYPERLINK(&quot;https://voightkampff.bandcamp.com/album/more-human-than-human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JrpHGaWBqzO-bVRyW7Bgyw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Sliptrick Records</text:p>
          </table:table-cell>
          <table:table-cell table:style-name="ce48" table:formula="of:=HYPERLINK(&quot;https://youtu.be/uMYFoExfg-I&quot;;&quot;Substance Rêve&quot;)" office:value-type="string" office:string-value="Substance Rêve" calcext:value-type="string">
            <text:p>Substance Rêve</text:p>
          </table:table-cell>
          <table:table-cell table:style-name="ce48" table:formula="of:=HYPERLINK(&quot;https://youtu.be/iYS-6WHW0UE&quot;;&quot;Genetic Genesis&quot;)" office:value-type="string" office:string-value="Genetic Genesis" calcext:value-type="string">
            <text:p>Genetic Genesis</text:p>
          </table:table-cell>
          <table:table-cell table:style-name="ce73" table:formula="of:=HYPERLINK(&quot;https://www.facebook.com/robotbleugroupe/&quot;;&quot;Voight Kampff&quot;)" office:value-type="string" office:string-value="Voight Kampff" calcext:value-type="string">
            <text:p>Voight Kampff</text:p>
          </table:table-cell>
          <table:table-cell table:style-name="ce61" office:value-type="string" calcext:value-type="string">
            <text:p><text:a xlink:href="mailto:voightkband@gmail.com?__xts__=" xlink:type="simple">voightkband@gmail.com</text:a></text:p>
          </table:table-cell>
          <table:table-cell table:style-name="ce47" office:value-type="string" calcext:value-type="string">
            <text:p>Bretagn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Thrash</text:p>
          </table:table-cell>
          <table:table-cell table:style-name="ce48" table:formula="of:=HYPERLINK(&quot;https://www.facebook.com/pg/Scrotum-540757425951065/about/?ref=page_internal&quot;;&quot;Scrotum&quot;)" office:value-type="string" office:string-value="Scrotum" calcext:value-type="string">
            <text:p>Scrotum</text:p>
          </table:table-cell>
          <table:table-cell table:style-name="ce81" office:value-type="string" calcext:value-type="string">
            <text:p>Sortie de L'album en Oct 2018 "Old-school thrash metal"</text:p>
          </table:table-cell>
          <table:table-cell table:style-name="ce48" table:formula="of:=HYPERLINK(&quot;https://www.discogs.com/fr/artist/3583567-Scrotum-4&quot;;&quot;Discogs&quot;)" office:value-type="string" office:string-value="Discogs" calcext:value-type="string">
            <text:p>Discogs</text:p>
          </table:table-cell>
          <table:table-cell table:style-name="ce48" table:formula="of:=HYPERLINK(&quot;https://www.spirit-of-metal.com/fr/band/Scrotum_(FRA)&quot;;&quot;Spirit of Metal&quot;)" office:value-type="string" office:string-value="Spirit of Metal" calcext:value-type="string">
            <text:p>Spirit of Metal</text:p>
          </table:table-cell>
          <table:table-cell table:style-name="ce51"/>
          <table:table-cell table:style-name="ce50" office:value-type="string" calcext:value-type="string">
            <text:p>Great Dane Records</text:p>
          </table:table-cell>
          <table:table-cell table:style-name="ce48" table:formula="of:=HYPERLINK(&quot;https://youtu.be/Yu9sx8OekQM&quot;;&quot;pour michel&quot;)" office:value-type="string" office:string-value="pour michel" calcext:value-type="string">
            <text:p>pour michel</text:p>
          </table:table-cell>
          <table:table-cell table:style-name="ce48" table:formula="of:=HYPERLINK(&quot;https://youtu.be/fwhh-dyPzEE&quot;;&quot;demo tape killed by metal&quot;)" office:value-type="string" office:string-value="demo tape killed by metal" calcext:value-type="string">
            <text:p>demo tape killed by metal</text:p>
          </table:table-cell>
          <table:table-cell table:style-name="ce65" table:formula="of:=HYPERLINK(&quot;https://www.facebook.com/pg/Scrotum-540757425951065/about/?ref=page_internal&quot;;&quot;Scrotum&quot;)" office:value-type="string" office:string-value="Scrotum" calcext:value-type="string">
            <text:p>Scrotum</text:p>
          </table:table-cell>
          <table:table-cell table:style-name="ce61"/>
          <table:table-cell table:style-name="ce47" office:value-type="string" calcext:value-type="string">
            <text:p>Douai dans le Nord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Opera Metal</text:p>
          </table:table-cell>
          <table:table-cell table:style-name="ce48" table:formula="of:=HYPERLINK(&quot;https://www.facebook.com/meltedspace/&quot;;&quot;Melted Space&quot;)" office:value-type="string" office:string-value="Melted Space" calcext:value-type="string">
            <text:p>Melted Space</text:p>
          </table:table-cell>
          <table:table-cell table:style-name="ce47" office:value-type="string" calcext:value-type="string">
            <text:p>"Darkening Light" ( fevrier 2018)</text:p>
          </table:table-cell>
          <table:table-cell table:style-name="ce51" table:number-columns-repeated="3"/>
          <table:table-cell table:style-name="ce50"/>
          <table:table-cell table:style-name="ce48" table:formula="of:=HYPERLINK(&quot;https://youtu.be/HxVu9ecfYPA?list=OLAK5uy_lBPHhlg1lhAkIEKx11vxLXFZQfcrSGYMg&quot;;&quot;The Void Before&quot;)" office:value-type="string" office:string-value="The Void Before" calcext:value-type="string">
            <text:p>The Void Before</text:p>
          </table:table-cell>
          <table:table-cell table:style-name="ce48" table:formula="of:=HYPERLINK(&quot;https://youtu.be/2OcENMb8lCg?list=OLAK5uy_lBPHhlg1lhAkIEKx11vxLXFZQfcrSGYMg&quot;;&quot;Newborns&quot;)" office:value-type="string" office:string-value="Newborns" calcext:value-type="string">
            <text:p>Newborns</text:p>
          </table:table-cell>
          <table:table-cell table:style-name="ce65" table:formula="of:=HYPERLINK(&quot;https://www.facebook.com/meltedspace/&quot;;&quot;Melted Space&quot;)" office:value-type="string" office:string-value="Melted Space" calcext:value-type="string">
            <text:p>Melted Space</text:p>
          </table:table-cell>
          <table:table-cell table:style-name="ce61" office:value-type="string" calcext:value-type="string">
            <text:p><text:a xlink:href="mailto:melted-space@live.fr?__xts__=" xlink:type="simple">melted-space@live.fr</text:a></text:p>
          </table:table-cell>
          <table:table-cell table:style-name="ce51" table:number-columns-repeated="1013"/>
        </table:table-row>
        <table:table-row table:style-name="ro1">
          <table:table-cell table:style-name="ce50" office:value-type="string" calcext:value-type="string">
            <text:p>heavy, melodic and powerful metal</text:p>
          </table:table-cell>
          <table:table-cell table:style-name="ce48" office:value-type="string" calcext:value-type="string">
            <text:p><text:a xlink:href="https://www.facebook.com/bornagainheavy/" xlink:type="simple">BORN AGAIN</text:a></text:p>
          </table:table-cell>
          <table:table-cell table:style-name="ce47" office:value-type="string" calcext:value-type="string">
            <text:p>Clip et Lyric Video" Ghost Rider" Oct 2018</text:p>
          </table:table-cell>
          <table:table-cell table:style-name="ce48" table:formula="of:=HYPERLINK(&quot;https://www.twitter.com/band_BornAgain&quot;;&quot;Twitter&quot;)" office:value-type="string" office:string-value="Twitter" calcext:value-type="string">
            <text:p>Twitter</text:p>
          </table:table-cell>
          <table:table-cell table:style-name="ce48" table:formula="of:=HYPERLINK(&quot;http://www.bornagainmetalband.com/&quot;;&quot;Website&quot;)" office:value-type="string" office:string-value="Website" calcext:value-type="string">
            <text:p>Website</text:p>
          </table:table-cell>
          <table:table-cell table:style-name="ce48" table:formula="of:=HYPERLINK(&quot;https://www.youtube.com/channel/UC-DZAfDUHdog1rhCCMO2qkA&quot;;&quot;youtube&quot;)" office:value-type="string" office:string-value="youtube" calcext:value-type="string">
            <text:p>youtube</text:p>
          </table:table-cell>
          <table:table-cell table:style-name="ce50"/>
          <table:table-cell table:style-name="ce48" table:formula="of:=HYPERLINK(&quot;https://youtu.be/pV4iqcU988Q&quot;;&quot;Ghost Rider&quot;)" office:value-type="string" office:string-value="Ghost Rider" calcext:value-type="string">
            <text:p>Ghost Rider</text:p>
          </table:table-cell>
          <table:table-cell table:style-name="ce48" table:formula="of:=HYPERLINK(&quot;https://youtu.be/TGsFoMhH-3s&quot;;&quot;No Guts No Glory&quot;)" office:value-type="string" office:string-value="No Guts No Glory" calcext:value-type="string">
            <text:p>No Guts No Glory</text:p>
          </table:table-cell>
          <table:table-cell table:style-name="ce65" office:value-type="string" calcext:value-type="string">
            <text:p><text:a xlink:href="https://www.facebook.com/bornagainheavy/" xlink:type="simple">BORN AGAIN</text:a></text:p>
          </table:table-cell>
          <table:table-cell table:style-name="ce61"/>
          <table:table-cell table:style-name="ce47" office:value-type="string" calcext:value-type="string">
            <text:p>Besançon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Heavy / Black / Doom Metal</text:p>
          </table:table-cell>
          <table:table-cell table:style-name="ce48" office:value-type="string" calcext:value-type="string">
            <text:p><text:a xlink:href="https://www.facebook.com/walpurgisofficial/" xlink:type="simple">Walpurgis</text:a></text:p>
          </table:table-cell>
          <table:table-cell table:style-name="ce47" office:value-type="string" calcext:value-type="string">
            <text:p>1er Album Févr 2018 " Above the Stars"</text:p>
          </table:table-cell>
          <table:table-cell table:style-name="ce48" table:formula="of:=HYPERLINK(&quot;https://www.deezer.com/en/album/54722032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lbum/1ZRQrJ...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channel/UCw8Mdxu_u_ysqYU7VvYzNs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UOe4jH9MVis&quot;;&quot;The Gates of R'Lyeh&quot;)" office:value-type="string" office:string-value="The Gates of R'Lyeh" calcext:value-type="string">
            <text:p>The Gates of R'Lyeh</text:p>
          </table:table-cell>
          <table:table-cell table:style-name="ce48" table:formula="of:=HYPERLINK(&quot;https://youtu.be/Cw6BdXtmsXs&quot;;&quot;And the Moon Arose&quot;)" office:value-type="string" office:string-value="And the Moon Arose" calcext:value-type="string">
            <text:p>And the Moon Arose</text:p>
          </table:table-cell>
          <table:table-cell table:style-name="ce65" office:value-type="string" calcext:value-type="string">
            <text:p><text:a xlink:href="https://www.facebook.com/walpurgisofficial/" xlink:type="simple">Walpurgis</text:a></text:p>
          </table:table-cell>
          <table:table-cell table:style-name="ce47" office:value-type="string" calcext:value-type="string">
            <text:p>walpurgis3004@gmail.com</text:p>
          </table:table-cell>
          <table:table-cell table:style-name="ce47" office:value-type="string" calcext:value-type="string">
            <text:p>Versailles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Modern Metal</text:p>
          </table:table-cell>
          <table:table-cell table:style-name="ce48" office:value-type="string" calcext:value-type="string">
            <text:p><text:a xlink:href="https://www.facebook.com/KheosBandOfficial/" xlink:type="simple">Kheos</text:a></text:p>
          </table:table-cell>
          <table:table-cell table:style-name="ce47" office:value-type="string" calcext:value-type="string">
            <text:p>1er Clip Oct 2018 " Asphyxia</text:p>
          </table:table-cell>
          <table:table-cell table:style-name="ce48" table:formula="of:=HYPERLINK(&quot;https://soundcloud.com/kheosband/&quot;;&quot;Soundcloud&quot;)" office:value-type="string" office:string-value="Soundcloud" calcext:value-type="string">
            <text:p>Soundcloud</text:p>
          </table:table-cell>
          <table:table-cell table:style-name="ce48" table:formula="of:=HYPERLINK(&quot;https://kheosband.bandcamp.com/album/...&quot;;&quot;Bancamp&quot;)" office:value-type="string" office:string-value="Bancamp" calcext:value-type="string">
            <text:p>Bancamp</text:p>
          </table:table-cell>
          <table:table-cell table:style-name="ce48" table:formula="of:=HYPERLINK(&quot;https://www.youtube.com/channel/UCjRM6Vs-Ti0dvpkFGnTwHDQ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IJkVIrNxWo8&quot;;&quot;Asphyxia&quot;)" office:value-type="string" office:string-value="Asphyxia" calcext:value-type="string">
            <text:p>Asphyxia</text:p>
          </table:table-cell>
          <table:table-cell table:style-name="ce48" table:formula="of:=HYPERLINK(&quot;https://youtu.be/GcqvhEc9Asc&quot;;&quot;Down To Hell&quot;)" office:value-type="string" office:string-value="Down To Hell" calcext:value-type="string">
            <text:p>Down To Hell</text:p>
          </table:table-cell>
          <table:table-cell table:style-name="ce65" office:value-type="string" calcext:value-type="string">
            <text:p><text:a xlink:href="https://www.facebook.com/KheosBandOfficial/" xlink:type="simple">Kheos</text:a></text:p>
          </table:table-cell>
          <table:table-cell table:style-name="ce47" office:value-type="string" calcext:value-type="string">
            <text:p>kheos59@gmail.com</text:p>
          </table:table-cell>
          <table:table-cell table:style-name="ce47" office:value-type="string" calcext:value-type="string">
            <text:p>Lille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Metal / Independant</text:p>
          </table:table-cell>
          <table:table-cell table:style-name="ce48" office:value-type="string" calcext:value-type="string">
            <text:p><text:a xlink:href="https://www.facebook.com/riff83/" xlink:type="simple">RIFF</text:a></text:p>
          </table:table-cell>
          <table:table-cell table:style-name="ce47" office:value-type="string" calcext:value-type="string">
            <text:p>Sept 2018"World On Fire"Mass Hysteria Cover</text:p>
          </table:table-cell>
          <table:table-cell table:style-name="ce51" table:number-columns-repeated="2"/>
          <table:table-cell table:style-name="ce48" table:formula="of:=HYPERLINK(&quot;https://www.youtube.com/channel/UCcBXdzKWKdcGQZqsa8C0FGw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w4PvgQO5YdU&quot;;&quot;&quot;&quot;World On Fire&quot;&quot; - Mass Hysteria Cover&quot;)" office:value-type="string" office:string-value="&quot;World On Fire&quot; - Mass Hysteria Cover" calcext:value-type="string">
            <text:p>"World On Fire" - Mass Hysteria Cover</text:p>
          </table:table-cell>
          <table:table-cell table:style-name="ce48" table:formula="of:=HYPERLINK(&quot;https://youtu.be/oP3qfNa-KqU&quot;;&quot;&quot;&quot;Justice&quot;&quot;&quot;)" office:value-type="string" office:string-value="&quot;Justice&quot;" calcext:value-type="string">
            <text:p>"Justice"</text:p>
          </table:table-cell>
          <table:table-cell table:style-name="ce65" office:value-type="string" calcext:value-type="string">
            <text:p><text:a xlink:href="https://www.facebook.com/riff83/" xlink:type="simple">RIFF</text:a></text:p>
          </table:table-cell>
          <table:table-cell table:style-name="ce61" office:value-type="string" calcext:value-type="string">
            <text:p><text:a xlink:href="mailto:celian19@orange.fr?__xts__=" xlink:type="simple">celian19@orange.fr</text:a></text:p>
          </table:table-cell>
          <table:table-cell table:style-name="ce47" office:value-type="string" calcext:value-type="string">
            <text:p>Toulon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Thrash Metal</text:p>
          </table:table-cell>
          <table:table-cell table:style-name="ce48" office:value-type="string" calcext:value-type="string">
            <text:p><text:a xlink:href="https://www.facebook.com/Psychoïd-Thrash-metal-839060622786418/" xlink:type="simple">Psychoïd</text:a></text:p>
          </table:table-cell>
          <table:table-cell table:style-name="ce47" office:value-type="string" calcext:value-type="string">
            <text:p>Nouveau clip sept 2018 "WE KICK YOUR ASS"</text:p>
          </table:table-cell>
          <table:table-cell table:style-name="ce51" table:number-columns-repeated="2"/>
          <table:table-cell table:style-name="ce48" table:formula="of:=HYPERLINK(&quot;https://www.youtube.com/channel/UCmwee_3x-S7NpfoejXFgaCQ&quot;;&quot;youtube&quot;)" office:value-type="string" office:string-value="youtube" calcext:value-type="string">
            <text:p>youtube</text:p>
          </table:table-cell>
          <table:table-cell table:style-name="ce63" table:formula="of:=HYPERLINK(&quot; www.music-records.fr&quot;;&quot;MUSIC VALENTIN&quot;)" office:value-type="string" office:string-value="MUSIC VALENTIN" calcext:value-type="string">
            <text:p>MUSIC VALENTIN</text:p>
          </table:table-cell>
          <table:table-cell table:style-name="ce48" table:formula="of:=HYPERLINK(&quot;https://youtu.be/hdNEhdXEQgs&quot;;&quot;WE KICK YOUR ASS&quot;)" office:value-type="string" office:string-value="WE KICK YOUR ASS" calcext:value-type="string">
            <text:p>WE KICK YOUR ASS</text:p>
          </table:table-cell>
          <table:table-cell table:style-name="ce51"/>
          <table:table-cell table:style-name="ce65" office:value-type="string" calcext:value-type="string">
            <text:p><text:a xlink:href="https://www.facebook.com/Psychoïd-Thrash-metal-839060622786418/" xlink:type="simple">Psychoïd Thrash metal</text:a></text:p>
          </table:table-cell>
          <table:table-cell table:style-name="ce61" office:value-type="string" calcext:value-type="string">
            <text:p><text:a xlink:href="mailto:psychoidband@psychoid.fr?__xts__=" xlink:type="simple">psychoidband@psychoid.fr</text:a></text:p>
          </table:table-cell>
          <table:table-cell table:style-name="ce50" office:value-type="string" calcext:value-type="string">
            <text:p>Melun, France</text:p>
          </table:table-cell>
          <table:table-cell table:style-name="ce50" office:value-type="string" calcext:value-type="string">
            <text:p>01 75 18 46 44</text:p>
          </table:table-cell>
          <table:table-cell table:style-name="ce51" table:number-columns-repeated="1011"/>
        </table:table-row>
        <table:table-row table:style-name="ro1">
          <table:table-cell table:style-name="ce47" office:value-type="string" calcext:value-type="string">
            <text:p>Metal / Progressif</text:p>
          </table:table-cell>
          <table:table-cell table:style-name="ce48" office:value-type="string" calcext:value-type="string">
            <text:p><text:a xlink:href="https://www.facebook.com/SphaeraBand/" xlink:type="simple">Sphæra</text:a></text:p>
          </table:table-cell>
          <table:table-cell table:style-name="ce47" office:value-type="string" calcext:value-type="string">
            <text:p>Nouvelle vidéo Sept 2018 " Freaktion "</text:p>
          </table:table-cell>
          <table:table-cell table:style-name="ce48" table:formula="of:=HYPERLINK(&quot;https://apple.co/2MGiWQG&quot;;&quot;Tunes&quot;)" office:value-type="string" office:string-value="Tunes" calcext:value-type="string">
            <text:p>Tunes</text:p>
          </table:table-cell>
          <table:table-cell table:style-name="ce48" table:formula="of:=HYPERLINK(&quot; https://sphaeraband.bandcamp.com/albu...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2uTqosvxybO0cMvozqJVew&quot;;&quot;youtube&quot;)" office:value-type="string" office:string-value="youtube" calcext:value-type="string">
            <text:p>youtube</text:p>
          </table:table-cell>
          <table:table-cell table:style-name="ce50"/>
          <table:table-cell table:style-name="ce48" table:formula="of:=HYPERLINK(&quot;https://youtu.be/PV5VzP5crQ8&quot;;&quot;Freaktion&quot;)" office:value-type="string" office:string-value="Freaktion" calcext:value-type="string">
            <text:p>Freaktion</text:p>
          </table:table-cell>
          <table:table-cell table:style-name="ce48" table:formula="of:=HYPERLINK(&quot;https://youtu.be/LHgq2nZmOxc&quot;;&quot;Teaser Teratology Tour 2018&quot;)" office:value-type="string" office:string-value="Teaser Teratology Tour 2018" calcext:value-type="string">
            <text:p>Teaser Teratology Tour 2018</text:p>
          </table:table-cell>
          <table:table-cell table:style-name="ce65" office:value-type="string" calcext:value-type="string">
            <text:p><text:a xlink:href="https://www.facebook.com/SphaeraBand/" xlink:type="simple">Sphæra</text:a></text:p>
          </table:table-cell>
          <table:table-cell table:style-name="ce61" office:value-type="string" calcext:value-type="string">
            <text:p><text:a xlink:href="mailto:sphaera.contact@gmail.com?__xts__=" xlink:type="simple">sphaera.contact@gmail.com</text:a></text:p>
          </table:table-cell>
          <table:table-cell table:style-name="ce55" office:value-type="string" calcext:value-type="string">
            <text:p>Metz-Nancy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Thrash</text:p>
          </table:table-cell>
          <table:table-cell table:style-name="ce48" office:value-type="string" calcext:value-type="string">
            <text:p><text:a xlink:href="https://www.facebook.com/arteryfrance/" xlink:type="simple">Artery</text:a></text:p>
          </table:table-cell>
          <table:table-cell table:style-name="ce47" office:value-type="string" calcext:value-type="string">
            <text:p>Nouvel EP Oct 2018 "Deep Nature"</text:p>
          </table:table-cell>
          <table:table-cell table:style-name="ce48" table:formula="of:=HYPERLINK(&quot;https://arterythrashmetal.wixsite.com/arteryfrance&quot;;&quot;Wixsite&quot;)" office:value-type="string" office:string-value="Wixsite" calcext:value-type="string">
            <text:p>Wixsite</text:p>
          </table:table-cell>
          <table:table-cell table:style-name="ce48" table:formula="of:=HYPERLINK(&quot;https://twitter.com/arteryfrance&quot;;&quot;Twitter&quot;)" office:value-type="string" office:string-value="Twitter" calcext:value-type="string">
            <text:p>Twitter</text:p>
          </table:table-cell>
          <table:table-cell table:style-name="ce48" table:formula="of:=HYPERLINK(&quot;https://www.youtube.com/user/16thierry16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B7lh1pu9kK8&quot;;&quot;Eternal sanctuary&quot;)" office:value-type="string" office:string-value="Eternal sanctuary" calcext:value-type="string">
            <text:p>Eternal sanctuary</text:p>
          </table:table-cell>
          <table:table-cell table:style-name="ce48" table:formula="of:=HYPERLINK(&quot;https://youtu.be/WP51fzK4OV0&quot;;&quot;&quot;&quot;Dreamland&quot;&quot;&quot;)" office:value-type="string" office:string-value="&quot;Dreamland&quot;" calcext:value-type="string">
            <text:p>"Dreamland"</text:p>
          </table:table-cell>
          <table:table-cell table:style-name="ce65" office:value-type="string" calcext:value-type="string">
            <text:p><text:a xlink:href="https://www.facebook.com/arteryfrance/" xlink:type="simple">Artery</text:a></text:p>
          </table:table-cell>
          <table:table-cell table:style-name="ce61" office:value-type="string" calcext:value-type="string">
            <text:p><text:a xlink:href="mailto:arteryfrancecontact@gmail.com?__xts__=" xlink:type="simple">arteryfrancecontact@gmail.com</text:a></text:p>
          </table:table-cell>
          <table:table-cell table:style-name="ce55" office:value-type="string" calcext:value-type="string">
            <text:p>Angouleme/FRANCE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Thrash death metal</text:p>
          </table:table-cell>
          <table:table-cell table:style-name="ce48" office:value-type="string" calcext:value-type="string">
            <text:p><text:a xlink:href="https://www.facebook.com/GRAZEDofficial/" xlink:type="simple">GRAZED</text:a></text:p>
          </table:table-cell>
          <table:table-cell table:style-name="ce47" office:value-type="string" calcext:value-type="string">
            <text:p>Nouvel Album 15 Oct 2018 "UNIVERS SALE "</text:p>
          </table:table-cell>
          <table:table-cell table:style-name="ce48" table:formula="of:=HYPERLINK(&quot;https://grazed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shop.season-of-mist.com/graze...&quot;;&quot;Website&quot;)" office:value-type="string" office:string-value="Website" calcext:value-type="string">
            <text:p>Website</text:p>
          </table:table-cell>
          <table:table-cell table:style-name="ce48" table:formula="of:=HYPERLINK(&quot;https://www.youtube.com/channel/UCC7CMfgPtV0FttwFaAboDww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RNjdi_1_ibc&quot;;&quot;Univers Sale&quot;)" office:value-type="string" office:string-value="Univers Sale" calcext:value-type="string">
            <text:p>Univers Sale</text:p>
          </table:table-cell>
          <table:table-cell table:style-name="ce48" table:formula="of:=HYPERLINK(&quot;https://youtu.be/moG1W0iLC04&quot;;&quot;Offrande Sacrificielle&quot;)" office:value-type="string" office:string-value="Offrande Sacrificielle" calcext:value-type="string">
            <text:p>Offrande Sacrificielle</text:p>
          </table:table-cell>
          <table:table-cell table:style-name="ce65" office:value-type="string" calcext:value-type="string">
            <text:p><text:a xlink:href="https://www.facebook.com/GRAZEDofficial/" xlink:type="simple">GRAZED</text:a></text:p>
          </table:table-cell>
          <table:table-cell table:style-name="ce50" office:value-type="string" calcext:value-type="string">
            <text:p>grazed@hotmail.fr</text:p>
          </table:table-cell>
          <table:table-cell table:style-name="ce50" office:value-type="string" calcext:value-type="string">
            <text:p>Nîmes, France</text:p>
          </table:table-cell>
          <table:table-cell table:style-name="ce51" table:number-columns-repeated="1012"/>
        </table:table-row>
        <table:table-row table:style-name="ro1">
          <table:table-cell table:style-name="ce40" office:value-type="string" calcext:value-type="string">
            <text:p>STYLE <text:s/>METAL FUSION</text:p>
          </table:table-cell>
          <table:table-cell table:style-name="ce41" office:value-type="string" calcext:value-type="string">
            <text:p>BAND</text:p>
          </table:table-cell>
          <table:table-cell table:style-name="ce36" office:value-type="string" calcext:value-type="string">
            <text:p>NOM + DATE SORTIE</text:p>
          </table:table-cell>
          <table:table-cell table:style-name="ce31"/>
          <table:table-cell table:style-name="ce31" office:value-type="string" calcext:value-type="string">
            <text:p>LIEN d'écoute</text:p>
          </table:table-cell>
          <table:table-cell table:style-name="ce31"/>
          <table:table-cell table:style-name="ce42" office:value-type="string" calcext:value-type="string">
            <text:p>LABEL ou AUTOPROD</text:p>
          </table:table-cell>
          <table:table-cell table:style-name="ce32" office:value-type="string" calcext:value-type="string">
            <text:p>CLIP</text:p>
          </table:table-cell>
          <table:table-cell table:style-name="ce32"/>
          <table:table-cell table:style-name="ce43" office:value-type="string" calcext:value-type="string">
            <text:p>FACEBOOK - Site</text:p>
          </table:table-cell>
          <table:table-cell table:style-name="ce44" office:value-type="string" calcext:value-type="string">
            <text:p>MAIL</text:p>
          </table:table-cell>
          <table:table-cell table:style-name="ce45" office:value-type="string" calcext:value-type="string">
            <text:p>REGION DEPARTEMENT</text:p>
          </table:table-cell>
          <table:table-cell table:style-name="ce38" office:value-type="string" calcext:value-type="string">
            <text:p>TELEPHONE</text:p>
          </table:table-cell>
          <table:table-cell table:style-name="ce34" table:number-columns-repeated="1011"/>
        </table:table-row>
        <table:table-row table:style-name="ro1">
          <table:table-cell table:style-name="ce35" office:value-type="string" calcext:value-type="string">
            <text:p>FOLKLORIQUE - INDUS - <text:s/>ELECTRO - CYBER - ALTERNATIF <text:s/>- NEO - FUNK- RAP</text:p>
          </table:table-cell>
          <table:table-cell table:style-name="ce41" office:value-type="string" calcext:value-type="string">
            <text:p>Nom du groupe</text:p>
          </table:table-cell>
          <table:table-cell table:style-name="ce36" office:value-type="string" calcext:value-type="string">
            <text:p>Nom EP ou albums <text:s text:c="2"/>+ Date de sortie</text:p>
          </table:table-cell>
          <table:table-cell table:style-name="ce46" office:value-type="string" calcext:value-type="string">
            <text:p>Soundcloud</text:p>
          </table:table-cell>
          <table:table-cell table:style-name="ce46" office:value-type="string" calcext:value-type="string">
            <text:p>Bandcamp</text:p>
          </table:table-cell>
          <table:table-cell table:style-name="ce46" office:value-type="string" calcext:value-type="string">
            <text:p>Youtube</text:p>
          </table:table-cell>
          <table:table-cell table:style-name="ce42" office:value-type="string" calcext:value-type="string">
            <text:p>Nom label ou autoprod</text:p>
          </table:table-cell>
          <table:table-cell table:style-name="ce32" office:value-type="string" calcext:value-type="string">
            <text:p>Nom du clip + lien</text:p>
          </table:table-cell>
          <table:table-cell table:style-name="ce32" office:value-type="string" calcext:value-type="string">
            <text:p>2 clip</text:p>
          </table:table-cell>
          <table:table-cell table:style-name="ce43" office:value-type="string" calcext:value-type="string">
            <text:p>LIEN facebook</text:p>
          </table:table-cell>
          <table:table-cell table:style-name="ce44" office:value-type="string" calcext:value-type="string">
            <text:p>mail</text:p>
          </table:table-cell>
          <table:table-cell table:style-name="ce45" office:value-type="string" calcext:value-type="string">
            <text:p>région, département</text:p>
          </table:table-cell>
          <table:table-cell table:style-name="ce38" office:value-type="string" calcext:value-type="string">
            <text:p>phone</text:p>
          </table:table-cell>
          <table:table-cell table:style-name="ce34" table:number-columns-repeated="1011"/>
        </table:table-row>
        <table:table-row table:style-name="ro1">
          <table:table-cell table:style-name="ce47" office:value-type="string" calcext:value-type="string">
            <text:p>Metal expérimental Indus</text:p>
          </table:table-cell>
          <table:table-cell table:style-name="ce52" table:formula="of:=HYPERLINK(&quot;https://www.facebook.com/Oestrefr/&quot;;&quot;Oestre&quot;)" office:value-type="string" office:string-value="Oestre" calcext:value-type="string">
            <text:p>Oestre</text:p>
          </table:table-cell>
          <table:table-cell table:style-name="ce47" office:value-type="string" calcext:value-type="string">
            <text:p>An Zero (Février 2018)</text:p>
          </table:table-cell>
          <table:table-cell table:style-name="ce52" table:formula="of:=HYPERLINK(&quot;https://soundcloud.com/oestre&quot;;&quot;Soundcloud&quot;)" office:value-type="string" office:string-value="Soundcloud" calcext:value-type="string">
            <text:p>Soundcloud</text:p>
          </table:table-cell>
          <table:table-cell table:style-name="ce52" table:formula="of:=HYPERLINK(&quot;https://oestre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Uddwtecm4fRYcatcXI-Lxg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uMDIaR2b46U&quot;;&quot;&quot;&quot;An Zéro&quot;&quot; // Full Album (2018)&quot;)" office:value-type="string" office:string-value="&quot;An Zéro&quot; // Full Album (2018)" calcext:value-type="string">
            <text:p>"An Zéro" // Full Album (2018)</text:p>
          </table:table-cell>
          <table:table-cell table:style-name="ce51"/>
          <table:table-cell table:style-name="ce73" table:formula="of:=HYPERLINK(&quot;https://www.facebook.com/Oestrefr/&quot;;&quot;Oestre&quot;)" office:value-type="string" office:string-value="Oestre" calcext:value-type="string">
            <text:p>Oestre</text:p>
          </table:table-cell>
          <table:table-cell table:style-name="ce51"/>
          <table:table-cell table:style-name="ce47" office:value-type="string" calcext:value-type="string">
            <text:p>Limousin (Limoge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Neo Metal</text:p>
          </table:table-cell>
          <table:table-cell table:style-name="ce52" table:formula="of:=HYPERLINK(&quot;https://www.facebook.com/Duskofdelusion/&quot;;&quot;Dusk Of Delusion&quot;)" office:value-type="string" office:string-value="Dusk Of Delusion" calcext:value-type="string">
            <text:p>Dusk Of Delusion</text:p>
          </table:table-cell>
          <table:table-cell table:style-name="ce47" office:value-type="string" calcext:value-type="string">
            <text:p>(F)unfair (Mars 2018)</text:p>
          </table:table-cell>
          <table:table-cell table:style-name="ce48" table:formula="of:=HYPERLINK(&quot;http://www.fantaizic.fr/index.html&quot;;&quot;Fantaizic&quot;)" office:value-type="string" office:string-value="Fantaizic" calcext:value-type="string">
            <text:p>Fantaizic</text:p>
          </table:table-cell>
          <table:table-cell table:style-name="ce52" table:formula="of:=HYPERLINK(&quot;https://duskofdelusion.bandcamp.com/releases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-ktc1XzCRXlAquGsBFr6nQ&quot;;&quot;youtube&quot;)" office:value-type="string" office:string-value="youtube" calcext:value-type="string">
            <text:p>youtube</text:p>
          </table:table-cell>
          <table:table-cell table:style-name="ce47" office:value-type="string" calcext:value-type="string">
            <text:p>Fantaizic</text:p>
          </table:table-cell>
          <table:table-cell table:style-name="ce48" table:formula="of:=HYPERLINK(&quot;https://youtu.be/LTJIYttxBZY&quot;;&quot;White Word&quot;)" office:value-type="string" office:string-value="White Word" calcext:value-type="string">
            <text:p>White Word</text:p>
          </table:table-cell>
          <table:table-cell table:style-name="ce48" table:formula="of:=HYPERLINK(&quot;https://youtu.be/oSOxdgNKZ0s&quot;;&quot;All You Can See&quot;)" office:value-type="string" office:string-value="All You Can See" calcext:value-type="string">
            <text:p>All You Can See</text:p>
          </table:table-cell>
          <table:table-cell table:style-name="ce73" table:formula="of:=HYPERLINK(&quot;https://www.facebook.com/Duskofdelusion/&quot;;&quot;Dusk Of Delusion&quot;)" office:value-type="string" office:string-value="Dusk Of Delusion" calcext:value-type="string">
            <text:p>Dusk Of Delusion</text:p>
          </table:table-cell>
          <table:table-cell table:style-name="ce47" office:value-type="string" calcext:value-type="string">
            <text:p>booking@fantaizic.fr</text:p>
          </table:table-cell>
          <table:table-cell table:style-name="ce47" office:value-type="string" calcext:value-type="string">
            <text:p>Lorraine (Nancy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 Indus Experimental</text:p>
          </table:table-cell>
          <table:table-cell table:style-name="ce52" table:formula="of:=HYPERLINK(&quot;https://www.facebook.com/the.moon.prototype/&quot;;&quot;Moon Prototype&quot;)" office:value-type="string" office:string-value="Moon Prototype" calcext:value-type="string">
            <text:p>Moon Prototype</text:p>
          </table:table-cell>
          <table:table-cell table:style-name="ce47" office:value-type="string" calcext:value-type="string">
            <text:p>Love ★ Hate</text:p>
          </table:table-cell>
          <table:table-cell table:style-name="ce51"/>
          <table:table-cell table:style-name="ce52" table:formula="of:=HYPERLINK(&quot;https://moonprototype.bandcamp.com/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YM7oEPVrL_iK89FFrHnfu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neND497Cb70&quot;;&quot;LOVE ★ HATE&quot;)" office:value-type="string" office:string-value="LOVE ★ HATE" calcext:value-type="string">
            <text:p>LOVE ★ HATE</text:p>
          </table:table-cell>
          <table:table-cell table:style-name="ce51"/>
          <table:table-cell table:style-name="ce73" table:formula="of:=HYPERLINK(&quot;https://www.facebook.com/pg/the.moon.prototype/about/?ref=page_internal&quot;;&quot;Moon Prototype&quot;)" office:value-type="string" office:string-value="Moon Prototype" calcext:value-type="string">
            <text:p>Moon Prototype</text:p>
          </table:table-cell>
          <table:table-cell table:style-name="ce47" office:value-type="string" calcext:value-type="string">
            <text:p>moonprototype@gmail.com</text:p>
          </table:table-cell>
          <table:table-cell table:style-name="ce47" office:value-type="string" calcext:value-type="string">
            <text:p>Bretagn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 Fusion</text:p>
          </table:table-cell>
          <table:table-cell table:style-name="ce48" table:formula="of:=HYPERLINK(&quot;https://www.facebook.com/Lofofora/&quot;;&quot;Lofofora&quot;)" office:value-type="string" office:string-value="Lofofora" calcext:value-type="string">
            <text:p>Lofofora</text:p>
          </table:table-cell>
          <table:table-cell table:style-name="ce47" office:value-type="string" calcext:value-type="string">
            <text:p>Simple Appareil (Avril 2018)</text:p>
          </table:table-cell>
          <table:table-cell table:style-name="ce48" table:formula="of:=HYPERLINK(&quot;http://www.twitter.com/lofofora_ &quot;;&quot;Twitter&quot;)" office:value-type="string" office:string-value="Twitter" calcext:value-type="string">
            <text:p>Twitter</text:p>
          </table:table-cell>
          <table:table-cell table:style-name="ce48" table:formula="of:=HYPERLINK(&quot;http://www.lofofora.com&quot;;&quot;Website&quot;)" office:value-type="string" office:string-value="Website" calcext:value-type="string">
            <text:p>Website</text:p>
          </table:table-cell>
          <table:table-cell table:style-name="ce52" table:formula="of:=HYPERLINK(&quot;https://www.youtube.com/user/lofoforaofficiel&quot;;&quot;Youtube&quot;)" office:value-type="string" office:string-value="Youtube" calcext:value-type="string">
            <text:p>Youtube</text:p>
          </table:table-cell>
          <table:table-cell table:style-name="ce55" office:value-type="string" calcext:value-type="string">
            <text:p>At(h)ome</text:p>
          </table:table-cell>
          <table:table-cell table:style-name="ce52" table:formula="of:=HYPERLINK(&quot;https://www.youtube.com/watch?v=z6Q5JHGaU5A&amp;feature=youtu.be&quot;;&quot;Lofofora - Les Anges&quot;)" office:value-type="string" office:string-value="Lofofora - Les Anges" calcext:value-type="string">
            <text:p>Lofofora - Les Anges</text:p>
          </table:table-cell>
          <table:table-cell table:style-name="ce48" table:formula="of:=HYPERLINK(&quot;https://youtu.be/km5ta8OdxjA&quot;;&quot;Les boites&quot;)" office:value-type="string" office:string-value="Les boites" calcext:value-type="string">
            <text:p>Les boites</text:p>
          </table:table-cell>
          <table:table-cell table:style-name="ce73" table:formula="of:=HYPERLINK(&quot;https://www.facebook.com/pg/Lofofora/about/?ref=page_internal&quot;;&quot;Lofofora&quot;)" office:value-type="string" office:string-value="Lofofora" calcext:value-type="string">
            <text:p>Lofofora</text:p>
          </table:table-cell>
          <table:table-cell table:style-name="ce50" office:value-type="string" calcext:value-type="string">
            <text:p>manager: phil.baseprod@wanadoo.fr</text:p>
          </table:table-cell>
          <table:table-cell table:style-name="ce47" office:value-type="string" calcext:value-type="string">
            <text:p>Ile de France (Pari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electro Goth / Darkwave</text:p>
          </table:table-cell>
          <table:table-cell table:style-name="ce52" table:formula="of:=HYPERLINK(&quot;https://www.facebook.com/radiumvalleyofficial/&quot;;&quot;Radium Valley&quot;)" office:value-type="string" office:string-value="Radium Valley" calcext:value-type="string">
            <text:p>Radium Valley</text:p>
          </table:table-cell>
          <table:table-cell table:style-name="ce47" office:value-type="string" calcext:value-type="string">
            <text:p><text:s/>[Lanscape] (Avril 2018)</text:p>
          </table:table-cell>
          <table:table-cell table:style-name="ce51"/>
          <table:table-cell table:style-name="ce52" table:formula="of:=HYPERLINK(&quot;https://radiumvalley.bandcamp.com/album/mutagenesis-01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2FbJbIuxdsW9vywpUgaTNQ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Dooweet et Season Of Mist</text:p>
          </table:table-cell>
          <table:table-cell table:style-name="ce48" table:formula="of:=HYPERLINK(&quot;https://youtu.be/N2u0u66MbVI&quot;;&quot;Danger Zone&quot;)" office:value-type="string" office:string-value="Danger Zone" calcext:value-type="string">
            <text:p>Danger Zone</text:p>
          </table:table-cell>
          <table:table-cell table:style-name="ce48" table:formula="of:=HYPERLINK(&quot;https://youtu.be/_FZuoNObddE&quot;;&quot;Sweet Infection&quot;)" office:value-type="string" office:string-value="Sweet Infection" calcext:value-type="string">
            <text:p>Sweet Infection</text:p>
          </table:table-cell>
          <table:table-cell table:style-name="ce73" table:formula="of:=HYPERLINK(&quot;https://www.facebook.com/pg/radiumvalleyofficial/about/?ref=page_internal&quot;;&quot;Radium Valley&quot;)" office:value-type="string" office:string-value="Radium Valley" calcext:value-type="string">
            <text:p>Radium Valley</text:p>
          </table:table-cell>
          <table:table-cell table:style-name="ce55" office:value-type="string" calcext:value-type="string">
            <text:p>radiumvalley@gmail.com</text:p>
          </table:table-cell>
          <table:table-cell table:style-name="ce47" office:value-type="string" calcext:value-type="string">
            <text:p>Limousin (Limoge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Metal Alternatif</text:p>
          </table:table-cell>
          <table:table-cell table:style-name="ce52" table:formula="of:=HYPERLINK(&quot;https://www.facebook.com/pg/thisisways/about/?ref=page_internal&quot;;&quot;Ways.&quot;)" office:value-type="string" office:string-value="Ways." calcext:value-type="string">
            <text:p>Ways.</text:p>
          </table:table-cell>
          <table:table-cell table:style-name="ce47" office:value-type="string" calcext:value-type="string">
            <text:p>Aftermath (Mars 2018)</text:p>
          </table:table-cell>
          <table:table-cell table:style-name="ce48" table:formula="of:=HYPERLINK(&quot; http://bit.ly/2pcq3re&quot;;&quot;Deezer&quot;)" office:value-type="string" office:string-value="Deezer" calcext:value-type="string">
            <text:p>Deezer</text:p>
          </table:table-cell>
          <table:table-cell table:style-name="ce52" table:formula="of:=HYPERLINK(&quot;https://waysofficiel.bandcamp.com/releases&quot;;&quot;Bandcamp&quot;)" office:value-type="string" office:string-value="Bandcamp" calcext:value-type="string">
            <text:p>Bandcamp</text:p>
          </table:table-cell>
          <table:table-cell table:style-name="ce52" table:formula="of:=HYPERLINK(&quot;https://www.youtube.com/channel/UC4-c9Yfoh4TkHI7YW5oSy_g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52" table:formula="of:=HYPERLINK(&quot;https://www.youtube.com/watch?v=GY9nC6tISwY&quot;;&quot;Ways. - Death Row&quot;)" office:value-type="string" office:string-value="Ways. - Death Row" calcext:value-type="string">
            <text:p>Ways. - Death Row</text:p>
          </table:table-cell>
          <table:table-cell table:style-name="ce48" table:formula="of:=HYPERLINK(&quot;https://youtu.be/Sn_oeD5OFaA&quot;;&quot;With Love&quot;)" office:value-type="string" office:string-value="With Love" calcext:value-type="string">
            <text:p>With Love</text:p>
          </table:table-cell>
          <table:table-cell table:style-name="ce73" table:formula="of:=HYPERLINK(&quot;https://www.facebook.com/pg/thisisways/about/?ref=page_internal&quot;;&quot;Ways.&quot;)" office:value-type="string" office:string-value="Ways." calcext:value-type="string">
            <text:p>Ways.</text:p>
          </table:table-cell>
          <table:table-cell table:style-name="ce55" office:value-type="string" calcext:value-type="string">
            <text:p>waysofficiel@gmail.com</text:p>
          </table:table-cell>
          <table:table-cell table:style-name="ce47" office:value-type="string" calcext:value-type="string">
            <text:p>Ile de France (Paris)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Electro Metal</text:p>
          </table:table-cell>
          <table:table-cell table:style-name="ce48" table:formula="of:=HYPERLINK(&quot;http://kameraobscura.info/&quot;;&quot;Kamera Obscura&quot;)" office:value-type="string" office:string-value="Kamera Obscura" calcext:value-type="string">
            <text:p>Kamera Obscura</text:p>
          </table:table-cell>
          <table:table-cell table:style-name="ce82" office:value-type="string" calcext:value-type="string">
            <text:p>‘The Final Cut’ (janvier 2018)</text:p>
          </table:table-cell>
          <table:table-cell table:style-name="ce51"/>
          <table:table-cell table:style-name="ce48" table:formula="of:=HYPERLINK(&quot;https://kameraobscura.bandcamp.com/al...&quot;;&quot;Bandcamp&quot;)" office:value-type="string" office:string-value="Bandcamp" calcext:value-type="string">
            <text:p>Bandcamp</text:p>
          </table:table-cell>
          <table:table-cell table:style-name="ce48" table:formula="of:=HYPERLINK(&quot;https://www.youtube.com/channel/UClTrFgft1RSsJgg1YUBuDKA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TC3IofFXbSc&quot;;&quot;The Final Cut (FULL ALBUM)&quot;)" office:value-type="string" office:string-value="The Final Cut (FULL ALBUM)" calcext:value-type="string">
            <text:p>The Final Cut (FULL ALBUM)</text:p>
          </table:table-cell>
          <table:table-cell table:style-name="ce48" table:formula="of:=HYPERLINK(&quot;https://youtu.be/25FH1duQ_00&quot;;&quot;Antichrist (OFFICIAL VIDEO)&quot;)" office:value-type="string" office:string-value="Antichrist (OFFICIAL VIDEO)" calcext:value-type="string">
            <text:p>Antichrist (OFFICIAL VIDEO)</text:p>
          </table:table-cell>
          <table:table-cell table:style-name="ce65" table:formula="of:=HYPERLINK(&quot;http://kameraobscura.info/&quot;;&quot;Kamera Obscura&quot;)" office:value-type="string" office:string-value="Kamera Obscura" calcext:value-type="string">
            <text:p>Kamera Obscura</text:p>
          </table:table-cell>
          <table:table-cell table:style-name="ce61" office:value-type="string" calcext:value-type="string">
            <text:p><text:a xlink:href="mailto:contact.kameraobscura@gmail.com?__xts__=" xlink:type="simple">contact.kameraobscura@gmail.com</text:a></text:p>
          </table:table-cell>
          <table:table-cell table:style-name="ce50" office:value-type="string" calcext:value-type="string">
            <text:p>K.O Castle - Franc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Electro Metal</text:p>
          </table:table-cell>
          <table:table-cell table:style-name="ce48" table:formula="of:=HYPERLINK(&quot;https://www.facebook.com/shaarghot/&quot;;&quot;Shaârghot&quot;)" office:value-type="string" office:string-value="Shaârghot" calcext:value-type="string">
            <text:p>Shaârghot</text:p>
          </table:table-cell>
          <table:table-cell table:style-name="ce47" office:value-type="string" calcext:value-type="string">
            <text:p>Mars 2018 EP " Break Your Body "</text:p>
          </table:table-cell>
          <table:table-cell table:style-name="ce48" table:formula="of:=HYPERLINK(&quot;https://soundcloud.com/sha-rghot &quot;;&quot;Soundcloud&quot;)" office:value-type="string" office:string-value="Soundcloud" calcext:value-type="string">
            <text:p>Soundcloud</text:p>
          </table:table-cell>
          <table:table-cell table:style-name="ce48" table:formula="of:=HYPERLINK(&quot;http://shaarghot.bigcartel.com/&quot;;&quot;Bigcartel&quot;)" office:value-type="string" office:string-value="Bigcartel" calcext:value-type="string">
            <text:p>Bigcartel</text:p>
          </table:table-cell>
          <table:table-cell table:style-name="ce52" table:formula="of:=HYPERLINK(&quot;https://www.youtube.com/channel/UCoNxJTk1tc12iN2ADTy7ZdQ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p3l8A_i_pK0&quot;;&quot;SHAÂRGHOT - Break Your Body&quot;)" office:value-type="string" office:string-value="SHAÂRGHOT - Break Your Body" calcext:value-type="string">
            <text:p>SHAÂRGHOT - Break Your Body</text:p>
          </table:table-cell>
          <table:table-cell table:style-name="ce48" table:formula="of:=HYPERLINK(&quot;https://youtu.be/8iPD-85zoH4&quot;;&quot;Kill Your God - Live Elysée Montmartre&quot;)" office:value-type="string" office:string-value="Kill Your God - Live Elysée Montmartre" calcext:value-type="string">
            <text:p>Kill Your God - Live Elysée Montmartre</text:p>
          </table:table-cell>
          <table:table-cell table:style-name="ce65" table:formula="of:=HYPERLINK(&quot;https://www.facebook.com/shaarghot/&quot;;&quot;Shaârghot&quot;)" office:value-type="string" office:string-value="Shaârghot" calcext:value-type="string">
            <text:p>Shaârghot</text:p>
          </table:table-cell>
          <table:table-cell table:style-name="ce61"/>
          <table:table-cell table:style-name="ce47" office:value-type="string" calcext:value-type="string">
            <text:p>Ile de france</text:p>
          </table:table-cell>
          <table:table-cell table:style-name="ce51" table:number-columns-repeated="1012"/>
        </table:table-row>
        <table:table-row table:style-name="ro1">
          <table:table-cell table:style-name="ce47" office:value-type="string" calcext:value-type="string">
            <text:p>Electro Rock Alternatif</text:p>
          </table:table-cell>
          <table:table-cell table:style-name="ce48" office:value-type="string" calcext:value-type="string">
            <text:p><text:a xlink:href="https://www.facebook.com/initialdatamusic/" xlink:type="simple">Initial Data</text:a></text:p>
          </table:table-cell>
          <table:table-cell table:style-name="ce47" office:value-type="string" calcext:value-type="string">
            <text:p>Projet de clip avec don Nov 2018 "Superhero"</text:p>
          </table:table-cell>
          <table:table-cell table:style-name="ce48" table:formula="of:=HYPERLINK(&quot;https://twitter.com/Initial_Data&quot;;&quot;Twitter&quot;)" office:value-type="string" office:string-value="Twitter" calcext:value-type="string">
            <text:p>Twitter</text:p>
          </table:table-cell>
          <table:table-cell table:style-name="ce48" table:formula="of:=HYPERLINK(&quot;https://www.initialdatamusic.com/&quot;;&quot;Website&quot;)" office:value-type="string" office:string-value="Website" calcext:value-type="string">
            <text:p>Website</text:p>
          </table:table-cell>
          <table:table-cell table:style-name="ce48" table:formula="of:=HYPERLINK(&quot;https://www.youtube.com/channel/UCf5RbeJ7rp5QSN4l356HHJQ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-50Bjeu8RC4&quot;;&quot;Roadrunner (Acoustique version 2018&quot;)" office:value-type="string" office:string-value="Roadrunner (Acoustique version 2018" calcext:value-type="string">
            <text:p>Roadrunner (Acoustique version 2018</text:p>
          </table:table-cell>
          <table:table-cell table:style-name="ce48" table:formula="of:=HYPERLINK(&quot;https://youtu.be/e2OQa7xf1yQ&quot;;&quot;SUPERHERO&quot;)" office:value-type="string" office:string-value="SUPERHERO" calcext:value-type="string">
            <text:p>SUPERHERO</text:p>
          </table:table-cell>
          <table:table-cell table:style-name="ce65" office:value-type="string" calcext:value-type="string">
            <text:p><text:a xlink:href="https://www.facebook.com/initialdatamusic/" xlink:type="simple">Initial Data</text:a></text:p>
          </table:table-cell>
          <table:table-cell table:style-name="ce47" office:value-type="string" calcext:value-type="string">
            <text:p>initialdataofficiel@gmail.com</text:p>
          </table:table-cell>
          <table:table-cell table:style-name="ce50" office:value-type="string" calcext:value-type="string">
            <text:p>Nouvelle Aquitaine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Metal - Trap - Hip Hop - Rock</text:p>
          </table:table-cell>
          <table:table-cell table:style-name="ce48" office:value-type="string" calcext:value-type="string">
            <text:p><text:a xlink:href="https://www.facebook.com/wildmightyfreaksofficial/" xlink:type="simple">Wild Mighty Freaks</text:a></text:p>
          </table:table-cell>
          <table:table-cell table:style-name="ce47" office:value-type="string" calcext:value-type="string">
            <text:p>Clip " Okay (The Blue Freestyle)" Juin 2018</text:p>
          </table:table-cell>
          <table:table-cell table:style-name="ce48" table:formula="of:=HYPERLINK(&quot;https://twitter.com/WMFreaks&quot;;&quot;Twitter&quot;)" office:value-type="string" office:string-value="Twitter" calcext:value-type="string">
            <text:p>Twitter</text:p>
          </table:table-cell>
          <table:table-cell table:style-name="ce48" table:formula="of:=HYPERLINK(&quot;http://instagram.com/wildmightyfreaks&quot;;&quot;Instagram&quot;)" office:value-type="string" office:string-value="Instagram" calcext:value-type="string">
            <text:p>Instagram</text:p>
          </table:table-cell>
          <table:table-cell table:style-name="ce48" table:formula="of:=HYPERLINK(&quot;https://www.youtube.com/channel/UCfytbrC2xNh3NNkTUXb-MVA&quot;;&quot;youtube&quot;)" office:value-type="string" office:string-value="youtube" calcext:value-type="string">
            <text:p>youtube</text:p>
          </table:table-cell>
          <table:table-cell table:style-name="ce50" office:value-type="string" calcext:value-type="string">
            <text:p>Indépendant</text:p>
          </table:table-cell>
          <table:table-cell table:style-name="ce48" table:formula="of:=HYPERLINK(&quot;https://youtu.be/pmdHjbvHkBc&quot;;&quot;Okay (The Blue Freestyle)&quot;)" office:value-type="string" office:string-value="Okay (The Blue Freestyle)" calcext:value-type="string">
            <text:p>Okay (The Blue Freestyle)</text:p>
          </table:table-cell>
          <table:table-cell table:style-name="ce48" table:formula="of:=HYPERLINK(&quot;https://youtu.be/NC_sGD4lIY8&quot;;&quot;The Green Freestyle&quot;)" office:value-type="string" office:string-value="The Green Freestyle" calcext:value-type="string">
            <text:p>The Green Freestyle</text:p>
          </table:table-cell>
          <table:table-cell table:style-name="ce65" table:formula="of:=HYPERLINK(&quot;https://www.facebook.com/wildmightyfreaksofficial/&quot;;&quot;Wild Mighty Freaks&quot;)" office:value-type="string" office:string-value="Wild Mighty Freaks" calcext:value-type="string">
            <text:p>Wild Mighty Freaks</text:p>
          </table:table-cell>
          <table:table-cell table:style-name="ce47" office:value-type="string" calcext:value-type="string">
            <text:p>ayite@bemavocorp.com</text:p>
          </table:table-cell>
          <table:table-cell table:style-name="ce47" office:value-type="string" calcext:value-type="string">
            <text:p>France</text:p>
          </table:table-cell>
          <table:table-cell table:style-name="ce50" office:value-type="string" calcext:value-type="string">
            <text:p>06 78 26 12 04</text:p>
          </table:table-cell>
          <table:table-cell table:style-name="ce51" table:number-columns-repeated="1011"/>
        </table:table-row>
        <table:table-row table:style-name="ro1">
          <table:table-cell table:style-name="ce50" office:value-type="string" calcext:value-type="string">
            <text:p>Rapcore/Nu metal/Deathcore</text:p>
          </table:table-cell>
          <table:table-cell table:style-name="ce48" office:value-type="string" calcext:value-type="string">
            <text:p><text:a xlink:href="https://www.facebook.com/shc.officiel/" xlink:type="simple">Smash Hit Combo</text:a></text:p>
          </table:table-cell>
          <table:table-cell table:style-name="ce47" office:value-type="string" calcext:value-type="string">
            <text:p>Dernier clip Sept 2018 -THE LEGEND OF ZELDA</text:p>
          </table:table-cell>
          <table:table-cell table:style-name="ce48" table:formula="of:=HYPERLINK(&quot;http://smarturl.it/Playmore&quot;;&quot;Playmore&quot;)" office:value-type="string" office:string-value="Playmore" calcext:value-type="string">
            <text:p>Playmore</text:p>
          </table:table-cell>
          <table:table-cell table:style-name="ce48" table:formula="of:=HYPERLINK(&quot;http://smarturl.it/SHCplanB&quot;;&quot;Plan B&quot;)" office:value-type="string" office:string-value="Plan B" calcext:value-type="string">
            <text:p>Plan B</text:p>
          </table:table-cell>
          <table:table-cell table:style-name="ce48" table:formula="of:=HYPERLINK(&quot;https://www.youtube.com/channel/UCnhQLlMDfg8BgJJEqWuNGYw&quot;;&quot;youtube&quot;)" office:value-type="string" office:string-value="youtube" calcext:value-type="string">
            <text:p>youtube</text:p>
          </table:table-cell>
          <table:table-cell table:style-name="ce63" table:formula="of:=HYPERLINK(&quot;https://www.darktunes.com&quot;;&quot;darkTunes Music Group (world wide)&quot;)" office:value-type="string" office:string-value="darkTunes Music Group (world wide)" calcext:value-type="string">
            <text:p>darkTunes Music Group (world wide)</text:p>
          </table:table-cell>
          <table:table-cell table:style-name="ce48" table:formula="of:=HYPERLINK(&quot;https://youtu.be/i8sV9ziiK-Q&quot;;&quot;THE LEGEND OF ZELDA&quot;)" office:value-type="string" office:string-value="THE LEGEND OF ZELDA" calcext:value-type="string">
            <text:p>THE LEGEND OF ZELDA</text:p>
          </table:table-cell>
          <table:table-cell table:style-name="ce48" table:formula="of:=HYPERLINK(&quot;https://youtu.be/-KQlMg0bFHw&quot;;&quot;Game Over&quot;)" office:value-type="string" office:string-value="Game Over" calcext:value-type="string">
            <text:p>Game Over</text:p>
          </table:table-cell>
          <table:table-cell table:style-name="ce65" office:value-type="string" calcext:value-type="string">
            <text:p><text:a xlink:href="https://www.facebook.com/shc.officiel/" xlink:type="simple">Smash Hit Combo</text:a></text:p>
          </table:table-cell>
          <table:table-cell table:style-name="ce47" office:value-type="string" calcext:value-type="string">
            <text:p>smashhitcombo@gmail.com</text:p>
          </table:table-cell>
          <table:table-cell table:style-name="ce50" office:value-type="string" calcext:value-type="string">
            <text:p>Mulhouse (68)</text:p>
          </table:table-cell>
          <table:table-cell table:style-name="ce51" table:number-columns-repeated="1012"/>
        </table:table-row>
        <table:table-row table:style-name="ro1">
          <table:table-cell table:style-name="ce50" office:value-type="string" calcext:value-type="string">
            <text:p>NU METAL</text:p>
          </table:table-cell>
          <table:table-cell table:style-name="ce48" office:value-type="string" calcext:value-type="string">
            <text:p><text:a xlink:href="https://www.facebook.com/monsutaband/" xlink:type="simple">MONSUTĀ</text:a></text:p>
          </table:table-cell>
          <table:table-cell table:style-name="ce47" office:value-type="string" calcext:value-type="string">
            <text:p>Nouveau Clip Oct 2018 "Sad Habits"</text:p>
          </table:table-cell>
          <table:table-cell table:style-name="ce48" table:formula="of:=HYPERLINK(&quot;https://twitter.com/monsutaband&quot;;&quot;Twitter&quot;)" office:value-type="string" office:string-value="Twitter" calcext:value-type="string">
            <text:p>Twitter</text:p>
          </table:table-cell>
          <table:table-cell table:style-name="ce48" table:formula="of:=HYPERLINK(&quot;https://soundcloud.com/monsutaband&quot;;&quot;Soundcloud&quot;)" office:value-type="string" office:string-value="Soundcloud" calcext:value-type="string">
            <text:p>Soundcloud</text:p>
          </table:table-cell>
          <table:table-cell table:style-name="ce48" table:formula="of:=HYPERLINK(&quot;https://www.youtube.com/channel/UC-bC4Da5AJ95qyeCRGIoKBg&quot;;&quot;youtube&quot;)" office:value-type="string" office:string-value="youtube" calcext:value-type="string">
            <text:p>youtube</text:p>
          </table:table-cell>
          <table:table-cell table:style-name="ce51"/>
          <table:table-cell table:style-name="ce48" table:formula="of:=HYPERLINK(&quot;https://youtu.be/Nogu09E1WJE&quot;;&quot;Sad Habits&quot;)" office:value-type="string" office:string-value="Sad Habits" calcext:value-type="string">
            <text:p>Sad Habits</text:p>
          </table:table-cell>
          <table:table-cell table:style-name="ce48" table:formula="of:=HYPERLINK(&quot;https://youtu.be/HZr0FPNR5j0&quot;;&quot;Numb Again&quot;)" office:value-type="string" office:string-value="Numb Again" calcext:value-type="string">
            <text:p>Numb Again</text:p>
          </table:table-cell>
          <table:table-cell table:style-name="ce65" office:value-type="string" calcext:value-type="string">
            <text:p><text:a xlink:href="https://www.facebook.com/monsutaband/" xlink:type="simple">MONSUTĀ</text:a></text:p>
          </table:table-cell>
          <table:table-cell table:style-name="ce47" office:value-type="string" calcext:value-type="string">
            <text:p>contact@monsuta.fr</text:p>
          </table:table-cell>
          <table:table-cell table:style-name="ce50" office:value-type="string" calcext:value-type="string">
            <text:p>Cornier (FR) / Genève (CH)</text:p>
          </table:table-cell>
          <table:table-cell table:style-name="ce51" table:number-columns-repeated="1012"/>
        </table:table-row>
        <table:table-row table:style-name="ro5">
          <table:table-cell table:style-name="ce55" office:value-type="string" calcext:value-type="string">
            <text:p>Metal / Rock / Electro</text:p>
          </table:table-cell>
          <table:table-cell table:style-name="ce48" office:value-type="string" calcext:value-type="string">
            <text:p><text:a xlink:href="https://www.facebook.com/masshysteriaofficiel/" xlink:type="simple">Mass Hysteria</text:a></text:p>
          </table:table-cell>
          <table:table-cell table:style-name="ce47" office:value-type="string" calcext:value-type="string">
            <text:p>Nouvel Album "Maniac" 26 Oct 2018</text:p>
          </table:table-cell>
          <table:table-cell table:style-name="ce48" table:formula="of:=HYPERLINK(&quot;https://www.deezer.com/fr/album/76395472?app_id=140685&quot;;&quot;Deezer&quot;)" office:value-type="string" office:string-value="Deezer" calcext:value-type="string">
            <text:p>Deezer</text:p>
          </table:table-cell>
          <table:table-cell table:style-name="ce48" table:formula="of:=HYPERLINK(&quot;https://open.spotify.com/album/0UHnWtRu6EFUUm31UjCaLk&quot;;&quot;Spotify&quot;)" office:value-type="string" office:string-value="Spotify" calcext:value-type="string">
            <text:p>Spotify</text:p>
          </table:table-cell>
          <table:table-cell table:style-name="ce48" table:formula="of:=HYPERLINK(&quot;https://www.youtube.com/results?search_query=mass+hysteria+official&quot;;&quot;youtube&quot;)" office:value-type="string" office:string-value="youtube" calcext:value-type="string">
            <text:p>youtube</text:p>
          </table:table-cell>
          <table:table-cell table:style-name="ce63" table:formula="of:=HYPERLINK(&quot;https://verygroup.fr/verycords/&quot;;&quot;VERYCORDS&quot;)" office:value-type="string" office:string-value="VERYCORDS" calcext:value-type="string">
            <text:p>VERYCORDS</text:p>
          </table:table-cell>
          <table:table-cell table:style-name="ce48" table:formula="of:=HYPERLINK(&quot;https://youtu.be/p6uRIfs0JOk?list=PLyseo58Sy9AyGYQzCpCobkK-Ol4Q7mj9j&quot;;&quot;Maniac&quot;)" office:value-type="string" office:string-value="Maniac" calcext:value-type="string">
            <text:p>Maniac</text:p>
          </table:table-cell>
          <table:table-cell table:style-name="ce48" table:formula="of:=HYPERLINK(&quot;https://youtu.be/p6uRIfs0JOk?list=RDp6uRIfs0JOk&quot;;&quot;Reprendre mes esprits&quot;)" office:value-type="string" office:string-value="Reprendre mes esprits" calcext:value-type="string">
            <text:p>Reprendre mes esprits</text:p>
          </table:table-cell>
          <table:table-cell table:style-name="ce65" office:value-type="string" calcext:value-type="string">
            <text:p><text:a xlink:href="https://www.facebook.com/masshysteriaofficiel/" xlink:type="simple">Mass Hysteria</text:a></text:p>
          </table:table-cell>
          <table:table-cell table:style-name="ce55" office:value-type="string" calcext:value-type="string">
            <text:p>sabrina.cohenaiello@verycords.fr</text:p>
          </table:table-cell>
          <table:table-cell table:style-name="ce47" office:value-type="string" calcext:value-type="string">
            <text:p>Paris</text:p>
          </table:table-cell>
          <table:table-cell table:style-name="ce51" table:number-columns-repeated="1012"/>
        </table:table-row>
        <table:table-row table:style-name="ro1" table:number-rows-repeated="2">
          <table:table-cell table:style-name="ce51" table:number-columns-repeated="9"/>
          <table:table-cell table:style-name="ce83"/>
          <table:table-cell table:style-name="ce51" table:number-columns-repeated="1014"/>
        </table:table-row>
        <table:table-row table:style-name="ro1" table:number-rows-repeated="819">
          <table:table-cell table:number-columns-repeated="1024"/>
        </table:table-row>
        <table:table-row table:style-name="ro9" table:number-rows-repeated="10475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_2018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4" table:number-columns-repeated="1005" table:default-cell-style-name="ce1"/>
        <table:table-column table:style-name="co11" table:default-cell-style-name="ce1"/>
        <table:table-row table:style-name="ro1">
          <table:table-cell/>
          <table:table-cell table:style-name="ce4" office:value-type="string" calcext:value-type="string">
            <text:p>Horodateur</text:p>
          </table:table-cell>
          <table:table-cell table:style-name="ce4" office:value-type="string" calcext:value-type="string">
            <text:p>Question sans titr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oncerts promu</text:p>
          </table:table-cell>
          <table:table-cell table:style-name="ce6" office:value-type="string" calcext:value-type="string">
            <text:p>JANVIER</text:p>
          </table:table-cell>
          <table:table-cell table:style-name="ce6" office:value-type="string" calcext:value-type="string">
            <text:p>FEVRIER</text:p>
          </table:table-cell>
          <table:table-cell table:style-name="ce6" office:value-type="string" calcext:value-type="string">
            <text:p>MARS</text:p>
          </table:table-cell>
          <table:table-cell table:style-name="ce6" office:value-type="string" calcext:value-type="string">
            <text:p>AVRIL</text:p>
          </table:table-cell>
          <table:table-cell table:style-name="ce6" office:value-type="string" calcext:value-type="string">
            <text:p>MAI</text:p>
          </table:table-cell>
          <table:table-cell table:style-name="ce6" office:value-type="string" calcext:value-type="string">
            <text:p>JUIN</text:p>
          </table:table-cell>
          <table:table-cell table:style-name="ce6" office:value-type="string" calcext:value-type="string">
            <text:p>JUILLET</text:p>
          </table:table-cell>
          <table:table-cell table:style-name="ce6" office:value-type="string" calcext:value-type="string">
            <text:p>AOUT</text:p>
          </table:table-cell>
          <table:table-cell table:style-name="ce6" office:value-type="string" calcext:value-type="string">
            <text:p>SEPTEMBRE</text:p>
          </table:table-cell>
          <table:table-cell table:style-name="ce6" office:value-type="string" calcext:value-type="string">
            <text:p>OCTOBRE</text:p>
          </table:table-cell>
          <table:table-cell table:style-name="ce6" office:value-type="string" calcext:value-type="string">
            <text:p>NOVEMBRE</text:p>
          </table:table-cell>
          <table:table-cell table:style-name="ce6" office:value-type="string" calcext:value-type="string">
            <text:p>DECEMBRE</text:p>
          </table:table-cell>
          <table:table-cell table:style-name="ce7" office:value-type="string" calcext:value-type="string">
            <text:p>Total région</text:p>
          </table:table-cell>
          <table:table-cell table:style-name="ce3" office:value-type="string" calcext:value-type="string">
            <text:p>Classement région P</text:p>
          </table:table-cell>
          <table:table-cell/>
          <table:table-cell table:style-name="ce8" office:value-type="string" calcext:value-type="string">
            <text:p>TOTAL</text:p>
          </table:table-cell>
          <table:table-cell table:style-name="ce3" office:value-type="string" calcext:value-type="string">
            <text:p><text:s/>Classement région total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LSAC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9" table:formula="of:=SUM([.B3:.M3])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string" calcext:value-type="string">
            <text:p>ALSACE</text:p>
          </table:table-cell>
          <table:table-cell table:style-name="ce11" table:formula="of:=SUM([.N3]+[.N30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AQUITAIN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3" table:formula="of:=SUM([.B4:.M4])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string" calcext:value-type="string">
            <text:p>AQUITAINE</text:p>
          </table:table-cell>
          <table:table-cell table:style-name="ce11" table:formula="of:=SUM([.N4]+[.N31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AUVERGN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3" table:formula="of:=SUM([.B5:.M5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AUVERGNE</text:p>
          </table:table-cell>
          <table:table-cell table:style-name="ce11" table:formula="of:=SUM([.N5]+[.N32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BOURGOGN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3" table:formula="of:=SUM([.B6:.M6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BOURGOGNE</text:p>
          </table:table-cell>
          <table:table-cell table:style-name="ce11" table:formula="of:=SUM([.N6]+[.N33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BRETAGN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7:.M7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BRETAGNE</text:p>
          </table:table-cell>
          <table:table-cell table:style-name="ce11" table:formula="of:=SUM([.N7]+[.N34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CENTRE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SUM([.B8:.M8])" office:value-type="float" office:value="6" calcext:value-type="float">
            <text:p>6</text:p>
          </table:table-cell>
          <table:table-cell table:style-name="ce12"/>
          <table:table-cell table:style-name="ce2" office:value-type="string" calcext:value-type="string">
            <text:p>CENTRE</text:p>
          </table:table-cell>
          <table:table-cell table:style-name="ce11" table:formula="of:=SUM([.N8]+[.N35])" office:value-type="float" office:value="6" calcext:value-type="float">
            <text:p>6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CHAMPAGNE <text:s/>ARDENNES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9:.M9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CHAMPAGNE <text:s/>ARDENNES</text:p>
          </table:table-cell>
          <table:table-cell table:style-name="ce11" table:formula="of:=SUM([.N9]+[.N36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FRANCHE COMT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10:.M10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FRANCHE COMTE</text:p>
          </table:table-cell>
          <table:table-cell table:style-name="ce11" table:formula="of:=SUM([.N10]+[.N37])" office:value-type="float" office:value="6" calcext:value-type="float">
            <text:p>6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LANGUEDOC ROUSILLON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11:.M11])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string" calcext:value-type="string">
            <text:p>LANGUEDOC ROUSILLON</text:p>
          </table:table-cell>
          <table:table-cell table:style-name="ce11" table:formula="of:=SUM([.N11]+[.N38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LIMOUSIN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12:.M12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LIMOUSIN</text:p>
          </table:table-cell>
          <table:table-cell table:style-name="ce11" table:formula="of:=SUM([.N12]+[.N39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LORRAINE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4" table:formula="of:=SUM([.B13:.M13])" office:value-type="float" office:value="6" calcext:value-type="float">
            <text:p>6</text:p>
          </table:table-cell>
          <table:table-cell table:style-name="ce12"/>
          <table:table-cell table:style-name="ce2" office:value-type="string" calcext:value-type="string">
            <text:p>LORRAINE</text:p>
          </table:table-cell>
          <table:table-cell table:style-name="ce11" table:formula="of:=SUM([.N13]+[.N40])" office:value-type="float" office:value="6" calcext:value-type="float">
            <text:p>6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MIDI PYRENEES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14:.M14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MIDI PYRENEES</text:p>
          </table:table-cell>
          <table:table-cell table:style-name="ce11" table:formula="of:=SUM([.N14]+[.N41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NORD PAS DE CALAIS PICARD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15:.M15])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string" calcext:value-type="string">
            <text:p>NORD PAS DE CALAIS PICARD</text:p>
          </table:table-cell>
          <table:table-cell table:style-name="ce11" table:formula="of:=SUM([.N15]+[.N42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NORMANDI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16:.M16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NORMANDIE</text:p>
          </table:table-cell>
          <table:table-cell table:style-name="ce11" table:formula="of:=SUM([.N16]+[.N43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PARIS IDF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17:.M17])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string" calcext:value-type="string">
            <text:p>PARIS IDF</text:p>
          </table:table-cell>
          <table:table-cell table:style-name="ce11" table:formula="of:=SUM([.N17]+[.N44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PAYS DE LA LOIR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18:.M18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PAYS DE LA LOIRE</text:p>
          </table:table-cell>
          <table:table-cell table:style-name="ce11" table:formula="of:=SUM([.N18]+[.N45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POITOU CHARENTES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19:.M19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POITOU CHARENTES</text:p>
          </table:table-cell>
          <table:table-cell table:style-name="ce11" table:formula="of:=SUM([.N19]+[.N46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PACA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20:.M20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PACA</text:p>
          </table:table-cell>
          <table:table-cell table:style-name="ce11" table:formula="of:=SUM([.N20]+[.N47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2" office:value-type="string" calcext:value-type="string">
            <text:p>RHONES ALPES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21:.M21])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string" calcext:value-type="string">
            <text:p>RHONES ALPES</text:p>
          </table:table-cell>
          <table:table-cell table:style-name="ce11" table:formula="of:=SUM([.N21]+[.N48])" office:value-type="float" office:value="0" calcext:value-type="float">
            <text:p>0</text:p>
          </table:table-cell>
          <table:table-cell table:style-name="ce12"/>
          <table:table-cell table:number-columns-repeated="1006"/>
        </table:table-row>
        <table:table-row table:style-name="ro1">
          <table:table-cell table:style-name="ce5"/>
          <table:table-cell table:style-name="ce15" table:number-columns-repeated="12"/>
          <table:table-cell table:style-name="ce16"/>
          <table:table-cell table:number-columns-repeated="1010"/>
        </table:table-row>
        <table:table-row table:style-name="ro1">
          <table:table-cell table:style-name="ce17" office:value-type="string" calcext:value-type="string">
            <text:p>Total promu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formula="of:=SUM([.E3:.E21])" office:value-type="float" office:value="6" calcext:value-type="float">
            <text:p>6</text:p>
          </table:table-cell>
          <table:table-cell table:style-name="ce18" table:formula="of:=SUM([.F3:.F21])" office:value-type="float" office:value="0" calcext:value-type="float">
            <text:p>0</text:p>
          </table:table-cell>
          <table:table-cell table:style-name="ce18" table:formula="of:=SUM([.G3:.G21])" office:value-type="float" office:value="0" calcext:value-type="float">
            <text:p>0</text:p>
          </table:table-cell>
          <table:table-cell table:style-name="ce18" table:formula="of:=SUM([.H3:.H21])" office:value-type="float" office:value="0" calcext:value-type="float">
            <text:p>0</text:p>
          </table:table-cell>
          <table:table-cell table:style-name="ce18" table:formula="of:=SUM([.I3:.I21])" office:value-type="float" office:value="0" calcext:value-type="float">
            <text:p>0</text:p>
          </table:table-cell>
          <table:table-cell table:style-name="ce18" table:formula="of:=SUM([.J3:.J21])" office:value-type="float" office:value="0" calcext:value-type="float">
            <text:p>0</text:p>
          </table:table-cell>
          <table:table-cell table:style-name="ce18" table:formula="of:=SUM([.K3:.K21])" office:value-type="float" office:value="0" calcext:value-type="float">
            <text:p>0</text:p>
          </table:table-cell>
          <table:table-cell table:style-name="ce18" table:formula="of:=SUM([.L3:.L21])" office:value-type="float" office:value="6" calcext:value-type="float">
            <text:p>6</text:p>
          </table:table-cell>
          <table:table-cell table:style-name="ce18" table:formula="of:=SUM([.M3:.M21])" office:value-type="float" office:value="0" calcext:value-type="float">
            <text:p>0</text:p>
          </table:table-cell>
          <table:table-cell table:style-name="ce19" table:formula="of:=SUM([.B23:.M23])" office:value-type="float" office:value="12" calcext:value-type="float">
            <text:p>12</text:p>
          </table:table-cell>
          <table:table-cell table:style-name="ce4" table:formula="of:=SUM([.N3:.N21]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lassement <text:s/>moi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/>
          <table:table-cell table:number-columns-repeated="2"/>
          <table:table-cell table:style-name="ce16"/>
          <table:table-cell table:number-columns-repeated="1007"/>
        </table:table-row>
        <table:table-row table:style-name="ro1">
          <table:table-cell table:style-name="ce8" office:value-type="string" calcext:value-type="string">
            <text:p>Total 2019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1" table:formula="of:=SUM([.E23]+[.E27])" office:value-type="float" office:value="6" calcext:value-type="float">
            <text:p>6</text:p>
          </table:table-cell>
          <table:table-cell table:style-name="ce11" table:formula="of:=SUM([.F23]+[.F27])" office:value-type="float" office:value="0" calcext:value-type="float">
            <text:p>0</text:p>
          </table:table-cell>
          <table:table-cell table:style-name="ce11" table:formula="of:=SUM([.G23]+[.G27])" office:value-type="float" office:value="0" calcext:value-type="float">
            <text:p>0</text:p>
          </table:table-cell>
          <table:table-cell table:style-name="ce11" table:formula="of:=SUM([.H23]+[.H27])" office:value-type="float" office:value="0" calcext:value-type="float">
            <text:p>0</text:p>
          </table:table-cell>
          <table:table-cell table:style-name="ce11" table:formula="of:=SUM([.I23]+[.I27])" office:value-type="float" office:value="0" calcext:value-type="float">
            <text:p>0</text:p>
          </table:table-cell>
          <table:table-cell table:style-name="ce11" table:formula="of:=SUM([.J23]+[.J27])" office:value-type="float" office:value="0" calcext:value-type="float">
            <text:p>0</text:p>
          </table:table-cell>
          <table:table-cell table:style-name="ce11" table:formula="of:=SUM([.K23]+[.K27])" office:value-type="float" office:value="0" calcext:value-type="float">
            <text:p>0</text:p>
          </table:table-cell>
          <table:table-cell table:style-name="ce11" table:formula="of:=SUM([.L23]+[.L27])" office:value-type="float" office:value="12" calcext:value-type="float">
            <text:p>12</text:p>
          </table:table-cell>
          <table:table-cell table:style-name="ce11" table:formula="of:=SUM([.M23]+[.M27])" office:value-type="float" office:value="0" calcext:value-type="float">
            <text:p>0</text:p>
          </table:table-cell>
          <table:table-cell table:style-name="ce21" table:formula="of:=SUM([.N23]+[.N27])" office:value-type="float" office:value="18" calcext:value-type="float">
            <text:p>18</text:p>
          </table:table-cell>
          <table:table-cell table:formula="of:=SUM([.B25:.M25])" office:value-type="float" office:value="18" calcext:value-type="float">
            <text:p>18</text:p>
          </table:table-cell>
          <table:table-cell/>
          <table:table-cell table:style-name="ce21" table:formula="of:=SUM([.Q3:.Q21])" office:value-type="float" office:value="18" calcext:value-type="float">
            <text:p>18</text:p>
          </table:table-cell>
          <table:table-cell table:style-name="ce4" office:value-type="string" calcext:value-type="string">
            <text:p><text:s/>dont 563 concerts partenaire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Classement mois</text:p>
          </table:table-cell>
          <table:table-cell table:style-name="ce10"/>
          <table:table-cell table:style-name="ce12" table:number-columns-repeated="11"/>
          <table:table-cell table:style-name="ce16"/>
          <table:table-cell table:number-columns-repeated="1010"/>
        </table:table-row>
        <table:table-row table:style-name="ro1">
          <table:table-cell table:style-name="ce17" office:value-type="string" calcext:value-type="string">
            <text:p>Total non promu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2" table:formula="of:=SUM([.E30:.E48])" office:value-type="float" office:value="0" calcext:value-type="float">
            <text:p>0</text:p>
          </table:table-cell>
          <table:table-cell table:style-name="ce22" table:formula="of:=SUM([.F30:.F48])" office:value-type="float" office:value="0" calcext:value-type="float">
            <text:p>0</text:p>
          </table:table-cell>
          <table:table-cell table:style-name="ce22" table:formula="of:=SUM([.G30:.G48])" office:value-type="float" office:value="0" calcext:value-type="float">
            <text:p>0</text:p>
          </table:table-cell>
          <table:table-cell table:style-name="ce22" table:formula="of:=SUM([.H30:.H48])" office:value-type="float" office:value="0" calcext:value-type="float">
            <text:p>0</text:p>
          </table:table-cell>
          <table:table-cell table:style-name="ce22" table:formula="of:=SUM([.I30:.I48])" office:value-type="float" office:value="0" calcext:value-type="float">
            <text:p>0</text:p>
          </table:table-cell>
          <table:table-cell table:style-name="ce22" table:formula="of:=SUM([.J30:.J48])" office:value-type="float" office:value="0" calcext:value-type="float">
            <text:p>0</text:p>
          </table:table-cell>
          <table:table-cell table:style-name="ce22" table:formula="of:=SUM([.K30:.K48])" office:value-type="float" office:value="0" calcext:value-type="float">
            <text:p>0</text:p>
          </table:table-cell>
          <table:table-cell table:style-name="ce22" table:formula="of:=SUM([.L30:.L48])" office:value-type="float" office:value="6" calcext:value-type="float">
            <text:p>6</text:p>
          </table:table-cell>
          <table:table-cell table:style-name="ce22" table:formula="of:=SUM([.M30:.M48])" office:value-type="float" office:value="0" calcext:value-type="float">
            <text:p>0</text:p>
          </table:table-cell>
          <table:table-cell table:style-name="ce23" table:formula="of:=SUM([.B27:.M27])" office:value-type="float" office:value="6" calcext:value-type="float">
            <text:p>6</text:p>
          </table:table-cell>
          <table:table-cell table:formula="of:=SUM([.N30:.N48]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4" office:value-type="string" calcext:value-type="string">
            <text:p>concerts non promu</text:p>
          </table:table-cell>
          <table:table-cell table:style-name="ce24" office:value-type="string" calcext:value-type="string">
            <text:p>JANVIER</text:p>
          </table:table-cell>
          <table:table-cell table:style-name="ce24" office:value-type="string" calcext:value-type="string">
            <text:p>FEVRIER</text:p>
          </table:table-cell>
          <table:table-cell table:style-name="ce24" office:value-type="string" calcext:value-type="string">
            <text:p>MARS</text:p>
          </table:table-cell>
          <table:table-cell table:style-name="ce24" office:value-type="string" calcext:value-type="string">
            <text:p>AVRIL</text:p>
          </table:table-cell>
          <table:table-cell table:style-name="ce24" office:value-type="string" calcext:value-type="string">
            <text:p>MAI</text:p>
          </table:table-cell>
          <table:table-cell table:style-name="ce24" office:value-type="string" calcext:value-type="string">
            <text:p>JUIN</text:p>
          </table:table-cell>
          <table:table-cell table:style-name="ce24" office:value-type="string" calcext:value-type="string">
            <text:p>JUILLET</text:p>
          </table:table-cell>
          <table:table-cell table:style-name="ce24" office:value-type="string" calcext:value-type="string">
            <text:p>AOUT</text:p>
          </table:table-cell>
          <table:table-cell table:style-name="ce24" office:value-type="string" calcext:value-type="string">
            <text:p>SEPTEMBRE</text:p>
          </table:table-cell>
          <table:table-cell table:style-name="ce24" office:value-type="string" calcext:value-type="string">
            <text:p>OCTOBRE</text:p>
          </table:table-cell>
          <table:table-cell table:style-name="ce24" office:value-type="string" calcext:value-type="string">
            <text:p>NOVEMBRE</text:p>
          </table:table-cell>
          <table:table-cell table:style-name="ce24" office:value-type="string" calcext:value-type="string">
            <text:p>DECEMBRE</text:p>
          </table:table-cell>
          <table:table-cell table:style-name="ce7" office:value-type="string" calcext:value-type="string">
            <text:p>Total région</text:p>
          </table:table-cell>
          <table:table-cell table:style-name="ce3" office:value-type="string" calcext:value-type="string">
            <text:p>Classement région NP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SAC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30:.M30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ALSAC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QUITAIN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31:.M31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AQUITAIN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UVERGN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32:.M32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AUVERGN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OURGOGN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33:.M33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BOURGOGN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RETAGN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34:.M34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BRETAGN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ENTR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35:.M35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CENTR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HAMPAGNE <text:s/>ARDENNES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36:.M36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CHAMPAGNE <text:s/>ARDENNE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FRANCHE COMTE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SUM([.B37:.M37])" office:value-type="float" office:value="6" calcext:value-type="float">
            <text:p>6</text:p>
          </table:table-cell>
          <table:table-cell table:style-name="ce12"/>
          <table:table-cell table:style-name="ce2" office:value-type="string" calcext:value-type="string">
            <text:p>FRANCHE COMT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ANGUEDOC ROUSILLON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38:.M38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LANGUEDOC ROUSILLO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IMOUSIN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39:.M39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LIMOUSI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ORRAIN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40:.M40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LORRAIN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IDI PYRENEES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41:.M41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MIDI PYRENEE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ORD PAS DE CALAIS PICARD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42:.M42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NORD PAS DE CALAIS PICAR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ORMANDI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43:.M43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NORMANDI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PARIS IDF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44:.M44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PARIS IDF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PAYS DE LA LOIRE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45:.M45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PAYS DE LA LOIR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POITOU CHARENTES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46:.M46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POITOU CHARENTE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PACA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47:.M47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PAC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HONES ALPES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4" table:formula="of:=SUM([.B48:.M48])" office:value-type="float" office:value="0" calcext:value-type="float">
            <text:p>0</text:p>
          </table:table-cell>
          <table:table-cell table:style-name="ce12"/>
          <table:table-cell table:style-name="ce2" office:value-type="string" calcext:value-type="string">
            <text:p>RHONES ALPES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YLE" table:style-name="ta1">
        <table:table-column table:style-name="co28" table:default-cell-style-name="ce1"/>
        <table:table-column table:style-name="co29" table:default-cell-style-name="ce1"/>
        <table:table-column table:style-name="co4" table:number-columns-repeated="1021" table:default-cell-style-name="ce1"/>
        <table:table-column table:style-name="co11" table:default-cell-style-name="ce1"/>
        <table:table-row table:style-name="ro1">
          <table:table-cell table:style-name="ce25" office:value-type="string" calcext:value-type="string">
            <text:p>STYLE MUSICALE <text:s/>METAL <text:s/>sur SPIRIT OF METAL</text:p>
          </table:table-cell>
          <table:table-cell table:style-name="ce3" office:value-type="string" calcext:value-type="string">
            <text:p>STYLE MUSICALE <text:s/>ROCK sur SPIRIT OF ROCK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Ambient-l-fr.html" xlink:type="simple">Black Ambient</text:a></text:p>
          </table:table-cell>
          <table:table-cell table:style-name="ce27" office:value-type="string" calcext:value-type="string">
            <text:p><text:a xlink:href="https://www.spirit-of-rock.com/fr/style/Blues_Rock" xlink:type="simple">Blues 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Atmospherique-l-fr.html" xlink:type="simple">Black Atmosphérique</text:a></text:p>
          </table:table-cell>
          <table:table-cell table:style-name="ce28" office:value-type="string" calcext:value-type="string">
            <text:p><text:a xlink:href="https://www.spirit-of-rock.com/fr/style/Britpop" xlink:type="simple">Britpop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Avantgardiste-l-fr.html" xlink:type="simple">Black Avantgardiste</text:a></text:p>
          </table:table-cell>
          <table:table-cell table:style-name="ce28" office:value-type="string" calcext:value-type="string">
            <text:p><text:a xlink:href="https://www.spirit-of-rock.com/fr/style/Country_Rock" xlink:type="simple">Country 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Brutal-l-fr.html" xlink:type="simple">Black Brutal</text:a></text:p>
          </table:table-cell>
          <table:table-cell table:style-name="ce28" office:value-type="string" calcext:value-type="string">
            <text:p><text:a xlink:href="https://www.spirit-of-rock.com/fr/style/Darkwave" xlink:type="simple">Darkwave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Death-l-fr.html" xlink:type="simple">Black Death</text:a></text:p>
          </table:table-cell>
          <table:table-cell table:style-name="ce28" office:value-type="string" calcext:value-type="string">
            <text:p><text:a xlink:href="https://www.spirit-of-rock.com/fr/style/Emo" xlink:type="simple">Emo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Death_Brutal-l-fr.html" xlink:type="simple">Black Death Brutal</text:a></text:p>
          </table:table-cell>
          <table:table-cell table:style-name="ce28" office:value-type="string" calcext:value-type="string">
            <text:p><text:a xlink:href="https://www.spirit-of-rock.com/fr/style/Prog_Folk" xlink:type="simple">Folk Progressif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Death_Melodique-l-fr.html" xlink:type="simple">Black Death Mélodique</text:a></text:p>
          </table:table-cell>
          <table:table-cell table:style-name="ce28" office:value-type="string" calcext:value-type="string">
            <text:p><text:a xlink:href="https://www.spirit-of-rock.com/fr/style/Folk_Rock" xlink:type="simple">Folk 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Death_Symphonique-l-fr.html" xlink:type="simple">Black Death Symphonique</text:a></text:p>
          </table:table-cell>
          <table:table-cell table:style-name="ce28" office:value-type="string" calcext:value-type="string">
            <text:p><text:a xlink:href="https://www.spirit-of-rock.com/fr/style/Garage_Rock" xlink:type="simple">Garage 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Doom-l-fr.html" xlink:type="simple">Black Doom</text:a></text:p>
          </table:table-cell>
          <table:table-cell table:style-name="ce28" office:value-type="string" calcext:value-type="string">
            <text:p><text:a xlink:href="https://www.spirit-of-rock.com/fr/style/Glam_Punk" xlink:type="simple">Glam Pun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Electro-l-fr.html" xlink:type="simple">Black Electro</text:a></text:p>
          </table:table-cell>
          <table:table-cell table:style-name="ce28" office:value-type="string" calcext:value-type="string">
            <text:p><text:a xlink:href="https://www.spirit-of-rock.com/fr/style/Glam_Rock" xlink:type="simple">Glam 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Epique-l-fr.html" xlink:type="simple">Black Epique</text:a></text:p>
          </table:table-cell>
          <table:table-cell table:style-name="ce28" office:value-type="string" calcext:value-type="string">
            <text:p><text:a xlink:href="https://www.spirit-of-rock.com/fr/style/Grunge" xlink:type="simple">Grunge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Folklorique-l-fr.html" xlink:type="simple">Black Folklorique</text:a></text:p>
          </table:table-cell>
          <table:table-cell table:style-name="ce28" office:value-type="string" calcext:value-type="string">
            <text:p><text:a xlink:href="https://www.spirit-of-rock.com/fr/style/Hard-Rock" xlink:type="simple">Hard-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Gothique-l-fr.html" xlink:type="simple">Black Gothique</text:a></text:p>
          </table:table-cell>
          <table:table-cell table:style-name="ce28" office:value-type="string" calcext:value-type="string">
            <text:p><text:a xlink:href="https://www.spirit-of-rock.com/fr/style/Horror_Punk" xlink:type="simple">Horror Pun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Gothique-l-fr.html" xlink:type="simple">Black Gothique</text:a></text:p>
          </table:table-cell>
          <table:table-cell table:style-name="ce28" office:value-type="string" calcext:value-type="string">
            <text:p><text:a xlink:href="https://www.spirit-of-rock.com/fr/style/Jazz_Rock" xlink:type="simple">Jazz 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Industriel-l-fr.html" xlink:type="simple">Black Industriel</text:a></text:p>
          </table:table-cell>
          <table:table-cell table:style-name="ce28" office:value-type="string" calcext:value-type="string">
            <text:p><text:a xlink:href="https://www.spirit-of-rock.com/fr/style/Krautrock" xlink:type="simple">Kraut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Melodique-l-fr.html" xlink:type="simple">Black Mélodique</text:a></text:p>
          </table:table-cell>
          <table:table-cell table:style-name="ce28" office:value-type="string" calcext:value-type="string">
            <text:p><text:a xlink:href="https://www.spirit-of-rock.com/fr/style/Neo_Folk" xlink:type="simple">Neo Fol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Metal-l-fr.html" xlink:type="simple">Black Metal</text:a></text:p>
          </table:table-cell>
          <table:table-cell table:style-name="ce28" office:value-type="string" calcext:value-type="string">
            <text:p><text:a xlink:href="https://www.spirit-of-rock.com/fr/style/Neo_Prog" xlink:type="simple">Néo Prog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Pagan-l-fr.html" xlink:type="simple">Black Pagan</text:a></text:p>
          </table:table-cell>
          <table:table-cell table:style-name="ce28" office:value-type="string" calcext:value-type="string">
            <text:p><text:a xlink:href="https://www.spirit-of-rock.com/fr/style/New-Wave" xlink:type="simple">New-Wave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Progressif-l-fr.html" xlink:type="simple">Black Progressif</text:a></text:p>
          </table:table-cell>
          <table:table-cell table:style-name="ce28" office:value-type="string" calcext:value-type="string">
            <text:p><text:a xlink:href="https://www.spirit-of-rock.com/fr/style/Noise_Rock" xlink:type="simple">Noise 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Symphonique-l-fr.html" xlink:type="simple">Black Symphonique</text:a></text:p>
          </table:table-cell>
          <table:table-cell table:style-name="ce28" office:value-type="string" calcext:value-type="string">
            <text:p><text:a xlink:href="https://www.spirit-of-rock.com/fr/style/Pop_Rock" xlink:type="simple">Pop 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Thrash-l-fr.html" xlink:type="simple">Black Thrash</text:a></text:p>
          </table:table-cell>
          <table:table-cell table:style-name="ce28" office:value-type="string" calcext:value-type="string">
            <text:p><text:a xlink:href="https://www.spirit-of-rock.com/fr/style/Post-punk" xlink:type="simple">Post-pun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Black_Viking-l-fr.html" xlink:type="simple">Black Viking</text:a></text:p>
          </table:table-cell>
          <table:table-cell table:style-name="ce28" office:value-type="string" calcext:value-type="string">
            <text:p><text:a xlink:href="https://www.spirit-of-rock.com/fr/style/Post-Rock" xlink:type="simple">Post-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Crossover-l-fr.html" xlink:type="simple">Crossover</text:a></text:p>
          </table:table-cell>
          <table:table-cell table:style-name="ce28" office:value-type="string" calcext:value-type="string">
            <text:p><text:a xlink:href="https://www.spirit-of-rock.com/fr/style/Symphonic_Prog" xlink:type="simple">Progressif Symphonique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Crust-l-fr.html" xlink:type="simple">Crust</text:a></text:p>
          </table:table-cell>
          <table:table-cell table:style-name="ce28" office:value-type="string" calcext:value-type="string">
            <text:p><text:a xlink:href="https://www.spirit-of-rock.com/fr/style/Psychobilly" xlink:type="simple">Psychobilly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Cyber_Metal-l-fr.html" xlink:type="simple">Cyber Metal</text:a></text:p>
          </table:table-cell>
          <table:table-cell table:style-name="ce28" office:value-type="string" calcext:value-type="string">
            <text:p><text:a xlink:href="https://www.spirit-of-rock.com/fr/style/Folk_Punk" xlink:type="simple">Punk Fol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ark_Ambient-l-fr.html" xlink:type="simple">Dark Ambient</text:a></text:p>
          </table:table-cell>
          <table:table-cell table:style-name="ce28" office:value-type="string" calcext:value-type="string">
            <text:p><text:a xlink:href="https://www.spirit-of-rock.com/fr/style/Punk-Rock" xlink:type="simple">Punk-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ark_Black-l-fr.html" xlink:type="simple">Dark Black</text:a></text:p>
          </table:table-cell>
          <table:table-cell table:style-name="ce28" office:value-type="string" calcext:value-type="string">
            <text:p><text:a xlink:href="https://www.spirit-of-rock.com/fr/style/Punkcore" xlink:type="simple">Punkcore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ark_Death-l-fr.html" xlink:type="simple">Dark Death</text:a></text:p>
          </table:table-cell>
          <table:table-cell table:style-name="ce28" office:value-type="string" calcext:value-type="string">
            <text:p><text:a xlink:href="https://www.spirit-of-rock.com/fr/style/Rock" xlink:type="simple">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ark_Gothique-l-fr.html" xlink:type="simple">Dark Gothique</text:a></text:p>
          </table:table-cell>
          <table:table-cell table:style-name="ce28" office:value-type="string" calcext:value-type="string">
            <text:p><text:a xlink:href="https://www.spirit-of-rock.com/fr/style/Alternativ_Rock" xlink:type="simple">Rock Alternatif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ark_Metal-l-fr.html" xlink:type="simple">Dark Metal</text:a></text:p>
          </table:table-cell>
          <table:table-cell table:style-name="ce28" office:value-type="string" calcext:value-type="string">
            <text:p>Rock Electronique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ark_Symphonique-l-fr.html" xlink:type="simple">Dark Symphonique</text:a></text:p>
          </table:table-cell>
          <table:table-cell table:style-name="ce28" office:value-type="string" calcext:value-type="string">
            <text:p><text:a xlink:href="https://www.spirit-of-rock.com/fr/style/Experimental_Rock" xlink:type="simple">Rock Expérimental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Alternatif-l-fr.html" xlink:type="simple">Death Alternatif</text:a></text:p>
          </table:table-cell>
          <table:table-cell table:style-name="ce28" office:value-type="string" calcext:value-type="string">
            <text:p><text:a xlink:href="https://www.spirit-of-rock.com/fr/style/Rock_Fusion" xlink:type="simple">Rock Fusion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Atmospherique-l-fr.html" xlink:type="simple">Death Atmosphérique</text:a></text:p>
          </table:table-cell>
          <table:table-cell table:style-name="ce28" office:value-type="string" calcext:value-type="string">
            <text:p><text:a xlink:href="https://www.spirit-of-rock.com/fr/style/Gothic_Rock" xlink:type="simple">Rock Gothique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Black-l-fr.html" xlink:type="simple">Death Black</text:a></text:p>
          </table:table-cell>
          <table:table-cell table:style-name="ce28" office:value-type="string" calcext:value-type="string">
            <text:p><text:a xlink:href="https://www.spirit-of-rock.com/fr/style/Indie_Rock" xlink:type="simple">Rock indépendant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Black_Melodique-l-fr.html" xlink:type="simple">Death Black Mélodique</text:a></text:p>
          </table:table-cell>
          <table:table-cell table:style-name="ce28" office:value-type="string" calcext:value-type="string">
            <text:p><text:a xlink:href="https://www.spirit-of-rock.com/fr/style/Melodique_Rock" xlink:type="simple">Rock Mélodique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Brutal-l-fr.html" xlink:type="simple">Death Brutal</text:a></text:p>
          </table:table-cell>
          <table:table-cell table:style-name="ce28" office:value-type="string" calcext:value-type="string">
            <text:p><text:a xlink:href="https://www.spirit-of-rock.com/fr/style/Progressive_Rock" xlink:type="simple">Rock Progressif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Gothique-l-fr.html" xlink:type="simple">Death Gothique</text:a></text:p>
          </table:table-cell>
          <table:table-cell table:style-name="ce28" office:value-type="string" calcext:value-type="string">
            <text:p><text:a xlink:href="https://www.spirit-of-rock.com/fr/style/Psychedelic_Rock" xlink:type="simple">Rock Psychédélique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Gothique-l-fr.html" xlink:type="simple">Death Gothique</text:a></text:p>
          </table:table-cell>
          <table:table-cell table:style-name="ce28" office:value-type="string" calcext:value-type="string">
            <text:p><text:a xlink:href="https://www.spirit-of-rock.com/fr/style/Southern_Rock" xlink:type="simple">Rock Sudiste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Grind-l-fr.html" xlink:type="simple">Death Grind</text:a></text:p>
          </table:table-cell>
          <table:table-cell table:style-name="ce28" office:value-type="string" calcext:value-type="string">
            <text:p><text:a xlink:href="https://www.spirit-of-rock.com/fr/style/Rock'n'Roll" xlink:type="simple">Rock'n'Roll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Industriel-l-fr.html" xlink:type="simple">Death Industriel</text:a></text:p>
          </table:table-cell>
          <table:table-cell table:style-name="ce28" office:value-type="string" calcext:value-type="string">
            <text:p><text:a xlink:href="https://www.spirit-of-rock.com/fr/style/Rockabilly" xlink:type="simple">Rockabilly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Melodique-l-fr.html" xlink:type="simple">Death Mélodique</text:a></text:p>
          </table:table-cell>
          <table:table-cell table:style-name="ce28" office:value-type="string" calcext:value-type="string">
            <text:p><text:a xlink:href="https://www.spirit-of-rock.com/fr/style/Ska_Rock" xlink:type="simple">Ska 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Metal-l-fr.html" xlink:type="simple">Death Metal</text:a></text:p>
          </table:table-cell>
          <table:table-cell table:style-name="ce28" office:value-type="string" calcext:value-type="string">
            <text:p><text:a xlink:href="https://www.spirit-of-rock.com/fr/style/Ska-Punk" xlink:type="simple">Ska-Pun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Progressif-l-fr.html" xlink:type="simple">Death Progressif</text:a></text:p>
          </table:table-cell>
          <table:table-cell table:style-name="ce28" office:value-type="string" calcext:value-type="string">
            <text:p><text:a xlink:href="https://www.spirit-of-rock.com/fr/style/Space_Rock" xlink:type="simple">Space 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Symphonique-l-fr.html" xlink:type="simple">Death Symphonique</text:a></text:p>
          </table:table-cell>
          <table:table-cell table:style-name="ce28" office:value-type="string" calcext:value-type="string">
            <text:p><text:a xlink:href="https://www.spirit-of-rock.com/fr/style/Stoner_Rock" xlink:type="simple">Stoner 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Technique-l-fr.html" xlink:type="simple">Death Technique</text:a></text:p>
          </table:table-cell>
          <table:table-cell table:style-name="ce28" office:value-type="string" calcext:value-type="string">
            <text:p><text:a xlink:href="https://www.spirit-of-rock.com/fr/style/Street_Punk_-_Oi" xlink:type="simple">Street Punk - Oi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_Thrash-l-fr.html" xlink:type="simple">Death Thrash</text:a></text:p>
          </table:table-cell>
          <table:table-cell table:style-name="ce28" office:value-type="string" calcext:value-type="string">
            <text:p><text:a xlink:href="https://www.spirit-of-rock.com/fr/style/Surf_Rock" xlink:type="simple">Surf Rock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'n'Roll-l-fr.html" xlink:type="simple">Death'n'Roll</text:a></text:p>
          </table:table-cell>
          <table:table-cell table:style-name="ce28" office:value-type="string" calcext:value-type="string">
            <text:p><text:a xlink:href="https://www.spirit-of-rock.com/fr/style/Zeuhl" xlink:type="simple">Zeuhl</text:a>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eathcore-l-fr.html" xlink:type="simple">Deathcor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oom_Atmospherique-l-fr.html" xlink:type="simple">Doom Atmosphér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oom_Death-l-fr.html" xlink:type="simple">Doom Death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oom_Funeraire-l-fr.html" xlink:type="simple">Doom Funérair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oom_Gothique-l-fr.html" xlink:type="simple">Doom Goth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oom_Melodique-l-fr.html" xlink:type="simple">Doom Mélod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oom_Metal-l-fr.html" xlink:type="simple">Doom Me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oom_Sludge-l-fr.html" xlink:type="simple">Doom Sludg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Drone-l-fr.html" xlink:type="simple">Dron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Electro_Black-l-fr.html" xlink:type="simple">Electro Black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Electro_Gothique-l-fr.html" xlink:type="simple">Electro Goth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Electro_Grind-l-fr.html" xlink:type="simple">Electro Grind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Electro_Industriel-l-fr.html" xlink:type="simple">Electro Industrie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Electro_Metal-l-fr.html" xlink:type="simple">Electro Me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Emo_Metal-l-fr.html" xlink:type="simple">Emo Me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Folk_Death-l-fr.html" xlink:type="simple">Folk Death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Folk_Metal-l-fr.html" xlink:type="simple">Folk Me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Folk_Pagan-l-fr.html" xlink:type="simple">Folk Pagan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Fusion-l-fr.html" xlink:type="simple">Fusion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Glam_Rock-l-fr.html" xlink:type="simple">Glam Rock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Grind_Death-l-fr.html" xlink:type="simple">Grind Death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Grindcore-l-fr.html" xlink:type="simple">Grindcor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Grunge-l-fr.html" xlink:type="simple">Grung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Guitar_Hero-l-fr.html" xlink:type="simple">Guitar Hero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ard_FM-l-fr.html" xlink:type="simple">Hard FM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ard_Rock-l-fr.html" xlink:type="simple">Hard Rock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ardcore-l-fr.html" xlink:type="simple">Hardcor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ardcore_Noise-l-fr.html" xlink:type="simple">Hardcore Nois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eavy_Black-l-fr.html" xlink:type="simple">Heavy Black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eavy_Death-l-fr.html" xlink:type="simple">Heavy Death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eavy_Melodique-l-fr.html" xlink:type="simple">Heavy Mélod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eavy_Metal-l-fr.html" xlink:type="simple">Heavy Me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eavy_Progressif-l-fr.html" xlink:type="simple">Heavy Progressif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eavy_Rock-l-fr.html" xlink:type="simple">Heavy Rock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eavy_Speed-l-fr.html" xlink:type="simple">Heavy Speed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eavy_Symphonique-l-fr.html" xlink:type="simple">Heavy Symphon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Heavy_Thrash-l-fr.html" xlink:type="simple">Heavy Thrash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Jazz_Metal-l-fr.html" xlink:type="simple">Jazz Me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-l-fr.html" xlink:type="simple">Me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_Alternatif-l-fr.html" xlink:type="simple">Metal Alternatif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_Atmospherique-l-fr.html" xlink:type="simple">Metal Atmosphér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_Atmospherique_Gothique-l-fr.html" xlink:type="simple">Metal Atmosphérique Goth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_Experimental-l-fr.html" xlink:type="simple">Metal Expérimen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_Gothique-l-fr.html" xlink:type="simple">Metal Goth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_Industriel-l-fr.html" xlink:type="simple">Metal Industrie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_Industriel_Gothique-l-fr.html" xlink:type="simple">Metal Industriel Goth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_Melodique-l-fr.html" xlink:type="simple">Metal Mélod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_Moderne-l-fr.html" xlink:type="simple">Metal Modern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_Progressif-l-fr.html" xlink:type="simple">Metal Progressif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_Symphonique-l-fr.html" xlink:type="simple">Metal Symphon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Metalcore-l-fr.html" xlink:type="simple">Metalcor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Neo_Classique-l-fr.html" xlink:type="simple">Néo Class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Neo_Metal-l-fr.html" xlink:type="simple">Néo Me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Neo_Thrash-l-fr.html" xlink:type="simple">Neo Thrash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NWOBHM-l-fr.html" xlink:type="simple">NWOBHM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Porno_Gore_Grind-l-fr.html" xlink:type="simple">Porno Gore Grind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Post_Hardcore-l-fr.html" xlink:type="simple">Post Hardcor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Power_Melodique-l-fr.html" xlink:type="simple">Power Mélod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Power_Metal-l-fr.html" xlink:type="simple">Power Me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Power_Progressif-l-fr.html" xlink:type="simple">Power Progressif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Power_Symphonique-l-fr.html" xlink:type="simple">Power Symphon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Rock_Sudiste-l-fr.html" xlink:type="simple">Rock Sudist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Screamo-l-fr.html" xlink:type="simple">Screamo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Sludge_Atmospherique-l-fr.html" xlink:type="simple">Sludge Atmosphér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Sludge_Metal-l-fr.html" xlink:type="simple">Sludge Me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Speed_Metal-l-fr.html" xlink:type="simple">Speed Me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Speed_Thrash-l-fr.html" xlink:type="simple">Speed Thrash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Stoner-l-fr.html" xlink:type="simple">Stoner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Stoner_Doom-l-fr.html" xlink:type="simple">Stoner Doom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Thrash_Bay_Area-l-fr.html" xlink:type="simple">Thrash Bay Area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Thrash_Death-l-fr.html" xlink:type="simple">Thrash Death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Thrash_Deathcore-l-fr.html" xlink:type="simple">Thrash Deathcor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Thrash_Metal-l-fr.html" xlink:type="simple">Thrash Metal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Thrash_Technique-l-fr.html" xlink:type="simple">Thrash Technique</text:a>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a xlink:href="http://www.spirit-of-metal.com/liste_groupe-indexStyle-Unblack-l-fr.html" xlink:type="simple">Unblack</text:a></text:p>
          </table:table-cell>
          <table:table-cell table:number-columns-repeated="1023"/>
        </table:table-row>
        <table:table-row table:style-name="ro10">
          <table:table-cell table:style-name="ce29" office:value-type="string" calcext:value-type="string">
            <text:p><text:a xlink:href="http://www.spirit-of-metal.com/liste_groupe-indexStyle-Visual_Kei-l-fr.html" xlink:type="simple">Visual Kei</text:a></text:p>
          </table:table-cell>
          <table:table-cell table:number-columns-repeated="1023"/>
        </table:table-row>
        <table:table-row table:style-name="ro9" table:number-rows-repeated="104845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Inconsolata" svg:font-family="Inconsolata"/>
    <style:font-face style:name="Oswald" svg:font-family="Oswald"/>
    <style:font-face style:name="Verdana" svg:font-family="Verdan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GEN-011</meta:initial-creator>
    <meta:creation-date>2019-02-04T15:00:07Z</meta:creation-date>
    <dc:date>2019-02-05T16:11:55.549000000</dc:date>
    <meta:editing-duration>PT5H43M10S</meta:editing-duration>
    <meta:editing-cycles>2</meta:editing-cycles>
    <meta:document-statistic meta:table-count="3" meta:cell-count="2809" meta:object-count="0"/>
  </office:meta>
</office:document-meta>
</file>